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文鼎中楷" svg:font-family="文鼎中楷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33">
      <style:text-properties style:font-name="Times New Roman" style:font-name-asian="Times New Roman" style:font-name-complex="Times New Roman" fo:font-size="14pt" style:font-size-asian="14pt" style:font-size-complex="14pt"/>
    </style:style>
    <style:style style:name="ce3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/>
    <style:style style:name="ce5" style:family="table-cell" style:parent-style-name="_21315__20998__20301__91_0_93_" style:data-style-name="N33">
      <style:table-cell-properties style:cell-protect="none"/>
      <style:text-properties fo:color="#0000FF" style:font-name="Times New Roman" style:font-name-asian="Times New Roman" style:font-name-complex="Times New Roman"/>
    </style:style>
    <style:style style:name="ce6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7" style:family="table-cell" style:parent-style-name="_21315__20998__20301_" style:data-style-name="N49"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49">
      <style:text-properties style:font-name="Times New Roman" style:font-name-asian="Times New Roman" style:font-name-complex="Times New Roman"/>
    </style:style>
    <style:style style:name="ce9" style:family="table-cell" style:parent-style-name="Default" style:data-style-name="N49"/>
    <style:style style:name="ce10" style:family="table-cell" style:parent-style-name="_21315__20998__20301_" style:data-style-name="N49"/>
    <style:style style:name="ce11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14" style:family="table-cell" style:parent-style-name="_19968__33324__TA-B-M-O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ce15" style:family="table-cell" style:parent-style-name="_19968__33324___32080__23130_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0pt" style:font-size-asian="10pt" style:font-size-complex="10pt"/>
    </style:style>
    <style:style style:name="ce16" style:family="table-cell" style:parent-style-name="_19968__33324___27599__26376__36039__26009_991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" style:family="table-cell" style:parent-style-name="_19968__33324___27599__26376__36039__26009_991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8" style:family="table-cell" style:parent-style-name="_19968__33324___27599__26376__36039__26009_991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9" style:family="table-cell" style:parent-style-name="_19968__33324___27599__26376__36039__26009_991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" style:family="table-cell" style:parent-style-name="_19968__33324___27599__26376__36039__26009_991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1" style:family="table-cell" style:parent-style-name="_19968__33324___27599__26376__36039__26009_9912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_19968__33324___27599__26376__36039__26009_991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6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0pt" style:font-size-asian="10pt" style:font-size-complex="10pt"/>
    </style:style>
    <style:style style:name="ce2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0pt" style:font-size-asian="10pt" style:font-size-complex="10pt"/>
    </style:style>
    <style:style style:name="ce28" style:family="table-cell" style:parent-style-name="_19968__33324___27599__26376__36039__26009_9912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19968__33324___27599__26376__36039__26009_9912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_19968__33324___27599__26376__36039__26009_9912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45" style:family="table-cell" style:parent-style-name="_19968__33324___27599__26376__36039__26009_9912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cell-protect="protected" style:repeat-content="false"/>
      <style:paragraph-properties fo:text-align="center"/>
    </style:style>
    <style:style style:name="ce47" style:family="table-cell" style:parent-style-name="_19968__33324___27599__26376__36039__26009_9912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_19968__33324___27599__26376__36039__26009_9912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49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end" fo:margin-right="0cm"/>
    </style:style>
    <style:style style:name="ce50" style:family="table-cell" style:parent-style-name="_21315__20998__20301__91_0_93_" style:data-style-name="N33">
      <style:table-cell-properties style:vertical-align="top" style:cell-protect="non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1" style:family="table-cell" style:parent-style-name="Default" style:data-style-name="N0">
      <style:table-cell-properties style:vertical-align="automatic"/>
    </style:style>
    <style:style style:name="ce52" style:family="table-cell" style:parent-style-name="_19968__33324___27599__26376__36039__26009_991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53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54" style:family="table-cell" style:parent-style-name="_19968__33324___27599__26376__36039__26009_9912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33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56" style:family="table-cell" style:parent-style-name="_19968__33324___27599__26376__36039__26009_9912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57" style:family="table-cell" style:parent-style-name="_19968__33324___27599__26376__36039__26009_9912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58" style:family="table-cell" style:parent-style-name="_19968__33324___27599__26376__36039__26009_9912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59" style:family="table-cell" style:parent-style-name="_21315__20998__20301__91_0_93___32178__36335__38748__24907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_19968__33324___27599__26376__36039__26009_9912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19968__33324___27599__26376__36039__26009_9912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6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64" style:family="table-cell" style:parent-style-name="_19968__33324___27599__26376__36039__26009_9912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65" style:family="table-cell" style:parent-style-name="_19968__33324___27599__26376__36039__26009_9912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70" style:family="table-cell" style:parent-style-name="Default" style:data-style-name="N4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71" style:family="table-cell" style:parent-style-name="Default" style:data-style-name="N49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7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3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文鼎中楷" style:font-name-asian="文鼎中楷" style:font-name-complex="文鼎中楷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849056603774cm"/>
    </style:style>
    <style:style style:name="co2" style:family="table-column">
      <style:table-column-properties fo:break-before="auto" style:column-width="1.72528301886792cm"/>
    </style:style>
    <style:style style:name="co3" style:family="table-column">
      <style:table-column-properties fo:break-before="auto" style:column-width="2.42018867924528cm"/>
    </style:style>
    <style:style style:name="ro1" style:family="table-row">
      <style:table-row-properties style:row-height="27.7pt" style:use-optimal-row-height="false" fo:break-before="auto"/>
    </style:style>
    <style:style style:name="ro2" style:family="table-row">
      <style:table-row-properties style:row-height="25.15pt" style:use-optimal-row-height="false" fo:break-before="auto"/>
    </style:style>
    <style:style style:name="ro3" style:family="table-row">
      <style:table-row-properties style:row-height="23.1pt" style:use-optimal-row-height="fals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28.0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0.05pt" style:use-optimal-row-height="false" fo:break-before="auto"/>
    </style:style>
    <style:style style:name="ro8" style:family="table-row">
      <style:table-row-properties style:row-height="17pt" style:use-optimal-row-height="true" fo:break-before="auto"/>
    </style:style>
    <style:style style:name="ro9" style:family="table-row">
      <style:table-row-properties style:row-height="15.65pt" style:use-optimal-row-height="true" fo:break-before="auto"/>
    </style:style>
    <style:style style:name="ro10" style:family="table-row">
      <style:table-row-properties style:row-height="20.05pt" style:use-optimal-row-height="false" fo:break-before="auto"/>
    </style:style>
    <style:style style:name="ro11" style:family="table-row">
      <style:table-row-properties style:row-height="28.2pt" style:use-optimal-row-height="false" fo:break-before="auto"/>
    </style:style>
    <style:style style:name="ro12" style:family="table-row">
      <style:table-row-properties style:row-height="8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8" table:style-name="ta1">
        <table:table-column table:style-name="co1" table:number-columns-repeated="12" table:default-cell-style-name="ce16"/>
        <table:table-column table:style-name="co2" table:number-columns-repeated="16372" table:default-cell-style-name="ce16"/>
        <table:table-row table:style-name="ro1">
          <table:table-cell office:value-type="string" table:number-columns-spanned="12" table:number-rows-spanned="1" table:style-name="ce50">
            <text:p>各縣市年底三階段年齡人口數、百分比及其扶養比</text:p>
          </table:table-cell>
          <table:covered-table-cell table:number-columns-repeated="11"/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64" table:style-name="ce1"/>
        </table:table-row>
        <table:table-row table:style-name="ro2">
          <table:table-cell table:style-name="ce51"/>
          <table:table-cell table:style-name="ce52"/>
          <table:table-cell office:value-type="string" table:number-columns-spanned="8" table:number-rows-spanned="1" table:style-name="ce55">
            <text:p>中華民國108年底</text:p>
          </table:table-cell>
          <table:covered-table-cell table:number-columns-repeated="7"/>
          <table:table-cell table:style-name="ce53"/>
          <table:table-cell office:value-type="string" table:style-name="ce49">
            <text:p>單位：人；%</text:p>
          </table:table-cell>
          <table:table-cell table:style-name="ce5"/>
          <table:table-cell table:number-columns-repeated="2" table:style-name="ce6"/>
          <table:table-cell table:number-columns-repeated="5" table:style-name="ce4"/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2" table:style-name="ce46">
            <text:p>區<text:span text:style-name="T3"><text:s text:c="3"/></text:span>域<text:span text:style-name="T3"><text:s text:c="3"/></text:span>別</text:p>
          </table:table-cell>
          <table:table-cell office:value-type="string" table:number-columns-spanned="4" table:number-rows-spanned="1" table:style-name="ce73">
            <text:p>三　階　段　年　齡　人　口　數</text:p>
          </table:table-cell>
          <table:covered-table-cell table:number-columns-repeated="3"/>
          <table:table-cell office:value-type="string" table:number-columns-spanned="3" table:number-rows-spanned="1" table:style-name="ce72">
            <text:p>年<text:span text:style-name="T3"><text:s text:c="2"/></text:span>齡<text:span text:style-name="T3"><text:s text:c="2"/></text:span>分<text:span text:style-name="T3"><text:s text:c="2"/></text:span>配<text:span text:style-name="T3"><text:s text:c="2"/></text:span>百<text:span text:style-name="T3"><text:s text:c="2"/></text:span>分<text:span text:style-name="T3"><text:s text:c="2"/></text:span>比<text:span text:style-name="T3"><text:s/>(%)</text:span></text:p>
          </table:table-cell>
          <table:covered-table-cell table:number-columns-repeated="2"/>
          <table:table-cell office:value-type="string" table:number-columns-spanned="1" table:number-rows-spanned="2" table:style-name="ce72">
            <text:p>扶幼比</text:p>
          </table:table-cell>
          <table:table-cell office:value-type="string" table:number-columns-spanned="1" table:number-rows-spanned="2" table:style-name="ce72">
            <text:p>扶老比</text:p>
          </table:table-cell>
          <table:table-cell office:value-type="string" table:number-columns-spanned="1" table:number-rows-spanned="2" table:style-name="ce72">
            <text:p>扶養比</text:p>
          </table:table-cell>
          <table:table-cell office:value-type="string" table:number-columns-spanned="1" table:number-rows-spanned="2" table:style-name="ce41">
            <text:p>老化指數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44">
            <text:p>總計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covered-table-cell/>
          <table:covered-table-cell/>
          <table:covered-table-cell/>
          <table:covered-table-cell/>
          <table:table-cell table:number-columns-repeated="16372" table:style-name="ce17"/>
        </table:table-row>
        <table:table-row table:style-name="ro4">
          <table:table-cell office:value-type="string" table:style-name="ce43">
            <text:p>總　 　計</text:p>
          </table:table-cell>
          <table:table-cell office:value-type="float" office:value="23603121" table:style-name="ce47">
            <text:p>23,603,121</text:p>
          </table:table-cell>
          <table:table-cell office:value-type="float" office:value="3010351" table:style-name="ce47">
            <text:p>3,010,351</text:p>
          </table:table-cell>
          <table:table-cell office:value-type="float" office:value="16985643" table:style-name="ce47">
            <text:p>16,985,643</text:p>
          </table:table-cell>
          <table:table-cell office:value-type="float" office:value="3607127" table:style-name="ce47">
            <text:p>3,607,127</text:p>
          </table:table-cell>
          <table:table-cell office:value-type="float" office:value="12.754037908800282" table:formula="of:=[.C5]/[.$B5]*100" table:style-name="ce28">
            <text:p>12.75</text:p>
          </table:table-cell>
          <table:table-cell office:value-type="float" office:value="71.963546685203198" table:formula="of:=[.D5]/[.$B5]*100" table:style-name="ce28">
            <text:p>71.96</text:p>
          </table:table-cell>
          <table:table-cell office:value-type="float" office:value="15.282415405996522" table:formula="of:=[.E5]/[.$B5]*100" table:style-name="ce28">
            <text:p>15.28</text:p>
          </table:table-cell>
          <table:table-cell office:value-type="float" office:value="17.722914581449757" table:formula="of:=[.C5]/[.D5]*100" table:style-name="ce28">
            <text:p>17.72</text:p>
          </table:table-cell>
          <table:table-cell office:value-type="float" office:value="21.236328821935089" table:formula="of:=[.E5]/[.D5]*100" table:style-name="ce28">
            <text:p>21.24</text:p>
          </table:table-cell>
          <table:table-cell office:value-type="float" office:value="38.959243403384846" table:formula="of:=([.C5]+[.E5])/[.D5]*100" table:style-name="ce28">
            <text:p>38.96</text:p>
          </table:table-cell>
          <table:table-cell office:value-type="float" office:value="119.82413346483516" table:formula="of:=[.E5]/[.C5]*100" table:style-name="ce28">
            <text:p>119.82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25">
            <text:p>新 <text:s/>北 <text:s/>市</text:p>
          </table:table-cell>
          <table:table-cell office:value-type="float" office:value="4018696" table:style-name="ce47">
            <text:p>4,018,696</text:p>
          </table:table-cell>
          <table:table-cell office:value-type="float" office:value="486253" table:style-name="ce47">
            <text:p>486,253</text:p>
          </table:table-cell>
          <table:table-cell office:value-type="float" office:value="2953932" table:style-name="ce47">
            <text:p>2,953,932</text:p>
          </table:table-cell>
          <table:table-cell office:value-type="float" office:value="578511" table:style-name="ce47">
            <text:p>578,511</text:p>
          </table:table-cell>
          <table:table-cell office:value-type="float" office:value="12.099770671879636" table:formula="of:=[.C6]/[.$B6]*100" table:style-name="ce29">
            <text:p>12.10</text:p>
          </table:table-cell>
          <table:table-cell office:value-type="float" office:value="73.504738850612242" table:formula="of:=[.D6]/[.$B6]*100" table:style-name="ce29">
            <text:p>73.50</text:p>
          </table:table-cell>
          <table:table-cell office:value-type="float" office:value="14.395490477508128" table:formula="of:=[.E6]/[.$B6]*100" table:style-name="ce29">
            <text:p>14.40</text:p>
          </table:table-cell>
          <table:table-cell office:value-type="float" office:value="16.46121170020163" table:formula="of:=[.C6]/[.D6]*100" table:style-name="ce28">
            <text:p>16.46</text:p>
          </table:table-cell>
          <table:table-cell office:value-type="float" office:value="19.584438639752033" table:formula="of:=[.E6]/[.D6]*100" table:style-name="ce28">
            <text:p>19.58</text:p>
          </table:table-cell>
          <table:table-cell office:value-type="float" office:value="36.04565033995366" table:formula="of:=([.C6]+[.E6])/[.D6]*100" table:style-name="ce28">
            <text:p>36.05</text:p>
          </table:table-cell>
          <table:table-cell office:value-type="float" office:value="118.97325055063928" table:formula="of:=[.E6]/[.C6]*100" table:style-name="ce28">
            <text:p>118.97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北 <text:s/>市</text:p>
          </table:table-cell>
          <table:table-cell office:value-type="float" office:value="2645041" table:style-name="ce47">
            <text:p>2,645,041</text:p>
          </table:table-cell>
          <table:table-cell office:value-type="float" office:value="355500" table:style-name="ce47">
            <text:p>355,500</text:p>
          </table:table-cell>
          <table:table-cell office:value-type="float" office:value="1811597" table:style-name="ce47">
            <text:p>1,811,597</text:p>
          </table:table-cell>
          <table:table-cell office:value-type="float" office:value="477944" table:style-name="ce47">
            <text:p>477,944</text:p>
          </table:table-cell>
          <table:table-cell office:value-type="float" office:value="13.440245349694013" table:formula="of:=[.C7]/[.$B7]*100" table:style-name="ce29">
            <text:p>13.44</text:p>
          </table:table-cell>
          <table:table-cell office:value-type="float" office:value="68.490318297523558" table:formula="of:=[.D7]/[.$B7]*100" table:style-name="ce29">
            <text:p>68.49</text:p>
          </table:table-cell>
          <table:table-cell office:value-type="float" office:value="18.069436352782432" table:formula="of:=[.E7]/[.$B7]*100" table:style-name="ce29">
            <text:p>18.07</text:p>
          </table:table-cell>
          <table:table-cell office:value-type="float" office:value="19.623569701208382" table:formula="of:=[.C7]/[.D7]*100" table:style-name="ce28">
            <text:p>19.62</text:p>
          </table:table-cell>
          <table:table-cell office:value-type="float" office:value="26.382468065469304" table:formula="of:=[.E7]/[.D7]*100" table:style-name="ce28">
            <text:p>26.38</text:p>
          </table:table-cell>
          <table:table-cell office:value-type="float" office:value="46.006037766677686" table:formula="of:=([.C7]+[.E7])/[.D7]*100" table:style-name="ce28">
            <text:p>46.01</text:p>
          </table:table-cell>
          <table:table-cell office:value-type="float" office:value="134.44275668073135" table:formula="of:=[.E7]/[.C7]*100" table:style-name="ce28">
            <text:p>134.44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桃 <text:s/>園 <text:s/>市</text:p>
          </table:table-cell>
          <table:table-cell office:value-type="float" office:value="2249037" table:style-name="ce47">
            <text:p>2,249,037</text:p>
          </table:table-cell>
          <table:table-cell office:value-type="float" office:value="334572" table:style-name="ce47">
            <text:p>334,572</text:p>
          </table:table-cell>
          <table:table-cell office:value-type="float" office:value="1642117" table:style-name="ce47">
            <text:p>1,642,117</text:p>
          </table:table-cell>
          <table:table-cell office:value-type="float" office:value="272348" table:style-name="ce47">
            <text:p>272,348</text:p>
          </table:table-cell>
          <table:table-cell office:value-type="float" office:value="14.876233694687993" table:formula="of:=[.C8]/[.$B8]*100" table:style-name="ce29">
            <text:p>14.88</text:p>
          </table:table-cell>
          <table:table-cell office:value-type="float" office:value="73.014227867304982" table:formula="of:=[.D8]/[.$B8]*100" table:style-name="ce29">
            <text:p>73.01</text:p>
          </table:table-cell>
          <table:table-cell office:value-type="float" office:value="12.109538438007023" table:formula="of:=[.E8]/[.$B8]*100" table:style-name="ce29">
            <text:p>12.11</text:p>
          </table:table-cell>
          <table:table-cell office:value-type="float" office:value="20.374431298135274" table:formula="of:=[.C8]/[.D8]*100" table:style-name="ce28">
            <text:p>20.37</text:p>
          </table:table-cell>
          <table:table-cell office:value-type="float" office:value="16.585176330310205" table:formula="of:=[.E8]/[.D8]*100" table:style-name="ce28">
            <text:p>16.59</text:p>
          </table:table-cell>
          <table:table-cell office:value-type="float" office:value="36.959607628445482" table:formula="of:=([.C8]+[.E8])/[.D8]*100" table:style-name="ce28">
            <text:p>36.96</text:p>
          </table:table-cell>
          <table:table-cell office:value-type="float" office:value="81.401910500579845" table:formula="of:=[.E8]/[.C8]*100" table:style-name="ce28">
            <text:p>81.40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臺 <text:s/>中 <text:s/>市</text:p>
          </table:table-cell>
          <table:table-cell office:value-type="float" office:value="2815261" table:style-name="ce47">
            <text:p>2,815,261</text:p>
          </table:table-cell>
          <table:table-cell office:value-type="float" office:value="400574" table:style-name="ce47">
            <text:p>400,574</text:p>
          </table:table-cell>
          <table:table-cell office:value-type="float" office:value="2052438" table:style-name="ce47">
            <text:p>2,052,438</text:p>
          </table:table-cell>
          <table:table-cell office:value-type="float" office:value="362249" table:style-name="ce47">
            <text:p>362,249</text:p>
          </table:table-cell>
          <table:table-cell office:value-type="float" office:value="14.228662990749347" table:formula="of:=[.C9]/[.$B9]*100" table:style-name="ce29">
            <text:p>14.23</text:p>
          </table:table-cell>
          <table:table-cell office:value-type="float" office:value="72.904004282373819" table:formula="of:=[.D9]/[.$B9]*100" table:style-name="ce29">
            <text:p>72.90</text:p>
          </table:table-cell>
          <table:table-cell office:value-type="float" office:value="12.867332726876832" table:formula="of:=[.E9]/[.$B9]*100" table:style-name="ce29">
            <text:p>12.87</text:p>
          </table:table-cell>
          <table:table-cell office:value-type="float" office:value="19.516984191483495" table:formula="of:=[.C9]/[.D9]*100" table:style-name="ce28">
            <text:p>19.52</text:p>
          </table:table-cell>
          <table:table-cell office:value-type="float" office:value="17.649692706917332" table:formula="of:=[.E9]/[.D9]*100" table:style-name="ce28">
            <text:p>17.65</text:p>
          </table:table-cell>
          <table:table-cell office:value-type="float" office:value="37.16667689840083" table:formula="of:=([.C9]+[.E9])/[.D9]*100" table:style-name="ce28">
            <text:p>37.17</text:p>
          </table:table-cell>
          <table:table-cell office:value-type="float" office:value="90.432479392072366" table:formula="of:=[.E9]/[.C9]*100" table:style-name="ce28">
            <text:p>90.43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南 <text:s/>市</text:p>
          </table:table-cell>
          <table:table-cell office:value-type="float" office:value="1880906" table:style-name="ce47">
            <text:p>1,880,906</text:p>
          </table:table-cell>
          <table:table-cell office:value-type="float" office:value="227496" table:style-name="ce47">
            <text:p>227,496</text:p>
          </table:table-cell>
          <table:table-cell office:value-type="float" office:value="1357463" table:style-name="ce47">
            <text:p>1,357,463</text:p>
          </table:table-cell>
          <table:table-cell office:value-type="float" office:value="295947" table:style-name="ce47">
            <text:p>295,947</text:p>
          </table:table-cell>
          <table:table-cell office:value-type="float" office:value="12.095022292448427" table:formula="of:=[.C10]/[.$B10]*100" table:style-name="ce29">
            <text:p>12.10</text:p>
          </table:table-cell>
          <table:table-cell office:value-type="float" office:value="72.170698588871531" table:formula="of:=[.D10]/[.$B10]*100" table:style-name="ce29">
            <text:p>72.17</text:p>
          </table:table-cell>
          <table:table-cell office:value-type="float" office:value="15.734279118680039" table:formula="of:=[.E10]/[.$B10]*100" table:style-name="ce29">
            <text:p>15.73</text:p>
          </table:table-cell>
          <table:table-cell office:value-type="float" office:value="16.75890981927316" table:formula="of:=[.C10]/[.D10]*100" table:style-name="ce28">
            <text:p>16.76</text:p>
          </table:table-cell>
          <table:table-cell office:value-type="float" office:value="21.801478198669137" table:formula="of:=[.E10]/[.D10]*100" table:style-name="ce28">
            <text:p>21.80</text:p>
          </table:table-cell>
          <table:table-cell office:value-type="float" office:value="38.560388017942294" table:formula="of:=([.C10]+[.E10])/[.D10]*100" table:style-name="ce28">
            <text:p>38.56</text:p>
          </table:table-cell>
          <table:table-cell office:value-type="float" office:value="130.08888068361642" table:formula="of:=[.E10]/[.C10]*100" table:style-name="ce28">
            <text:p>130.0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高 <text:s/>雄 <text:s/>市</text:p>
          </table:table-cell>
          <table:table-cell office:value-type="float" office:value="2773198" table:style-name="ce47">
            <text:p>2,773,198</text:p>
          </table:table-cell>
          <table:table-cell office:value-type="float" office:value="328427" table:style-name="ce47">
            <text:p>328,427</text:p>
          </table:table-cell>
          <table:table-cell office:value-type="float" office:value="2006319" table:style-name="ce47">
            <text:p>2,006,319</text:p>
          </table:table-cell>
          <table:table-cell office:value-type="float" office:value="438452" table:style-name="ce47">
            <text:p>438,452</text:p>
          </table:table-cell>
          <table:table-cell office:value-type="float" office:value="11.842897622167619" table:formula="of:=[.C11]/[.$B11]*100" table:style-name="ce29">
            <text:p>11.84</text:p>
          </table:table-cell>
          <table:table-cell office:value-type="float" office:value="72.34676355601006" table:formula="of:=[.D11]/[.$B11]*100" table:style-name="ce29">
            <text:p>72.35</text:p>
          </table:table-cell>
          <table:table-cell office:value-type="float" office:value="15.810338821822315" table:formula="of:=[.E11]/[.$B11]*100" table:style-name="ce29">
            <text:p>15.81</text:p>
          </table:table-cell>
          <table:table-cell office:value-type="float" office:value="16.369630153529922" table:formula="of:=[.C11]/[.D11]*100" table:style-name="ce28">
            <text:p>16.37</text:p>
          </table:table-cell>
          <table:table-cell office:value-type="float" office:value="21.853553697094029" table:formula="of:=[.E11]/[.D11]*100" table:style-name="ce28">
            <text:p>21.85</text:p>
          </table:table-cell>
          <table:table-cell office:value-type="float" office:value="38.223183850623954" table:formula="of:=([.C11]+[.E11])/[.D11]*100" table:style-name="ce28">
            <text:p>38.22</text:p>
          </table:table-cell>
          <table:table-cell office:value-type="float" office:value="133.50059526165631" table:formula="of:=[.E11]/[.C11]*100" table:style-name="ce28">
            <text:p>133.50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臺 <text:s/>灣 <text:s/>省</text:p>
          </table:table-cell>
          <table:table-cell office:value-type="float" office:value="7067708" table:style-name="ce47">
            <text:p>7,067,708</text:p>
          </table:table-cell>
          <table:table-cell office:value-type="float" office:value="863131" table:style-name="ce47">
            <text:p>863,131</text:p>
          </table:table-cell>
          <table:table-cell office:value-type="float" office:value="5043626" table:style-name="ce47">
            <text:p>5,043,626</text:p>
          </table:table-cell>
          <table:table-cell office:value-type="float" office:value="1160951" table:style-name="ce47">
            <text:p>1,160,951</text:p>
          </table:table-cell>
          <table:table-cell office:value-type="float" office:value="12.212318335732036" table:formula="of:=[.C12]/[.$B12]*100" table:style-name="ce29">
            <text:p>12.21</text:p>
          </table:table-cell>
          <table:table-cell office:value-type="float" office:value="71.361550307398105" table:formula="of:=[.D12]/[.$B12]*100" table:style-name="ce29">
            <text:p>71.36</text:p>
          </table:table-cell>
          <table:table-cell office:value-type="float" office:value="16.426131356869867" table:formula="of:=[.E12]/[.$B12]*100" table:style-name="ce29">
            <text:p>16.43</text:p>
          </table:table-cell>
          <table:table-cell office:value-type="float" office:value="17.113303008589455" table:formula="of:=[.C12]/[.D12]*100" table:style-name="ce28">
            <text:p>17.11</text:p>
          </table:table-cell>
          <table:table-cell office:value-type="float" office:value="23.018181760503257" table:formula="of:=[.E12]/[.D12]*100" table:style-name="ce28">
            <text:p>23.02</text:p>
          </table:table-cell>
          <table:table-cell office:value-type="float" office:value="40.131484769092715" table:formula="of:=([.C12]+[.E12])/[.D12]*100" table:style-name="ce28">
            <text:p>40.13</text:p>
          </table:table-cell>
          <table:table-cell office:value-type="float" office:value="134.50461169857181" table:formula="of:=[.E12]/[.C12]*100" table:style-name="ce28">
            <text:p>134.50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宜<text:span text:style-name="T3"><text:s text:c="2"/></text:span><text:span text:style-name="T1">蘭</text:span><text:span text:style-name="T3"><text:s text:c="2"/></text:span><text:span text:style-name="T1">縣</text:span></text:p>
          </table:table-cell>
          <table:table-cell office:value-type="float" office:value="454178" table:style-name="ce48">
            <text:p>454,178</text:p>
          </table:table-cell>
          <table:table-cell office:value-type="float" office:value="53627" table:style-name="ce48">
            <text:p>53,627</text:p>
          </table:table-cell>
          <table:table-cell office:value-type="float" office:value="325380" table:style-name="ce48">
            <text:p>325,380</text:p>
          </table:table-cell>
          <table:table-cell office:value-type="float" office:value="75171" table:style-name="ce48">
            <text:p>75,171</text:p>
          </table:table-cell>
          <table:table-cell office:value-type="float" office:value="11.807485171012248" table:formula="of:=[.C13]/[.$B13]*100" table:style-name="ce30">
            <text:p>11.81</text:p>
          </table:table-cell>
          <table:table-cell office:value-type="float" office:value="71.641515000726585" table:formula="of:=[.D13]/[.$B13]*100" table:style-name="ce30">
            <text:p>71.64</text:p>
          </table:table-cell>
          <table:table-cell office:value-type="float" office:value="16.550999828261169" table:formula="of:=[.E13]/[.$B13]*100" table:style-name="ce30">
            <text:p>16.55</text:p>
          </table:table-cell>
          <table:table-cell office:value-type="float" office:value="16.481344889052799" table:formula="of:=[.C13]/[.D13]*100" table:style-name="ce54">
            <text:p>16.48</text:p>
          </table:table-cell>
          <table:table-cell office:value-type="float" office:value="23.102526276968469" table:formula="of:=[.E13]/[.D13]*100" table:style-name="ce54">
            <text:p>23.10</text:p>
          </table:table-cell>
          <table:table-cell office:value-type="float" office:value="39.583871166021268" table:formula="of:=([.C13]+[.E13])/[.D13]*100" table:style-name="ce54">
            <text:p>39.58</text:p>
          </table:table-cell>
          <table:table-cell office:value-type="float" office:value="140.1737930520074" table:formula="of:=[.E13]/[.C13]*100" table:style-name="ce54">
            <text:p>140.17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縣</text:span></text:p>
          </table:table-cell>
          <table:table-cell office:value-type="float" office:value="563933" table:style-name="ce48">
            <text:p>563,933</text:p>
          </table:table-cell>
          <table:table-cell office:value-type="float" office:value="91456" table:style-name="ce48">
            <text:p>91,456</text:p>
          </table:table-cell>
          <table:table-cell office:value-type="float" office:value="401426" table:style-name="ce48">
            <text:p>401,426</text:p>
          </table:table-cell>
          <table:table-cell office:value-type="float" office:value="71051" table:style-name="ce48">
            <text:p>71,051</text:p>
          </table:table-cell>
          <table:table-cell office:value-type="float" office:value="16.217529387356301" table:formula="of:=[.C14]/[.$B14]*100" table:style-name="ce30">
            <text:p>16.22</text:p>
          </table:table-cell>
          <table:table-cell office:value-type="float" office:value="71.183278864687821" table:formula="of:=[.D14]/[.$B14]*100" table:style-name="ce30">
            <text:p>71.18</text:p>
          </table:table-cell>
          <table:table-cell office:value-type="float" office:value="12.599191747955874" table:formula="of:=[.E14]/[.$B14]*100" table:style-name="ce30">
            <text:p>12.60</text:p>
          </table:table-cell>
          <table:table-cell office:value-type="float" office:value="22.782779391469411" table:formula="of:=[.C14]/[.D14]*100" table:style-name="ce54">
            <text:p>22.78</text:p>
          </table:table-cell>
          <table:table-cell office:value-type="float" office:value="17.699650745093738" table:formula="of:=[.E14]/[.D14]*100" table:style-name="ce54">
            <text:p>17.70</text:p>
          </table:table-cell>
          <table:table-cell office:value-type="float" office:value="40.482430136563153" table:formula="of:=([.C14]+[.E14])/[.D14]*100" table:style-name="ce54">
            <text:p>40.48</text:p>
          </table:table-cell>
          <table:table-cell office:value-type="float" office:value="77.688724632610217" table:formula="of:=[.E14]/[.C14]*100" table:style-name="ce54">
            <text:p>77.6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苗<text:span text:style-name="T3"><text:s text:c="2"/></text:span><text:span text:style-name="T1">栗</text:span><text:span text:style-name="T3"><text:s text:c="2"/></text:span><text:span text:style-name="T1">縣</text:span></text:p>
          </table:table-cell>
          <table:table-cell office:value-type="float" office:value="545459" table:style-name="ce48">
            <text:p>545,459</text:p>
          </table:table-cell>
          <table:table-cell office:value-type="float" office:value="66926" table:style-name="ce48">
            <text:p>66,926</text:p>
          </table:table-cell>
          <table:table-cell office:value-type="float" office:value="388155" table:style-name="ce48">
            <text:p>388,155</text:p>
          </table:table-cell>
          <table:table-cell office:value-type="float" office:value="90378" table:style-name="ce48">
            <text:p>90,378</text:p>
          </table:table-cell>
          <table:table-cell office:value-type="float" office:value="12.269666464390541" table:formula="of:=[.C15]/[.$B15]*100" table:style-name="ce30">
            <text:p>12.27</text:p>
          </table:table-cell>
          <table:table-cell office:value-type="float" office:value="71.161168850454388" table:formula="of:=[.D15]/[.$B15]*100" table:style-name="ce30">
            <text:p>71.16</text:p>
          </table:table-cell>
          <table:table-cell office:value-type="float" office:value="16.569164685155073" table:formula="of:=[.E15]/[.$B15]*100" table:style-name="ce30">
            <text:p>16.57</text:p>
          </table:table-cell>
          <table:table-cell office:value-type="float" office:value="17.242081127384679" table:formula="of:=[.C15]/[.D15]*100" table:style-name="ce54">
            <text:p>17.24</text:p>
          </table:table-cell>
          <table:table-cell office:value-type="float" office:value="23.283997372183794" table:formula="of:=[.E15]/[.D15]*100" table:style-name="ce54">
            <text:p>23.28</text:p>
          </table:table-cell>
          <table:table-cell office:value-type="float" office:value="40.52607849956847" table:formula="of:=([.C15]+[.E15])/[.D15]*100" table:style-name="ce54">
            <text:p>40.53</text:p>
          </table:table-cell>
          <table:table-cell office:value-type="float" office:value="135.04168783432448" table:formula="of:=[.E15]/[.C15]*100" table:style-name="ce54">
            <text:p>135.04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彰<text:span text:style-name="T3"><text:s text:c="2"/></text:span><text:span text:style-name="T1">化</text:span><text:span text:style-name="T3"><text:s text:c="2"/></text:span><text:span text:style-name="T1">縣</text:span></text:p>
          </table:table-cell>
          <table:table-cell office:value-type="float" office:value="1272802" table:style-name="ce48">
            <text:p>1,272,802</text:p>
          </table:table-cell>
          <table:table-cell office:value-type="float" office:value="163021" table:style-name="ce48">
            <text:p>163,021</text:p>
          </table:table-cell>
          <table:table-cell office:value-type="float" office:value="906565" table:style-name="ce48">
            <text:p>906,565</text:p>
          </table:table-cell>
          <table:table-cell office:value-type="float" office:value="203216" table:style-name="ce48">
            <text:p>203,216</text:p>
          </table:table-cell>
          <table:table-cell office:value-type="float" office:value="12.80804084217341" table:formula="of:=[.C16]/[.$B16]*100" table:style-name="ce30">
            <text:p>12.81</text:p>
          </table:table-cell>
          <table:table-cell office:value-type="float" office:value="71.225925163536829" table:formula="of:=[.D16]/[.$B16]*100" table:style-name="ce30">
            <text:p>71.23</text:p>
          </table:table-cell>
          <table:table-cell office:value-type="float" office:value="15.966033994289763" table:formula="of:=[.E16]/[.$B16]*100" table:style-name="ce30">
            <text:p>15.97</text:p>
          </table:table-cell>
          <table:table-cell office:value-type="float" office:value="17.982273747607728" table:formula="of:=[.C16]/[.D16]*100" table:style-name="ce54">
            <text:p>17.98</text:p>
          </table:table-cell>
          <table:table-cell office:value-type="float" office:value="22.416042975407169" table:formula="of:=[.E16]/[.D16]*100" table:style-name="ce54">
            <text:p>22.42</text:p>
          </table:table-cell>
          <table:table-cell office:value-type="float" office:value="40.398316723014901" table:formula="of:=([.C16]+[.E16])/[.D16]*100" table:style-name="ce54">
            <text:p>40.40</text:p>
          </table:table-cell>
          <table:table-cell office:value-type="float" office:value="124.65633261972384" table:formula="of:=[.E16]/[.C16]*100" table:style-name="ce54">
            <text:p>124.66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南<text:span text:style-name="T3"><text:s text:c="2"/></text:span><text:span text:style-name="T1">投</text:span><text:span text:style-name="T3"><text:s text:c="2"/></text:span><text:span text:style-name="T1">縣</text:span></text:p>
          </table:table-cell>
          <table:table-cell office:value-type="float" office:value="494112" table:style-name="ce48">
            <text:p>494,112</text:p>
          </table:table-cell>
          <table:table-cell office:value-type="float" office:value="53113" table:style-name="ce48">
            <text:p>53,113</text:p>
          </table:table-cell>
          <table:table-cell office:value-type="float" office:value="352746" table:style-name="ce48">
            <text:p>352,746</text:p>
          </table:table-cell>
          <table:table-cell office:value-type="float" office:value="88253" table:style-name="ce48">
            <text:p>88,253</text:p>
          </table:table-cell>
          <table:table-cell office:value-type="float" office:value="10.749182371608057" table:formula="of:=[.C17]/[.$B17]*100" table:style-name="ce30">
            <text:p>10.75</text:p>
          </table:table-cell>
          <table:table-cell office:value-type="float" office:value="71.389887312997857" table:formula="of:=[.D17]/[.$B17]*100" table:style-name="ce30">
            <text:p>71.39</text:p>
          </table:table-cell>
          <table:table-cell office:value-type="float" office:value="17.860930315394079" table:formula="of:=[.E17]/[.$B17]*100" table:style-name="ce30">
            <text:p>17.86</text:p>
          </table:table-cell>
          <table:table-cell office:value-type="float" office:value="15.057009859785794" table:formula="of:=[.C17]/[.D17]*100" table:style-name="ce54">
            <text:p>15.06</text:p>
          </table:table-cell>
          <table:table-cell office:value-type="float" office:value="25.018852091873473" table:formula="of:=[.E17]/[.D17]*100" table:style-name="ce54">
            <text:p>25.02</text:p>
          </table:table-cell>
          <table:table-cell office:value-type="float" office:value="40.07586195165927" table:formula="of:=([.C17]+[.E17])/[.D17]*100" table:style-name="ce54">
            <text:p>40.08</text:p>
          </table:table-cell>
          <table:table-cell office:value-type="float" office:value="166.16082691619752" table:formula="of:=[.E17]/[.C17]*100" table:style-name="ce54">
            <text:p>166.16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雲<text:span text:style-name="T3"><text:s text:c="2"/></text:span><text:span text:style-name="T1">林</text:span><text:span text:style-name="T3"><text:s text:c="2"/></text:span><text:span text:style-name="T1">縣</text:span></text:p>
          </table:table-cell>
          <table:table-cell office:value-type="float" office:value="681306" table:style-name="ce48">
            <text:p>681,306</text:p>
          </table:table-cell>
          <table:table-cell office:value-type="float" office:value="76782" table:style-name="ce48">
            <text:p>76,782</text:p>
          </table:table-cell>
          <table:table-cell office:value-type="float" office:value="478365" table:style-name="ce48">
            <text:p>478,365</text:p>
          </table:table-cell>
          <table:table-cell office:value-type="float" office:value="126159" table:style-name="ce48">
            <text:p>126,159</text:p>
          </table:table-cell>
          <table:table-cell office:value-type="float" office:value="11.26982589321098" table:formula="of:=[.C18]/[.$B18]*100" table:style-name="ce30">
            <text:p>11.27</text:p>
          </table:table-cell>
          <table:table-cell office:value-type="float" office:value="70.212943963505381" table:formula="of:=[.D18]/[.$B18]*100" table:style-name="ce30">
            <text:p>70.21</text:p>
          </table:table-cell>
          <table:table-cell office:value-type="float" office:value="18.517230143283633" table:formula="of:=[.E18]/[.$B18]*100" table:style-name="ce30">
            <text:p>18.52</text:p>
          </table:table-cell>
          <table:table-cell office:value-type="float" office:value="16.050923458028912" table:formula="of:=[.C18]/[.D18]*100" table:style-name="ce54">
            <text:p>16.05</text:p>
          </table:table-cell>
          <table:table-cell office:value-type="float" office:value="26.372957887805338" table:formula="of:=[.E18]/[.D18]*100" table:style-name="ce54">
            <text:p>26.37</text:p>
          </table:table-cell>
          <table:table-cell office:value-type="float" office:value="42.423881345834246" table:formula="of:=([.C18]+[.E18])/[.D18]*100" table:style-name="ce54">
            <text:p>42.42</text:p>
          </table:table-cell>
          <table:table-cell office:value-type="float" office:value="164.30804094709697" table:formula="of:=[.E18]/[.C18]*100" table:style-name="ce54">
            <text:p>164.31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縣</text:span></text:p>
          </table:table-cell>
          <table:table-cell office:value-type="float" office:value="503113" table:style-name="ce48">
            <text:p>503,113</text:p>
          </table:table-cell>
          <table:table-cell office:value-type="float" office:value="46469" table:style-name="ce48">
            <text:p>46,469</text:p>
          </table:table-cell>
          <table:table-cell office:value-type="float" office:value="357640" table:style-name="ce48">
            <text:p>357,640</text:p>
          </table:table-cell>
          <table:table-cell office:value-type="float" office:value="99004" table:style-name="ce48">
            <text:p>99,004</text:p>
          </table:table-cell>
          <table:table-cell office:value-type="float" office:value="9.2362948283983926" table:formula="of:=[.C19]/[.$B19]*100" table:style-name="ce30">
            <text:p>9.24</text:p>
          </table:table-cell>
          <table:table-cell office:value-type="float" office:value="71.08542216162175" table:formula="of:=[.D19]/[.$B19]*100" table:style-name="ce30">
            <text:p>71.09</text:p>
          </table:table-cell>
          <table:table-cell office:value-type="float" office:value="19.678283009979864" table:formula="of:=[.E19]/[.$B19]*100" table:style-name="ce30">
            <text:p>19.68</text:p>
          </table:table-cell>
          <table:table-cell office:value-type="float" office:value="12.99323341908064" table:formula="of:=[.C19]/[.D19]*100" table:style-name="ce54">
            <text:p>12.99</text:p>
          </table:table-cell>
          <table:table-cell office:value-type="float" office:value="27.682585840510011" table:formula="of:=[.E19]/[.D19]*100" table:style-name="ce54">
            <text:p>27.68</text:p>
          </table:table-cell>
          <table:table-cell office:value-type="float" office:value="40.675819259590654" table:formula="of:=([.C19]+[.E19])/[.D19]*100" table:style-name="ce54">
            <text:p>40.68</text:p>
          </table:table-cell>
          <table:table-cell office:value-type="float" office:value="213.05386386623343" table:formula="of:=[.E19]/[.C19]*100" table:style-name="ce54">
            <text:p>213.05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屏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819184" table:style-name="ce48">
            <text:p>819,184</text:p>
          </table:table-cell>
          <table:table-cell office:value-type="float" office:value="86149" table:style-name="ce48">
            <text:p>86,149</text:p>
          </table:table-cell>
          <table:table-cell office:value-type="float" office:value="591915" table:style-name="ce48">
            <text:p>591,915</text:p>
          </table:table-cell>
          <table:table-cell office:value-type="float" office:value="141120" table:style-name="ce48">
            <text:p>141,120</text:p>
          </table:table-cell>
          <table:table-cell office:value-type="float" office:value="10.516440750795914" table:formula="of:=[.C20]/[.$B20]*100" table:style-name="ce30">
            <text:p>10.52</text:p>
          </table:table-cell>
          <table:table-cell office:value-type="float" office:value="72.256660286333712" table:formula="of:=[.D20]/[.$B20]*100" table:style-name="ce30">
            <text:p>72.26</text:p>
          </table:table-cell>
          <table:table-cell office:value-type="float" office:value="17.226898962870369" table:formula="of:=[.E20]/[.$B20]*100" table:style-name="ce30">
            <text:p>17.23</text:p>
          </table:table-cell>
          <table:table-cell office:value-type="float" office:value="14.554285666016236" table:formula="of:=[.C20]/[.D20]*100" table:style-name="ce54">
            <text:p>14.55</text:p>
          </table:table-cell>
          <table:table-cell office:value-type="float" office:value="23.841260991865386" table:formula="of:=[.E20]/[.D20]*100" table:style-name="ce54">
            <text:p>23.84</text:p>
          </table:table-cell>
          <table:table-cell office:value-type="float" office:value="38.395546657881624" table:formula="of:=([.C20]+[.E20])/[.D20]*100" table:style-name="ce54">
            <text:p>38.40</text:p>
          </table:table-cell>
          <table:table-cell office:value-type="float" office:value="163.80921426830258" table:formula="of:=[.E20]/[.C20]*100" table:style-name="ce54">
            <text:p>163.81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臺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216781" table:style-name="ce48">
            <text:p>216,781</text:p>
          </table:table-cell>
          <table:table-cell office:value-type="float" office:value="25127" table:style-name="ce48">
            <text:p>25,127</text:p>
          </table:table-cell>
          <table:table-cell office:value-type="float" office:value="155418" table:style-name="ce48">
            <text:p>155,418</text:p>
          </table:table-cell>
          <table:table-cell office:value-type="float" office:value="36236" table:style-name="ce48">
            <text:p>36,236</text:p>
          </table:table-cell>
          <table:table-cell office:value-type="float" office:value="11.590960462402148" table:formula="of:=[.C21]/[.$B21]*100" table:style-name="ce30">
            <text:p>11.59</text:p>
          </table:table-cell>
          <table:table-cell office:value-type="float" office:value="71.693552479230192" table:formula="of:=[.D21]/[.$B21]*100" table:style-name="ce30">
            <text:p>71.69</text:p>
          </table:table-cell>
          <table:table-cell office:value-type="float" office:value="16.71548705836766" table:formula="of:=[.E21]/[.$B21]*100" table:style-name="ce30">
            <text:p>16.72</text:p>
          </table:table-cell>
          <table:table-cell office:value-type="float" office:value="16.167368001132427" table:formula="of:=[.C21]/[.D21]*100" table:style-name="ce54">
            <text:p>16.17</text:p>
          </table:table-cell>
          <table:table-cell office:value-type="float" office:value="23.315188716879639" table:formula="of:=[.E21]/[.D21]*100" table:style-name="ce54">
            <text:p>23.32</text:p>
          </table:table-cell>
          <table:table-cell office:value-type="float" office:value="39.48255671801207" table:formula="of:=([.C21]+[.E21])/[.D21]*100" table:style-name="ce54">
            <text:p>39.48</text:p>
          </table:table-cell>
          <table:table-cell office:value-type="float" office:value="144.21140605722928" table:formula="of:=[.E21]/[.C21]*100" table:style-name="ce54">
            <text:p>144.21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花<text:span text:style-name="T3"><text:s text:c="2"/></text:span><text:span text:style-name="T1">蓮</text:span><text:span text:style-name="T3"><text:s text:c="2"/></text:span><text:span text:style-name="T1">縣</text:span></text:p>
          </table:table-cell>
          <table:table-cell office:value-type="float" office:value="326247" table:style-name="ce48">
            <text:p>326,247</text:p>
          </table:table-cell>
          <table:table-cell office:value-type="float" office:value="38716" table:style-name="ce48">
            <text:p>38,716</text:p>
          </table:table-cell>
          <table:table-cell office:value-type="float" office:value="233265" table:style-name="ce48">
            <text:p>233,265</text:p>
          </table:table-cell>
          <table:table-cell office:value-type="float" office:value="54266" table:style-name="ce48">
            <text:p>54,266</text:p>
          </table:table-cell>
          <table:table-cell office:value-type="float" office:value="11.867082302672515" table:formula="of:=[.C22]/[.$B22]*100" table:style-name="ce30">
            <text:p>11.87</text:p>
          </table:table-cell>
          <table:table-cell office:value-type="float" office:value="71.499508041453254" table:formula="of:=[.D22]/[.$B22]*100" table:style-name="ce30">
            <text:p>71.50</text:p>
          </table:table-cell>
          <table:table-cell office:value-type="float" office:value="16.633409655874228" table:formula="of:=[.E22]/[.$B22]*100" table:style-name="ce30">
            <text:p>16.63</text:p>
          </table:table-cell>
          <table:table-cell office:value-type="float" office:value="16.5974321051165" table:formula="of:=[.C22]/[.D22]*100" table:style-name="ce54">
            <text:p>16.60</text:p>
          </table:table-cell>
          <table:table-cell office:value-type="float" office:value="23.263670074807621" table:formula="of:=[.E22]/[.D22]*100" table:style-name="ce54">
            <text:p>23.26</text:p>
          </table:table-cell>
          <table:table-cell office:value-type="float" office:value="39.861102179924117" table:formula="of:=([.C22]+[.E22])/[.D22]*100" table:style-name="ce54">
            <text:p>39.86</text:p>
          </table:table-cell>
          <table:table-cell office:value-type="float" office:value="140.16427316871579" table:formula="of:=[.E22]/[.C22]*100" table:style-name="ce54">
            <text:p>140.16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澎<text:span text:style-name="T3"><text:s text:c="2"/></text:span><text:span text:style-name="T1">湖</text:span><text:span text:style-name="T3"><text:s text:c="2"/></text:span><text:span text:style-name="T1">縣</text:span></text:p>
          </table:table-cell>
          <table:table-cell office:value-type="float" office:value="105207" table:style-name="ce48">
            <text:p>105,207</text:p>
          </table:table-cell>
          <table:table-cell office:value-type="float" office:value="10893" table:style-name="ce48">
            <text:p>10,893</text:p>
          </table:table-cell>
          <table:table-cell office:value-type="float" office:value="76951" table:style-name="ce48">
            <text:p>76,951</text:p>
          </table:table-cell>
          <table:table-cell office:value-type="float" office:value="17363" table:style-name="ce48">
            <text:p>17,363</text:p>
          </table:table-cell>
          <table:table-cell office:value-type="float" office:value="10.353873791667855" table:formula="of:=[.C23]/[.$B23]*100" table:style-name="ce30">
            <text:p>10.35</text:p>
          </table:table-cell>
          <table:table-cell office:value-type="float" office:value="73.142471508549818" table:formula="of:=[.D23]/[.$B23]*100" table:style-name="ce30">
            <text:p>73.14</text:p>
          </table:table-cell>
          <table:table-cell office:value-type="float" office:value="16.503654699782334" table:formula="of:=[.E23]/[.$B23]*100" table:style-name="ce30">
            <text:p>16.50</text:p>
          </table:table-cell>
          <table:table-cell office:value-type="float" office:value="14.155761458590533" table:formula="of:=[.C23]/[.D23]*100" table:style-name="ce54">
            <text:p>14.16</text:p>
          </table:table-cell>
          <table:table-cell office:value-type="float" office:value="22.563709373497421" table:formula="of:=[.E23]/[.D23]*100" table:style-name="ce54">
            <text:p>22.56</text:p>
          </table:table-cell>
          <table:table-cell office:value-type="float" office:value="36.71947083208795" table:formula="of:=([.C23]+[.E23])/[.D23]*100" table:style-name="ce54">
            <text:p>36.72</text:p>
          </table:table-cell>
          <table:table-cell office:value-type="float" office:value="159.39594234829707" table:formula="of:=[.E23]/[.C23]*100" table:style-name="ce54">
            <text:p>159.40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基<text:span text:style-name="T3"><text:s text:c="2"/></text:span><text:span text:style-name="T1">隆</text:span><text:span text:style-name="T3"><text:s text:c="2"/></text:span><text:span text:style-name="T1">市</text:span></text:p>
          </table:table-cell>
          <table:table-cell office:value-type="float" office:value="368893" table:style-name="ce48">
            <text:p>368,893</text:p>
          </table:table-cell>
          <table:table-cell office:value-type="float" office:value="38171" table:style-name="ce48">
            <text:p>38,171</text:p>
          </table:table-cell>
          <table:table-cell office:value-type="float" office:value="269711" table:style-name="ce48">
            <text:p>269,711</text:p>
          </table:table-cell>
          <table:table-cell office:value-type="float" office:value="61011" table:style-name="ce48">
            <text:p>61,011</text:p>
          </table:table-cell>
          <table:table-cell office:value-type="float" office:value="10.347444923053569" table:formula="of:=[.C24]/[.$B24]*100" table:style-name="ce30">
            <text:p>10.35</text:p>
          </table:table-cell>
          <table:table-cell office:value-type="float" office:value="73.113612890458739" table:formula="of:=[.D24]/[.$B24]*100" table:style-name="ce30">
            <text:p>73.11</text:p>
          </table:table-cell>
          <table:table-cell office:value-type="float" office:value="16.538942186487681" table:formula="of:=[.E24]/[.$B24]*100" table:style-name="ce30">
            <text:p>16.54</text:p>
          </table:table-cell>
          <table:table-cell office:value-type="float" office:value="14.152555883890535" table:formula="of:=[.C24]/[.D24]*100" table:style-name="ce54">
            <text:p>14.15</text:p>
          </table:table-cell>
          <table:table-cell office:value-type="float" office:value="22.620879385712854" table:formula="of:=[.E24]/[.D24]*100" table:style-name="ce54">
            <text:p>22.62</text:p>
          </table:table-cell>
          <table:table-cell office:value-type="float" office:value="36.773435269603389" table:formula="of:=([.C24]+[.E24])/[.D24]*100" table:style-name="ce54">
            <text:p>36.77</text:p>
          </table:table-cell>
          <table:table-cell office:value-type="float" office:value="159.83600115270755" table:formula="of:=[.E24]/[.C24]*100" table:style-name="ce54">
            <text:p>159.84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市</text:span></text:p>
          </table:table-cell>
          <table:table-cell office:value-type="float" office:value="448803" table:style-name="ce48">
            <text:p>448,803</text:p>
          </table:table-cell>
          <table:table-cell office:value-type="float" office:value="76713" table:style-name="ce48">
            <text:p>76,713</text:p>
          </table:table-cell>
          <table:table-cell office:value-type="float" office:value="315824" table:style-name="ce48">
            <text:p>315,824</text:p>
          </table:table-cell>
          <table:table-cell office:value-type="float" office:value="56266" table:style-name="ce48">
            <text:p>56,266</text:p>
          </table:table-cell>
          <table:table-cell office:value-type="float" office:value="17.092800181816965" table:formula="of:=[.C25]/[.$B25]*100" table:style-name="ce30">
            <text:p>17.09</text:p>
          </table:table-cell>
          <table:table-cell office:value-type="float" office:value="70.370296098733746" table:formula="of:=[.D25]/[.$B25]*100" table:style-name="ce30">
            <text:p>70.37</text:p>
          </table:table-cell>
          <table:table-cell office:value-type="float" office:value="12.536903719449292" table:formula="of:=[.E25]/[.$B25]*100" table:style-name="ce30">
            <text:p>12.54</text:p>
          </table:table-cell>
          <table:table-cell office:value-type="float" office:value="24.289794315821471" table:formula="of:=[.C25]/[.D25]*100" table:style-name="ce54">
            <text:p>24.29</text:p>
          </table:table-cell>
          <table:table-cell office:value-type="float" office:value="17.81561882567506" table:formula="of:=[.E25]/[.D25]*100" table:style-name="ce54">
            <text:p>17.82</text:p>
          </table:table-cell>
          <table:table-cell office:value-type="float" office:value="42.105413141496527" table:formula="of:=([.C25]+[.E25])/[.D25]*100" table:style-name="ce54">
            <text:p>42.11</text:p>
          </table:table-cell>
          <table:table-cell office:value-type="float" office:value="73.346108221553067" table:formula="of:=[.E25]/[.C25]*100" table:style-name="ce54">
            <text:p>73.35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市</text:span></text:p>
          </table:table-cell>
          <table:table-cell office:value-type="float" office:value="267690" table:style-name="ce48">
            <text:p>267,690</text:p>
          </table:table-cell>
          <table:table-cell office:value-type="float" office:value="35968" table:style-name="ce48">
            <text:p>35,968</text:p>
          </table:table-cell>
          <table:table-cell office:value-type="float" office:value="190265" table:style-name="ce48">
            <text:p>190,265</text:p>
          </table:table-cell>
          <table:table-cell office:value-type="float" office:value="41457" table:style-name="ce48">
            <text:p>41,457</text:p>
          </table:table-cell>
          <table:table-cell office:value-type="float" office:value="13.436437670439688" table:formula="of:=[.C26]/[.$B26]*100" table:style-name="ce30">
            <text:p>13.44</text:p>
          </table:table-cell>
          <table:table-cell office:value-type="float" office:value="71.076618476596067" table:formula="of:=[.D26]/[.$B26]*100" table:style-name="ce30">
            <text:p>71.08</text:p>
          </table:table-cell>
          <table:table-cell office:value-type="float" office:value="15.486943852964249" table:formula="of:=[.E26]/[.$B26]*100" table:style-name="ce30">
            <text:p>15.49</text:p>
          </table:table-cell>
          <table:table-cell office:value-type="float" office:value="18.904159987386016" table:formula="of:=[.C26]/[.D26]*100" table:style-name="ce54">
            <text:p>18.90</text:p>
          </table:table-cell>
          <table:table-cell office:value-type="float" office:value="21.789083646493047" table:formula="of:=[.E26]/[.D26]*100" table:style-name="ce54">
            <text:p>21.79</text:p>
          </table:table-cell>
          <table:table-cell office:value-type="float" office:value="40.693243633879064" table:formula="of:=([.C26]+[.E26])/[.D26]*100" table:style-name="ce54">
            <text:p>40.69</text:p>
          </table:table-cell>
          <table:table-cell office:value-type="float" office:value="115.26078736654803" table:formula="of:=[.E26]/[.C26]*100" table:style-name="ce54">
            <text:p>115.26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福 <text:s/>建 <text:s/>省</text:p>
          </table:table-cell>
          <table:table-cell office:value-type="float" office:value="153274" table:style-name="ce47">
            <text:p>153,274</text:p>
          </table:table-cell>
          <table:table-cell office:value-type="float" office:value="14398" table:style-name="ce47">
            <text:p>14,398</text:p>
          </table:table-cell>
          <table:table-cell office:value-type="float" office:value="118151" table:style-name="ce47">
            <text:p>118,151</text:p>
          </table:table-cell>
          <table:table-cell office:value-type="float" office:value="20725" table:style-name="ce47">
            <text:p>20,725</text:p>
          </table:table-cell>
          <table:table-cell office:value-type="float" office:value="9.3936349282983418" table:formula="of:=[.C27]/[.$B27]*100" table:style-name="ce29">
            <text:p>9.39</text:p>
          </table:table-cell>
          <table:table-cell office:value-type="float" office:value="77.084828477106356" table:formula="of:=[.D27]/[.$B27]*100" table:style-name="ce29">
            <text:p>77.08</text:p>
          </table:table-cell>
          <table:table-cell office:value-type="float" office:value="13.521536594595299" table:formula="of:=[.E27]/[.$B27]*100" table:style-name="ce29">
            <text:p>13.52</text:p>
          </table:table-cell>
          <table:table-cell office:value-type="float" office:value="12.186100837064433" table:formula="of:=[.C27]/[.D27]*100" table:style-name="ce28">
            <text:p>12.19</text:p>
          </table:table-cell>
          <table:table-cell office:value-type="float" office:value="17.541112643989472" table:formula="of:=[.E27]/[.D27]*100" table:style-name="ce28">
            <text:p>17.54</text:p>
          </table:table-cell>
          <table:table-cell office:value-type="float" office:value="29.727213481053905" table:formula="of:=([.C27]+[.E27])/[.D27]*100" table:style-name="ce28">
            <text:p>29.73</text:p>
          </table:table-cell>
          <table:table-cell office:value-type="float" office:value="143.94360327823307" table:formula="of:=[.E27]/[.C27]*100" table:style-name="ce28">
            <text:p>143.94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金 <text:s/>門 <text:s/>縣</text:p>
          </table:table-cell>
          <table:table-cell office:value-type="float" office:value="140185" table:style-name="ce48">
            <text:p>140,185</text:p>
          </table:table-cell>
          <table:table-cell office:value-type="float" office:value="12858" table:style-name="ce48">
            <text:p>12,858</text:p>
          </table:table-cell>
          <table:table-cell office:value-type="float" office:value="108178" table:style-name="ce48">
            <text:p>108,178</text:p>
          </table:table-cell>
          <table:table-cell office:value-type="float" office:value="19149" table:style-name="ce48">
            <text:p>19,149</text:p>
          </table:table-cell>
          <table:table-cell office:value-type="float" office:value="9.1721653529264895" table:formula="of:=[.C28]/[.$B28]*100" table:style-name="ce30">
            <text:p>9.17</text:p>
          </table:table-cell>
          <table:table-cell office:value-type="float" office:value="77.168027963048829" table:formula="of:=[.D28]/[.$B28]*100" table:style-name="ce30">
            <text:p>77.17</text:p>
          </table:table-cell>
          <table:table-cell office:value-type="float" office:value="13.65980668402468" table:formula="of:=[.E28]/[.$B28]*100" table:style-name="ce30">
            <text:p>13.66</text:p>
          </table:table-cell>
          <table:table-cell office:value-type="float" office:value="11.885965723159977" table:formula="of:=[.C28]/[.D28]*100" table:style-name="ce54">
            <text:p>11.89</text:p>
          </table:table-cell>
          <table:table-cell office:value-type="float" office:value="17.701381057146552" table:formula="of:=[.E28]/[.D28]*100" table:style-name="ce54">
            <text:p>17.70</text:p>
          </table:table-cell>
          <table:table-cell office:value-type="float" office:value="29.587346780306532" table:formula="of:=([.C28]+[.E28])/[.D28]*100" table:style-name="ce54">
            <text:p>29.59</text:p>
          </table:table-cell>
          <table:table-cell office:value-type="float" office:value="148.92673821745217" table:formula="of:=[.E28]/[.C28]*100" table:style-name="ce54">
            <text:p>148.93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連 <text:s/>江 <text:s/>縣</text:p>
          </table:table-cell>
          <table:table-cell office:value-type="float" office:value="13089" table:style-name="ce48">
            <text:p>13,089</text:p>
          </table:table-cell>
          <table:table-cell office:value-type="float" office:value="1540" table:style-name="ce48">
            <text:p>1,540</text:p>
          </table:table-cell>
          <table:table-cell office:value-type="float" office:value="9973" table:style-name="ce48">
            <text:p>9,973</text:p>
          </table:table-cell>
          <table:table-cell office:value-type="float" office:value="1576" table:style-name="ce48">
            <text:p>1,576</text:p>
          </table:table-cell>
          <table:table-cell office:value-type="float" office:value="11.765604706241882" table:formula="of:=[.C29]/[.$B29]*100" table:style-name="ce30">
            <text:p>11.77</text:p>
          </table:table-cell>
          <table:table-cell office:value-type="float" office:value="76.193750477500188" table:formula="of:=[.D29]/[.$B29]*100" table:style-name="ce30">
            <text:p>76.19</text:p>
          </table:table-cell>
          <table:table-cell office:value-type="float" office:value="12.040644816257927" table:formula="of:=[.E29]/[.$B29]*100" table:style-name="ce30">
            <text:p>12.04</text:p>
          </table:table-cell>
          <table:table-cell office:value-type="float" office:value="15.441692569938834" table:formula="of:=[.C29]/[.D29]*100" table:style-name="ce54">
            <text:p>15.44</text:p>
          </table:table-cell>
          <table:table-cell office:value-type="float" office:value="15.802667201443899" table:formula="of:=[.E29]/[.D29]*100" table:style-name="ce54">
            <text:p>15.80</text:p>
          </table:table-cell>
          <table:table-cell office:value-type="float" office:value="31.244359771382733" table:formula="of:=([.C29]+[.E29])/[.D29]*100" table:style-name="ce54">
            <text:p>31.24</text:p>
          </table:table-cell>
          <table:table-cell office:value-type="float" office:value="102.33766233766232" table:formula="of:=[.E29]/[.C29]*100" table:style-name="ce54">
            <text:p>102.34</text:p>
          </table:table-cell>
          <table:table-cell table:number-columns-repeated="16372" table:style-name="ce17"/>
        </table:table-row>
        <table:table-row table:style-name="ro7">
          <table:table-cell table:style-name="ce20"/>
          <table:table-cell table:number-columns-repeated="4" table:style-name="ce45"/>
          <table:table-cell table:number-columns-repeated="7" table:style-name="ce21"/>
          <table:table-cell table:number-columns-repeated="16372" table:style-name="ce17"/>
        </table:table-row>
        <table:table-row table:style-name="ro8">
          <table:table-cell office:value-type="string" table:style-name="ce14">
            <text:p>說明：扶養比係指依賴人口(0歲~14歲及65歲以上)</text:p>
          </table:table-cell>
          <table:table-cell table:number-columns-repeated="4" table:style-name="ce14"/>
          <table:table-cell table:number-columns-repeated="2" table:style-name="ce1"/>
          <table:table-cell table:style-name="ce16"/>
          <table:table-cell table:number-columns-repeated="3" table:style-name="ce33"/>
          <table:table-cell office:value-type="string" table:style-name="ce32">
            <text:p>內政部戶政司編製</text:p>
          </table:table-cell>
          <table:table-cell table:number-columns-repeated="2" table:style-name="ce1"/>
          <table:table-cell table:style-name="ce12"/>
          <table:table-cell table:number-columns-repeated="16369" table:style-name="ce1"/>
        </table:table-row>
        <table:table-row table:style-name="ro8">
          <table:table-cell office:value-type="string" table:style-name="ce15">
            <text:p>　　　對工作年齡人口(15歲~64歲)扶養負擔的一種簡略測度。</text:p>
          </table:table-cell>
          <table:table-cell table:number-columns-repeated="4" table:style-name="ce15"/>
          <table:table-cell table:number-columns-repeated="9" table:style-name="ce1"/>
          <table:table-cell table:style-name="ce13"/>
          <table:table-cell table:number-columns-repeated="16369" table:style-name="ce1"/>
        </table:table-row>
        <table:table-row table:number-rows-repeated="2" table:style-name="ro9">
          <table:table-cell table:number-columns-repeated="5" table:style-name="ce26"/>
          <table:table-cell table:number-columns-repeated="16379"/>
        </table:table-row>
        <table:table-row table:style-name="ro9">
          <table:table-cell table:number-columns-repeated="5" table:style-name="ce27"/>
          <table:table-cell table:number-columns-repeated="16379"/>
        </table:table-row>
        <table:table-row table:number-rows-repeated="1048541" table:style-name="ro9">
          <table:table-cell table:number-columns-repeated="16384"/>
        </table:table-row>
        <table:named-expressions>
          <table:named-expression table:name="\a" table:expression="of:=[.#REF!]" table:base-cell-address="108.$A$1"/>
          <table:named-expression table:name="\b" table:expression="of:=[.#REF!]" table:base-cell-address="108.$A$1"/>
          <table:named-expression table:name="NAME" table:expression="of:=[.#REF!]" table:base-cell-address="108.$A$1"/>
          <table:named-expression table:name="P_1" table:expression="of:=[.#REF!]" table:base-cell-address="108.$A$1"/>
          <table:named-expression table:name="P_11" table:expression="of:=[.#REF!]" table:base-cell-address="108.$A$1"/>
          <table:named-expression table:name="P_2" table:expression="of:=[.#REF!]" table:base-cell-address="108.$A$1"/>
          <table:named-expression table:name="PRINT_AREA_MI" table:expression="of:=[.#REF!]" table:base-cell-address="108.$A$1"/>
        </table:named-expressions>
      </table:table>
      <table:table table:name="107" table:style-name="ta1">
        <table:table-column table:style-name="co1" table:number-columns-repeated="12" table:default-cell-style-name="ce16"/>
        <table:table-column table:style-name="co2" table:number-columns-repeated="16372" table:default-cell-style-name="ce16"/>
        <table:table-row table:style-name="ro1">
          <table:table-cell office:value-type="string" table:number-columns-spanned="12" table:number-rows-spanned="1" table:style-name="ce50">
            <text:p>各縣市年底三階段年齡人口數、百分比及其扶養比</text:p>
          </table:table-cell>
          <table:covered-table-cell table:number-columns-repeated="11"/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64" table:style-name="ce1"/>
        </table:table-row>
        <table:table-row table:style-name="ro2">
          <table:table-cell table:style-name="ce51"/>
          <table:table-cell table:style-name="ce52"/>
          <table:table-cell office:value-type="string" table:number-columns-spanned="8" table:number-rows-spanned="1" table:style-name="ce55">
            <text:p>中華民國107年底</text:p>
          </table:table-cell>
          <table:covered-table-cell table:number-columns-repeated="7"/>
          <table:table-cell table:style-name="ce53"/>
          <table:table-cell office:value-type="string" table:style-name="ce49">
            <text:p>單位：人；%</text:p>
          </table:table-cell>
          <table:table-cell table:style-name="ce5"/>
          <table:table-cell table:number-columns-repeated="2" table:style-name="ce6"/>
          <table:table-cell table:number-columns-repeated="5" table:style-name="ce4"/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2" table:style-name="ce46">
            <text:p>區<text:span text:style-name="T3"><text:s text:c="3"/></text:span>域<text:span text:style-name="T3"><text:s text:c="3"/></text:span>別</text:p>
          </table:table-cell>
          <table:table-cell office:value-type="string" table:number-columns-spanned="4" table:number-rows-spanned="1" table:style-name="ce73">
            <text:p>三　階　段　年　齡　人　口　數</text:p>
          </table:table-cell>
          <table:covered-table-cell table:number-columns-repeated="3"/>
          <table:table-cell office:value-type="string" table:number-columns-spanned="3" table:number-rows-spanned="1" table:style-name="ce72">
            <text:p>年<text:span text:style-name="T3"><text:s text:c="2"/></text:span>齡<text:span text:style-name="T3"><text:s text:c="2"/></text:span>分<text:span text:style-name="T3"><text:s text:c="2"/></text:span>配<text:span text:style-name="T3"><text:s text:c="2"/></text:span>百<text:span text:style-name="T3"><text:s text:c="2"/></text:span>分<text:span text:style-name="T3"><text:s text:c="2"/></text:span>比<text:span text:style-name="T3"><text:s/>(%)</text:span></text:p>
          </table:table-cell>
          <table:covered-table-cell table:number-columns-repeated="2"/>
          <table:table-cell office:value-type="string" table:number-columns-spanned="1" table:number-rows-spanned="2" table:style-name="ce72">
            <text:p>扶幼比</text:p>
          </table:table-cell>
          <table:table-cell office:value-type="string" table:number-columns-spanned="1" table:number-rows-spanned="2" table:style-name="ce72">
            <text:p>扶老比</text:p>
          </table:table-cell>
          <table:table-cell office:value-type="string" table:number-columns-spanned="1" table:number-rows-spanned="2" table:style-name="ce72">
            <text:p>扶養比</text:p>
          </table:table-cell>
          <table:table-cell office:value-type="string" table:number-columns-spanned="1" table:number-rows-spanned="2" table:style-name="ce41">
            <text:p>老化指數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44">
            <text:p>總計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covered-table-cell/>
          <table:covered-table-cell/>
          <table:covered-table-cell/>
          <table:covered-table-cell/>
          <table:table-cell table:number-columns-repeated="16372" table:style-name="ce17"/>
        </table:table-row>
        <table:table-row table:style-name="ro4">
          <table:table-cell office:value-type="string" table:style-name="ce43">
            <text:p>總　 　計</text:p>
          </table:table-cell>
          <table:table-cell office:value-type="float" office:value="23588932" table:style-name="ce47">
            <text:p>23,588,932</text:p>
          </table:table-cell>
          <table:table-cell office:value-type="float" office:value="3048227" table:style-name="ce47">
            <text:p>3,048,227</text:p>
          </table:table-cell>
          <table:table-cell office:value-type="float" office:value="17107188" table:style-name="ce47">
            <text:p>17,107,188</text:p>
          </table:table-cell>
          <table:table-cell office:value-type="float" office:value="3433517" table:style-name="ce47">
            <text:p>3,433,517</text:p>
          </table:table-cell>
          <table:table-cell office:value-type="float" office:value="12.922276430319101" table:formula="of:=[.C5]/[.$B5]*100" table:style-name="ce28">
            <text:p>12.92</text:p>
          </table:table-cell>
          <table:table-cell office:value-type="float" office:value="72.522096379776755" table:formula="of:=[.D5]/[.$B5]*100" table:style-name="ce28">
            <text:p>72.52</text:p>
          </table:table-cell>
          <table:table-cell office:value-type="float" office:value="14.555627189904147" table:formula="of:=[.E5]/[.$B5]*100" table:style-name="ce28">
            <text:p>14.56</text:p>
          </table:table-cell>
          <table:table-cell office:value-type="float" office:value="17.818398909277199" table:formula="of:=[.C5]/[.D5]*100" table:style-name="ce28">
            <text:p>17.82</text:p>
          </table:table-cell>
          <table:table-cell office:value-type="float" office:value="20.070610085070673" table:formula="of:=[.E5]/[.D5]*100" table:style-name="ce28">
            <text:p>20.07</text:p>
          </table:table-cell>
          <table:table-cell office:value-type="float" office:value="37.889008994347876" table:formula="of:=([.C5]+[.E5])/[.D5]*100" table:style-name="ce28">
            <text:p>37.89</text:p>
          </table:table-cell>
          <table:table-cell office:value-type="float" office:value="112.6398066810641" table:formula="of:=[.E5]/[.C5]*100" table:style-name="ce28">
            <text:p>112.64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25">
            <text:p>新 <text:s/>北 <text:s/>市</text:p>
          </table:table-cell>
          <table:table-cell office:value-type="float" office:value="3995717" table:style-name="ce47">
            <text:p>3,995,717</text:p>
          </table:table-cell>
          <table:table-cell office:value-type="float" office:value="489922" table:style-name="ce47">
            <text:p>489,922</text:p>
          </table:table-cell>
          <table:table-cell office:value-type="float" office:value="2966090" table:style-name="ce47">
            <text:p>2,966,090</text:p>
          </table:table-cell>
          <table:table-cell office:value-type="float" office:value="539705" table:style-name="ce47">
            <text:p>539,705</text:p>
          </table:table-cell>
          <table:table-cell office:value-type="float" office:value="12.261178657047033" table:formula="of:=[.C6]/[.$B6]*100" table:style-name="ce29">
            <text:p>12.26</text:p>
          </table:table-cell>
          <table:table-cell office:value-type="float" office:value="74.231733628783019" table:formula="of:=[.D6]/[.$B6]*100" table:style-name="ce29">
            <text:p>74.23</text:p>
          </table:table-cell>
          <table:table-cell office:value-type="float" office:value="13.507087714169947" table:formula="of:=[.E6]/[.$B6]*100" table:style-name="ce29">
            <text:p>13.51</text:p>
          </table:table-cell>
          <table:table-cell office:value-type="float" office:value="16.517435411602481" table:formula="of:=[.C6]/[.D6]*100" table:style-name="ce28">
            <text:p>16.52</text:p>
          </table:table-cell>
          <table:table-cell office:value-type="float" office:value="18.195840315027528" table:formula="of:=[.E6]/[.D6]*100" table:style-name="ce28">
            <text:p>18.20</text:p>
          </table:table-cell>
          <table:table-cell office:value-type="float" office:value="34.713275726630002" table:formula="of:=([.C6]+[.E6])/[.D6]*100" table:style-name="ce28">
            <text:p>34.71</text:p>
          </table:table-cell>
          <table:table-cell office:value-type="float" office:value="110.1614134494879" table:formula="of:=[.E6]/[.C6]*100" table:style-name="ce28">
            <text:p>110.16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北 <text:s/>市</text:p>
          </table:table-cell>
          <table:table-cell office:value-type="float" office:value="2668572" table:style-name="ce47">
            <text:p>2,668,572</text:p>
          </table:table-cell>
          <table:table-cell office:value-type="float" office:value="363657" table:style-name="ce47">
            <text:p>363,657</text:p>
          </table:table-cell>
          <table:table-cell office:value-type="float" office:value="1846280" table:style-name="ce47">
            <text:p>1,846,280</text:p>
          </table:table-cell>
          <table:table-cell office:value-type="float" office:value="458635" table:style-name="ce47">
            <text:p>458,635</text:p>
          </table:table-cell>
          <table:table-cell office:value-type="float" office:value="13.627400722183999" table:formula="of:=[.C7]/[.$B7]*100" table:style-name="ce29">
            <text:p>13.63</text:p>
          </table:table-cell>
          <table:table-cell office:value-type="float" office:value="69.186066555446132" table:formula="of:=[.D7]/[.$B7]*100" table:style-name="ce29">
            <text:p>69.19</text:p>
          </table:table-cell>
          <table:table-cell office:value-type="float" office:value="17.186532722369865" table:formula="of:=[.E7]/[.$B7]*100" table:style-name="ce29">
            <text:p>17.19</text:p>
          </table:table-cell>
          <table:table-cell office:value-type="float" office:value="19.696741555993675" table:formula="of:=[.C7]/[.D7]*100" table:style-name="ce28">
            <text:p>19.70</text:p>
          </table:table-cell>
          <table:table-cell office:value-type="float" office:value="24.84103169616743" table:formula="of:=[.E7]/[.D7]*100" table:style-name="ce28">
            <text:p>24.84</text:p>
          </table:table-cell>
          <table:table-cell office:value-type="float" office:value="44.537773252161102" table:formula="of:=([.C7]+[.E7])/[.D7]*100" table:style-name="ce28">
            <text:p>44.54</text:p>
          </table:table-cell>
          <table:table-cell office:value-type="float" office:value="126.11746783370043" table:formula="of:=[.E7]/[.C7]*100" table:style-name="ce28">
            <text:p>126.12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桃 <text:s/>園 <text:s/>市</text:p>
          </table:table-cell>
          <table:table-cell office:value-type="float" office:value="2220872" table:style-name="ce47">
            <text:p>2,220,872</text:p>
          </table:table-cell>
          <table:table-cell office:value-type="float" office:value="334424" table:style-name="ce47">
            <text:p>334,424</text:p>
          </table:table-cell>
          <table:table-cell office:value-type="float" office:value="1633235" table:style-name="ce47">
            <text:p>1,633,235</text:p>
          </table:table-cell>
          <table:table-cell office:value-type="float" office:value="253213" table:style-name="ce47">
            <text:p>253,213</text:p>
          </table:table-cell>
          <table:table-cell office:value-type="float" office:value="15.058229380171392" table:formula="of:=[.C8]/[.$B8]*100" table:style-name="ce29">
            <text:p>15.06</text:p>
          </table:table-cell>
          <table:table-cell office:value-type="float" office:value="73.54025806079774" table:formula="of:=[.D8]/[.$B8]*100" table:style-name="ce29">
            <text:p>73.54</text:p>
          </table:table-cell>
          <table:table-cell office:value-type="float" office:value="11.401512559030866" table:formula="of:=[.E8]/[.$B8]*100" table:style-name="ce29">
            <text:p>11.40</text:p>
          </table:table-cell>
          <table:table-cell office:value-type="float" office:value="20.476171524612198" table:formula="of:=[.C8]/[.D8]*100" table:style-name="ce28">
            <text:p>20.48</text:p>
          </table:table-cell>
          <table:table-cell office:value-type="float" office:value="15.503770124936093" table:formula="of:=[.E8]/[.D8]*100" table:style-name="ce28">
            <text:p>15.50</text:p>
          </table:table-cell>
          <table:table-cell office:value-type="float" office:value="35.979941649548294" table:formula="of:=([.C8]+[.E8])/[.D8]*100" table:style-name="ce28">
            <text:p>35.98</text:p>
          </table:table-cell>
          <table:table-cell office:value-type="float" office:value="75.716156735162542" table:formula="of:=[.E8]/[.C8]*100" table:style-name="ce28">
            <text:p>75.72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臺 <text:s/>中 <text:s/>市</text:p>
          </table:table-cell>
          <table:table-cell office:value-type="float" office:value="2803894" table:style-name="ce47">
            <text:p>2,803,894</text:p>
          </table:table-cell>
          <table:table-cell office:value-type="float" office:value="405496" table:style-name="ce47">
            <text:p>405,496</text:p>
          </table:table-cell>
          <table:table-cell office:value-type="float" office:value="2057546" table:style-name="ce47">
            <text:p>2,057,546</text:p>
          </table:table-cell>
          <table:table-cell office:value-type="float" office:value="340852" table:style-name="ce47">
            <text:p>340,852</text:p>
          </table:table-cell>
          <table:table-cell office:value-type="float" office:value="14.461887646251961" table:formula="of:=[.C9]/[.$B9]*100" table:style-name="ce29">
            <text:p>14.46</text:p>
          </table:table-cell>
          <table:table-cell office:value-type="float" office:value="73.381732690322821" table:formula="of:=[.D9]/[.$B9]*100" table:style-name="ce29">
            <text:p>73.38</text:p>
          </table:table-cell>
          <table:table-cell office:value-type="float" office:value="12.156379663425222" table:formula="of:=[.E9]/[.$B9]*100" table:style-name="ce29">
            <text:p>12.16</text:p>
          </table:table-cell>
          <table:table-cell office:value-type="float" office:value="19.707748939756389" table:formula="of:=[.C9]/[.D9]*100" table:style-name="ce28">
            <text:p>19.71</text:p>
          </table:table-cell>
          <table:table-cell office:value-type="float" office:value="16.56594797880582" table:formula="of:=[.E9]/[.D9]*100" table:style-name="ce28">
            <text:p>16.57</text:p>
          </table:table-cell>
          <table:table-cell office:value-type="float" office:value="36.273696918562209" table:formula="of:=([.C9]+[.E9])/[.D9]*100" table:style-name="ce28">
            <text:p>36.27</text:p>
          </table:table-cell>
          <table:table-cell office:value-type="float" office:value="84.058042496103539" table:formula="of:=[.E9]/[.C9]*100" table:style-name="ce28">
            <text:p>84.06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南 <text:s/>市</text:p>
          </table:table-cell>
          <table:table-cell office:value-type="float" office:value="1883831" table:style-name="ce47">
            <text:p>1,883,831</text:p>
          </table:table-cell>
          <table:table-cell office:value-type="float" office:value="230504" table:style-name="ce47">
            <text:p>230,504</text:p>
          </table:table-cell>
          <table:table-cell office:value-type="float" office:value="1370073" table:style-name="ce47">
            <text:p>1,370,073</text:p>
          </table:table-cell>
          <table:table-cell office:value-type="float" office:value="283254" table:style-name="ce47">
            <text:p>283,254</text:p>
          </table:table-cell>
          <table:table-cell office:value-type="float" office:value="12.235917128447298" table:formula="of:=[.C10]/[.$B10]*100" table:style-name="ce29">
            <text:p>12.24</text:p>
          </table:table-cell>
          <table:table-cell office:value-type="float" office:value="72.728020719480682" table:formula="of:=[.D10]/[.$B10]*100" table:style-name="ce29">
            <text:p>72.73</text:p>
          </table:table-cell>
          <table:table-cell office:value-type="float" office:value="15.036062152072027" table:formula="of:=[.E10]/[.$B10]*100" table:style-name="ce29">
            <text:p>15.04</text:p>
          </table:table-cell>
          <table:table-cell office:value-type="float" office:value="16.824213016386718" table:formula="of:=[.C10]/[.D10]*100" table:style-name="ce28">
            <text:p>16.82</text:p>
          </table:table-cell>
          <table:table-cell office:value-type="float" office:value="20.674372825389593" table:formula="of:=[.E10]/[.D10]*100" table:style-name="ce28">
            <text:p>20.67</text:p>
          </table:table-cell>
          <table:table-cell office:value-type="float" office:value="37.498585841776318" table:formula="of:=([.C10]+[.E10])/[.D10]*100" table:style-name="ce28">
            <text:p>37.50</text:p>
          </table:table-cell>
          <table:table-cell office:value-type="float" office:value="122.88463540762851" table:formula="of:=[.E10]/[.C10]*100" table:style-name="ce28">
            <text:p>122.8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高 <text:s/>雄 <text:s/>市</text:p>
          </table:table-cell>
          <table:table-cell office:value-type="float" office:value="2773533" table:style-name="ce47">
            <text:p>2,773,533</text:p>
          </table:table-cell>
          <table:table-cell office:value-type="float" office:value="331992" table:style-name="ce47">
            <text:p>331,992</text:p>
          </table:table-cell>
          <table:table-cell office:value-type="float" office:value="2025105" table:style-name="ce47">
            <text:p>2,025,105</text:p>
          </table:table-cell>
          <table:table-cell office:value-type="float" office:value="416436" table:style-name="ce47">
            <text:p>416,436</text:p>
          </table:table-cell>
          <table:table-cell office:value-type="float" office:value="11.970003601904141" table:formula="of:=[.C11]/[.$B11]*100" table:style-name="ce29">
            <text:p>11.97</text:p>
          </table:table-cell>
          <table:table-cell office:value-type="float" office:value="73.015356226156314" table:formula="of:=[.D11]/[.$B11]*100" table:style-name="ce29">
            <text:p>73.02</text:p>
          </table:table-cell>
          <table:table-cell office:value-type="float" office:value="15.014640171939545" table:formula="of:=[.E11]/[.$B11]*100" table:style-name="ce29">
            <text:p>15.01</text:p>
          </table:table-cell>
          <table:table-cell office:value-type="float" office:value="16.393816616916158" table:formula="of:=[.C11]/[.D11]*100" table:style-name="ce28">
            <text:p>16.39</text:p>
          </table:table-cell>
          <table:table-cell office:value-type="float" office:value="20.563674476138274" table:formula="of:=[.E11]/[.D11]*100" table:style-name="ce28">
            <text:p>20.56</text:p>
          </table:table-cell>
          <table:table-cell office:value-type="float" office:value="36.957491093054436" table:formula="of:=([.C11]+[.E11])/[.D11]*100" table:style-name="ce28">
            <text:p>36.96</text:p>
          </table:table-cell>
          <table:table-cell office:value-type="float" office:value="125.43555266391961" table:formula="of:=[.E11]/[.C11]*100" table:style-name="ce28">
            <text:p>125.44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臺 <text:s/>灣 <text:s/>省</text:p>
          </table:table-cell>
          <table:table-cell office:value-type="float" office:value="7090184" table:style-name="ce47">
            <text:p>7,090,184</text:p>
          </table:table-cell>
          <table:table-cell office:value-type="float" office:value="877630" table:style-name="ce47">
            <text:p>877,630</text:p>
          </table:table-cell>
          <table:table-cell office:value-type="float" office:value="5090404" table:style-name="ce47">
            <text:p>5,090,404</text:p>
          </table:table-cell>
          <table:table-cell office:value-type="float" office:value="1122150" table:style-name="ce47">
            <text:p>1,122,150</text:p>
          </table:table-cell>
          <table:table-cell office:value-type="float" office:value="12.378099073310368" table:formula="of:=[.C12]/[.$B12]*100" table:style-name="ce29">
            <text:p>12.38</text:p>
          </table:table-cell>
          <table:table-cell office:value-type="float" office:value="71.795090226149284" table:formula="of:=[.D12]/[.$B12]*100" table:style-name="ce29">
            <text:p>71.80</text:p>
          </table:table-cell>
          <table:table-cell office:value-type="float" office:value="15.826810700540353" table:formula="of:=[.E12]/[.$B12]*100" table:style-name="ce29">
            <text:p>15.83</text:p>
          </table:table-cell>
          <table:table-cell office:value-type="float" office:value="17.240871255012372" table:formula="of:=[.C12]/[.D12]*100" table:style-name="ce28">
            <text:p>17.24</text:p>
          </table:table-cell>
          <table:table-cell office:value-type="float" office:value="22.044419264168425" table:formula="of:=[.E12]/[.D12]*100" table:style-name="ce28">
            <text:p>22.04</text:p>
          </table:table-cell>
          <table:table-cell office:value-type="float" office:value="39.285290519180791" table:formula="of:=([.C12]+[.E12])/[.D12]*100" table:style-name="ce28">
            <text:p>39.29</text:p>
          </table:table-cell>
          <table:table-cell office:value-type="float" office:value="127.86139945079363" table:formula="of:=[.E12]/[.C12]*100" table:style-name="ce28">
            <text:p>127.86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宜<text:span text:style-name="T3"><text:s text:c="2"/></text:span><text:span text:style-name="T1">蘭</text:span><text:span text:style-name="T3"><text:s text:c="2"/></text:span><text:span text:style-name="T1">縣</text:span></text:p>
          </table:table-cell>
          <table:table-cell office:value-type="float" office:value="455221" table:style-name="ce48">
            <text:p>455,221</text:p>
          </table:table-cell>
          <table:table-cell office:value-type="float" office:value="54363" table:style-name="ce48">
            <text:p>54,363</text:p>
          </table:table-cell>
          <table:table-cell office:value-type="float" office:value="328214" table:style-name="ce48">
            <text:p>328,214</text:p>
          </table:table-cell>
          <table:table-cell office:value-type="float" office:value="72644" table:style-name="ce48">
            <text:p>72,644</text:p>
          </table:table-cell>
          <table:table-cell office:value-type="float" office:value="11.942111633690009" table:formula="of:=[.C13]/[.$B13]*100" table:style-name="ce30">
            <text:p>11.94</text:p>
          </table:table-cell>
          <table:table-cell office:value-type="float" office:value="72.099925091329268" table:formula="of:=[.D13]/[.$B13]*100" table:style-name="ce30">
            <text:p>72.10</text:p>
          </table:table-cell>
          <table:table-cell office:value-type="float" office:value="15.957963274980724" table:formula="of:=[.E13]/[.$B13]*100" table:style-name="ce30">
            <text:p>15.96</text:p>
          </table:table-cell>
          <table:table-cell office:value-type="float" office:value="16.563278836368955" table:formula="of:=[.C13]/[.D13]*100" table:style-name="ce54">
            <text:p>16.56</text:p>
          </table:table-cell>
          <table:table-cell office:value-type="float" office:value="22.133120464087455" table:formula="of:=[.E13]/[.D13]*100" table:style-name="ce54">
            <text:p>22.13</text:p>
          </table:table-cell>
          <table:table-cell office:value-type="float" office:value="38.696399300456406" table:formula="of:=([.C13]+[.E13])/[.D13]*100" table:style-name="ce54">
            <text:p>38.70</text:p>
          </table:table-cell>
          <table:table-cell office:value-type="float" office:value="133.62765115979619" table:formula="of:=[.E13]/[.C13]*100" table:style-name="ce54">
            <text:p>133.63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縣</text:span></text:p>
          </table:table-cell>
          <table:table-cell office:value-type="float" office:value="557010" table:style-name="ce48">
            <text:p>557,010</text:p>
          </table:table-cell>
          <table:table-cell office:value-type="float" office:value="90788" table:style-name="ce48">
            <text:p>90,788</text:p>
          </table:table-cell>
          <table:table-cell office:value-type="float" office:value="397706" table:style-name="ce48">
            <text:p>397,706</text:p>
          </table:table-cell>
          <table:table-cell office:value-type="float" office:value="68516" table:style-name="ce48">
            <text:p>68,516</text:p>
          </table:table-cell>
          <table:table-cell office:value-type="float" office:value="16.299168776144054" table:formula="of:=[.C14]/[.$B14]*100" table:style-name="ce30">
            <text:p>16.30</text:p>
          </table:table-cell>
          <table:table-cell office:value-type="float" office:value="71.400154395791816" table:formula="of:=[.D14]/[.$B14]*100" table:style-name="ce30">
            <text:p>71.40</text:p>
          </table:table-cell>
          <table:table-cell office:value-type="float" office:value="12.300676828064127" table:formula="of:=[.E14]/[.$B14]*100" table:style-name="ce30">
            <text:p>12.30</text:p>
          </table:table-cell>
          <table:table-cell office:value-type="float" office:value="22.827918110362933" table:formula="of:=[.C14]/[.D14]*100" table:style-name="ce54">
            <text:p>22.83</text:p>
          </table:table-cell>
          <table:table-cell office:value-type="float" office:value="17.227801441265658" table:formula="of:=[.E14]/[.D14]*100" table:style-name="ce54">
            <text:p>17.23</text:p>
          </table:table-cell>
          <table:table-cell office:value-type="float" office:value="40.055719551628584" table:formula="of:=([.C14]+[.E14])/[.D14]*100" table:style-name="ce54">
            <text:p>40.06</text:p>
          </table:table-cell>
          <table:table-cell office:value-type="float" office:value="75.468123540556022" table:formula="of:=[.E14]/[.C14]*100" table:style-name="ce54">
            <text:p>75.47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苗<text:span text:style-name="T3"><text:s text:c="2"/></text:span><text:span text:style-name="T1">栗</text:span><text:span text:style-name="T3"><text:s text:c="2"/></text:span><text:span text:style-name="T1">縣</text:span></text:p>
          </table:table-cell>
          <table:table-cell office:value-type="float" office:value="548863" table:style-name="ce48">
            <text:p>548,863</text:p>
          </table:table-cell>
          <table:table-cell office:value-type="float" office:value="68846" table:style-name="ce48">
            <text:p>68,846</text:p>
          </table:table-cell>
          <table:table-cell office:value-type="float" office:value="392328" table:style-name="ce48">
            <text:p>392,328</text:p>
          </table:table-cell>
          <table:table-cell office:value-type="float" office:value="87689" table:style-name="ce48">
            <text:p>87,689</text:p>
          </table:table-cell>
          <table:table-cell office:value-type="float" office:value="12.543385143469319" table:formula="of:=[.C15]/[.$B15]*100" table:style-name="ce30">
            <text:p>12.54</text:p>
          </table:table-cell>
          <table:table-cell office:value-type="float" office:value="71.480132564957017" table:formula="of:=[.D15]/[.$B15]*100" table:style-name="ce30">
            <text:p>71.48</text:p>
          </table:table-cell>
          <table:table-cell office:value-type="float" office:value="15.976482291573671" table:formula="of:=[.E15]/[.$B15]*100" table:style-name="ce30">
            <text:p>15.98</text:p>
          </table:table-cell>
          <table:table-cell office:value-type="float" office:value="17.548072021369872" table:formula="of:=[.C15]/[.D15]*100" table:style-name="ce54">
            <text:p>17.55</text:p>
          </table:table-cell>
          <table:table-cell office:value-type="float" office:value="22.350941049326075" table:formula="of:=[.E15]/[.D15]*100" table:style-name="ce54">
            <text:p>22.35</text:p>
          </table:table-cell>
          <table:table-cell office:value-type="float" office:value="39.89901307069595" table:formula="of:=([.C15]+[.E15])/[.D15]*100" table:style-name="ce54">
            <text:p>39.90</text:p>
          </table:table-cell>
          <table:table-cell office:value-type="float" office:value="127.36978183191472" table:formula="of:=[.E15]/[.C15]*100" table:style-name="ce54">
            <text:p>127.37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彰<text:span text:style-name="T3"><text:s text:c="2"/></text:span><text:span text:style-name="T1">化</text:span><text:span text:style-name="T3"><text:s text:c="2"/></text:span><text:span text:style-name="T1">縣</text:span></text:p>
          </table:table-cell>
          <table:table-cell office:value-type="float" office:value="1277824" table:style-name="ce48">
            <text:p>1,277,824</text:p>
          </table:table-cell>
          <table:table-cell office:value-type="float" office:value="166429" table:style-name="ce48">
            <text:p>166,429</text:p>
          </table:table-cell>
          <table:table-cell office:value-type="float" office:value="915292" table:style-name="ce48">
            <text:p>915,292</text:p>
          </table:table-cell>
          <table:table-cell office:value-type="float" office:value="196103" table:style-name="ce48">
            <text:p>196,103</text:p>
          </table:table-cell>
          <table:table-cell office:value-type="float" office:value="13.024407117099068" table:formula="of:=[.C16]/[.$B16]*100" table:style-name="ce30">
            <text:p>13.02</text:p>
          </table:table-cell>
          <table:table-cell office:value-type="float" office:value="71.62895672643495" table:formula="of:=[.D16]/[.$B16]*100" table:style-name="ce30">
            <text:p>71.63</text:p>
          </table:table-cell>
          <table:table-cell office:value-type="float" office:value="15.346636156465992" table:formula="of:=[.E16]/[.$B16]*100" table:style-name="ce30">
            <text:p>15.35</text:p>
          </table:table-cell>
          <table:table-cell office:value-type="float" office:value="18.183159035586456" table:formula="of:=[.C16]/[.D16]*100" table:style-name="ce54">
            <text:p>18.18</text:p>
          </table:table-cell>
          <table:table-cell office:value-type="float" office:value="21.425184531275264" table:formula="of:=[.E16]/[.D16]*100" table:style-name="ce54">
            <text:p>21.43</text:p>
          </table:table-cell>
          <table:table-cell office:value-type="float" office:value="39.60834356686172" table:formula="of:=([.C16]+[.E16])/[.D16]*100" table:style-name="ce54">
            <text:p>39.61</text:p>
          </table:table-cell>
          <table:table-cell office:value-type="float" office:value="117.82982533092191" table:formula="of:=[.E16]/[.C16]*100" table:style-name="ce54">
            <text:p>117.83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南<text:span text:style-name="T3"><text:s text:c="2"/></text:span><text:span text:style-name="T1">投</text:span><text:span text:style-name="T3"><text:s text:c="2"/></text:span><text:span text:style-name="T1">縣</text:span></text:p>
          </table:table-cell>
          <table:table-cell office:value-type="float" office:value="497031" table:style-name="ce48">
            <text:p>497,031</text:p>
          </table:table-cell>
          <table:table-cell office:value-type="float" office:value="53873" table:style-name="ce48">
            <text:p>53,873</text:p>
          </table:table-cell>
          <table:table-cell office:value-type="float" office:value="357793" table:style-name="ce48">
            <text:p>357,793</text:p>
          </table:table-cell>
          <table:table-cell office:value-type="float" office:value="85365" table:style-name="ce48">
            <text:p>85,365</text:p>
          </table:table-cell>
          <table:table-cell office:value-type="float" office:value="10.8389617549006" table:formula="of:=[.C17]/[.$B17]*100" table:style-name="ce30">
            <text:p>10.84</text:p>
          </table:table-cell>
          <table:table-cell office:value-type="float" office:value="71.986053183805438" table:formula="of:=[.D17]/[.$B17]*100" table:style-name="ce30">
            <text:p>71.99</text:p>
          </table:table-cell>
          <table:table-cell office:value-type="float" office:value="17.174985061293963" table:formula="of:=[.E17]/[.$B17]*100" table:style-name="ce30">
            <text:p>17.17</text:p>
          </table:table-cell>
          <table:table-cell office:value-type="float" office:value="15.05703018225622" table:formula="of:=[.C17]/[.D17]*100" table:style-name="ce54">
            <text:p>15.06</text:p>
          </table:table-cell>
          <table:table-cell office:value-type="float" office:value="23.858767499643648" table:formula="of:=[.E17]/[.D17]*100" table:style-name="ce54">
            <text:p>23.86</text:p>
          </table:table-cell>
          <table:table-cell office:value-type="float" office:value="38.915797681899875" table:formula="of:=([.C17]+[.E17])/[.D17]*100" table:style-name="ce54">
            <text:p>38.92</text:p>
          </table:table-cell>
          <table:table-cell office:value-type="float" office:value="158.45599836652869" table:formula="of:=[.E17]/[.C17]*100" table:style-name="ce54">
            <text:p>158.46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雲<text:span text:style-name="T3"><text:s text:c="2"/></text:span><text:span text:style-name="T1">林</text:span><text:span text:style-name="T3"><text:s text:c="2"/></text:span><text:span text:style-name="T1">縣</text:span></text:p>
          </table:table-cell>
          <table:table-cell office:value-type="float" office:value="686022" table:style-name="ce48">
            <text:p>686,022</text:p>
          </table:table-cell>
          <table:table-cell office:value-type="float" office:value="78610" table:style-name="ce48">
            <text:p>78,610</text:p>
          </table:table-cell>
          <table:table-cell office:value-type="float" office:value="483835" table:style-name="ce48">
            <text:p>483,835</text:p>
          </table:table-cell>
          <table:table-cell office:value-type="float" office:value="123577" table:style-name="ce48">
            <text:p>123,577</text:p>
          </table:table-cell>
          <table:table-cell office:value-type="float" office:value="11.458816189568264" table:formula="of:=[.C18]/[.$B18]*100" table:style-name="ce30">
            <text:p>11.46</text:p>
          </table:table-cell>
          <table:table-cell office:value-type="float" office:value="70.527621563156856" table:formula="of:=[.D18]/[.$B18]*100" table:style-name="ce30">
            <text:p>70.53</text:p>
          </table:table-cell>
          <table:table-cell office:value-type="float" office:value="18.013562247274869" table:formula="of:=[.E18]/[.$B18]*100" table:style-name="ce30">
            <text:p>18.01</text:p>
          </table:table-cell>
          <table:table-cell office:value-type="float" office:value="16.247274380728967" table:formula="of:=[.C18]/[.D18]*100" table:style-name="ce54">
            <text:p>16.25</text:p>
          </table:table-cell>
          <table:table-cell office:value-type="float" office:value="25.541145225128403" table:formula="of:=[.E18]/[.D18]*100" table:style-name="ce54">
            <text:p>25.54</text:p>
          </table:table-cell>
          <table:table-cell office:value-type="float" office:value="41.788419605857371" table:formula="of:=([.C18]+[.E18])/[.D18]*100" table:style-name="ce54">
            <text:p>41.79</text:p>
          </table:table-cell>
          <table:table-cell office:value-type="float" office:value="157.20264597379469" table:formula="of:=[.E18]/[.C18]*100" table:style-name="ce54">
            <text:p>157.2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縣</text:span></text:p>
          </table:table-cell>
          <table:table-cell office:value-type="float" office:value="507068" table:style-name="ce48">
            <text:p>507,068</text:p>
          </table:table-cell>
          <table:table-cell office:value-type="float" office:value="47764" table:style-name="ce48">
            <text:p>47,764</text:p>
          </table:table-cell>
          <table:table-cell office:value-type="float" office:value="362638" table:style-name="ce48">
            <text:p>362,638</text:p>
          </table:table-cell>
          <table:table-cell office:value-type="float" office:value="96666" table:style-name="ce48">
            <text:p>96,666</text:p>
          </table:table-cell>
          <table:table-cell office:value-type="float" office:value="9.4196439136368291" table:formula="of:=[.C19]/[.$B19]*100" table:style-name="ce30">
            <text:p>9.42</text:p>
          </table:table-cell>
          <table:table-cell office:value-type="float" office:value="71.516640766129996" table:formula="of:=[.D19]/[.$B19]*100" table:style-name="ce30">
            <text:p>71.52</text:p>
          </table:table-cell>
          <table:table-cell office:value-type="float" office:value="19.063715320233186" table:formula="of:=[.E19]/[.$B19]*100" table:style-name="ce30">
            <text:p>19.06</text:p>
          </table:table-cell>
          <table:table-cell office:value-type="float" office:value="13.171261698994591" table:formula="of:=[.C19]/[.D19]*100" table:style-name="ce54">
            <text:p>13.17</text:p>
          </table:table-cell>
          <table:table-cell office:value-type="float" office:value="26.656334967653695" table:formula="of:=[.E19]/[.D19]*100" table:style-name="ce54">
            <text:p>26.66</text:p>
          </table:table-cell>
          <table:table-cell office:value-type="float" office:value="39.827596666648283" table:formula="of:=([.C19]+[.E19])/[.D19]*100" table:style-name="ce54">
            <text:p>39.83</text:p>
          </table:table-cell>
          <table:table-cell office:value-type="float" office:value="202.38254752533288" table:formula="of:=[.E19]/[.C19]*100" table:style-name="ce54">
            <text:p>202.3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屏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825406" table:style-name="ce48">
            <text:p>825,406</text:p>
          </table:table-cell>
          <table:table-cell office:value-type="float" office:value="88101" table:style-name="ce48">
            <text:p>88,101</text:p>
          </table:table-cell>
          <table:table-cell office:value-type="float" office:value="601035" table:style-name="ce48">
            <text:p>601,035</text:p>
          </table:table-cell>
          <table:table-cell office:value-type="float" office:value="136270" table:style-name="ce48">
            <text:p>136,270</text:p>
          </table:table-cell>
          <table:table-cell office:value-type="float" office:value="10.673656358204326" table:formula="of:=[.C20]/[.$B20]*100" table:style-name="ce30">
            <text:p>10.67</text:p>
          </table:table-cell>
          <table:table-cell office:value-type="float" office:value="72.81689253530989" table:formula="of:=[.D20]/[.$B20]*100" table:style-name="ce30">
            <text:p>72.82</text:p>
          </table:table-cell>
          <table:table-cell office:value-type="float" office:value="16.509451106485777" table:formula="of:=[.E20]/[.$B20]*100" table:style-name="ce30">
            <text:p>16.51</text:p>
          </table:table-cell>
          <table:table-cell office:value-type="float" office:value="14.65821457984976" table:formula="of:=[.C20]/[.D20]*100" table:style-name="ce54">
            <text:p>14.66</text:p>
          </table:table-cell>
          <table:table-cell office:value-type="float" office:value="22.672556506692622" table:formula="of:=[.E20]/[.D20]*100" table:style-name="ce54">
            <text:p>22.67</text:p>
          </table:table-cell>
          <table:table-cell office:value-type="float" office:value="37.330771086542377" table:formula="of:=([.C20]+[.E20])/[.D20]*100" table:style-name="ce54">
            <text:p>37.33</text:p>
          </table:table-cell>
          <table:table-cell office:value-type="float" office:value="154.67474830024631" table:formula="of:=[.E20]/[.C20]*100" table:style-name="ce54">
            <text:p>154.67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臺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218919" table:style-name="ce48">
            <text:p>218,919</text:p>
          </table:table-cell>
          <table:table-cell office:value-type="float" office:value="25738" table:style-name="ce48">
            <text:p>25,738</text:p>
          </table:table-cell>
          <table:table-cell office:value-type="float" office:value="157923" table:style-name="ce48">
            <text:p>157,923</text:p>
          </table:table-cell>
          <table:table-cell office:value-type="float" office:value="35258" table:style-name="ce48">
            <text:p>35,258</text:p>
          </table:table-cell>
          <table:table-cell office:value-type="float" office:value="11.756859843138329" table:formula="of:=[.C21]/[.$B21]*100" table:style-name="ce30">
            <text:p>11.76</text:p>
          </table:table-cell>
          <table:table-cell office:value-type="float" office:value="72.13763994902223" table:formula="of:=[.D21]/[.$B21]*100" table:style-name="ce30">
            <text:p>72.14</text:p>
          </table:table-cell>
          <table:table-cell office:value-type="float" office:value="16.10550020783943" table:formula="of:=[.E21]/[.$B21]*100" table:style-name="ce30">
            <text:p>16.11</text:p>
          </table:table-cell>
          <table:table-cell office:value-type="float" office:value="16.297816024264993" table:formula="of:=[.C21]/[.D21]*100" table:style-name="ce54">
            <text:p>16.30</text:p>
          </table:table-cell>
          <table:table-cell office:value-type="float" office:value="22.32607030008295" table:formula="of:=[.E21]/[.D21]*100" table:style-name="ce54">
            <text:p>22.33</text:p>
          </table:table-cell>
          <table:table-cell office:value-type="float" office:value="38.623886324347936" table:formula="of:=([.C21]+[.E21])/[.D21]*100" table:style-name="ce54">
            <text:p>38.62</text:p>
          </table:table-cell>
          <table:table-cell office:value-type="float" office:value="136.98811096433289" table:formula="of:=[.E21]/[.C21]*100" table:style-name="ce54">
            <text:p>136.9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花<text:span text:style-name="T3"><text:s text:c="2"/></text:span><text:span text:style-name="T1">蓮</text:span><text:span text:style-name="T3"><text:s text:c="2"/></text:span><text:span text:style-name="T1">縣</text:span></text:p>
          </table:table-cell>
          <table:table-cell office:value-type="float" office:value="327968" table:style-name="ce48">
            <text:p>327,968</text:p>
          </table:table-cell>
          <table:table-cell office:value-type="float" office:value="39277" table:style-name="ce48">
            <text:p>39,277</text:p>
          </table:table-cell>
          <table:table-cell office:value-type="float" office:value="236527" table:style-name="ce48">
            <text:p>236,527</text:p>
          </table:table-cell>
          <table:table-cell office:value-type="float" office:value="52164" table:style-name="ce48">
            <text:p>52,164</text:p>
          </table:table-cell>
          <table:table-cell office:value-type="float" office:value="11.97586349887794" table:formula="of:=[.C22]/[.$B22]*100" table:style-name="ce30">
            <text:p>11.98</text:p>
          </table:table-cell>
          <table:table-cell office:value-type="float" office:value="72.118926236706017" table:formula="of:=[.D22]/[.$B22]*100" table:style-name="ce30">
            <text:p>72.12</text:p>
          </table:table-cell>
          <table:table-cell office:value-type="float" office:value="15.90521026441604" table:formula="of:=[.E22]/[.$B22]*100" table:style-name="ce30">
            <text:p>15.91</text:p>
          </table:table-cell>
          <table:table-cell office:value-type="float" office:value="16.605715203761093" table:formula="of:=[.C22]/[.D22]*100" table:style-name="ce54">
            <text:p>16.61</text:p>
          </table:table-cell>
          <table:table-cell office:value-type="float" office:value="22.054141810448701" table:formula="of:=[.E22]/[.D22]*100" table:style-name="ce54">
            <text:p>22.05</text:p>
          </table:table-cell>
          <table:table-cell office:value-type="float" office:value="38.659857014209791" table:formula="of:=([.C22]+[.E22])/[.D22]*100" table:style-name="ce54">
            <text:p>38.66</text:p>
          </table:table-cell>
          <table:table-cell office:value-type="float" office:value="132.81055070397434" table:formula="of:=[.E22]/[.C22]*100" table:style-name="ce54">
            <text:p>132.81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澎<text:span text:style-name="T3"><text:s text:c="2"/></text:span><text:span text:style-name="T1">湖</text:span><text:span text:style-name="T3"><text:s text:c="2"/></text:span><text:span text:style-name="T1">縣</text:span></text:p>
          </table:table-cell>
          <table:table-cell office:value-type="float" office:value="104440" table:style-name="ce48">
            <text:p>104,440</text:p>
          </table:table-cell>
          <table:table-cell office:value-type="float" office:value="11006" table:style-name="ce48">
            <text:p>11,006</text:p>
          </table:table-cell>
          <table:table-cell office:value-type="float" office:value="76699" table:style-name="ce48">
            <text:p>76,699</text:p>
          </table:table-cell>
          <table:table-cell office:value-type="float" office:value="16735" table:style-name="ce48">
            <text:p>16,735</text:p>
          </table:table-cell>
          <table:table-cell office:value-type="float" office:value="10.538108004595941" table:formula="of:=[.C23]/[.$B23]*100" table:style-name="ce30">
            <text:p>10.54</text:p>
          </table:table-cell>
          <table:table-cell office:value-type="float" office:value="73.438337801608583" table:formula="of:=[.D23]/[.$B23]*100" table:style-name="ce30">
            <text:p>73.44</text:p>
          </table:table-cell>
          <table:table-cell office:value-type="float" office:value="16.02355419379548" table:formula="of:=[.E23]/[.$B23]*100" table:style-name="ce30">
            <text:p>16.02</text:p>
          </table:table-cell>
          <table:table-cell office:value-type="float" office:value="14.349600385924196" table:formula="of:=[.C23]/[.D23]*100" table:style-name="ce54">
            <text:p>14.35</text:p>
          </table:table-cell>
          <table:table-cell office:value-type="float" office:value="21.81905891862997" table:formula="of:=[.E23]/[.D23]*100" table:style-name="ce54">
            <text:p>21.82</text:p>
          </table:table-cell>
          <table:table-cell office:value-type="float" office:value="36.168659304554168" table:formula="of:=([.C23]+[.E23])/[.D23]*100" table:style-name="ce54">
            <text:p>36.17</text:p>
          </table:table-cell>
          <table:table-cell office:value-type="float" office:value="152.05342540432491" table:formula="of:=[.E23]/[.C23]*100" table:style-name="ce54">
            <text:p>152.05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基<text:span text:style-name="T3"><text:s text:c="2"/></text:span><text:span text:style-name="T1">隆</text:span><text:span text:style-name="T3"><text:s text:c="2"/></text:span><text:span text:style-name="T1">市</text:span></text:p>
          </table:table-cell>
          <table:table-cell office:value-type="float" office:value="370155" table:style-name="ce48">
            <text:p>370,155</text:p>
          </table:table-cell>
          <table:table-cell office:value-type="float" office:value="38863" table:style-name="ce48">
            <text:p>38,863</text:p>
          </table:table-cell>
          <table:table-cell office:value-type="float" office:value="273294" table:style-name="ce48">
            <text:p>273,294</text:p>
          </table:table-cell>
          <table:table-cell office:value-type="float" office:value="57998" table:style-name="ce48">
            <text:p>57,998</text:p>
          </table:table-cell>
          <table:table-cell office:value-type="float" office:value="10.499115235509448" table:formula="of:=[.C24]/[.$B24]*100" table:style-name="ce30">
            <text:p>10.50</text:p>
          </table:table-cell>
          <table:table-cell office:value-type="float" office:value="73.832313490294609" table:formula="of:=[.D24]/[.$B24]*100" table:style-name="ce30">
            <text:p>73.83</text:p>
          </table:table-cell>
          <table:table-cell office:value-type="float" office:value="15.668571274195944" table:formula="of:=[.E24]/[.$B24]*100" table:style-name="ce30">
            <text:p>15.67</text:p>
          </table:table-cell>
          <table:table-cell office:value-type="float" office:value="14.220217055625078" table:formula="of:=[.C24]/[.D24]*100" table:style-name="ce54">
            <text:p>14.22</text:p>
          </table:table-cell>
          <table:table-cell office:value-type="float" office:value="21.221834361530075" table:formula="of:=[.E24]/[.D24]*100" table:style-name="ce54">
            <text:p>21.22</text:p>
          </table:table-cell>
          <table:table-cell office:value-type="float" office:value="35.442051417155149" table:formula="of:=([.C24]+[.E24])/[.D24]*100" table:style-name="ce54">
            <text:p>35.44</text:p>
          </table:table-cell>
          <table:table-cell office:value-type="float" office:value="149.23706353086484" table:formula="of:=[.E24]/[.C24]*100" table:style-name="ce54">
            <text:p>149.24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市</text:span></text:p>
          </table:table-cell>
          <table:table-cell office:value-type="float" office:value="445635" table:style-name="ce48">
            <text:p>445,635</text:p>
          </table:table-cell>
          <table:table-cell office:value-type="float" office:value="77048" table:style-name="ce48">
            <text:p>77,048</text:p>
          </table:table-cell>
          <table:table-cell office:value-type="float" office:value="315159" table:style-name="ce48">
            <text:p>315,159</text:p>
          </table:table-cell>
          <table:table-cell office:value-type="float" office:value="53428" table:style-name="ce48">
            <text:p>53,428</text:p>
          </table:table-cell>
          <table:table-cell office:value-type="float" office:value="17.289485789940198" table:formula="of:=[.C25]/[.$B25]*100" table:style-name="ce30">
            <text:p>17.29</text:p>
          </table:table-cell>
          <table:table-cell office:value-type="float" office:value="70.721330236628631" table:formula="of:=[.D25]/[.$B25]*100" table:style-name="ce30">
            <text:p>70.72</text:p>
          </table:table-cell>
          <table:table-cell office:value-type="float" office:value="11.989183973431171" table:formula="of:=[.E25]/[.$B25]*100" table:style-name="ce30">
            <text:p>11.99</text:p>
          </table:table-cell>
          <table:table-cell office:value-type="float" office:value="24.447342452539829" table:formula="of:=[.C25]/[.D25]*100" table:style-name="ce54">
            <text:p>24.45</text:p>
          </table:table-cell>
          <table:table-cell office:value-type="float" office:value="16.952712757687387" table:formula="of:=[.E25]/[.D25]*100" table:style-name="ce54">
            <text:p>16.95</text:p>
          </table:table-cell>
          <table:table-cell office:value-type="float" office:value="41.400055210227222" table:formula="of:=([.C25]+[.E25])/[.D25]*100" table:style-name="ce54">
            <text:p>41.40</text:p>
          </table:table-cell>
          <table:table-cell office:value-type="float" office:value="69.343785692036136" table:formula="of:=[.E25]/[.C25]*100" table:style-name="ce54">
            <text:p>69.34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市</text:span></text:p>
          </table:table-cell>
          <table:table-cell office:value-type="float" office:value="268622" table:style-name="ce48">
            <text:p>268,622</text:p>
          </table:table-cell>
          <table:table-cell office:value-type="float" office:value="36924" table:style-name="ce48">
            <text:p>36,924</text:p>
          </table:table-cell>
          <table:table-cell office:value-type="float" office:value="191961" table:style-name="ce48">
            <text:p>191,961</text:p>
          </table:table-cell>
          <table:table-cell office:value-type="float" office:value="39737" table:style-name="ce48">
            <text:p>39,737</text:p>
          </table:table-cell>
          <table:table-cell office:value-type="float" office:value="13.745709584471861" table:formula="of:=[.C26]/[.$B26]*100" table:style-name="ce30">
            <text:p>13.75</text:p>
          </table:table-cell>
          <table:table-cell office:value-type="float" office:value="71.461384398895106" table:formula="of:=[.D26]/[.$B26]*100" table:style-name="ce30">
            <text:p>71.46</text:p>
          </table:table-cell>
          <table:table-cell office:value-type="float" office:value="14.79290601663304" table:formula="of:=[.E26]/[.$B26]*100" table:style-name="ce30">
            <text:p>14.79</text:p>
          </table:table-cell>
          <table:table-cell office:value-type="float" office:value="19.235157141294327" table:formula="of:=[.C26]/[.D26]*100" table:style-name="ce54">
            <text:p>19.24</text:p>
          </table:table-cell>
          <table:table-cell office:value-type="float" office:value="20.700558967706982" table:formula="of:=[.E26]/[.D26]*100" table:style-name="ce54">
            <text:p>20.70</text:p>
          </table:table-cell>
          <table:table-cell office:value-type="float" office:value="39.935716109001305" table:formula="of:=([.C26]+[.E26])/[.D26]*100" table:style-name="ce54">
            <text:p>39.94</text:p>
          </table:table-cell>
          <table:table-cell office:value-type="float" office:value="107.61835120788648" table:formula="of:=[.E26]/[.C26]*100" table:style-name="ce54">
            <text:p>107.62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福 <text:s/>建 <text:s/>省</text:p>
          </table:table-cell>
          <table:table-cell office:value-type="float" office:value="152329" table:style-name="ce47">
            <text:p>152,329</text:p>
          </table:table-cell>
          <table:table-cell office:value-type="float" office:value="14602" table:style-name="ce47">
            <text:p>14,602</text:p>
          </table:table-cell>
          <table:table-cell office:value-type="float" office:value="118455" table:style-name="ce47">
            <text:p>118,455</text:p>
          </table:table-cell>
          <table:table-cell office:value-type="float" office:value="19272" table:style-name="ce47">
            <text:p>19,272</text:p>
          </table:table-cell>
          <table:table-cell office:value-type="float" office:value="9.5858306691437605" table:formula="of:=[.C27]/[.$B27]*100" table:style-name="ce29">
            <text:p>9.59</text:p>
          </table:table-cell>
          <table:table-cell office:value-type="float" office:value="77.762605938462144" table:formula="of:=[.D27]/[.$B27]*100" table:style-name="ce29">
            <text:p>77.76</text:p>
          </table:table-cell>
          <table:table-cell office:value-type="float" office:value="12.651563392394094" table:formula="of:=[.E27]/[.$B27]*100" table:style-name="ce29">
            <text:p>12.65</text:p>
          </table:table-cell>
          <table:table-cell office:value-type="float" office:value="12.327044025157234" table:formula="of:=[.C27]/[.D27]*100" table:style-name="ce28">
            <text:p>12.33</text:p>
          </table:table-cell>
          <table:table-cell office:value-type="float" office:value="16.269469418766619" table:formula="of:=[.E27]/[.D27]*100" table:style-name="ce28">
            <text:p>16.27</text:p>
          </table:table-cell>
          <table:table-cell office:value-type="float" office:value="28.596513443923854" table:formula="of:=([.C27]+[.E27])/[.D27]*100" table:style-name="ce28">
            <text:p>28.60</text:p>
          </table:table-cell>
          <table:table-cell office:value-type="float" office:value="131.98192028489248" table:formula="of:=[.E27]/[.C27]*100" table:style-name="ce28">
            <text:p>131.98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金 <text:s/>門 <text:s/>縣</text:p>
          </table:table-cell>
          <table:table-cell office:value-type="float" office:value="139273" table:style-name="ce48">
            <text:p>139,273</text:p>
          </table:table-cell>
          <table:table-cell office:value-type="float" office:value="13075" table:style-name="ce48">
            <text:p>13,075</text:p>
          </table:table-cell>
          <table:table-cell office:value-type="float" office:value="108393" table:style-name="ce48">
            <text:p>108,393</text:p>
          </table:table-cell>
          <table:table-cell office:value-type="float" office:value="17805" table:style-name="ce48">
            <text:p>17,805</text:p>
          </table:table-cell>
          <table:table-cell office:value-type="float" office:value="9.3880364464038255" table:formula="of:=[.C28]/[.$B28]*100" table:style-name="ce30">
            <text:p>9.39</text:p>
          </table:table-cell>
          <table:table-cell office:value-type="float" office:value="77.827719658512422" table:formula="of:=[.D28]/[.$B28]*100" table:style-name="ce30">
            <text:p>77.83</text:p>
          </table:table-cell>
          <table:table-cell office:value-type="float" office:value="12.784243895083755" table:formula="of:=[.E28]/[.$B28]*100" table:style-name="ce30">
            <text:p>12.78</text:p>
          </table:table-cell>
          <table:table-cell office:value-type="float" office:value="12.062587067430554" table:formula="of:=[.C28]/[.D28]*100" table:style-name="ce54">
            <text:p>12.06</text:p>
          </table:table-cell>
          <table:table-cell office:value-type="float" office:value="16.426337494118624" table:formula="of:=[.E28]/[.D28]*100" table:style-name="ce54">
            <text:p>16.43</text:p>
          </table:table-cell>
          <table:table-cell office:value-type="float" office:value="28.48892456154918" table:formula="of:=([.C28]+[.E28])/[.D28]*100" table:style-name="ce54">
            <text:p>28.49</text:p>
          </table:table-cell>
          <table:table-cell office:value-type="float" office:value="136.17590822179733" table:formula="of:=[.E28]/[.C28]*100" table:style-name="ce54">
            <text:p>136.1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連 <text:s/>江 <text:s/>縣</text:p>
          </table:table-cell>
          <table:table-cell office:value-type="float" office:value="13056" table:style-name="ce48">
            <text:p>13,056</text:p>
          </table:table-cell>
          <table:table-cell office:value-type="float" office:value="1527" table:style-name="ce48">
            <text:p>1,527</text:p>
          </table:table-cell>
          <table:table-cell office:value-type="float" office:value="10062" table:style-name="ce48">
            <text:p>10,062</text:p>
          </table:table-cell>
          <table:table-cell office:value-type="float" office:value="1467" table:style-name="ce48">
            <text:p>1,467</text:p>
          </table:table-cell>
          <table:table-cell office:value-type="float" office:value="11.695772058823529" table:formula="of:=[.C29]/[.$B29]*100" table:style-name="ce30">
            <text:p>11.70</text:p>
          </table:table-cell>
          <table:table-cell office:value-type="float" office:value="77.068014705882348" table:formula="of:=[.D29]/[.$B29]*100" table:style-name="ce30">
            <text:p>77.07</text:p>
          </table:table-cell>
          <table:table-cell office:value-type="float" office:value="11.236213235294118" table:formula="of:=[.E29]/[.$B29]*100" table:style-name="ce30">
            <text:p>11.24</text:p>
          </table:table-cell>
          <table:table-cell office:value-type="float" office:value="15.175909361955874" table:formula="of:=[.C29]/[.D29]*100" table:style-name="ce54">
            <text:p>15.18</text:p>
          </table:table-cell>
          <table:table-cell office:value-type="float" office:value="14.579606440071558" table:formula="of:=[.E29]/[.D29]*100" table:style-name="ce54">
            <text:p>14.58</text:p>
          </table:table-cell>
          <table:table-cell office:value-type="float" office:value="29.755515802027432" table:formula="of:=([.C29]+[.E29])/[.D29]*100" table:style-name="ce54">
            <text:p>29.76</text:p>
          </table:table-cell>
          <table:table-cell office:value-type="float" office:value="96.070726915520638" table:formula="of:=[.E29]/[.C29]*100" table:style-name="ce54">
            <text:p>96.07</text:p>
          </table:table-cell>
          <table:table-cell table:number-columns-repeated="16372" table:style-name="ce17"/>
        </table:table-row>
        <table:table-row table:style-name="ro7">
          <table:table-cell table:style-name="ce20"/>
          <table:table-cell table:number-columns-repeated="4" table:style-name="ce45"/>
          <table:table-cell table:number-columns-repeated="7" table:style-name="ce21"/>
          <table:table-cell table:number-columns-repeated="16372" table:style-name="ce17"/>
        </table:table-row>
        <table:table-row table:style-name="ro8">
          <table:table-cell office:value-type="string" table:style-name="ce14">
            <text:p>說明：扶養比係指依賴人口(0歲~14歲及65歲以上)</text:p>
          </table:table-cell>
          <table:table-cell table:number-columns-repeated="4" table:style-name="ce14"/>
          <table:table-cell table:number-columns-repeated="2" table:style-name="ce1"/>
          <table:table-cell table:style-name="ce16"/>
          <table:table-cell table:number-columns-repeated="3" table:style-name="ce33"/>
          <table:table-cell office:value-type="string" table:style-name="ce32">
            <text:p>內政部戶政司編製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5">
            <text:p>　　　對工作年齡人口(15歲~64歲)扶養負擔的一種簡略測度。</text:p>
          </table:table-cell>
          <table:table-cell table:number-columns-repeated="4" table:style-name="ce15"/>
          <table:table-cell table:number-columns-repeated="16379" table:style-name="ce1"/>
        </table:table-row>
        <table:table-row table:number-rows-repeated="2" table:style-name="ro9">
          <table:table-cell table:number-columns-repeated="5" table:style-name="ce26"/>
          <table:table-cell table:number-columns-repeated="16379"/>
        </table:table-row>
        <table:table-row table:style-name="ro9">
          <table:table-cell table:number-columns-repeated="5" table:style-name="ce27"/>
          <table:table-cell table:number-columns-repeated="16379"/>
        </table:table-row>
        <table:table-row table:number-rows-repeated="1048541" table:style-name="ro9">
          <table:table-cell table:number-columns-repeated="16384"/>
        </table:table-row>
        <table:named-expressions>
          <table:named-expression table:name="\a" table:expression="of:=[.#REF!]" table:base-cell-address="108.$A$1"/>
          <table:named-expression table:name="\b" table:expression="of:=[.#REF!]" table:base-cell-address="108.$A$1"/>
          <table:named-expression table:name="NAME" table:expression="of:=[.#REF!]" table:base-cell-address="108.$A$1"/>
          <table:named-expression table:name="P_1" table:expression="of:=[.#REF!]" table:base-cell-address="108.$A$1"/>
          <table:named-expression table:name="P_11" table:expression="of:=[.#REF!]" table:base-cell-address="108.$A$1"/>
          <table:named-expression table:name="P_2" table:expression="of:=[.#REF!]" table:base-cell-address="108.$A$1"/>
          <table:named-expression table:name="Print_Area" table:expression="of:=[.#REF!]" table:base-cell-address="108.$A$1"/>
          <table:named-expression table:name="PRINT_AREA_MI" table:expression="of:=[.#REF!]" table:base-cell-address="108.$A$1"/>
        </table:named-expressions>
      </table:table>
      <table:table table:name="106" table:style-name="ta1">
        <table:table-column table:style-name="co1" table:number-columns-repeated="12" table:default-cell-style-name="ce16"/>
        <table:table-column table:style-name="co2" table:number-columns-repeated="16372" table:default-cell-style-name="ce16"/>
        <table:table-row table:style-name="ro1">
          <table:table-cell office:value-type="string" table:number-columns-spanned="12" table:number-rows-spanned="1" table:style-name="ce50">
            <text:p>各縣市年底三階段年齡人口數、百分比及其扶養比</text:p>
          </table:table-cell>
          <table:covered-table-cell table:number-columns-repeated="11"/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64" table:style-name="ce1"/>
        </table:table-row>
        <table:table-row table:style-name="ro2">
          <table:table-cell table:style-name="ce51"/>
          <table:table-cell table:style-name="ce52"/>
          <table:table-cell office:value-type="string" table:number-columns-spanned="8" table:number-rows-spanned="1" table:style-name="ce55">
            <text:p>中華民國106年底</text:p>
          </table:table-cell>
          <table:covered-table-cell table:number-columns-repeated="7"/>
          <table:table-cell table:style-name="ce53"/>
          <table:table-cell office:value-type="string" table:style-name="ce49">
            <text:p>單位：人；%</text:p>
          </table:table-cell>
          <table:table-cell table:style-name="ce5"/>
          <table:table-cell table:number-columns-repeated="2" table:style-name="ce6"/>
          <table:table-cell table:number-columns-repeated="5" table:style-name="ce4"/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2" table:style-name="ce46">
            <text:p>區<text:span text:style-name="T3"><text:s text:c="3"/></text:span>域<text:span text:style-name="T3"><text:s text:c="3"/></text:span>別</text:p>
          </table:table-cell>
          <table:table-cell office:value-type="string" table:number-columns-spanned="4" table:number-rows-spanned="1" table:style-name="ce73">
            <text:p>三　階　段　年　齡　人　口　數</text:p>
          </table:table-cell>
          <table:covered-table-cell table:number-columns-repeated="3"/>
          <table:table-cell office:value-type="string" table:number-columns-spanned="3" table:number-rows-spanned="1" table:style-name="ce72">
            <text:p>年<text:span text:style-name="T3"><text:s text:c="2"/></text:span>齡<text:span text:style-name="T3"><text:s text:c="2"/></text:span>分<text:span text:style-name="T3"><text:s text:c="2"/></text:span>配<text:span text:style-name="T3"><text:s text:c="2"/></text:span>百<text:span text:style-name="T3"><text:s text:c="2"/></text:span>分<text:span text:style-name="T3"><text:s text:c="2"/></text:span>比<text:span text:style-name="T3"><text:s/>(%)</text:span></text:p>
          </table:table-cell>
          <table:covered-table-cell table:number-columns-repeated="2"/>
          <table:table-cell office:value-type="string" table:number-columns-spanned="1" table:number-rows-spanned="2" table:style-name="ce72">
            <text:p>扶幼比</text:p>
          </table:table-cell>
          <table:table-cell office:value-type="string" table:number-columns-spanned="1" table:number-rows-spanned="2" table:style-name="ce72">
            <text:p>扶老比</text:p>
          </table:table-cell>
          <table:table-cell office:value-type="string" table:number-columns-spanned="1" table:number-rows-spanned="2" table:style-name="ce72">
            <text:p>扶養比</text:p>
          </table:table-cell>
          <table:table-cell office:value-type="string" table:number-columns-spanned="1" table:number-rows-spanned="2" table:style-name="ce41">
            <text:p>老化指數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44">
            <text:p>總計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covered-table-cell/>
          <table:covered-table-cell/>
          <table:covered-table-cell/>
          <table:covered-table-cell/>
          <table:table-cell table:number-columns-repeated="16372" table:style-name="ce17"/>
        </table:table-row>
        <table:table-row table:style-name="ro4">
          <table:table-cell office:value-type="string" table:style-name="ce43">
            <text:p>總　 　計</text:p>
          </table:table-cell>
          <table:table-cell office:value-type="float" office:value="23571227" table:style-name="ce47">
            <text:p>23,571,227</text:p>
          </table:table-cell>
          <table:table-cell office:value-type="float" office:value="3091873" table:style-name="ce47">
            <text:p>3,091,873</text:p>
          </table:table-cell>
          <table:table-cell office:value-type="float" office:value="17211341" table:style-name="ce47">
            <text:p>17,211,341</text:p>
          </table:table-cell>
          <table:table-cell office:value-type="float" office:value="3268013" table:style-name="ce47">
            <text:p>3,268,013</text:p>
          </table:table-cell>
          <table:table-cell office:value-type="float" office:value="13.117149141196597" table:formula="of:=[.C5]/[.$B5]*100" table:style-name="ce28">
            <text:p>13.12</text:p>
          </table:table-cell>
          <table:table-cell office:value-type="float" office:value="73.018434721281167" table:formula="of:=[.D5]/[.$B5]*100" table:style-name="ce28">
            <text:p>73.02</text:p>
          </table:table-cell>
          <table:table-cell office:value-type="float" office:value="13.864416137522243" table:formula="of:=[.E5]/[.$B5]*100" table:style-name="ce28">
            <text:p>13.86</text:p>
          </table:table-cell>
          <table:table-cell office:value-type="float" office:value="17.964160956429833" table:formula="of:=[.C5]/[.D5]*100" table:style-name="ce28">
            <text:p>17.96</text:p>
          </table:table-cell>
          <table:table-cell office:value-type="float" office:value="18.98755593768086" table:formula="of:=[.E5]/[.D5]*100" table:style-name="ce28">
            <text:p>18.99</text:p>
          </table:table-cell>
          <table:table-cell office:value-type="float" office:value="36.951716894110689" table:formula="of:=([.C5]+[.E5])/[.D5]*100" table:style-name="ce28">
            <text:p>36.95</text:p>
          </table:table-cell>
          <table:table-cell office:value-type="float" office:value="105.69687047301102" table:formula="of:=[.E5]/[.C5]*100" table:style-name="ce28">
            <text:p>105.70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25">
            <text:p>新 <text:s/>北 <text:s/>市</text:p>
          </table:table-cell>
          <table:table-cell office:value-type="float" office:value="3986689" table:style-name="ce47">
            <text:p>3,986,689</text:p>
          </table:table-cell>
          <table:table-cell office:value-type="float" office:value="498155" table:style-name="ce47">
            <text:p>498,155</text:p>
          </table:table-cell>
          <table:table-cell office:value-type="float" office:value="2986137" table:style-name="ce47">
            <text:p>2,986,137</text:p>
          </table:table-cell>
          <table:table-cell office:value-type="float" office:value="502397" table:style-name="ce47">
            <text:p>502,397</text:p>
          </table:table-cell>
          <table:table-cell office:value-type="float" office:value="12.495456756220513" table:formula="of:=[.C6]/[.$B6]*100" table:style-name="ce29">
            <text:p>12.50</text:p>
          </table:table-cell>
          <table:table-cell office:value-type="float" office:value="74.902682401361133" table:formula="of:=[.D6]/[.$B6]*100" table:style-name="ce29">
            <text:p>74.90</text:p>
          </table:table-cell>
          <table:table-cell office:value-type="float" office:value="12.601860842418358" table:formula="of:=[.E6]/[.$B6]*100" table:style-name="ce29">
            <text:p>12.60</text:p>
          </table:table-cell>
          <table:table-cell office:value-type="float" office:value="16.682255368725549" table:formula="of:=[.C6]/[.D6]*100" table:style-name="ce28">
            <text:p>16.68</text:p>
          </table:table-cell>
          <table:table-cell office:value-type="float" office:value="16.82431181154783" table:formula="of:=[.E6]/[.D6]*100" table:style-name="ce28">
            <text:p>16.82</text:p>
          </table:table-cell>
          <table:table-cell office:value-type="float" office:value="33.506567180273379" table:formula="of:=([.C6]+[.E6])/[.D6]*100" table:style-name="ce28">
            <text:p>33.51</text:p>
          </table:table-cell>
          <table:table-cell office:value-type="float" office:value="100.85154219068362" table:formula="of:=[.E6]/[.C6]*100" table:style-name="ce28">
            <text:p>100.85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北 <text:s/>市</text:p>
          </table:table-cell>
          <table:table-cell office:value-type="float" office:value="2683257" table:style-name="ce47">
            <text:p>2,683,257</text:p>
          </table:table-cell>
          <table:table-cell office:value-type="float" office:value="369872" table:style-name="ce47">
            <text:p>369,872</text:p>
          </table:table-cell>
          <table:table-cell office:value-type="float" office:value="1874209" table:style-name="ce47">
            <text:p>1,874,209</text:p>
          </table:table-cell>
          <table:table-cell office:value-type="float" office:value="439176" table:style-name="ce47">
            <text:p>439,176</text:p>
          </table:table-cell>
          <table:table-cell office:value-type="float" office:value="13.784441818282781" table:formula="of:=[.C7]/[.$B7]*100" table:style-name="ce29">
            <text:p>13.78</text:p>
          </table:table-cell>
          <table:table-cell office:value-type="float" office:value="69.848285125129649" table:formula="of:=[.D7]/[.$B7]*100" table:style-name="ce29">
            <text:p>69.85</text:p>
          </table:table-cell>
          <table:table-cell office:value-type="float" office:value="16.367273056587571" table:formula="of:=[.E7]/[.$B7]*100" table:style-name="ce29">
            <text:p>16.37</text:p>
          </table:table-cell>
          <table:table-cell office:value-type="float" office:value="19.734832134516481" table:formula="of:=[.C7]/[.D7]*100" table:style-name="ce28">
            <text:p>19.73</text:p>
          </table:table-cell>
          <table:table-cell office:value-type="float" office:value="23.43260543514624" table:formula="of:=[.E7]/[.D7]*100" table:style-name="ce28">
            <text:p>23.43</text:p>
          </table:table-cell>
          <table:table-cell office:value-type="float" office:value="43.167437569662717" table:formula="of:=([.C7]+[.E7])/[.D7]*100" table:style-name="ce28">
            <text:p>43.17</text:p>
          </table:table-cell>
          <table:table-cell office:value-type="float" office:value="118.73729290132802" table:formula="of:=[.E7]/[.C7]*100" table:style-name="ce28">
            <text:p>118.74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桃 <text:s/>園 <text:s/>市</text:p>
          </table:table-cell>
          <table:table-cell office:value-type="float" office:value="2188017" table:style-name="ce47">
            <text:p>2,188,017</text:p>
          </table:table-cell>
          <table:table-cell office:value-type="float" office:value="331649" table:style-name="ce47">
            <text:p>331,649</text:p>
          </table:table-cell>
          <table:table-cell office:value-type="float" office:value="1620364" table:style-name="ce47">
            <text:p>1,620,364</text:p>
          </table:table-cell>
          <table:table-cell office:value-type="float" office:value="236004" table:style-name="ce47">
            <text:p>236,004</text:p>
          </table:table-cell>
          <table:table-cell office:value-type="float" office:value="15.157514772508623" table:formula="of:=[.C8]/[.$B8]*100" table:style-name="ce29">
            <text:p>15.16</text:p>
          </table:table-cell>
          <table:table-cell office:value-type="float" office:value="74.056280184294735" table:formula="of:=[.D8]/[.$B8]*100" table:style-name="ce29">
            <text:p>74.06</text:p>
          </table:table-cell>
          <table:table-cell office:value-type="float" office:value="10.786205043196647" table:formula="of:=[.E8]/[.$B8]*100" table:style-name="ce29">
            <text:p>10.79</text:p>
          </table:table-cell>
          <table:table-cell office:value-type="float" office:value="20.467561609613643" table:formula="of:=[.C8]/[.D8]*100" table:style-name="ce28">
            <text:p>20.47</text:p>
          </table:table-cell>
          <table:table-cell office:value-type="float" office:value="14.564875546482147" table:formula="of:=[.E8]/[.D8]*100" table:style-name="ce28">
            <text:p>14.56</text:p>
          </table:table-cell>
          <table:table-cell office:value-type="float" office:value="35.032437156095789" table:formula="of:=([.C8]+[.E8])/[.D8]*100" table:style-name="ce28">
            <text:p>35.03</text:p>
          </table:table-cell>
          <table:table-cell office:value-type="float" office:value="71.160775398086528" table:formula="of:=[.E8]/[.C8]*100" table:style-name="ce28">
            <text:p>71.16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臺 <text:s/>中 <text:s/>市</text:p>
          </table:table-cell>
          <table:table-cell office:value-type="float" office:value="2787070" table:style-name="ce47">
            <text:p>2,787,070</text:p>
          </table:table-cell>
          <table:table-cell office:value-type="float" office:value="407467" table:style-name="ce47">
            <text:p>407,467</text:p>
          </table:table-cell>
          <table:table-cell office:value-type="float" office:value="2059022" table:style-name="ce47">
            <text:p>2,059,022</text:p>
          </table:table-cell>
          <table:table-cell office:value-type="float" office:value="320581" table:style-name="ce47">
            <text:p>320,581</text:p>
          </table:table-cell>
          <table:table-cell office:value-type="float" office:value="14.619905492147666" table:formula="of:=[.C9]/[.$B9]*100" table:style-name="ce29">
            <text:p>14.62</text:p>
          </table:table-cell>
          <table:table-cell office:value-type="float" office:value="73.877656463597972" table:formula="of:=[.D9]/[.$B9]*100" table:style-name="ce29">
            <text:p>73.88</text:p>
          </table:table-cell>
          <table:table-cell office:value-type="float" office:value="11.502438044254362" table:formula="of:=[.E9]/[.$B9]*100" table:style-name="ce29">
            <text:p>11.50</text:p>
          </table:table-cell>
          <table:table-cell office:value-type="float" office:value="19.789346592702749" table:formula="of:=[.C9]/[.D9]*100" table:style-name="ce28">
            <text:p>19.79</text:p>
          </table:table-cell>
          <table:table-cell office:value-type="float" office:value="15.569576235708022" table:formula="of:=[.E9]/[.D9]*100" table:style-name="ce28">
            <text:p>15.57</text:p>
          </table:table-cell>
          <table:table-cell office:value-type="float" office:value="35.358922828410769" table:formula="of:=([.C9]+[.E9])/[.D9]*100" table:style-name="ce28">
            <text:p>35.36</text:p>
          </table:table-cell>
          <table:table-cell office:value-type="float" office:value="78.676555402032562" table:formula="of:=[.E9]/[.C9]*100" table:style-name="ce28">
            <text:p>78.6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南 <text:s/>市</text:p>
          </table:table-cell>
          <table:table-cell office:value-type="float" office:value="1886522" table:style-name="ce47">
            <text:p>1,886,522</text:p>
          </table:table-cell>
          <table:table-cell office:value-type="float" office:value="233691" table:style-name="ce47">
            <text:p>233,691</text:p>
          </table:table-cell>
          <table:table-cell office:value-type="float" office:value="1381516" table:style-name="ce47">
            <text:p>1,381,516</text:p>
          </table:table-cell>
          <table:table-cell office:value-type="float" office:value="271315" table:style-name="ce47">
            <text:p>271,315</text:p>
          </table:table-cell>
          <table:table-cell office:value-type="float" office:value="12.387398609716717" table:formula="of:=[.C10]/[.$B10]*100" table:style-name="ce29">
            <text:p>12.39</text:p>
          </table:table-cell>
          <table:table-cell office:value-type="float" office:value="73.230844909309297" table:formula="of:=[.D10]/[.$B10]*100" table:style-name="ce29">
            <text:p>73.23</text:p>
          </table:table-cell>
          <table:table-cell office:value-type="float" office:value="14.381756480973984" table:formula="of:=[.E10]/[.$B10]*100" table:style-name="ce29">
            <text:p>14.38</text:p>
          </table:table-cell>
          <table:table-cell office:value-type="float" office:value="16.915547847437161" table:formula="of:=[.C10]/[.D10]*100" table:style-name="ce28">
            <text:p>16.92</text:p>
          </table:table-cell>
          <table:table-cell office:value-type="float" office:value="19.63893288242771" table:formula="of:=[.E10]/[.D10]*100" table:style-name="ce28">
            <text:p>19.64</text:p>
          </table:table-cell>
          <table:table-cell office:value-type="float" office:value="36.554480729864878" table:formula="of:=([.C10]+[.E10])/[.D10]*100" table:style-name="ce28">
            <text:p>36.55</text:p>
          </table:table-cell>
          <table:table-cell office:value-type="float" office:value="116.0998925932107" table:formula="of:=[.E10]/[.C10]*100" table:style-name="ce28">
            <text:p>116.1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高 <text:s/>雄 <text:s/>市</text:p>
          </table:table-cell>
          <table:table-cell office:value-type="float" office:value="2776912" table:style-name="ce47">
            <text:p>2,776,912</text:p>
          </table:table-cell>
          <table:table-cell office:value-type="float" office:value="336948" table:style-name="ce47">
            <text:p>336,948</text:p>
          </table:table-cell>
          <table:table-cell office:value-type="float" office:value="2045103" table:style-name="ce47">
            <text:p>2,045,103</text:p>
          </table:table-cell>
          <table:table-cell office:value-type="float" office:value="394861" table:style-name="ce47">
            <text:p>394,861</text:p>
          </table:table-cell>
          <table:table-cell office:value-type="float" office:value="12.133909897036709" table:formula="of:=[.C11]/[.$B11]*100" table:style-name="ce29">
            <text:p>12.13</text:p>
          </table:table-cell>
          <table:table-cell office:value-type="float" office:value="73.646662191671894" table:formula="of:=[.D11]/[.$B11]*100" table:style-name="ce29">
            <text:p>73.65</text:p>
          </table:table-cell>
          <table:table-cell office:value-type="float" office:value="14.21942791129139" table:formula="of:=[.E11]/[.$B11]*100" table:style-name="ce29">
            <text:p>14.22</text:p>
          </table:table-cell>
          <table:table-cell office:value-type="float" office:value="16.475844981890887" table:formula="of:=[.C11]/[.D11]*100" table:style-name="ce28">
            <text:p>16.48</text:p>
          </table:table-cell>
          <table:table-cell office:value-type="float" office:value="19.307633894234179" table:formula="of:=[.E11]/[.D11]*100" table:style-name="ce28">
            <text:p>19.31</text:p>
          </table:table-cell>
          <table:table-cell office:value-type="float" office:value="35.783478876125066" table:formula="of:=([.C11]+[.E11])/[.D11]*100" table:style-name="ce28">
            <text:p>35.78</text:p>
          </table:table-cell>
          <table:table-cell office:value-type="float" office:value="117.1875185488562" table:formula="of:=[.E11]/[.C11]*100" table:style-name="ce28">
            <text:p>117.19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臺 <text:s/>灣 <text:s/>省</text:p>
          </table:table-cell>
          <table:table-cell office:value-type="float" office:value="7112424" table:style-name="ce47">
            <text:p>7,112,424</text:p>
          </table:table-cell>
          <table:table-cell office:value-type="float" office:value="898997" table:style-name="ce47">
            <text:p>898,997</text:p>
          </table:table-cell>
          <table:table-cell office:value-type="float" office:value="5127940" table:style-name="ce47">
            <text:p>5,127,940</text:p>
          </table:table-cell>
          <table:table-cell office:value-type="float" office:value="1085487" table:style-name="ce47">
            <text:p>1,085,487</text:p>
          </table:table-cell>
          <table:table-cell office:value-type="float" office:value="12.639811687267239" table:formula="of:=[.C12]/[.$B12]*100" table:style-name="ce29">
            <text:p>12.64</text:p>
          </table:table-cell>
          <table:table-cell office:value-type="float" office:value="72.098345093037196" table:formula="of:=[.D12]/[.$B12]*100" table:style-name="ce29">
            <text:p>72.10</text:p>
          </table:table-cell>
          <table:table-cell office:value-type="float" office:value="15.261843219695564" table:formula="of:=[.E12]/[.$B12]*100" table:style-name="ce29">
            <text:p>15.26</text:p>
          </table:table-cell>
          <table:table-cell office:value-type="float" office:value="17.531347870684915" table:formula="of:=[.C12]/[.D12]*100" table:style-name="ce28">
            <text:p>17.53</text:p>
          </table:table-cell>
          <table:table-cell office:value-type="float" office:value="21.16809089029903" table:formula="of:=[.E12]/[.D12]*100" table:style-name="ce28">
            <text:p>21.17</text:p>
          </table:table-cell>
          <table:table-cell office:value-type="float" office:value="38.699438760983945" table:formula="of:=([.C12]+[.E12])/[.D12]*100" table:style-name="ce28">
            <text:p>38.70</text:p>
          </table:table-cell>
          <table:table-cell office:value-type="float" office:value="120.74422940232282" table:formula="of:=[.E12]/[.C12]*100" table:style-name="ce28">
            <text:p>120.74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宜<text:span text:style-name="T3"><text:s text:c="2"/></text:span><text:span text:style-name="T1">蘭</text:span><text:span text:style-name="T3"><text:s text:c="2"/></text:span><text:span text:style-name="T1">縣</text:span></text:p>
          </table:table-cell>
          <table:table-cell office:value-type="float" office:value="456607" table:style-name="ce48">
            <text:p>456,607</text:p>
          </table:table-cell>
          <table:table-cell office:value-type="float" office:value="55674" table:style-name="ce48">
            <text:p>55,674</text:p>
          </table:table-cell>
          <table:table-cell office:value-type="float" office:value="330908" table:style-name="ce48">
            <text:p>330,908</text:p>
          </table:table-cell>
          <table:table-cell office:value-type="float" office:value="70025" table:style-name="ce48">
            <text:p>70,025</text:p>
          </table:table-cell>
          <table:table-cell office:value-type="float" office:value="12.192979958695334" table:formula="of:=[.C13]/[.$B13]*100" table:style-name="ce30">
            <text:p>12.19</text:p>
          </table:table-cell>
          <table:table-cell office:value-type="float" office:value="72.471074687860678" table:formula="of:=[.D13]/[.$B13]*100" table:style-name="ce30">
            <text:p>72.47</text:p>
          </table:table-cell>
          <table:table-cell office:value-type="float" office:value="15.335945353443989" table:formula="of:=[.E13]/[.$B13]*100" table:style-name="ce30">
            <text:p>15.34</text:p>
          </table:table-cell>
          <table:table-cell office:value-type="float" office:value="16.82461590532716" table:formula="of:=[.C13]/[.D13]*100" table:style-name="ce54">
            <text:p>16.82</text:p>
          </table:table-cell>
          <table:table-cell office:value-type="float" office:value="21.161470861991852" table:formula="of:=[.E13]/[.D13]*100" table:style-name="ce54">
            <text:p>21.16</text:p>
          </table:table-cell>
          <table:table-cell office:value-type="float" office:value="37.986086767319009" table:formula="of:=([.C13]+[.E13])/[.D13]*100" table:style-name="ce54">
            <text:p>37.99</text:p>
          </table:table-cell>
          <table:table-cell office:value-type="float" office:value="125.77684376908431" table:formula="of:=[.E13]/[.C13]*100" table:style-name="ce54">
            <text:p>125.7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縣</text:span></text:p>
          </table:table-cell>
          <table:table-cell office:value-type="float" office:value="552169" table:style-name="ce48">
            <text:p>552,169</text:p>
          </table:table-cell>
          <table:table-cell office:value-type="float" office:value="91331" table:style-name="ce48">
            <text:p>91,331</text:p>
          </table:table-cell>
          <table:table-cell office:value-type="float" office:value="394658" table:style-name="ce48">
            <text:p>394,658</text:p>
          </table:table-cell>
          <table:table-cell office:value-type="float" office:value="66180" table:style-name="ce48">
            <text:p>66,180</text:p>
          </table:table-cell>
          <table:table-cell office:value-type="float" office:value="16.540407013070276" table:formula="of:=[.C14]/[.$B14]*100" table:style-name="ce30">
            <text:p>16.54</text:p>
          </table:table-cell>
          <table:table-cell office:value-type="float" office:value="71.474132013930515" table:formula="of:=[.D14]/[.$B14]*100" table:style-name="ce30">
            <text:p>71.47</text:p>
          </table:table-cell>
          <table:table-cell office:value-type="float" office:value="11.985460972999208" table:formula="of:=[.E14]/[.$B14]*100" table:style-name="ce30">
            <text:p>11.99</text:p>
          </table:table-cell>
          <table:table-cell office:value-type="float" office:value="23.141808857289096" table:formula="of:=[.C14]/[.D14]*100" table:style-name="ce54">
            <text:p>23.14</text:p>
          </table:table-cell>
          <table:table-cell office:value-type="float" office:value="16.768949318143811" table:formula="of:=[.E14]/[.D14]*100" table:style-name="ce54">
            <text:p>16.77</text:p>
          </table:table-cell>
          <table:table-cell office:value-type="float" office:value="39.91075817543291" table:formula="of:=([.C14]+[.E14])/[.D14]*100" table:style-name="ce54">
            <text:p>39.91</text:p>
          </table:table-cell>
          <table:table-cell office:value-type="float" office:value="72.461705226045922" table:formula="of:=[.E14]/[.C14]*100" table:style-name="ce54">
            <text:p>72.46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苗<text:span text:style-name="T3"><text:s text:c="2"/></text:span><text:span text:style-name="T1">栗</text:span><text:span text:style-name="T3"><text:s text:c="2"/></text:span><text:span text:style-name="T1">縣</text:span></text:p>
          </table:table-cell>
          <table:table-cell office:value-type="float" office:value="553807" table:style-name="ce48">
            <text:p>553,807</text:p>
          </table:table-cell>
          <table:table-cell office:value-type="float" office:value="72200" table:style-name="ce48">
            <text:p>72,200</text:p>
          </table:table-cell>
          <table:table-cell office:value-type="float" office:value="396246" table:style-name="ce48">
            <text:p>396,246</text:p>
          </table:table-cell>
          <table:table-cell office:value-type="float" office:value="85361" table:style-name="ce48">
            <text:p>85,361</text:p>
          </table:table-cell>
          <table:table-cell office:value-type="float" office:value="13.037032756899064" table:formula="of:=[.C15]/[.$B15]*100" table:style-name="ce30">
            <text:p>13.04</text:p>
          </table:table-cell>
          <table:table-cell office:value-type="float" office:value="71.549474817039155" table:formula="of:=[.D15]/[.$B15]*100" table:style-name="ce30">
            <text:p>71.55</text:p>
          </table:table-cell>
          <table:table-cell office:value-type="float" office:value="15.413492426061786" table:formula="of:=[.E15]/[.$B15]*100" table:style-name="ce30">
            <text:p>15.41</text:p>
          </table:table-cell>
          <table:table-cell office:value-type="float" office:value="18.221004123700936" table:formula="of:=[.C15]/[.D15]*100" table:style-name="ce54">
            <text:p>18.22</text:p>
          </table:table-cell>
          <table:table-cell office:value-type="float" office:value="21.542425664864755" table:formula="of:=[.E15]/[.D15]*100" table:style-name="ce54">
            <text:p>21.54</text:p>
          </table:table-cell>
          <table:table-cell office:value-type="float" office:value="39.763429788565688" table:formula="of:=([.C15]+[.E15])/[.D15]*100" table:style-name="ce54">
            <text:p>39.76</text:p>
          </table:table-cell>
          <table:table-cell office:value-type="float" office:value="118.22853185595568" table:formula="of:=[.E15]/[.C15]*100" table:style-name="ce54">
            <text:p>118.23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彰<text:span text:style-name="T3"><text:s text:c="2"/></text:span><text:span text:style-name="T1">化</text:span><text:span text:style-name="T3"><text:s text:c="2"/></text:span><text:span text:style-name="T1">縣</text:span></text:p>
          </table:table-cell>
          <table:table-cell office:value-type="float" office:value="1282458" table:style-name="ce48">
            <text:p>1,282,458</text:p>
          </table:table-cell>
          <table:table-cell office:value-type="float" office:value="170450" table:style-name="ce48">
            <text:p>170,450</text:p>
          </table:table-cell>
          <table:table-cell office:value-type="float" office:value="922509" table:style-name="ce48">
            <text:p>922,509</text:p>
          </table:table-cell>
          <table:table-cell office:value-type="float" office:value="189499" table:style-name="ce48">
            <text:p>189,499</text:p>
          </table:table-cell>
          <table:table-cell office:value-type="float" office:value="13.290883600086708" table:formula="of:=[.C16]/[.$B16]*100" table:style-name="ce30">
            <text:p>13.29</text:p>
          </table:table-cell>
          <table:table-cell office:value-type="float" office:value="71.932882012510348" table:formula="of:=[.D16]/[.$B16]*100" table:style-name="ce30">
            <text:p>71.93</text:p>
          </table:table-cell>
          <table:table-cell office:value-type="float" office:value="14.776234387402939" table:formula="of:=[.E16]/[.$B16]*100" table:style-name="ce30">
            <text:p>14.78</text:p>
          </table:table-cell>
          <table:table-cell office:value-type="float" office:value="18.47678450833542" table:formula="of:=[.C16]/[.D16]*100" table:style-name="ce54">
            <text:p>18.48</text:p>
          </table:table-cell>
          <table:table-cell office:value-type="float" office:value="20.541696612173972" table:formula="of:=[.E16]/[.D16]*100" table:style-name="ce54">
            <text:p>20.54</text:p>
          </table:table-cell>
          <table:table-cell office:value-type="float" office:value="39.018481120509392" table:formula="of:=([.C16]+[.E16])/[.D16]*100" table:style-name="ce54">
            <text:p>39.02</text:p>
          </table:table-cell>
          <table:table-cell office:value-type="float" office:value="111.17571135230273" table:formula="of:=[.E16]/[.C16]*100" table:style-name="ce54">
            <text:p>111.18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南<text:span text:style-name="T3"><text:s text:c="2"/></text:span><text:span text:style-name="T1">投</text:span><text:span text:style-name="T3"><text:s text:c="2"/></text:span><text:span text:style-name="T1">縣</text:span></text:p>
          </table:table-cell>
          <table:table-cell office:value-type="float" office:value="501051" table:style-name="ce48">
            <text:p>501,051</text:p>
          </table:table-cell>
          <table:table-cell office:value-type="float" office:value="55733" table:style-name="ce48">
            <text:p>55,733</text:p>
          </table:table-cell>
          <table:table-cell office:value-type="float" office:value="362538" table:style-name="ce48">
            <text:p>362,538</text:p>
          </table:table-cell>
          <table:table-cell office:value-type="float" office:value="82780" table:style-name="ce48">
            <text:p>82,780</text:p>
          </table:table-cell>
          <table:table-cell office:value-type="float" office:value="11.123218993675295" table:formula="of:=[.C17]/[.$B17]*100" table:style-name="ce30">
            <text:p>11.12</text:p>
          </table:table-cell>
          <table:table-cell office:value-type="float" office:value="72.35550872066915" table:formula="of:=[.D17]/[.$B17]*100" table:style-name="ce30">
            <text:p>72.36</text:p>
          </table:table-cell>
          <table:table-cell office:value-type="float" office:value="16.521272285655552" table:formula="of:=[.E17]/[.$B17]*100" table:style-name="ce30">
            <text:p>16.52</text:p>
          </table:table-cell>
          <table:table-cell office:value-type="float" office:value="15.373009174210702" table:formula="of:=[.C17]/[.D17]*100" table:style-name="ce54">
            <text:p>15.37</text:p>
          </table:table-cell>
          <table:table-cell office:value-type="float" office:value="22.833468491578817" table:formula="of:=[.E17]/[.D17]*100" table:style-name="ce54">
            <text:p>22.83</text:p>
          </table:table-cell>
          <table:table-cell office:value-type="float" office:value="38.206477665789521" table:formula="of:=([.C17]+[.E17])/[.D17]*100" table:style-name="ce54">
            <text:p>38.21</text:p>
          </table:table-cell>
          <table:table-cell office:value-type="float" office:value="148.5295964688784" table:formula="of:=[.E17]/[.C17]*100" table:style-name="ce54">
            <text:p>148.53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雲<text:span text:style-name="T3"><text:s text:c="2"/></text:span><text:span text:style-name="T1">林</text:span><text:span text:style-name="T3"><text:s text:c="2"/></text:span><text:span text:style-name="T1">縣</text:span></text:p>
          </table:table-cell>
          <table:table-cell office:value-type="float" office:value="690373" table:style-name="ce48">
            <text:p>690,373</text:p>
          </table:table-cell>
          <table:table-cell office:value-type="float" office:value="81516" table:style-name="ce48">
            <text:p>81,516</text:p>
          </table:table-cell>
          <table:table-cell office:value-type="float" office:value="487667" table:style-name="ce48">
            <text:p>487,667</text:p>
          </table:table-cell>
          <table:table-cell office:value-type="float" office:value="121190" table:style-name="ce48">
            <text:p>121,190</text:p>
          </table:table-cell>
          <table:table-cell office:value-type="float" office:value="11.807530132261835" table:formula="of:=[.C18]/[.$B18]*100" table:style-name="ce30">
            <text:p>11.81</text:p>
          </table:table-cell>
          <table:table-cell office:value-type="float" office:value="70.638191238649256" table:formula="of:=[.D18]/[.$B18]*100" table:style-name="ce30">
            <text:p>70.64</text:p>
          </table:table-cell>
          <table:table-cell office:value-type="float" office:value="17.554278629088913" table:formula="of:=[.E18]/[.$B18]*100" table:style-name="ce30">
            <text:p>17.55</text:p>
          </table:table-cell>
          <table:table-cell office:value-type="float" office:value="16.715504637385756" table:formula="of:=[.C18]/[.D18]*100" table:style-name="ce54">
            <text:p>16.72</text:p>
          </table:table-cell>
          <table:table-cell office:value-type="float" office:value="24.850974127837233" table:formula="of:=[.E18]/[.D18]*100" table:style-name="ce54">
            <text:p>24.85</text:p>
          </table:table-cell>
          <table:table-cell office:value-type="float" office:value="41.566478765222989" table:formula="of:=([.C18]+[.E18])/[.D18]*100" table:style-name="ce54">
            <text:p>41.57</text:p>
          </table:table-cell>
          <table:table-cell office:value-type="float" office:value="148.6701997153933" table:formula="of:=[.E18]/[.C18]*100" table:style-name="ce54">
            <text:p>148.67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縣</text:span></text:p>
          </table:table-cell>
          <table:table-cell office:value-type="float" office:value="511182" table:style-name="ce48">
            <text:p>511,182</text:p>
          </table:table-cell>
          <table:table-cell office:value-type="float" office:value="50176" table:style-name="ce48">
            <text:p>50,176</text:p>
          </table:table-cell>
          <table:table-cell office:value-type="float" office:value="366622" table:style-name="ce48">
            <text:p>366,622</text:p>
          </table:table-cell>
          <table:table-cell office:value-type="float" office:value="94384" table:style-name="ce48">
            <text:p>94,384</text:p>
          </table:table-cell>
          <table:table-cell office:value-type="float" office:value="9.8156820858324423" table:formula="of:=[.C19]/[.$B19]*100" table:style-name="ce30">
            <text:p>9.82</text:p>
          </table:table-cell>
          <table:table-cell office:value-type="float" office:value="71.720443990594347" table:formula="of:=[.D19]/[.$B19]*100" table:style-name="ce30">
            <text:p>71.72</text:p>
          </table:table-cell>
          <table:table-cell office:value-type="float" office:value="18.46387392357321" table:formula="of:=[.E19]/[.$B19]*100" table:style-name="ce30">
            <text:p>18.46</text:p>
          </table:table-cell>
          <table:table-cell office:value-type="float" office:value="13.686030843757329" table:formula="of:=[.C19]/[.D19]*100" table:style-name="ce54">
            <text:p>13.69</text:p>
          </table:table-cell>
          <table:table-cell office:value-type="float" office:value="25.744227024019288" table:formula="of:=[.E19]/[.D19]*100" table:style-name="ce54">
            <text:p>25.74</text:p>
          </table:table-cell>
          <table:table-cell office:value-type="float" office:value="39.430257867776618" table:formula="of:=([.C19]+[.E19])/[.D19]*100" table:style-name="ce54">
            <text:p>39.43</text:p>
          </table:table-cell>
          <table:table-cell office:value-type="float" office:value="188.10586734693877" table:formula="of:=[.E19]/[.C19]*100" table:style-name="ce54">
            <text:p>188.11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屏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829939" table:style-name="ce48">
            <text:p>829,939</text:p>
          </table:table-cell>
          <table:table-cell office:value-type="float" office:value="90673" table:style-name="ce48">
            <text:p>90,673</text:p>
          </table:table-cell>
          <table:table-cell office:value-type="float" office:value="607919" table:style-name="ce48">
            <text:p>607,919</text:p>
          </table:table-cell>
          <table:table-cell office:value-type="float" office:value="131347" table:style-name="ce48">
            <text:p>131,347</text:p>
          </table:table-cell>
          <table:table-cell office:value-type="float" office:value="10.925260772177232" table:formula="of:=[.C20]/[.$B20]*100" table:style-name="ce30">
            <text:p>10.93</text:p>
          </table:table-cell>
          <table:table-cell office:value-type="float" office:value="73.248636345562744" table:formula="of:=[.D20]/[.$B20]*100" table:style-name="ce30">
            <text:p>73.25</text:p>
          </table:table-cell>
          <table:table-cell office:value-type="float" office:value="15.82610288226002" table:formula="of:=[.E20]/[.$B20]*100" table:style-name="ce30">
            <text:p>15.83</text:p>
          </table:table-cell>
          <table:table-cell office:value-type="float" office:value="14.915309440895907" table:formula="of:=[.C20]/[.D20]*100" table:style-name="ce54">
            <text:p>14.92</text:p>
          </table:table-cell>
          <table:table-cell office:value-type="float" office:value="21.606003431378191" table:formula="of:=[.E20]/[.D20]*100" table:style-name="ce54">
            <text:p>21.61</text:p>
          </table:table-cell>
          <table:table-cell office:value-type="float" office:value="36.521312872274102" table:formula="of:=([.C20]+[.E20])/[.D20]*100" table:style-name="ce54">
            <text:p>36.52</text:p>
          </table:table-cell>
          <table:table-cell office:value-type="float" office:value="144.8578959557972" table:formula="of:=[.E20]/[.C20]*100" table:style-name="ce54">
            <text:p>144.86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臺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219540" table:style-name="ce48">
            <text:p>219,540</text:p>
          </table:table-cell>
          <table:table-cell office:value-type="float" office:value="26398" table:style-name="ce48">
            <text:p>26,398</text:p>
          </table:table-cell>
          <table:table-cell office:value-type="float" office:value="158984" table:style-name="ce48">
            <text:p>158,984</text:p>
          </table:table-cell>
          <table:table-cell office:value-type="float" office:value="34158" table:style-name="ce48">
            <text:p>34,158</text:p>
          </table:table-cell>
          <table:table-cell office:value-type="float" office:value="12.024232486107316" table:formula="of:=[.C21]/[.$B21]*100" table:style-name="ce30">
            <text:p>12.02</text:p>
          </table:table-cell>
          <table:table-cell office:value-type="float" office:value="72.416871640703278" table:formula="of:=[.D21]/[.$B21]*100" table:style-name="ce30">
            <text:p>72.42</text:p>
          </table:table-cell>
          <table:table-cell office:value-type="float" office:value="15.558895873189396" table:formula="of:=[.E21]/[.$B21]*100" table:style-name="ce30">
            <text:p>15.56</text:p>
          </table:table-cell>
          <table:table-cell office:value-type="float" office:value="16.604186584813565" table:formula="of:=[.C21]/[.D21]*100" table:style-name="ce54">
            <text:p>16.60</text:p>
          </table:table-cell>
          <table:table-cell office:value-type="float" office:value="21.485180898706787" table:formula="of:=[.E21]/[.D21]*100" table:style-name="ce54">
            <text:p>21.49</text:p>
          </table:table-cell>
          <table:table-cell office:value-type="float" office:value="38.089367483520356" table:formula="of:=([.C21]+[.E21])/[.D21]*100" table:style-name="ce54">
            <text:p>38.09</text:p>
          </table:table-cell>
          <table:table-cell office:value-type="float" office:value="129.39616637624061" table:formula="of:=[.E21]/[.C21]*100" table:style-name="ce54">
            <text:p>129.4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花<text:span text:style-name="T3"><text:s text:c="2"/></text:span><text:span text:style-name="T1">蓮</text:span><text:span text:style-name="T3"><text:s text:c="2"/></text:span><text:span text:style-name="T1">縣</text:span></text:p>
          </table:table-cell>
          <table:table-cell office:value-type="float" office:value="329237" table:style-name="ce48">
            <text:p>329,237</text:p>
          </table:table-cell>
          <table:table-cell office:value-type="float" office:value="40087" table:style-name="ce48">
            <text:p>40,087</text:p>
          </table:table-cell>
          <table:table-cell office:value-type="float" office:value="238678" table:style-name="ce48">
            <text:p>238,678</text:p>
          </table:table-cell>
          <table:table-cell office:value-type="float" office:value="50472" table:style-name="ce48">
            <text:p>50,472</text:p>
          </table:table-cell>
          <table:table-cell office:value-type="float" office:value="12.175727515437208" table:formula="of:=[.C22]/[.$B22]*100" table:style-name="ce30">
            <text:p>12.18</text:p>
          </table:table-cell>
          <table:table-cell office:value-type="float" office:value="72.494282234378275" table:formula="of:=[.D22]/[.$B22]*100" table:style-name="ce30">
            <text:p>72.49</text:p>
          </table:table-cell>
          <table:table-cell office:value-type="float" office:value="15.329990250184517" table:formula="of:=[.E22]/[.$B22]*100" table:style-name="ce30">
            <text:p>15.33</text:p>
          </table:table-cell>
          <table:table-cell office:value-type="float" office:value="16.795431501856058" table:formula="of:=[.C22]/[.D22]*100" table:style-name="ce54">
            <text:p>16.80</text:p>
          </table:table-cell>
          <table:table-cell office:value-type="float" office:value="21.146481870972607" table:formula="of:=[.E22]/[.D22]*100" table:style-name="ce54">
            <text:p>21.15</text:p>
          </table:table-cell>
          <table:table-cell office:value-type="float" office:value="37.941913372828665" table:formula="of:=([.C22]+[.E22])/[.D22]*100" table:style-name="ce54">
            <text:p>37.94</text:p>
          </table:table-cell>
          <table:table-cell office:value-type="float" office:value="125.9061541148003" table:formula="of:=[.E22]/[.C22]*100" table:style-name="ce54">
            <text:p>125.91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澎<text:span text:style-name="T3"><text:s text:c="2"/></text:span><text:span text:style-name="T1">湖</text:span><text:span text:style-name="T3"><text:s text:c="2"/></text:span><text:span text:style-name="T1">縣</text:span></text:p>
          </table:table-cell>
          <table:table-cell office:value-type="float" office:value="104073" table:style-name="ce48">
            <text:p>104,073</text:p>
          </table:table-cell>
          <table:table-cell office:value-type="float" office:value="11338" table:style-name="ce48">
            <text:p>11,338</text:p>
          </table:table-cell>
          <table:table-cell office:value-type="float" office:value="76565" table:style-name="ce48">
            <text:p>76,565</text:p>
          </table:table-cell>
          <table:table-cell office:value-type="float" office:value="16170" table:style-name="ce48">
            <text:p>16,170</text:p>
          </table:table-cell>
          <table:table-cell office:value-type="float" office:value="10.894276133098883" table:formula="of:=[.C23]/[.$B23]*100" table:style-name="ce30">
            <text:p>10.89</text:p>
          </table:table-cell>
          <table:table-cell office:value-type="float" office:value="73.568552842716173" table:formula="of:=[.D23]/[.$B23]*100" table:style-name="ce30">
            <text:p>73.57</text:p>
          </table:table-cell>
          <table:table-cell office:value-type="float" office:value="15.537171024184948" table:formula="of:=[.E23]/[.$B23]*100" table:style-name="ce30">
            <text:p>15.54</text:p>
          </table:table-cell>
          <table:table-cell office:value-type="float" office:value="14.808332789133416" table:formula="of:=[.C23]/[.D23]*100" table:style-name="ce54">
            <text:p>14.81</text:p>
          </table:table-cell>
          <table:table-cell office:value-type="float" office:value="21.119310389864822" table:formula="of:=[.E23]/[.D23]*100" table:style-name="ce54">
            <text:p>21.12</text:p>
          </table:table-cell>
          <table:table-cell office:value-type="float" office:value="35.927643178998238" table:formula="of:=([.C23]+[.E23])/[.D23]*100" table:style-name="ce54">
            <text:p>35.93</text:p>
          </table:table-cell>
          <table:table-cell office:value-type="float" office:value="142.61774563415065" table:formula="of:=[.E23]/[.C23]*100" table:style-name="ce54">
            <text:p>142.62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基<text:span text:style-name="T3"><text:s text:c="2"/></text:span><text:span text:style-name="T1">隆</text:span><text:span text:style-name="T3"><text:s text:c="2"/></text:span><text:span text:style-name="T1">市</text:span></text:p>
          </table:table-cell>
          <table:table-cell office:value-type="float" office:value="371458" table:style-name="ce48">
            <text:p>371,458</text:p>
          </table:table-cell>
          <table:table-cell office:value-type="float" office:value="39601" table:style-name="ce48">
            <text:p>39,601</text:p>
          </table:table-cell>
          <table:table-cell office:value-type="float" office:value="276832" table:style-name="ce48">
            <text:p>276,832</text:p>
          </table:table-cell>
          <table:table-cell office:value-type="float" office:value="55025" table:style-name="ce48">
            <text:p>55,025</text:p>
          </table:table-cell>
          <table:table-cell office:value-type="float" office:value="10.660963016007194" table:formula="of:=[.C24]/[.$B24]*100" table:style-name="ce30">
            <text:p>10.66</text:p>
          </table:table-cell>
          <table:table-cell office:value-type="float" office:value="74.525787572215435" table:formula="of:=[.D24]/[.$B24]*100" table:style-name="ce30">
            <text:p>74.53</text:p>
          </table:table-cell>
          <table:table-cell office:value-type="float" office:value="14.813249411777374" table:formula="of:=[.E24]/[.$B24]*100" table:style-name="ce30">
            <text:p>14.81</text:p>
          </table:table-cell>
          <table:table-cell office:value-type="float" office:value="14.305065888336607" table:formula="of:=[.C24]/[.D24]*100" table:style-name="ce54">
            <text:p>14.31</text:p>
          </table:table-cell>
          <table:table-cell office:value-type="float" office:value="19.876676106808461" table:formula="of:=[.E24]/[.D24]*100" table:style-name="ce54">
            <text:p>19.88</text:p>
          </table:table-cell>
          <table:table-cell office:value-type="float" office:value="34.181741995145067" table:formula="of:=([.C24]+[.E24])/[.D24]*100" table:style-name="ce54">
            <text:p>34.18</text:p>
          </table:table-cell>
          <table:table-cell office:value-type="float" office:value="138.94851140122725" table:formula="of:=[.E24]/[.C24]*100" table:style-name="ce54">
            <text:p>138.95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市</text:span></text:p>
          </table:table-cell>
          <table:table-cell office:value-type="float" office:value="441132" table:style-name="ce48">
            <text:p>441,132</text:p>
          </table:table-cell>
          <table:table-cell office:value-type="float" office:value="76216" table:style-name="ce48">
            <text:p>76,216</text:p>
          </table:table-cell>
          <table:table-cell office:value-type="float" office:value="314160" table:style-name="ce48">
            <text:p>314,160</text:p>
          </table:table-cell>
          <table:table-cell office:value-type="float" office:value="50756" table:style-name="ce48">
            <text:p>50,756</text:p>
          </table:table-cell>
          <table:table-cell office:value-type="float" office:value="17.277368225383785" table:formula="of:=[.C25]/[.$B25]*100" table:style-name="ce30">
            <text:p>17.28</text:p>
          </table:table-cell>
          <table:table-cell office:value-type="float" office:value="71.216778651288053" table:formula="of:=[.D25]/[.$B25]*100" table:style-name="ce30">
            <text:p>71.22</text:p>
          </table:table-cell>
          <table:table-cell office:value-type="float" office:value="11.505853123328166" table:formula="of:=[.E25]/[.$B25]*100" table:style-name="ce30">
            <text:p>11.51</text:p>
          </table:table-cell>
          <table:table-cell office:value-type="float" office:value="24.260249554367203" table:formula="of:=[.C25]/[.D25]*100" table:style-name="ce54">
            <text:p>24.26</text:p>
          </table:table-cell>
          <table:table-cell office:value-type="float" office:value="16.156098803157626" table:formula="of:=[.E25]/[.D25]*100" table:style-name="ce54">
            <text:p>16.16</text:p>
          </table:table-cell>
          <table:table-cell office:value-type="float" office:value="40.416348357524825" table:formula="of:=([.C25]+[.E25])/[.D25]*100" table:style-name="ce54">
            <text:p>40.42</text:p>
          </table:table-cell>
          <table:table-cell office:value-type="float" office:value="66.594940694867219" table:formula="of:=[.E25]/[.C25]*100" table:style-name="ce54">
            <text:p>66.5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市</text:span></text:p>
          </table:table-cell>
          <table:table-cell office:value-type="float" office:value="269398" table:style-name="ce48">
            <text:p>269,398</text:p>
          </table:table-cell>
          <table:table-cell office:value-type="float" office:value="37604" table:style-name="ce48">
            <text:p>37,604</text:p>
          </table:table-cell>
          <table:table-cell office:value-type="float" office:value="193654" table:style-name="ce48">
            <text:p>193,654</text:p>
          </table:table-cell>
          <table:table-cell office:value-type="float" office:value="38140" table:style-name="ce48">
            <text:p>38,140</text:p>
          </table:table-cell>
          <table:table-cell office:value-type="float" office:value="13.958529758944016" table:formula="of:=[.C26]/[.$B26]*100" table:style-name="ce30">
            <text:p>13.96</text:p>
          </table:table-cell>
          <table:table-cell office:value-type="float" office:value="71.883978351732381" table:formula="of:=[.D26]/[.$B26]*100" table:style-name="ce30">
            <text:p>71.88</text:p>
          </table:table-cell>
          <table:table-cell office:value-type="float" office:value="14.157491889323603" table:formula="of:=[.E26]/[.$B26]*100" table:style-name="ce30">
            <text:p>14.16</text:p>
          </table:table-cell>
          <table:table-cell office:value-type="float" office:value="19.418137502969213" table:formula="of:=[.C26]/[.D26]*100" table:style-name="ce54">
            <text:p>19.42</text:p>
          </table:table-cell>
          <table:table-cell office:value-type="float" office:value="19.694919805426174" table:formula="of:=[.E26]/[.D26]*100" table:style-name="ce54">
            <text:p>19.69</text:p>
          </table:table-cell>
          <table:table-cell office:value-type="float" office:value="39.113057308395391" table:formula="of:=([.C26]+[.E26])/[.D26]*100" table:style-name="ce54">
            <text:p>39.11</text:p>
          </table:table-cell>
          <table:table-cell office:value-type="float" office:value="101.42538027869377" table:formula="of:=[.E26]/[.C26]*100" table:style-name="ce54">
            <text:p>101.43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福 <text:s/>建 <text:s/>省</text:p>
          </table:table-cell>
          <table:table-cell office:value-type="float" office:value="150336" table:style-name="ce47">
            <text:p>150,336</text:p>
          </table:table-cell>
          <table:table-cell office:value-type="float" office:value="15094" table:style-name="ce47">
            <text:p>15,094</text:p>
          </table:table-cell>
          <table:table-cell office:value-type="float" office:value="117050" table:style-name="ce47">
            <text:p>117,050</text:p>
          </table:table-cell>
          <table:table-cell office:value-type="float" office:value="18192" table:style-name="ce47">
            <text:p>18,192</text:p>
          </table:table-cell>
          <table:table-cell office:value-type="float" office:value="10.040176670923797" table:formula="of:=[.C27]/[.$B27]*100" table:style-name="ce29">
            <text:p>10.04</text:p>
          </table:table-cell>
          <table:table-cell office:value-type="float" office:value="77.858929331630478" table:formula="of:=[.D27]/[.$B27]*100" table:style-name="ce29">
            <text:p>77.86</text:p>
          </table:table-cell>
          <table:table-cell office:value-type="float" office:value="12.100893997445722" table:formula="of:=[.E27]/[.$B27]*100" table:style-name="ce29">
            <text:p>12.10</text:p>
          </table:table-cell>
          <table:table-cell office:value-type="float" office:value="12.895343870140966" table:formula="of:=[.C27]/[.D27]*100" table:style-name="ce28">
            <text:p>12.90</text:p>
          </table:table-cell>
          <table:table-cell office:value-type="float" office:value="15.542076035882102" table:formula="of:=[.E27]/[.D27]*100" table:style-name="ce28">
            <text:p>15.54</text:p>
          </table:table-cell>
          <table:table-cell office:value-type="float" office:value="28.437419906023067" table:formula="of:=([.C27]+[.E27])/[.D27]*100" table:style-name="ce28">
            <text:p>28.44</text:p>
          </table:table-cell>
          <table:table-cell office:value-type="float" office:value="120.52471180601563" table:formula="of:=[.E27]/[.C27]*100" table:style-name="ce28">
            <text:p>120.52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金 <text:s/>門 <text:s/>縣</text:p>
          </table:table-cell>
          <table:table-cell office:value-type="float" office:value="137456" table:style-name="ce48">
            <text:p>137,456</text:p>
          </table:table-cell>
          <table:table-cell office:value-type="float" office:value="13520" table:style-name="ce48">
            <text:p>13,520</text:p>
          </table:table-cell>
          <table:table-cell office:value-type="float" office:value="107105" table:style-name="ce48">
            <text:p>107,105</text:p>
          </table:table-cell>
          <table:table-cell office:value-type="float" office:value="16831" table:style-name="ce48">
            <text:p>16,831</text:p>
          </table:table-cell>
          <table:table-cell office:value-type="float" office:value="9.8358747526481203" table:formula="of:=[.C28]/[.$B28]*100" table:style-name="ce30">
            <text:p>9.84</text:p>
          </table:table-cell>
          <table:table-cell office:value-type="float" office:value="77.919479688045641" table:formula="of:=[.D28]/[.$B28]*100" table:style-name="ce30">
            <text:p>77.92</text:p>
          </table:table-cell>
          <table:table-cell office:value-type="float" office:value="12.244645559306251" table:formula="of:=[.E28]/[.$B28]*100" table:style-name="ce30">
            <text:p>12.24</text:p>
          </table:table-cell>
          <table:table-cell office:value-type="float" office:value="12.623126838149478" table:formula="of:=[.C28]/[.D28]*100" table:style-name="ce54">
            <text:p>12.62</text:p>
          </table:table-cell>
          <table:table-cell office:value-type="float" office:value="15.714485784977358" table:formula="of:=[.E28]/[.D28]*100" table:style-name="ce54">
            <text:p>15.71</text:p>
          </table:table-cell>
          <table:table-cell office:value-type="float" office:value="28.337612623126841" table:formula="of:=([.C28]+[.E28])/[.D28]*100" table:style-name="ce54">
            <text:p>28.34</text:p>
          </table:table-cell>
          <table:table-cell office:value-type="float" office:value="124.48964497041419" table:formula="of:=[.E28]/[.C28]*100" table:style-name="ce54">
            <text:p>124.4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連 <text:s/>江 <text:s/>縣</text:p>
          </table:table-cell>
          <table:table-cell office:value-type="float" office:value="12880" table:style-name="ce48">
            <text:p>12,880</text:p>
          </table:table-cell>
          <table:table-cell office:value-type="float" office:value="1574" table:style-name="ce48">
            <text:p>1,574</text:p>
          </table:table-cell>
          <table:table-cell office:value-type="float" office:value="9945" table:style-name="ce48">
            <text:p>9,945</text:p>
          </table:table-cell>
          <table:table-cell office:value-type="float" office:value="1361" table:style-name="ce48">
            <text:p>1,361</text:p>
          </table:table-cell>
          <table:table-cell office:value-type="float" office:value="12.220496894409937" table:formula="of:=[.C29]/[.$B29]*100" table:style-name="ce30">
            <text:p>12.22</text:p>
          </table:table-cell>
          <table:table-cell office:value-type="float" office:value="77.212732919254663" table:formula="of:=[.D29]/[.$B29]*100" table:style-name="ce30">
            <text:p>77.21</text:p>
          </table:table-cell>
          <table:table-cell office:value-type="float" office:value="10.566770186335404" table:formula="of:=[.E29]/[.$B29]*100" table:style-name="ce30">
            <text:p>10.57</text:p>
          </table:table-cell>
          <table:table-cell office:value-type="float" office:value="15.827048768225238" table:formula="of:=[.C29]/[.D29]*100" table:style-name="ce54">
            <text:p>15.83</text:p>
          </table:table-cell>
          <table:table-cell office:value-type="float" office:value="13.685268979386628" table:formula="of:=[.E29]/[.D29]*100" table:style-name="ce54">
            <text:p>13.69</text:p>
          </table:table-cell>
          <table:table-cell office:value-type="float" office:value="29.512317747611867" table:formula="of:=([.C29]+[.E29])/[.D29]*100" table:style-name="ce54">
            <text:p>29.51</text:p>
          </table:table-cell>
          <table:table-cell office:value-type="float" office:value="86.46759847522236" table:formula="of:=[.E29]/[.C29]*100" table:style-name="ce54">
            <text:p>86.47</text:p>
          </table:table-cell>
          <table:table-cell table:number-columns-repeated="16372" table:style-name="ce17"/>
        </table:table-row>
        <table:table-row table:style-name="ro7">
          <table:table-cell table:style-name="ce20"/>
          <table:table-cell table:number-columns-repeated="4" table:style-name="ce45"/>
          <table:table-cell table:number-columns-repeated="7" table:style-name="ce21"/>
          <table:table-cell table:number-columns-repeated="16372" table:style-name="ce17"/>
        </table:table-row>
        <table:table-row table:style-name="ro8">
          <table:table-cell office:value-type="string" table:style-name="ce14">
            <text:p>說明：扶養比係指依賴人口(0歲~14歲及65歲以上)</text:p>
          </table:table-cell>
          <table:table-cell table:number-columns-repeated="4" table:style-name="ce14"/>
          <table:table-cell table:number-columns-repeated="2" table:style-name="ce1"/>
          <table:table-cell table:style-name="ce16"/>
          <table:table-cell table:number-columns-repeated="3" table:style-name="ce33"/>
          <table:table-cell office:value-type="string" table:style-name="ce32">
            <text:p>內政部戶政司編製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5">
            <text:p>　　　對工作年齡人口(15歲~64歲)扶養負擔的一種簡略測度。</text:p>
          </table:table-cell>
          <table:table-cell table:number-columns-repeated="4" table:style-name="ce15"/>
          <table:table-cell table:number-columns-repeated="16379" table:style-name="ce1"/>
        </table:table-row>
        <table:table-row table:number-rows-repeated="2" table:style-name="ro9">
          <table:table-cell table:number-columns-repeated="5" table:style-name="ce26"/>
          <table:table-cell table:number-columns-repeated="16379"/>
        </table:table-row>
        <table:table-row table:style-name="ro9">
          <table:table-cell table:number-columns-repeated="5" table:style-name="ce27"/>
          <table:table-cell table:number-columns-repeated="16379"/>
        </table:table-row>
        <table:table-row table:number-rows-repeated="1048541" table:style-name="ro9">
          <table:table-cell table:number-columns-repeated="16384"/>
        </table:table-row>
        <table:named-expressions>
          <table:named-expression table:name="\a" table:expression="of:=[.#REF!]" table:base-cell-address="108.$A$1"/>
          <table:named-expression table:name="\b" table:expression="of:=[.#REF!]" table:base-cell-address="108.$A$1"/>
          <table:named-expression table:name="NAME" table:expression="of:=[.#REF!]" table:base-cell-address="108.$A$1"/>
          <table:named-expression table:name="P_1" table:expression="of:=[.#REF!]" table:base-cell-address="108.$A$1"/>
          <table:named-expression table:name="P_11" table:expression="of:=[.#REF!]" table:base-cell-address="108.$A$1"/>
          <table:named-expression table:name="P_2" table:expression="of:=[.#REF!]" table:base-cell-address="108.$A$1"/>
          <table:named-expression table:name="Print_Area" table:expression="of:=[.#REF!]" table:base-cell-address="108.$A$1"/>
          <table:named-expression table:name="PRINT_AREA_MI" table:expression="of:=[.#REF!]" table:base-cell-address="108.$A$1"/>
        </table:named-expressions>
      </table:table>
      <table:table table:name="105" table:style-name="ta1">
        <table:table-column table:style-name="co1" table:number-columns-repeated="12" table:default-cell-style-name="ce16"/>
        <table:table-column table:style-name="co2" table:number-columns-repeated="16372" table:default-cell-style-name="ce16"/>
        <table:table-row table:style-name="ro1">
          <table:table-cell office:value-type="string" table:number-columns-spanned="12" table:number-rows-spanned="1" table:style-name="ce50">
            <text:p>各縣市年底三階段年齡人口數、百分比及其扶養比</text:p>
          </table:table-cell>
          <table:covered-table-cell table:number-columns-repeated="11"/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64" table:style-name="ce1"/>
        </table:table-row>
        <table:table-row table:style-name="ro2">
          <table:table-cell table:style-name="ce51"/>
          <table:table-cell table:style-name="ce52"/>
          <table:table-cell office:value-type="string" table:number-columns-spanned="8" table:number-rows-spanned="1" table:style-name="ce55">
            <text:p>中華民國105年底</text:p>
          </table:table-cell>
          <table:covered-table-cell table:number-columns-repeated="7"/>
          <table:table-cell table:style-name="ce53"/>
          <table:table-cell office:value-type="string" table:style-name="ce49">
            <text:p>單位：人；%</text:p>
          </table:table-cell>
          <table:table-cell table:style-name="ce5"/>
          <table:table-cell table:number-columns-repeated="2" table:style-name="ce6"/>
          <table:table-cell table:number-columns-repeated="5" table:style-name="ce4"/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2" table:style-name="ce46">
            <text:p>區<text:span text:style-name="T3"><text:s text:c="3"/></text:span>域<text:span text:style-name="T3"><text:s text:c="3"/></text:span>別</text:p>
          </table:table-cell>
          <table:table-cell office:value-type="string" table:number-columns-spanned="4" table:number-rows-spanned="1" table:style-name="ce73">
            <text:p>三　階　段　年　齡　人　口　數</text:p>
          </table:table-cell>
          <table:covered-table-cell table:number-columns-repeated="3"/>
          <table:table-cell office:value-type="string" table:number-columns-spanned="3" table:number-rows-spanned="1" table:style-name="ce72">
            <text:p>年<text:span text:style-name="T3"><text:s text:c="2"/></text:span>齡<text:span text:style-name="T3"><text:s text:c="2"/></text:span>分<text:span text:style-name="T3"><text:s text:c="2"/></text:span>配<text:span text:style-name="T3"><text:s text:c="2"/></text:span>百<text:span text:style-name="T3"><text:s text:c="2"/></text:span>分<text:span text:style-name="T3"><text:s text:c="2"/></text:span>比<text:span text:style-name="T3"><text:s/>(%)</text:span></text:p>
          </table:table-cell>
          <table:covered-table-cell table:number-columns-repeated="2"/>
          <table:table-cell office:value-type="string" table:number-columns-spanned="1" table:number-rows-spanned="2" table:style-name="ce72">
            <text:p>扶幼比</text:p>
          </table:table-cell>
          <table:table-cell office:value-type="string" table:number-columns-spanned="1" table:number-rows-spanned="2" table:style-name="ce72">
            <text:p>扶老比</text:p>
          </table:table-cell>
          <table:table-cell office:value-type="string" table:number-columns-spanned="1" table:number-rows-spanned="2" table:style-name="ce72">
            <text:p>扶養比</text:p>
          </table:table-cell>
          <table:table-cell office:value-type="string" table:number-columns-spanned="1" table:number-rows-spanned="2" table:style-name="ce41">
            <text:p>老化指數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44">
            <text:p>總計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covered-table-cell/>
          <table:covered-table-cell/>
          <table:covered-table-cell/>
          <table:covered-table-cell/>
          <table:table-cell table:number-columns-repeated="16372" table:style-name="ce17"/>
        </table:table-row>
        <table:table-row table:style-name="ro4">
          <table:table-cell office:value-type="string" table:style-name="ce43">
            <text:p>總　 　計</text:p>
          </table:table-cell>
          <table:table-cell office:value-type="float" office:value="23539816" table:style-name="ce47">
            <text:p>23,539,816</text:p>
          </table:table-cell>
          <table:table-cell office:value-type="float" office:value="3141881" table:style-name="ce47">
            <text:p>3,141,881</text:p>
          </table:table-cell>
          <table:table-cell office:value-type="float" office:value="17291830" table:style-name="ce47">
            <text:p>17,291,830</text:p>
          </table:table-cell>
          <table:table-cell office:value-type="float" office:value="3106105" table:style-name="ce47">
            <text:p>3,106,105</text:p>
          </table:table-cell>
          <table:table-cell office:value-type="float" office:value="13.347092432668124" table:formula="of:=[.C5]/[.$B5]*100" table:style-name="ce28">
            <text:p>13.35</text:p>
          </table:table-cell>
          <table:table-cell office:value-type="float" office:value="73.457795931794877" table:formula="of:=[.D5]/[.$B5]*100" table:style-name="ce28">
            <text:p>73.46</text:p>
          </table:table-cell>
          <table:table-cell office:value-type="float" office:value="13.195111635537" table:formula="of:=[.E5]/[.$B5]*100" table:style-name="ce28">
            <text:p>13.20</text:p>
          </table:table-cell>
          <table:table-cell office:value-type="float" office:value="18.169742589419396" table:formula="of:=[.C5]/[.D5]*100" table:style-name="ce28">
            <text:p>18.17</text:p>
          </table:table-cell>
          <table:table-cell office:value-type="float" office:value="17.962847194310839" table:formula="of:=[.E5]/[.D5]*100" table:style-name="ce28">
            <text:p>17.96</text:p>
          </table:table-cell>
          <table:table-cell office:value-type="float" office:value="36.132589783730232" table:formula="of:=([.C5]+[.E5])/[.D5]*100" table:style-name="ce28">
            <text:p>36.13</text:p>
          </table:table-cell>
          <table:table-cell office:value-type="float" office:value="98.861319063325439" table:formula="of:=[.E5]/[.C5]*100" table:style-name="ce28">
            <text:p>98.86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25">
            <text:p>新 <text:s/>北 <text:s/>市</text:p>
          </table:table-cell>
          <table:table-cell office:value-type="float" office:value="3979208" table:style-name="ce47">
            <text:p>3,979,208</text:p>
          </table:table-cell>
          <table:table-cell office:value-type="float" office:value="507423" table:style-name="ce47">
            <text:p>507,423</text:p>
          </table:table-cell>
          <table:table-cell office:value-type="float" office:value="3005876" table:style-name="ce47">
            <text:p>3,005,876</text:p>
          </table:table-cell>
          <table:table-cell office:value-type="float" office:value="465909" table:style-name="ce47">
            <text:p>465,909</text:p>
          </table:table-cell>
          <table:table-cell office:value-type="float" office:value="12.751859163934128" table:formula="of:=[.C6]/[.$B6]*100" table:style-name="ce29">
            <text:p>12.75</text:p>
          </table:table-cell>
          <table:table-cell office:value-type="float" office:value="75.539554604835928" table:formula="of:=[.D6]/[.$B6]*100" table:style-name="ce29">
            <text:p>75.54</text:p>
          </table:table-cell>
          <table:table-cell office:value-type="float" office:value="11.708586231229933" table:formula="of:=[.E6]/[.$B6]*100" table:style-name="ce29">
            <text:p>11.71</text:p>
          </table:table-cell>
          <table:table-cell office:value-type="float" office:value="16.881035678118458" table:formula="of:=[.C6]/[.D6]*100" table:style-name="ce28">
            <text:p>16.88</text:p>
          </table:table-cell>
          <table:table-cell office:value-type="float" office:value="15.499940782653709" table:formula="of:=[.E6]/[.D6]*100" table:style-name="ce28">
            <text:p>15.50</text:p>
          </table:table-cell>
          <table:table-cell office:value-type="float" office:value="32.380976460772168" table:formula="of:=([.C6]+[.E6])/[.D6]*100" table:style-name="ce28">
            <text:p>32.38</text:p>
          </table:table-cell>
          <table:table-cell office:value-type="float" office:value="91.81866017109985" table:formula="of:=[.E6]/[.C6]*100" table:style-name="ce28">
            <text:p>91.82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北 <text:s/>市</text:p>
          </table:table-cell>
          <table:table-cell office:value-type="float" office:value="2695704" table:style-name="ce47">
            <text:p>2,695,704</text:p>
          </table:table-cell>
          <table:table-cell office:value-type="float" office:value="375128" table:style-name="ce47">
            <text:p>375,128</text:p>
          </table:table-cell>
          <table:table-cell office:value-type="float" office:value="1901446" table:style-name="ce47">
            <text:p>1,901,446</text:p>
          </table:table-cell>
          <table:table-cell office:value-type="float" office:value="419130" table:style-name="ce47">
            <text:p>419,130</text:p>
          </table:table-cell>
          <table:table-cell office:value-type="float" office:value="13.915771167754324" table:formula="of:=[.C7]/[.$B7]*100" table:style-name="ce29">
            <text:p>13.92</text:p>
          </table:table-cell>
          <table:table-cell office:value-type="float" office:value="70.536156788727538" table:formula="of:=[.D7]/[.$B7]*100" table:style-name="ce29">
            <text:p>70.54</text:p>
          </table:table-cell>
          <table:table-cell office:value-type="float" office:value="15.548072043518133" table:formula="of:=[.E7]/[.$B7]*100" table:style-name="ce29">
            <text:p>15.55</text:p>
          </table:table-cell>
          <table:table-cell office:value-type="float" office:value="19.728564471460142" table:formula="of:=[.C7]/[.D7]*100" table:style-name="ce28">
            <text:p>19.73</text:p>
          </table:table-cell>
          <table:table-cell office:value-type="float" office:value="22.042698030867037" table:formula="of:=[.E7]/[.D7]*100" table:style-name="ce28">
            <text:p>22.04</text:p>
          </table:table-cell>
          <table:table-cell office:value-type="float" office:value="41.771262502327176" table:formula="of:=([.C7]+[.E7])/[.D7]*100" table:style-name="ce28">
            <text:p>41.77</text:p>
          </table:table-cell>
          <table:table-cell office:value-type="float" office:value="111.72986287347253" table:formula="of:=[.E7]/[.C7]*100" table:style-name="ce28">
            <text:p>111.73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桃 <text:s/>園 <text:s/>市</text:p>
          </table:table-cell>
          <table:table-cell office:value-type="float" office:value="2147763" table:style-name="ce47">
            <text:p>2,147,763</text:p>
          </table:table-cell>
          <table:table-cell office:value-type="float" office:value="329307" table:style-name="ce47">
            <text:p>329,307</text:p>
          </table:table-cell>
          <table:table-cell office:value-type="float" office:value="1599031" table:style-name="ce47">
            <text:p>1,599,031</text:p>
          </table:table-cell>
          <table:table-cell office:value-type="float" office:value="219425" table:style-name="ce47">
            <text:p>219,425</text:p>
          </table:table-cell>
          <table:table-cell office:value-type="float" office:value="15.332557642533185" table:formula="of:=[.C8]/[.$B8]*100" table:style-name="ce29">
            <text:p>15.33</text:p>
          </table:table-cell>
          <table:table-cell office:value-type="float" office:value="74.450998550584956" table:formula="of:=[.D8]/[.$B8]*100" table:style-name="ce29">
            <text:p>74.45</text:p>
          </table:table-cell>
          <table:table-cell office:value-type="float" office:value="10.216443806881859" table:formula="of:=[.E8]/[.$B8]*100" table:style-name="ce29">
            <text:p>10.22</text:p>
          </table:table-cell>
          <table:table-cell office:value-type="float" office:value="20.594159838051919" table:formula="of:=[.C8]/[.D8]*100" table:style-name="ce28">
            <text:p>20.59</text:p>
          </table:table-cell>
          <table:table-cell office:value-type="float" office:value="13.722373112216085" table:formula="of:=[.E8]/[.D8]*100" table:style-name="ce28">
            <text:p>13.72</text:p>
          </table:table-cell>
          <table:table-cell office:value-type="float" office:value="34.316532950268005" table:formula="of:=([.C8]+[.E8])/[.D8]*100" table:style-name="ce28">
            <text:p>34.32</text:p>
          </table:table-cell>
          <table:table-cell office:value-type="float" office:value="66.632352182006457" table:formula="of:=[.E8]/[.C8]*100" table:style-name="ce28">
            <text:p>66.63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臺 <text:s/>中 <text:s/>市</text:p>
          </table:table-cell>
          <table:table-cell office:value-type="float" office:value="2767239" table:style-name="ce47">
            <text:p>2,767,239</text:p>
          </table:table-cell>
          <table:table-cell office:value-type="float" office:value="409212" table:style-name="ce47">
            <text:p>409,212</text:p>
          </table:table-cell>
          <table:table-cell office:value-type="float" office:value="2056123" table:style-name="ce47">
            <text:p>2,056,123</text:p>
          </table:table-cell>
          <table:table-cell office:value-type="float" office:value="301904" table:style-name="ce47">
            <text:p>301,904</text:p>
          </table:table-cell>
          <table:table-cell office:value-type="float" office:value="14.787736079174946" table:formula="of:=[.C9]/[.$B9]*100" table:style-name="ce29">
            <text:p>14.79</text:p>
          </table:table-cell>
          <table:table-cell office:value-type="float" office:value="74.302328060568684" table:formula="of:=[.D9]/[.$B9]*100" table:style-name="ce29">
            <text:p>74.30</text:p>
          </table:table-cell>
          <table:table-cell office:value-type="float" office:value="10.909935860256379" table:formula="of:=[.E9]/[.$B9]*100" table:style-name="ce29">
            <text:p>10.91</text:p>
          </table:table-cell>
          <table:table-cell office:value-type="float" office:value="19.902116750797497" table:formula="of:=[.C9]/[.D9]*100" table:style-name="ce28">
            <text:p>19.90</text:p>
          </table:table-cell>
          <table:table-cell office:value-type="float" office:value="14.683168273493367" table:formula="of:=[.E9]/[.D9]*100" table:style-name="ce28">
            <text:p>14.68</text:p>
          </table:table-cell>
          <table:table-cell office:value-type="float" office:value="34.585285024290862" table:formula="of:=([.C9]+[.E9])/[.D9]*100" table:style-name="ce28">
            <text:p>34.59</text:p>
          </table:table-cell>
          <table:table-cell office:value-type="float" office:value="73.776917587949526" table:formula="of:=[.E9]/[.C9]*100" table:style-name="ce28">
            <text:p>73.7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南 <text:s/>市</text:p>
          </table:table-cell>
          <table:table-cell office:value-type="float" office:value="1886033" table:style-name="ce47">
            <text:p>1,886,033</text:p>
          </table:table-cell>
          <table:table-cell office:value-type="float" office:value="236571" table:style-name="ce47">
            <text:p>236,571</text:p>
          </table:table-cell>
          <table:table-cell office:value-type="float" office:value="1389761" table:style-name="ce47">
            <text:p>1,389,761</text:p>
          </table:table-cell>
          <table:table-cell office:value-type="float" office:value="259701" table:style-name="ce47">
            <text:p>259,701</text:p>
          </table:table-cell>
          <table:table-cell office:value-type="float" office:value="12.543311808436014" table:formula="of:=[.C10]/[.$B10]*100" table:style-name="ce29">
            <text:p>12.54</text:p>
          </table:table-cell>
          <table:table-cell office:value-type="float" office:value="73.686992751452379" table:formula="of:=[.D10]/[.$B10]*100" table:style-name="ce29">
            <text:p>73.69</text:p>
          </table:table-cell>
          <table:table-cell office:value-type="float" office:value="13.769695440111599" table:formula="of:=[.E10]/[.$B10]*100" table:style-name="ce29">
            <text:p>13.77</text:p>
          </table:table-cell>
          <table:table-cell office:value-type="float" office:value="17.022423279974038" table:formula="of:=[.C10]/[.D10]*100" table:style-name="ce28">
            <text:p>17.02</text:p>
          </table:table-cell>
          <table:table-cell office:value-type="float" office:value="18.686738223334803" table:formula="of:=[.E10]/[.D10]*100" table:style-name="ce28">
            <text:p>18.69</text:p>
          </table:table-cell>
          <table:table-cell office:value-type="float" office:value="35.709161503308842" table:formula="of:=([.C10]+[.E10])/[.D10]*100" table:style-name="ce28">
            <text:p>35.71</text:p>
          </table:table-cell>
          <table:table-cell office:value-type="float" office:value="109.77719162534714" table:formula="of:=[.E10]/[.C10]*100" table:style-name="ce28">
            <text:p>109.7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高 <text:s/>雄 <text:s/>市</text:p>
          </table:table-cell>
          <table:table-cell office:value-type="float" office:value="2779371" table:style-name="ce47">
            <text:p>2,779,371</text:p>
          </table:table-cell>
          <table:table-cell office:value-type="float" office:value="343793" table:style-name="ce47">
            <text:p>343,793</text:p>
          </table:table-cell>
          <table:table-cell office:value-type="float" office:value="2061974" table:style-name="ce47">
            <text:p>2,061,974</text:p>
          </table:table-cell>
          <table:table-cell office:value-type="float" office:value="373604" table:style-name="ce47">
            <text:p>373,604</text:p>
          </table:table-cell>
          <table:table-cell office:value-type="float" office:value="12.369453376321477" table:formula="of:=[.C11]/[.$B11]*100" table:style-name="ce29">
            <text:p>12.37</text:p>
          </table:table-cell>
          <table:table-cell office:value-type="float" office:value="74.188512436806747" table:formula="of:=[.D11]/[.$B11]*100" table:style-name="ce29">
            <text:p>74.19</text:p>
          </table:table-cell>
          <table:table-cell office:value-type="float" office:value="13.44203418687178" table:formula="of:=[.E11]/[.$B11]*100" table:style-name="ce29">
            <text:p>13.44</text:p>
          </table:table-cell>
          <table:table-cell office:value-type="float" office:value="16.673003636321312" table:formula="of:=[.C11]/[.D11]*100" table:style-name="ce28">
            <text:p>16.67</text:p>
          </table:table-cell>
          <table:table-cell office:value-type="float" office:value="18.11875416469849" table:formula="of:=[.E11]/[.D11]*100" table:style-name="ce28">
            <text:p>18.12</text:p>
          </table:table-cell>
          <table:table-cell office:value-type="float" office:value="34.791757801019799" table:formula="of:=([.C11]+[.E11])/[.D11]*100" table:style-name="ce28">
            <text:p>34.79</text:p>
          </table:table-cell>
          <table:table-cell office:value-type="float" office:value="108.67120622002193" table:formula="of:=[.E11]/[.C11]*100" table:style-name="ce28">
            <text:p>108.67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臺 <text:s/>灣 <text:s/>省</text:p>
          </table:table-cell>
          <table:table-cell office:value-type="float" office:value="7136789" table:style-name="ce47">
            <text:p>7,136,789</text:p>
          </table:table-cell>
          <table:table-cell office:value-type="float" office:value="925179" table:style-name="ce47">
            <text:p>925,179</text:p>
          </table:table-cell>
          <table:table-cell office:value-type="float" office:value="5162234" table:style-name="ce47">
            <text:p>5,162,234</text:p>
          </table:table-cell>
          <table:table-cell office:value-type="float" office:value="1049376" table:style-name="ce47">
            <text:p>1,049,376</text:p>
          </table:table-cell>
          <table:table-cell office:value-type="float" office:value="12.963519027955009" table:formula="of:=[.C12]/[.$B12]*100" table:style-name="ce29">
            <text:p>12.96</text:p>
          </table:table-cell>
          <table:table-cell office:value-type="float" office:value="72.332725543658356" table:formula="of:=[.D12]/[.$B12]*100" table:style-name="ce29">
            <text:p>72.33</text:p>
          </table:table-cell>
          <table:table-cell office:value-type="float" office:value="14.70375542838663" table:formula="of:=[.E12]/[.$B12]*100" table:style-name="ce29">
            <text:p>14.70</text:p>
          </table:table-cell>
          <table:table-cell office:value-type="float" office:value="17.922066299203017" table:formula="of:=[.C12]/[.D12]*100" table:style-name="ce28">
            <text:p>17.92</text:p>
          </table:table-cell>
          <table:table-cell office:value-type="float" office:value="20.327943289668777" table:formula="of:=[.E12]/[.D12]*100" table:style-name="ce28">
            <text:p>20.33</text:p>
          </table:table-cell>
          <table:table-cell office:value-type="float" office:value="38.250009588871798" table:formula="of:=([.C12]+[.E12])/[.D12]*100" table:style-name="ce28">
            <text:p>38.25</text:p>
          </table:table-cell>
          <table:table-cell office:value-type="float" office:value="113.4241049569867" table:formula="of:=[.E12]/[.C12]*100" table:style-name="ce28">
            <text:p>113.42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宜<text:span text:style-name="T3"><text:s text:c="2"/></text:span><text:span text:style-name="T1">蘭</text:span><text:span text:style-name="T3"><text:s text:c="2"/></text:span><text:span text:style-name="T1">縣</text:span></text:p>
          </table:table-cell>
          <table:table-cell office:value-type="float" office:value="457538" table:style-name="ce48">
            <text:p>457,538</text:p>
          </table:table-cell>
          <table:table-cell office:value-type="float" office:value="56836" table:style-name="ce48">
            <text:p>56,836</text:p>
          </table:table-cell>
          <table:table-cell office:value-type="float" office:value="332894" table:style-name="ce48">
            <text:p>332,894</text:p>
          </table:table-cell>
          <table:table-cell office:value-type="float" office:value="67808" table:style-name="ce48">
            <text:p>67,808</text:p>
          </table:table-cell>
          <table:table-cell office:value-type="float" office:value="12.422137614799208" table:formula="of:=[.C13]/[.$B13]*100" table:style-name="ce30">
            <text:p>12.42</text:p>
          </table:table-cell>
          <table:table-cell office:value-type="float" office:value="72.75767258675782" table:formula="of:=[.D13]/[.$B13]*100" table:style-name="ce30">
            <text:p>72.76</text:p>
          </table:table-cell>
          <table:table-cell office:value-type="float" office:value="14.82018979844297" table:formula="of:=[.E13]/[.$B13]*100" table:style-name="ce30">
            <text:p>14.82</text:p>
          </table:table-cell>
          <table:table-cell office:value-type="float" office:value="17.073302612843726" table:formula="of:=[.C13]/[.D13]*100" table:style-name="ce54">
            <text:p>17.07</text:p>
          </table:table-cell>
          <table:table-cell office:value-type="float" office:value="20.369246667107248" table:formula="of:=[.E13]/[.D13]*100" table:style-name="ce54">
            <text:p>20.37</text:p>
          </table:table-cell>
          <table:table-cell office:value-type="float" office:value="37.442549279950974" table:formula="of:=([.C13]+[.E13])/[.D13]*100" table:style-name="ce54">
            <text:p>37.44</text:p>
          </table:table-cell>
          <table:table-cell office:value-type="float" office:value="119.30466605672461" table:formula="of:=[.E13]/[.C13]*100" table:style-name="ce54">
            <text:p>119.3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縣</text:span></text:p>
          </table:table-cell>
          <table:table-cell office:value-type="float" office:value="547481" table:style-name="ce48">
            <text:p>547,481</text:p>
          </table:table-cell>
          <table:table-cell office:value-type="float" office:value="91690" table:style-name="ce48">
            <text:p>91,690</text:p>
          </table:table-cell>
          <table:table-cell office:value-type="float" office:value="391751" table:style-name="ce48">
            <text:p>391,751</text:p>
          </table:table-cell>
          <table:table-cell office:value-type="float" office:value="64040" table:style-name="ce48">
            <text:p>64,040</text:p>
          </table:table-cell>
          <table:table-cell office:value-type="float" office:value="16.747613159178126" table:formula="of:=[.C14]/[.$B14]*100" table:style-name="ce30">
            <text:p>16.75</text:p>
          </table:table-cell>
          <table:table-cell office:value-type="float" office:value="71.555177257292939" table:formula="of:=[.D14]/[.$B14]*100" table:style-name="ce30">
            <text:p>71.56</text:p>
          </table:table-cell>
          <table:table-cell office:value-type="float" office:value="11.697209583528927" table:formula="of:=[.E14]/[.$B14]*100" table:style-name="ce30">
            <text:p>11.70</text:p>
          </table:table-cell>
          <table:table-cell office:value-type="float" office:value="23.405173183986765" table:formula="of:=[.C14]/[.D14]*100" table:style-name="ce54">
            <text:p>23.41</text:p>
          </table:table-cell>
          <table:table-cell office:value-type="float" office:value="16.347118450240075" table:formula="of:=[.E14]/[.D14]*100" table:style-name="ce54">
            <text:p>16.35</text:p>
          </table:table-cell>
          <table:table-cell office:value-type="float" office:value="39.752291634226843" table:formula="of:=([.C14]+[.E14])/[.D14]*100" table:style-name="ce54">
            <text:p>39.75</text:p>
          </table:table-cell>
          <table:table-cell office:value-type="float" office:value="69.844039698985711" table:formula="of:=[.E14]/[.C14]*100" table:style-name="ce54">
            <text:p>69.84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苗<text:span text:style-name="T3"><text:s text:c="2"/></text:span><text:span text:style-name="T1">栗</text:span><text:span text:style-name="T3"><text:s text:c="2"/></text:span><text:span text:style-name="T1">縣</text:span></text:p>
          </table:table-cell>
          <table:table-cell office:value-type="float" office:value="559189" table:style-name="ce48">
            <text:p>559,189</text:p>
          </table:table-cell>
          <table:table-cell office:value-type="float" office:value="76178" table:style-name="ce48">
            <text:p>76,178</text:p>
          </table:table-cell>
          <table:table-cell office:value-type="float" office:value="400240" table:style-name="ce48">
            <text:p>400,240</text:p>
          </table:table-cell>
          <table:table-cell office:value-type="float" office:value="82771" table:style-name="ce48">
            <text:p>82,771</text:p>
          </table:table-cell>
          <table:table-cell office:value-type="float" office:value="13.622943226708681" table:formula="of:=[.C15]/[.$B15]*100" table:style-name="ce30">
            <text:p>13.62</text:p>
          </table:table-cell>
          <table:table-cell office:value-type="float" office:value="71.575084631493112" table:formula="of:=[.D15]/[.$B15]*100" table:style-name="ce30">
            <text:p>71.58</text:p>
          </table:table-cell>
          <table:table-cell office:value-type="float" office:value="14.801972141798212" table:formula="of:=[.E15]/[.$B15]*100" table:style-name="ce30">
            <text:p>14.80</text:p>
          </table:table-cell>
          <table:table-cell office:value-type="float" office:value="19.033080151908855" table:formula="of:=[.C15]/[.D15]*100" table:style-name="ce54">
            <text:p>19.03</text:p>
          </table:table-cell>
          <table:table-cell office:value-type="float" office:value="20.680341794923045" table:formula="of:=[.E15]/[.D15]*100" table:style-name="ce54">
            <text:p>20.68</text:p>
          </table:table-cell>
          <table:table-cell office:value-type="float" office:value="39.7134219468319" table:formula="of:=([.C15]+[.E15])/[.D15]*100" table:style-name="ce54">
            <text:p>39.71</text:p>
          </table:table-cell>
          <table:table-cell office:value-type="float" office:value="108.65472971199033" table:formula="of:=[.E15]/[.C15]*100" table:style-name="ce54">
            <text:p>108.65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彰<text:span text:style-name="T3"><text:s text:c="2"/></text:span><text:span text:style-name="T1">化</text:span><text:span text:style-name="T3"><text:s text:c="2"/></text:span><text:span text:style-name="T1">縣</text:span></text:p>
          </table:table-cell>
          <table:table-cell office:value-type="float" office:value="1287146" table:style-name="ce48">
            <text:p>1,287,146</text:p>
          </table:table-cell>
          <table:table-cell office:value-type="float" office:value="175423" table:style-name="ce48">
            <text:p>175,423</text:p>
          </table:table-cell>
          <table:table-cell office:value-type="float" office:value="928761" table:style-name="ce48">
            <text:p>928,761</text:p>
          </table:table-cell>
          <table:table-cell office:value-type="float" office:value="182962" table:style-name="ce48">
            <text:p>182,962</text:p>
          </table:table-cell>
          <table:table-cell office:value-type="float" office:value="13.628834646574669" table:formula="of:=[.C16]/[.$B16]*100" table:style-name="ce30">
            <text:p>13.63</text:p>
          </table:table-cell>
          <table:table-cell office:value-type="float" office:value="72.156616265753854" table:formula="of:=[.D16]/[.$B16]*100" table:style-name="ce30">
            <text:p>72.16</text:p>
          </table:table-cell>
          <table:table-cell office:value-type="float" office:value="14.214549087671486" table:formula="of:=[.E16]/[.$B16]*100" table:style-name="ce30">
            <text:p>14.21</text:p>
          </table:table-cell>
          <table:table-cell office:value-type="float" office:value="18.887851664744751" table:formula="of:=[.C16]/[.D16]*100" table:style-name="ce54">
            <text:p>18.89</text:p>
          </table:table-cell>
          <table:table-cell office:value-type="float" office:value="19.699578255331566" table:formula="of:=[.E16]/[.D16]*100" table:style-name="ce54">
            <text:p>19.70</text:p>
          </table:table-cell>
          <table:table-cell office:value-type="float" office:value="38.587429920076318" table:formula="of:=([.C16]+[.E16])/[.D16]*100" table:style-name="ce54">
            <text:p>38.59</text:p>
          </table:table-cell>
          <table:table-cell office:value-type="float" office:value="104.29761205771193" table:formula="of:=[.E16]/[.C16]*100" table:style-name="ce54">
            <text:p>104.30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南<text:span text:style-name="T3"><text:s text:c="2"/></text:span><text:span text:style-name="T1">投</text:span><text:span text:style-name="T3"><text:s text:c="2"/></text:span><text:span text:style-name="T1">縣</text:span></text:p>
          </table:table-cell>
          <table:table-cell office:value-type="float" office:value="505163" table:style-name="ce48">
            <text:p>505,163</text:p>
          </table:table-cell>
          <table:table-cell office:value-type="float" office:value="58294" table:style-name="ce48">
            <text:p>58,294</text:p>
          </table:table-cell>
          <table:table-cell office:value-type="float" office:value="366734" table:style-name="ce48">
            <text:p>366,734</text:p>
          </table:table-cell>
          <table:table-cell office:value-type="float" office:value="80135" table:style-name="ce48">
            <text:p>80,135</text:p>
          </table:table-cell>
          <table:table-cell office:value-type="float" office:value="11.539641660216603" table:formula="of:=[.C17]/[.$B17]*100" table:style-name="ce30">
            <text:p>11.54</text:p>
          </table:table-cell>
          <table:table-cell office:value-type="float" office:value="72.597161708201114" table:formula="of:=[.D17]/[.$B17]*100" table:style-name="ce30">
            <text:p>72.60</text:p>
          </table:table-cell>
          <table:table-cell office:value-type="float" office:value="15.863196631582282" table:formula="of:=[.E17]/[.$B17]*100" table:style-name="ce30">
            <text:p>15.86</text:p>
          </table:table-cell>
          <table:table-cell office:value-type="float" office:value="15.895444654708863" table:formula="of:=[.C17]/[.D17]*100" table:style-name="ce54">
            <text:p>15.90</text:p>
          </table:table-cell>
          <table:table-cell office:value-type="float" office:value="21.850987364138586" table:formula="of:=[.E17]/[.D17]*100" table:style-name="ce54">
            <text:p>21.85</text:p>
          </table:table-cell>
          <table:table-cell office:value-type="float" office:value="37.74643201884745" table:formula="of:=([.C17]+[.E17])/[.D17]*100" table:style-name="ce54">
            <text:p>37.75</text:p>
          </table:table-cell>
          <table:table-cell office:value-type="float" office:value="137.46697773355748" table:formula="of:=[.E17]/[.C17]*100" table:style-name="ce54">
            <text:p>137.47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雲<text:span text:style-name="T3"><text:s text:c="2"/></text:span><text:span text:style-name="T1">林</text:span><text:span text:style-name="T3"><text:s text:c="2"/></text:span><text:span text:style-name="T1">縣</text:span></text:p>
          </table:table-cell>
          <table:table-cell office:value-type="float" office:value="694873" table:style-name="ce48">
            <text:p>694,873</text:p>
          </table:table-cell>
          <table:table-cell office:value-type="float" office:value="84610" table:style-name="ce48">
            <text:p>84,610</text:p>
          </table:table-cell>
          <table:table-cell office:value-type="float" office:value="491499" table:style-name="ce48">
            <text:p>491,499</text:p>
          </table:table-cell>
          <table:table-cell office:value-type="float" office:value="118764" table:style-name="ce48">
            <text:p>118,764</text:p>
          </table:table-cell>
          <table:table-cell office:value-type="float" office:value="12.176325745855717" table:formula="of:=[.C18]/[.$B18]*100" table:style-name="ce30">
            <text:p>12.18</text:p>
          </table:table-cell>
          <table:table-cell office:value-type="float" office:value="70.732205741192999" table:formula="of:=[.D18]/[.$B18]*100" table:style-name="ce30">
            <text:p>70.73</text:p>
          </table:table-cell>
          <table:table-cell office:value-type="float" office:value="17.091468512951288" table:formula="of:=[.E18]/[.$B18]*100" table:style-name="ce30">
            <text:p>17.09</text:p>
          </table:table-cell>
          <table:table-cell office:value-type="float" office:value="17.214684058360241" table:formula="of:=[.C18]/[.D18]*100" table:style-name="ce54">
            <text:p>17.21</text:p>
          </table:table-cell>
          <table:table-cell office:value-type="float" office:value="24.163630037904451" table:formula="of:=[.E18]/[.D18]*100" table:style-name="ce54">
            <text:p>24.16</text:p>
          </table:table-cell>
          <table:table-cell office:value-type="float" office:value="41.378314096264688" table:formula="of:=([.C18]+[.E18])/[.D18]*100" table:style-name="ce54">
            <text:p>41.38</text:p>
          </table:table-cell>
          <table:table-cell office:value-type="float" office:value="140.36638695189694" table:formula="of:=[.E18]/[.C18]*100" table:style-name="ce54">
            <text:p>140.37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縣</text:span></text:p>
          </table:table-cell>
          <table:table-cell office:value-type="float" office:value="515320" table:style-name="ce48">
            <text:p>515,320</text:p>
          </table:table-cell>
          <table:table-cell office:value-type="float" office:value="52919" table:style-name="ce48">
            <text:p>52,919</text:p>
          </table:table-cell>
          <table:table-cell office:value-type="float" office:value="370167" table:style-name="ce48">
            <text:p>370,167</text:p>
          </table:table-cell>
          <table:table-cell office:value-type="float" office:value="92234" table:style-name="ce48">
            <text:p>92,234</text:p>
          </table:table-cell>
          <table:table-cell office:value-type="float" office:value="10.269153147558798" table:formula="of:=[.C19]/[.$B19]*100" table:style-name="ce30">
            <text:p>10.27</text:p>
          </table:table-cell>
          <table:table-cell office:value-type="float" office:value="71.832453621051002" table:formula="of:=[.D19]/[.$B19]*100" table:style-name="ce30">
            <text:p>71.83</text:p>
          </table:table-cell>
          <table:table-cell office:value-type="float" office:value="17.898393231390202" table:formula="of:=[.E19]/[.$B19]*100" table:style-name="ce30">
            <text:p>17.90</text:p>
          </table:table-cell>
          <table:table-cell office:value-type="float" office:value="14.295979922575485" table:formula="of:=[.C19]/[.D19]*100" table:style-name="ce54">
            <text:p>14.30</text:p>
          </table:table-cell>
          <table:table-cell office:value-type="float" office:value="24.916861848841197" table:formula="of:=[.E19]/[.D19]*100" table:style-name="ce54">
            <text:p>24.92</text:p>
          </table:table-cell>
          <table:table-cell office:value-type="float" office:value="39.212841771416684" table:formula="of:=([.C19]+[.E19])/[.D19]*100" table:style-name="ce54">
            <text:p>39.21</text:p>
          </table:table-cell>
          <table:table-cell office:value-type="float" office:value="174.29278708970313" table:formula="of:=[.E19]/[.C19]*100" table:style-name="ce54">
            <text:p>174.2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屏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835792" table:style-name="ce48">
            <text:p>835,792</text:p>
          </table:table-cell>
          <table:table-cell office:value-type="float" office:value="93786" table:style-name="ce48">
            <text:p>93,786</text:p>
          </table:table-cell>
          <table:table-cell office:value-type="float" office:value="614990" table:style-name="ce48">
            <text:p>614,990</text:p>
          </table:table-cell>
          <table:table-cell office:value-type="float" office:value="127016" table:style-name="ce48">
            <text:p>127,016</text:p>
          </table:table-cell>
          <table:table-cell office:value-type="float" office:value="11.221212933361411" table:formula="of:=[.C20]/[.$B20]*100" table:style-name="ce30">
            <text:p>11.22</text:p>
          </table:table-cell>
          <table:table-cell office:value-type="float" office:value="73.581704538928349" table:formula="of:=[.D20]/[.$B20]*100" table:style-name="ce30">
            <text:p>73.58</text:p>
          </table:table-cell>
          <table:table-cell office:value-type="float" office:value="15.197082527710243" table:formula="of:=[.E20]/[.$B20]*100" table:style-name="ce30">
            <text:p>15.20</text:p>
          </table:table-cell>
          <table:table-cell office:value-type="float" office:value="15.250004065106751" table:formula="of:=[.C20]/[.D20]*100" table:style-name="ce54">
            <text:p>15.25</text:p>
          </table:table-cell>
          <table:table-cell office:value-type="float" office:value="20.653343956812307" table:formula="of:=[.E20]/[.D20]*100" table:style-name="ce54">
            <text:p>20.65</text:p>
          </table:table-cell>
          <table:table-cell office:value-type="float" office:value="35.903348021919058" table:formula="of:=([.C20]+[.E20])/[.D20]*100" table:style-name="ce54">
            <text:p>35.90</text:p>
          </table:table-cell>
          <table:table-cell office:value-type="float" office:value="135.43172754995416" table:formula="of:=[.E20]/[.C20]*100" table:style-name="ce54">
            <text:p>135.43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臺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220802" table:style-name="ce48">
            <text:p>220,802</text:p>
          </table:table-cell>
          <table:table-cell office:value-type="float" office:value="27326" table:style-name="ce48">
            <text:p>27,326</text:p>
          </table:table-cell>
          <table:table-cell office:value-type="float" office:value="160416" table:style-name="ce48">
            <text:p>160,416</text:p>
          </table:table-cell>
          <table:table-cell office:value-type="float" office:value="33060" table:style-name="ce48">
            <text:p>33,060</text:p>
          </table:table-cell>
          <table:table-cell office:value-type="float" office:value="12.375793697520855" table:formula="of:=[.C21]/[.$B21]*100" table:style-name="ce30">
            <text:p>12.38</text:p>
          </table:table-cell>
          <table:table-cell office:value-type="float" office:value="72.651515837718861" table:formula="of:=[.D21]/[.$B21]*100" table:style-name="ce30">
            <text:p>72.65</text:p>
          </table:table-cell>
          <table:table-cell office:value-type="float" office:value="14.972690464760282" table:formula="of:=[.E21]/[.$B21]*100" table:style-name="ce30">
            <text:p>14.97</text:p>
          </table:table-cell>
          <table:table-cell office:value-type="float" office:value="17.034460402952323" table:formula="of:=[.C21]/[.D21]*100" table:style-name="ce54">
            <text:p>17.03</text:p>
          </table:table-cell>
          <table:table-cell office:value-type="float" office:value="20.608916816277677" table:formula="of:=[.E21]/[.D21]*100" table:style-name="ce54">
            <text:p>20.61</text:p>
          </table:table-cell>
          <table:table-cell office:value-type="float" office:value="37.643377219230004" table:formula="of:=([.C21]+[.E21])/[.D21]*100" table:style-name="ce54">
            <text:p>37.64</text:p>
          </table:table-cell>
          <table:table-cell office:value-type="float" office:value="120.98367854790311" table:formula="of:=[.E21]/[.C21]*100" table:style-name="ce54">
            <text:p>120.9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花<text:span text:style-name="T3"><text:s text:c="2"/></text:span><text:span text:style-name="T1">蓮</text:span><text:span text:style-name="T3"><text:s text:c="2"/></text:span><text:span text:style-name="T1">縣</text:span></text:p>
          </table:table-cell>
          <table:table-cell office:value-type="float" office:value="330911" table:style-name="ce48">
            <text:p>330,911</text:p>
          </table:table-cell>
          <table:table-cell office:value-type="float" office:value="41252" table:style-name="ce48">
            <text:p>41,252</text:p>
          </table:table-cell>
          <table:table-cell office:value-type="float" office:value="241010" table:style-name="ce48">
            <text:p>241,010</text:p>
          </table:table-cell>
          <table:table-cell office:value-type="float" office:value="48649" table:style-name="ce48">
            <text:p>48,649</text:p>
          </table:table-cell>
          <table:table-cell office:value-type="float" office:value="12.466191815926337" table:formula="of:=[.C22]/[.$B22]*100" table:style-name="ce30">
            <text:p>12.47</text:p>
          </table:table-cell>
          <table:table-cell office:value-type="float" office:value="72.832272121506989" table:formula="of:=[.D22]/[.$B22]*100" table:style-name="ce30">
            <text:p>72.83</text:p>
          </table:table-cell>
          <table:table-cell office:value-type="float" office:value="14.701536062566673" table:formula="of:=[.E22]/[.$B22]*100" table:style-name="ce30">
            <text:p>14.70</text:p>
          </table:table-cell>
          <table:table-cell office:value-type="float" office:value="17.116302228123313" table:formula="of:=[.C22]/[.D22]*100" table:style-name="ce54">
            <text:p>17.12</text:p>
          </table:table-cell>
          <table:table-cell office:value-type="float" office:value="20.185469482594083" table:formula="of:=[.E22]/[.D22]*100" table:style-name="ce54">
            <text:p>20.19</text:p>
          </table:table-cell>
          <table:table-cell office:value-type="float" office:value="37.301771710717397" table:formula="of:=([.C22]+[.E22])/[.D22]*100" table:style-name="ce54">
            <text:p>37.30</text:p>
          </table:table-cell>
          <table:table-cell office:value-type="float" office:value="117.93125181809367" table:formula="of:=[.E22]/[.C22]*100" table:style-name="ce54">
            <text:p>117.93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澎<text:span text:style-name="T3"><text:s text:c="2"/></text:span><text:span text:style-name="T1">湖</text:span><text:span text:style-name="T3"><text:s text:c="2"/></text:span><text:span text:style-name="T1">縣</text:span></text:p>
          </table:table-cell>
          <table:table-cell office:value-type="float" office:value="103263" table:style-name="ce48">
            <text:p>103,263</text:p>
          </table:table-cell>
          <table:table-cell office:value-type="float" office:value="11486" table:style-name="ce48">
            <text:p>11,486</text:p>
          </table:table-cell>
          <table:table-cell office:value-type="float" office:value="76198" table:style-name="ce48">
            <text:p>76,198</text:p>
          </table:table-cell>
          <table:table-cell office:value-type="float" office:value="15579" table:style-name="ce48">
            <text:p>15,579</text:p>
          </table:table-cell>
          <table:table-cell office:value-type="float" office:value="11.123054724344634" table:formula="of:=[.C23]/[.$B23]*100" table:style-name="ce30">
            <text:p>11.12</text:p>
          </table:table-cell>
          <table:table-cell office:value-type="float" office:value="73.790224959569244" table:formula="of:=[.D23]/[.$B23]*100" table:style-name="ce30">
            <text:p>73.79</text:p>
          </table:table-cell>
          <table:table-cell office:value-type="float" office:value="15.086720316086112" table:formula="of:=[.E23]/[.$B23]*100" table:style-name="ce30">
            <text:p>15.09</text:p>
          </table:table-cell>
          <table:table-cell office:value-type="float" office:value="15.073886453712696" table:formula="of:=[.C23]/[.D23]*100" table:style-name="ce54">
            <text:p>15.07</text:p>
          </table:table-cell>
          <table:table-cell office:value-type="float" office:value="20.445418514921652" table:formula="of:=[.E23]/[.D23]*100" table:style-name="ce54">
            <text:p>20.45</text:p>
          </table:table-cell>
          <table:table-cell office:value-type="float" office:value="35.519304968634344" table:formula="of:=([.C23]+[.E23])/[.D23]*100" table:style-name="ce54">
            <text:p>35.52</text:p>
          </table:table-cell>
          <table:table-cell office:value-type="float" office:value="135.63468570433571" table:formula="of:=[.E23]/[.C23]*100" table:style-name="ce54">
            <text:p>135.63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基<text:span text:style-name="T3"><text:s text:c="2"/></text:span><text:span text:style-name="T1">隆</text:span><text:span text:style-name="T3"><text:s text:c="2"/></text:span><text:span text:style-name="T1">市</text:span></text:p>
          </table:table-cell>
          <table:table-cell office:value-type="float" office:value="372100" table:style-name="ce48">
            <text:p>372,100</text:p>
          </table:table-cell>
          <table:table-cell office:value-type="float" office:value="40508" table:style-name="ce48">
            <text:p>40,508</text:p>
          </table:table-cell>
          <table:table-cell office:value-type="float" office:value="279643" table:style-name="ce48">
            <text:p>279,643</text:p>
          </table:table-cell>
          <table:table-cell office:value-type="float" office:value="51949" table:style-name="ce48">
            <text:p>51,949</text:p>
          </table:table-cell>
          <table:table-cell office:value-type="float" office:value="10.886320881483472" table:formula="of:=[.C24]/[.$B24]*100" table:style-name="ce30">
            <text:p>10.89</text:p>
          </table:table-cell>
          <table:table-cell office:value-type="float" office:value="75.152647137866168" table:formula="of:=[.D24]/[.$B24]*100" table:style-name="ce30">
            <text:p>75.15</text:p>
          </table:table-cell>
          <table:table-cell office:value-type="float" office:value="13.961031980650363" table:formula="of:=[.E24]/[.$B24]*100" table:style-name="ce30">
            <text:p>13.96</text:p>
          </table:table-cell>
          <table:table-cell office:value-type="float" office:value="14.485612012458743" table:formula="of:=[.C24]/[.D24]*100" table:style-name="ce54">
            <text:p>14.49</text:p>
          </table:table-cell>
          <table:table-cell office:value-type="float" office:value="18.576899833001363" table:formula="of:=[.E24]/[.D24]*100" table:style-name="ce54">
            <text:p>18.58</text:p>
          </table:table-cell>
          <table:table-cell office:value-type="float" office:value="33.062511845460101" table:formula="of:=([.C24]+[.E24])/[.D24]*100" table:style-name="ce54">
            <text:p>33.06</text:p>
          </table:table-cell>
          <table:table-cell office:value-type="float" office:value="128.24380369309768" table:formula="of:=[.E24]/[.C24]*100" table:style-name="ce54">
            <text:p>128.24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市</text:span></text:p>
          </table:table-cell>
          <table:table-cell office:value-type="float" office:value="437337" table:style-name="ce48">
            <text:p>437,337</text:p>
          </table:table-cell>
          <table:table-cell office:value-type="float" office:value="76283" table:style-name="ce48">
            <text:p>76,283</text:p>
          </table:table-cell>
          <table:table-cell office:value-type="float" office:value="312913" table:style-name="ce48">
            <text:p>312,913</text:p>
          </table:table-cell>
          <table:table-cell office:value-type="float" office:value="48141" table:style-name="ce48">
            <text:p>48,141</text:p>
          </table:table-cell>
          <table:table-cell office:value-type="float" office:value="17.442612904922292" table:formula="of:=[.C25]/[.$B25]*100" table:style-name="ce30">
            <text:p>17.44</text:p>
          </table:table-cell>
          <table:table-cell office:value-type="float" office:value="71.549628775978249" table:formula="of:=[.D25]/[.$B25]*100" table:style-name="ce30">
            <text:p>71.55</text:p>
          </table:table-cell>
          <table:table-cell office:value-type="float" office:value="11.007758319099459" table:formula="of:=[.E25]/[.$B25]*100" table:style-name="ce30">
            <text:p>11.01</text:p>
          </table:table-cell>
          <table:table-cell office:value-type="float" office:value="24.3783415837629" table:formula="of:=[.C25]/[.D25]*100" table:style-name="ce54">
            <text:p>24.38</text:p>
          </table:table-cell>
          <table:table-cell office:value-type="float" office:value="15.384787464886408" table:formula="of:=[.E25]/[.D25]*100" table:style-name="ce54">
            <text:p>15.38</text:p>
          </table:table-cell>
          <table:table-cell office:value-type="float" office:value="39.763129048649304" table:formula="of:=([.C25]+[.E25])/[.D25]*100" table:style-name="ce54">
            <text:p>39.76</text:p>
          </table:table-cell>
          <table:table-cell office:value-type="float" office:value="63.108425206140296" table:formula="of:=[.E25]/[.C25]*100" table:style-name="ce54">
            <text:p>63.11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市</text:span></text:p>
          </table:table-cell>
          <table:table-cell office:value-type="float" office:value="269874" table:style-name="ce48">
            <text:p>269,874</text:p>
          </table:table-cell>
          <table:table-cell office:value-type="float" office:value="38588" table:style-name="ce48">
            <text:p>38,588</text:p>
          </table:table-cell>
          <table:table-cell office:value-type="float" office:value="195018" table:style-name="ce48">
            <text:p>195,018</text:p>
          </table:table-cell>
          <table:table-cell office:value-type="float" office:value="36268" table:style-name="ce48">
            <text:p>36,268</text:p>
          </table:table-cell>
          <table:table-cell office:value-type="float" office:value="14.29852449661694" table:formula="of:=[.C26]/[.$B26]*100" table:style-name="ce30">
            <text:p>14.30</text:p>
          </table:table-cell>
          <table:table-cell office:value-type="float" office:value="72.262611440894645" table:formula="of:=[.D26]/[.$B26]*100" table:style-name="ce30">
            <text:p>72.26</text:p>
          </table:table-cell>
          <table:table-cell office:value-type="float" office:value="13.43886406248842" table:formula="of:=[.E26]/[.$B26]*100" table:style-name="ce30">
            <text:p>13.44</text:p>
          </table:table-cell>
          <table:table-cell office:value-type="float" office:value="19.786891466428742" table:formula="of:=[.C26]/[.D26]*100" table:style-name="ce54">
            <text:p>19.79</text:p>
          </table:table-cell>
          <table:table-cell office:value-type="float" office:value="18.597257689033832" table:formula="of:=[.E26]/[.D26]*100" table:style-name="ce54">
            <text:p>18.60</text:p>
          </table:table-cell>
          <table:table-cell office:value-type="float" office:value="38.384149155462573" table:formula="of:=([.C26]+[.E26])/[.D26]*100" table:style-name="ce54">
            <text:p>38.38</text:p>
          </table:table-cell>
          <table:table-cell office:value-type="float" office:value="93.987768218098893" table:formula="of:=[.E26]/[.C26]*100" table:style-name="ce54">
            <text:p>93.99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福 <text:s/>建 <text:s/>省</text:p>
          </table:table-cell>
          <table:table-cell office:value-type="float" office:value="147709" table:style-name="ce47">
            <text:p>147,709</text:p>
          </table:table-cell>
          <table:table-cell office:value-type="float" office:value="15268" table:style-name="ce47">
            <text:p>15,268</text:p>
          </table:table-cell>
          <table:table-cell office:value-type="float" office:value="115385" table:style-name="ce47">
            <text:p>115,385</text:p>
          </table:table-cell>
          <table:table-cell office:value-type="float" office:value="17056" table:style-name="ce47">
            <text:p>17,056</text:p>
          </table:table-cell>
          <table:table-cell office:value-type="float" office:value="10.336540088958696" table:formula="of:=[.C27]/[.$B27]*100" table:style-name="ce29">
            <text:p>10.34</text:p>
          </table:table-cell>
          <table:table-cell office:value-type="float" office:value="78.116431632466544" table:formula="of:=[.D27]/[.$B27]*100" table:style-name="ce29">
            <text:p>78.12</text:p>
          </table:table-cell>
          <table:table-cell office:value-type="float" office:value="11.547028278574766" table:formula="of:=[.E27]/[.$B27]*100" table:style-name="ce29">
            <text:p>11.55</text:p>
          </table:table-cell>
          <table:table-cell office:value-type="float" office:value="13.232222559258137" table:formula="of:=[.C27]/[.D27]*100" table:style-name="ce28">
            <text:p>13.23</text:p>
          </table:table-cell>
          <table:table-cell office:value-type="float" office:value="14.781817393942021" table:formula="of:=[.E27]/[.D27]*100" table:style-name="ce28">
            <text:p>14.78</text:p>
          </table:table-cell>
          <table:table-cell office:value-type="float" office:value="28.014039953200154" table:formula="of:=([.C27]+[.E27])/[.D27]*100" table:style-name="ce28">
            <text:p>28.01</text:p>
          </table:table-cell>
          <table:table-cell office:value-type="float" office:value="111.71076761854859" table:formula="of:=[.E27]/[.C27]*100" table:style-name="ce28">
            <text:p>111.71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金 <text:s/>門 <text:s/>縣</text:p>
          </table:table-cell>
          <table:table-cell office:value-type="float" office:value="135114" table:style-name="ce48">
            <text:p>135,114</text:p>
          </table:table-cell>
          <table:table-cell office:value-type="float" office:value="13674" table:style-name="ce48">
            <text:p>13,674</text:p>
          </table:table-cell>
          <table:table-cell office:value-type="float" office:value="105671" table:style-name="ce48">
            <text:p>105,671</text:p>
          </table:table-cell>
          <table:table-cell office:value-type="float" office:value="15769" table:style-name="ce48">
            <text:p>15,769</text:p>
          </table:table-cell>
          <table:table-cell office:value-type="float" office:value="10.120342821617301" table:formula="of:=[.C28]/[.$B28]*100" table:style-name="ce30">
            <text:p>10.12</text:p>
          </table:table-cell>
          <table:table-cell office:value-type="float" office:value="78.208771851917632" table:formula="of:=[.D28]/[.$B28]*100" table:style-name="ce30">
            <text:p>78.21</text:p>
          </table:table-cell>
          <table:table-cell office:value-type="float" office:value="11.67088532646506" table:formula="of:=[.E28]/[.$B28]*100" table:style-name="ce30">
            <text:p>11.67</text:p>
          </table:table-cell>
          <table:table-cell office:value-type="float" office:value="12.940163337150212" table:formula="of:=[.C28]/[.D28]*100" table:style-name="ce54">
            <text:p>12.94</text:p>
          </table:table-cell>
          <table:table-cell office:value-type="float" office:value="14.92273187534896" table:formula="of:=[.E28]/[.D28]*100" table:style-name="ce54">
            <text:p>14.92</text:p>
          </table:table-cell>
          <table:table-cell office:value-type="float" office:value="27.862895212499172" table:formula="of:=([.C28]+[.E28])/[.D28]*100" table:style-name="ce54">
            <text:p>27.86</text:p>
          </table:table-cell>
          <table:table-cell office:value-type="float" office:value="115.32104724294281" table:formula="of:=[.E28]/[.C28]*100" table:style-name="ce54">
            <text:p>115.32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連 <text:s/>江 <text:s/>縣</text:p>
          </table:table-cell>
          <table:table-cell office:value-type="float" office:value="12595" table:style-name="ce48">
            <text:p>12,595</text:p>
          </table:table-cell>
          <table:table-cell office:value-type="float" office:value="1594" table:style-name="ce48">
            <text:p>1,594</text:p>
          </table:table-cell>
          <table:table-cell office:value-type="float" office:value="9714" table:style-name="ce48">
            <text:p>9,714</text:p>
          </table:table-cell>
          <table:table-cell office:value-type="float" office:value="1287" table:style-name="ce48">
            <text:p>1,287</text:p>
          </table:table-cell>
          <table:table-cell office:value-type="float" office:value="12.655815799920603" table:formula="of:=[.C29]/[.$B29]*100" table:style-name="ce30">
            <text:p>12.66</text:p>
          </table:table-cell>
          <table:table-cell office:value-type="float" office:value="77.125843588725687" table:formula="of:=[.D29]/[.$B29]*100" table:style-name="ce30">
            <text:p>77.13</text:p>
          </table:table-cell>
          <table:table-cell office:value-type="float" office:value="10.218340611353712" table:formula="of:=[.E29]/[.$B29]*100" table:style-name="ce30">
            <text:p>10.22</text:p>
          </table:table-cell>
          <table:table-cell office:value-type="float" office:value="16.409306156063412" table:formula="of:=[.C29]/[.D29]*100" table:style-name="ce54">
            <text:p>16.41</text:p>
          </table:table-cell>
          <table:table-cell office:value-type="float" office:value="13.248919085855466" table:formula="of:=[.E29]/[.D29]*100" table:style-name="ce54">
            <text:p>13.25</text:p>
          </table:table-cell>
          <table:table-cell office:value-type="float" office:value="29.658225241918878" table:formula="of:=([.C29]+[.E29])/[.D29]*100" table:style-name="ce54">
            <text:p>29.66</text:p>
          </table:table-cell>
          <table:table-cell office:value-type="float" office:value="80.740276035131743" table:formula="of:=[.E29]/[.C29]*100" table:style-name="ce54">
            <text:p>80.74</text:p>
          </table:table-cell>
          <table:table-cell table:number-columns-repeated="16372" table:style-name="ce17"/>
        </table:table-row>
        <table:table-row table:style-name="ro7">
          <table:table-cell table:style-name="ce20"/>
          <table:table-cell table:number-columns-repeated="4" table:style-name="ce45"/>
          <table:table-cell table:number-columns-repeated="7" table:style-name="ce21"/>
          <table:table-cell table:number-columns-repeated="16372" table:style-name="ce17"/>
        </table:table-row>
        <table:table-row table:style-name="ro8">
          <table:table-cell office:value-type="string" table:style-name="ce14">
            <text:p>說明：扶養比係指依賴人口(0歲~14歲及65歲以上)</text:p>
          </table:table-cell>
          <table:table-cell table:number-columns-repeated="4" table:style-name="ce14"/>
          <table:table-cell table:number-columns-repeated="2" table:style-name="ce1"/>
          <table:table-cell table:style-name="ce16"/>
          <table:table-cell table:number-columns-repeated="3" table:style-name="ce33"/>
          <table:table-cell office:value-type="string" table:style-name="ce32">
            <text:p>內政部戶政司編製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5">
            <text:p>　　　對工作年齡人口(15歲~64歲)扶養負擔的一種簡略測度。</text:p>
          </table:table-cell>
          <table:table-cell table:number-columns-repeated="4" table:style-name="ce15"/>
          <table:table-cell table:number-columns-repeated="16379" table:style-name="ce1"/>
        </table:table-row>
        <table:table-row table:number-rows-repeated="2" table:style-name="ro9">
          <table:table-cell table:number-columns-repeated="5" table:style-name="ce26"/>
          <table:table-cell table:number-columns-repeated="16379"/>
        </table:table-row>
        <table:table-row table:style-name="ro9">
          <table:table-cell table:number-columns-repeated="5" table:style-name="ce27"/>
          <table:table-cell table:number-columns-repeated="16379"/>
        </table:table-row>
        <table:table-row table:number-rows-repeated="1048541" table:style-name="ro9">
          <table:table-cell table:number-columns-repeated="16384"/>
        </table:table-row>
        <table:named-expressions>
          <table:named-expression table:name="\a" table:expression="of:=[.#REF!]" table:base-cell-address="108.$A$1"/>
          <table:named-expression table:name="\b" table:expression="of:=[.#REF!]" table:base-cell-address="108.$A$1"/>
          <table:named-expression table:name="NAME" table:expression="of:=[.#REF!]" table:base-cell-address="108.$A$1"/>
          <table:named-expression table:name="P_1" table:expression="of:=[.#REF!]" table:base-cell-address="108.$A$1"/>
          <table:named-expression table:name="P_11" table:expression="of:=[.#REF!]" table:base-cell-address="108.$A$1"/>
          <table:named-expression table:name="P_2" table:expression="of:=[.#REF!]" table:base-cell-address="108.$A$1"/>
          <table:named-expression table:name="Print_Area" table:expression="of:=[.#REF!]" table:base-cell-address="108.$A$1"/>
          <table:named-expression table:name="PRINT_AREA_MI" table:expression="of:=[.#REF!]" table:base-cell-address="108.$A$1"/>
        </table:named-expressions>
      </table:table>
      <table:table table:name="104" table:style-name="ta1">
        <table:table-column table:style-name="co1" table:number-columns-repeated="12" table:default-cell-style-name="ce16"/>
        <table:table-column table:style-name="co2" table:number-columns-repeated="16372" table:default-cell-style-name="ce16"/>
        <table:table-row table:style-name="ro1">
          <table:table-cell office:value-type="string" table:number-columns-spanned="12" table:number-rows-spanned="1" table:style-name="ce50">
            <text:p>各縣市年底三階段年齡人口數、百分比及其扶養比</text:p>
          </table:table-cell>
          <table:covered-table-cell table:number-columns-repeated="11"/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64" table:style-name="ce1"/>
        </table:table-row>
        <table:table-row table:style-name="ro2">
          <table:table-cell table:style-name="ce51"/>
          <table:table-cell table:style-name="ce52"/>
          <table:table-cell office:value-type="string" table:number-columns-spanned="8" table:number-rows-spanned="1" table:style-name="ce55">
            <text:p>中華民國104年底</text:p>
          </table:table-cell>
          <table:covered-table-cell table:number-columns-repeated="7"/>
          <table:table-cell table:style-name="ce53"/>
          <table:table-cell office:value-type="string" table:style-name="ce49">
            <text:p>單位：人；%</text:p>
          </table:table-cell>
          <table:table-cell table:style-name="ce5"/>
          <table:table-cell table:number-columns-repeated="2" table:style-name="ce6"/>
          <table:table-cell table:number-columns-repeated="5" table:style-name="ce4"/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2" table:style-name="ce46">
            <text:p>區<text:span text:style-name="T3"><text:s text:c="3"/></text:span>域<text:span text:style-name="T3"><text:s text:c="3"/></text:span>別</text:p>
          </table:table-cell>
          <table:table-cell office:value-type="string" table:number-columns-spanned="4" table:number-rows-spanned="1" table:style-name="ce73">
            <text:p>三　階　段　年　齡　人　口　數</text:p>
          </table:table-cell>
          <table:covered-table-cell table:number-columns-repeated="3"/>
          <table:table-cell office:value-type="string" table:number-columns-spanned="3" table:number-rows-spanned="1" table:style-name="ce72">
            <text:p>年<text:span text:style-name="T3"><text:s text:c="2"/></text:span>齡<text:span text:style-name="T3"><text:s text:c="2"/></text:span>分<text:span text:style-name="T3"><text:s text:c="2"/></text:span>配<text:span text:style-name="T3"><text:s text:c="2"/></text:span>百<text:span text:style-name="T3"><text:s text:c="2"/></text:span>分<text:span text:style-name="T3"><text:s text:c="2"/></text:span>比<text:span text:style-name="T3"><text:s/>(%)</text:span></text:p>
          </table:table-cell>
          <table:covered-table-cell table:number-columns-repeated="2"/>
          <table:table-cell office:value-type="string" table:number-columns-spanned="1" table:number-rows-spanned="2" table:style-name="ce72">
            <text:p>扶幼比</text:p>
          </table:table-cell>
          <table:table-cell office:value-type="string" table:number-columns-spanned="1" table:number-rows-spanned="2" table:style-name="ce72">
            <text:p>扶老比</text:p>
          </table:table-cell>
          <table:table-cell office:value-type="string" table:number-columns-spanned="1" table:number-rows-spanned="2" table:style-name="ce72">
            <text:p>扶養比</text:p>
          </table:table-cell>
          <table:table-cell office:value-type="string" table:number-columns-spanned="1" table:number-rows-spanned="2" table:style-name="ce41">
            <text:p>老化指數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44">
            <text:p>總計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covered-table-cell/>
          <table:covered-table-cell/>
          <table:covered-table-cell/>
          <table:covered-table-cell/>
          <table:table-cell table:number-columns-repeated="16372" table:style-name="ce17"/>
        </table:table-row>
        <table:table-row table:style-name="ro4">
          <table:table-cell office:value-type="string" table:style-name="ce43">
            <text:p>總　 　計</text:p>
          </table:table-cell>
          <table:table-cell office:value-type="float" office:value="23492074" table:style-name="ce47">
            <text:p>23,492,074</text:p>
          </table:table-cell>
          <table:table-cell office:value-type="float" office:value="3187780" table:style-name="ce47">
            <text:p>3,187,780</text:p>
          </table:table-cell>
          <table:table-cell office:value-type="float" office:value="17365715" table:style-name="ce47">
            <text:p>17,365,715</text:p>
          </table:table-cell>
          <table:table-cell office:value-type="float" office:value="2938579" table:style-name="ce47">
            <text:p>2,938,579</text:p>
          </table:table-cell>
          <table:table-cell office:value-type="float" office:value="13.569597984409551" table:formula="of:=[.C5]/[.$B5]*100" table:style-name="ce28">
            <text:p>13.57</text:p>
          </table:table-cell>
          <table:table-cell office:value-type="float" office:value="73.921591597234027" table:formula="of:=[.D5]/[.$B5]*100" table:style-name="ce28">
            <text:p>73.92</text:p>
          </table:table-cell>
          <table:table-cell office:value-type="float" office:value="12.50881041835642" table:formula="of:=[.E5]/[.$B5]*100" table:style-name="ce28">
            <text:p>12.51</text:p>
          </table:table-cell>
          <table:table-cell office:value-type="float" office:value="18.356744884964428" table:formula="of:=[.C5]/[.D5]*100" table:style-name="ce28">
            <text:p>18.36</text:p>
          </table:table-cell>
          <table:table-cell office:value-type="float" office:value="16.92172766856994" table:formula="of:=[.E5]/[.D5]*100" table:style-name="ce28">
            <text:p>16.92</text:p>
          </table:table-cell>
          <table:table-cell office:value-type="float" office:value="35.278472553534364" table:formula="of:=([.C5]+[.E5])/[.D5]*100" table:style-name="ce28">
            <text:p>35.28</text:p>
          </table:table-cell>
          <table:table-cell office:value-type="float" office:value="92.182616115290259" table:formula="of:=[.E5]/[.C5]*100" table:style-name="ce28">
            <text:p>92.18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25">
            <text:p>新 <text:s/>北 <text:s/>市</text:p>
          </table:table-cell>
          <table:table-cell office:value-type="float" office:value="3970644" table:style-name="ce47">
            <text:p>3,970,644</text:p>
          </table:table-cell>
          <table:table-cell office:value-type="float" office:value="517012" table:style-name="ce47">
            <text:p>517,012</text:p>
          </table:table-cell>
          <table:table-cell office:value-type="float" office:value="3024457" table:style-name="ce47">
            <text:p>3,024,457</text:p>
          </table:table-cell>
          <table:table-cell office:value-type="float" office:value="429175" table:style-name="ce47">
            <text:p>429,175</text:p>
          </table:table-cell>
          <table:table-cell office:value-type="float" office:value="13.020860092216779" table:formula="of:=[.C6]/[.$B6]*100" table:style-name="ce29">
            <text:p>13.02</text:p>
          </table:table-cell>
          <table:table-cell office:value-type="float" office:value="76.170439858118726" table:formula="of:=[.D6]/[.$B6]*100" table:style-name="ce29">
            <text:p>76.17</text:p>
          </table:table-cell>
          <table:table-cell office:value-type="float" office:value="10.808700049664488" table:formula="of:=[.E6]/[.$B6]*100" table:style-name="ce29">
            <text:p>10.81</text:p>
          </table:table-cell>
          <table:table-cell office:value-type="float" office:value="17.094374295948001" table:formula="of:=[.C6]/[.D6]*100" table:style-name="ce28">
            <text:p>17.09</text:p>
          </table:table-cell>
          <table:table-cell office:value-type="float" office:value="14.190150496436219" table:formula="of:=[.E6]/[.D6]*100" table:style-name="ce28">
            <text:p>14.19</text:p>
          </table:table-cell>
          <table:table-cell office:value-type="float" office:value="31.284524792384222" table:formula="of:=([.C6]+[.E6])/[.D6]*100" table:style-name="ce28">
            <text:p>31.28</text:p>
          </table:table-cell>
          <table:table-cell office:value-type="float" office:value="83.010645787718659" table:formula="of:=[.E6]/[.C6]*100" table:style-name="ce28">
            <text:p>83.01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北 <text:s/>市</text:p>
          </table:table-cell>
          <table:table-cell office:value-type="float" office:value="2704810" table:style-name="ce47">
            <text:p>2,704,810</text:p>
          </table:table-cell>
          <table:table-cell office:value-type="float" office:value="377428" table:style-name="ce47">
            <text:p>377,428</text:p>
          </table:table-cell>
          <table:table-cell office:value-type="float" office:value="1928200" table:style-name="ce47">
            <text:p>1,928,200</text:p>
          </table:table-cell>
          <table:table-cell office:value-type="float" office:value="399182" table:style-name="ce47">
            <text:p>399,182</text:p>
          </table:table-cell>
          <table:table-cell office:value-type="float" office:value="13.953956100428497" table:formula="of:=[.C7]/[.$B7]*100" table:style-name="ce29">
            <text:p>13.95</text:p>
          </table:table-cell>
          <table:table-cell office:value-type="float" office:value="71.287816889171523" table:formula="of:=[.D7]/[.$B7]*100" table:style-name="ce29">
            <text:p>71.29</text:p>
          </table:table-cell>
          <table:table-cell office:value-type="float" office:value="14.75822701039999" table:formula="of:=[.E7]/[.$B7]*100" table:style-name="ce29">
            <text:p>14.76</text:p>
          </table:table-cell>
          <table:table-cell office:value-type="float" office:value="19.574110569443004" table:formula="of:=[.C7]/[.D7]*100" table:style-name="ce28">
            <text:p>19.57</text:p>
          </table:table-cell>
          <table:table-cell office:value-type="float" office:value="20.702313038066592" table:formula="of:=[.E7]/[.D7]*100" table:style-name="ce28">
            <text:p>20.70</text:p>
          </table:table-cell>
          <table:table-cell office:value-type="float" office:value="40.276423607509592" table:formula="of:=([.C7]+[.E7])/[.D7]*100" table:style-name="ce28">
            <text:p>40.28</text:p>
          </table:table-cell>
          <table:table-cell office:value-type="float" office:value="105.7637483175599" table:formula="of:=[.E7]/[.C7]*100" table:style-name="ce28">
            <text:p>105.76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桃 <text:s/>園 <text:s/>市</text:p>
          </table:table-cell>
          <table:table-cell office:value-type="float" office:value="2105780" table:style-name="ce47">
            <text:p>2,105,780</text:p>
          </table:table-cell>
          <table:table-cell office:value-type="float" office:value="326854" table:style-name="ce47">
            <text:p>326,854</text:p>
          </table:table-cell>
          <table:table-cell office:value-type="float" office:value="1575296" table:style-name="ce47">
            <text:p>1,575,296</text:p>
          </table:table-cell>
          <table:table-cell office:value-type="float" office:value="203630" table:style-name="ce47">
            <text:p>203,630</text:p>
          </table:table-cell>
          <table:table-cell office:value-type="float" office:value="15.521754409292518" table:formula="of:=[.C8]/[.$B8]*100" table:style-name="ce29">
            <text:p>15.52</text:p>
          </table:table-cell>
          <table:table-cell office:value-type="float" office:value="74.808194588228588" table:formula="of:=[.D8]/[.$B8]*100" table:style-name="ce29">
            <text:p>74.81</text:p>
          </table:table-cell>
          <table:table-cell office:value-type="float" office:value="9.6700510024788908" table:formula="of:=[.E8]/[.$B8]*100" table:style-name="ce29">
            <text:p>9.67</text:p>
          </table:table-cell>
          <table:table-cell office:value-type="float" office:value="20.748735475745512" table:formula="of:=[.C8]/[.D8]*100" table:style-name="ce28">
            <text:p>20.75</text:p>
          </table:table-cell>
          <table:table-cell office:value-type="float" office:value="12.926459535223856" table:formula="of:=[.E8]/[.D8]*100" table:style-name="ce28">
            <text:p>12.93</text:p>
          </table:table-cell>
          <table:table-cell office:value-type="float" office:value="33.675195010969368" table:formula="of:=([.C8]+[.E8])/[.D8]*100" table:style-name="ce28">
            <text:p>33.68</text:p>
          </table:table-cell>
          <table:table-cell office:value-type="float" office:value="62.299987150226102" table:formula="of:=[.E8]/[.C8]*100" table:style-name="ce28">
            <text:p>62.30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臺 <text:s/>中 <text:s/>市</text:p>
          </table:table-cell>
          <table:table-cell office:value-type="float" office:value="2744445" table:style-name="ce47">
            <text:p>2,744,445</text:p>
          </table:table-cell>
          <table:table-cell office:value-type="float" office:value="411246" table:style-name="ce47">
            <text:p>411,246</text:p>
          </table:table-cell>
          <table:table-cell office:value-type="float" office:value="2050883" table:style-name="ce47">
            <text:p>2,050,883</text:p>
          </table:table-cell>
          <table:table-cell office:value-type="float" office:value="282316" table:style-name="ce47">
            <text:p>282,316</text:p>
          </table:table-cell>
          <table:table-cell office:value-type="float" office:value="14.984669031443515" table:formula="of:=[.C9]/[.$B9]*100" table:style-name="ce29">
            <text:p>14.98</text:p>
          </table:table-cell>
          <table:table-cell office:value-type="float" office:value="74.728515237142673" table:formula="of:=[.D9]/[.$B9]*100" table:style-name="ce29">
            <text:p>74.73</text:p>
          </table:table-cell>
          <table:table-cell office:value-type="float" office:value="10.286815731413819" table:formula="of:=[.E9]/[.$B9]*100" table:style-name="ce29">
            <text:p>10.29</text:p>
          </table:table-cell>
          <table:table-cell office:value-type="float" office:value="20.05214339384548" table:formula="of:=[.C9]/[.D9]*100" table:style-name="ce28">
            <text:p>20.05</text:p>
          </table:table-cell>
          <table:table-cell office:value-type="float" office:value="13.765582922087704" table:formula="of:=[.E9]/[.D9]*100" table:style-name="ce28">
            <text:p>13.77</text:p>
          </table:table-cell>
          <table:table-cell office:value-type="float" office:value="33.817726315933186" table:formula="of:=([.C9]+[.E9])/[.D9]*100" table:style-name="ce28">
            <text:p>33.82</text:p>
          </table:table-cell>
          <table:table-cell office:value-type="float" office:value="68.648935187211549" table:formula="of:=[.E9]/[.C9]*100" table:style-name="ce28">
            <text:p>68.65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南 <text:s/>市</text:p>
          </table:table-cell>
          <table:table-cell office:value-type="float" office:value="1885541" table:style-name="ce47">
            <text:p>1,885,541</text:p>
          </table:table-cell>
          <table:table-cell office:value-type="float" office:value="240620" table:style-name="ce47">
            <text:p>240,620</text:p>
          </table:table-cell>
          <table:table-cell office:value-type="float" office:value="1398127" table:style-name="ce47">
            <text:p>1,398,127</text:p>
          </table:table-cell>
          <table:table-cell office:value-type="float" office:value="246794" table:style-name="ce47">
            <text:p>246,794</text:p>
          </table:table-cell>
          <table:table-cell office:value-type="float" office:value="12.76132420350446" table:formula="of:=[.C10]/[.$B10]*100" table:style-name="ce29">
            <text:p>12.76</text:p>
          </table:table-cell>
          <table:table-cell office:value-type="float" office:value="74.149912412405769" table:formula="of:=[.D10]/[.$B10]*100" table:style-name="ce29">
            <text:p>74.15</text:p>
          </table:table-cell>
          <table:table-cell office:value-type="float" office:value="13.088763384089766" table:formula="of:=[.E10]/[.$B10]*100" table:style-name="ce29">
            <text:p>13.09</text:p>
          </table:table-cell>
          <table:table-cell office:value-type="float" office:value="17.210167602800031" table:formula="of:=[.C10]/[.D10]*100" table:style-name="ce28">
            <text:p>17.21</text:p>
          </table:table-cell>
          <table:table-cell office:value-type="float" office:value="17.651758388186479" table:formula="of:=[.E10]/[.D10]*100" table:style-name="ce28">
            <text:p>17.65</text:p>
          </table:table-cell>
          <table:table-cell office:value-type="float" office:value="34.861925990986514" table:formula="of:=([.C10]+[.E10])/[.D10]*100" table:style-name="ce28">
            <text:p>34.86</text:p>
          </table:table-cell>
          <table:table-cell office:value-type="float" office:value="102.56587149862855" table:formula="of:=[.E10]/[.C10]*100" table:style-name="ce28">
            <text:p>102.57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高 <text:s/>雄 <text:s/>市</text:p>
          </table:table-cell>
          <table:table-cell office:value-type="float" office:value="2778918" table:style-name="ce47">
            <text:p>2,778,918</text:p>
          </table:table-cell>
          <table:table-cell office:value-type="float" office:value="349587" table:style-name="ce47">
            <text:p>349,587</text:p>
          </table:table-cell>
          <table:table-cell office:value-type="float" office:value="2078883" table:style-name="ce47">
            <text:p>2,078,883</text:p>
          </table:table-cell>
          <table:table-cell office:value-type="float" office:value="350448" table:style-name="ce47">
            <text:p>350,448</text:p>
          </table:table-cell>
          <table:table-cell office:value-type="float" office:value="12.579968174663664" table:formula="of:=[.C11]/[.$B11]*100" table:style-name="ce29">
            <text:p>12.58</text:p>
          </table:table-cell>
          <table:table-cell office:value-type="float" office:value="74.80908036869026" table:formula="of:=[.D11]/[.$B11]*100" table:style-name="ce29">
            <text:p>74.81</text:p>
          </table:table-cell>
          <table:table-cell office:value-type="float" office:value="12.610951456646074" table:formula="of:=[.E11]/[.$B11]*100" table:style-name="ce29">
            <text:p>12.61</text:p>
          </table:table-cell>
          <table:table-cell office:value-type="float" office:value="16.816097875638022" table:formula="of:=[.C11]/[.D11]*100" table:style-name="ce28">
            <text:p>16.82</text:p>
          </table:table-cell>
          <table:table-cell office:value-type="float" office:value="16.8575143478493" table:formula="of:=[.E11]/[.D11]*100" table:style-name="ce28">
            <text:p>16.86</text:p>
          </table:table-cell>
          <table:table-cell office:value-type="float" office:value="33.673612223487325" table:formula="of:=([.C11]+[.E11])/[.D11]*100" table:style-name="ce28">
            <text:p>33.67</text:p>
          </table:table-cell>
          <table:table-cell office:value-type="float" office:value="100.24629062293506" table:formula="of:=[.E11]/[.C11]*100" table:style-name="ce28">
            <text:p>100.25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臺 <text:s/>灣 <text:s/>省</text:p>
          </table:table-cell>
          <table:table-cell office:value-type="float" office:value="7156590" table:style-name="ce47">
            <text:p>7,156,590</text:p>
          </table:table-cell>
          <table:table-cell office:value-type="float" office:value="949609" table:style-name="ce47">
            <text:p>949,609</text:p>
          </table:table-cell>
          <table:table-cell office:value-type="float" office:value="5196019" table:style-name="ce47">
            <text:p>5,196,019</text:p>
          </table:table-cell>
          <table:table-cell office:value-type="float" office:value="1010962" table:style-name="ce47">
            <text:p>1,010,962</text:p>
          </table:table-cell>
          <table:table-cell office:value-type="float" office:value="13.269014991776809" table:formula="of:=[.C12]/[.$B12]*100" table:style-name="ce29">
            <text:p>13.27</text:p>
          </table:table-cell>
          <table:table-cell office:value-type="float" office:value="72.604676249442818" table:formula="of:=[.D12]/[.$B12]*100" table:style-name="ce29">
            <text:p>72.60</text:p>
          </table:table-cell>
          <table:table-cell office:value-type="float" office:value="14.126308758780368" table:formula="of:=[.E12]/[.$B12]*100" table:style-name="ce29">
            <text:p>14.13</text:p>
          </table:table-cell>
          <table:table-cell office:value-type="float" office:value="18.27570299492746" table:formula="of:=[.C12]/[.D12]*100" table:style-name="ce28">
            <text:p>18.28</text:p>
          </table:table-cell>
          <table:table-cell office:value-type="float" office:value="19.45647234931204" table:formula="of:=[.E12]/[.D12]*100" table:style-name="ce28">
            <text:p>19.46</text:p>
          </table:table-cell>
          <table:table-cell office:value-type="float" office:value="37.732175344239508" table:formula="of:=([.C12]+[.E12])/[.D12]*100" table:style-name="ce28">
            <text:p>37.73</text:p>
          </table:table-cell>
          <table:table-cell office:value-type="float" office:value="106.46086968425952" table:formula="of:=[.E12]/[.C12]*100" table:style-name="ce28">
            <text:p>106.46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宜<text:span text:style-name="T3"><text:s text:c="2"/></text:span><text:span text:style-name="T1">蘭</text:span><text:span text:style-name="T3"><text:s text:c="2"/></text:span><text:span text:style-name="T1">縣</text:span></text:p>
          </table:table-cell>
          <table:table-cell office:value-type="float" office:value="458117" table:style-name="ce48">
            <text:p>458,117</text:p>
          </table:table-cell>
          <table:table-cell office:value-type="float" office:value="58182" table:style-name="ce48">
            <text:p>58,182</text:p>
          </table:table-cell>
          <table:table-cell office:value-type="float" office:value="334757" table:style-name="ce48">
            <text:p>334,757</text:p>
          </table:table-cell>
          <table:table-cell office:value-type="float" office:value="65178" table:style-name="ce48">
            <text:p>65,178</text:p>
          </table:table-cell>
          <table:table-cell office:value-type="float" office:value="12.700249063012286" table:formula="of:=[.C13]/[.$B13]*100" table:style-name="ce30">
            <text:p>12.70</text:p>
          </table:table-cell>
          <table:table-cell office:value-type="float" office:value="73.072381072957342" table:formula="of:=[.D13]/[.$B13]*100" table:style-name="ce30">
            <text:p>73.07</text:p>
          </table:table-cell>
          <table:table-cell office:value-type="float" office:value="14.227369864030367" table:formula="of:=[.E13]/[.$B13]*100" table:style-name="ce30">
            <text:p>14.23</text:p>
          </table:table-cell>
          <table:table-cell office:value-type="float" office:value="17.380368446365573" table:formula="of:=[.C13]/[.D13]*100" table:style-name="ce54">
            <text:p>17.38</text:p>
          </table:table-cell>
          <table:table-cell office:value-type="float" office:value="19.470242593881533" table:formula="of:=[.E13]/[.D13]*100" table:style-name="ce54">
            <text:p>19.47</text:p>
          </table:table-cell>
          <table:table-cell office:value-type="float" office:value="36.850611040247102" table:formula="of:=([.C13]+[.E13])/[.D13]*100" table:style-name="ce54">
            <text:p>36.85</text:p>
          </table:table-cell>
          <table:table-cell office:value-type="float" office:value="112.02433742394555" table:formula="of:=[.E13]/[.C13]*100" table:style-name="ce54">
            <text:p>112.02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縣</text:span></text:p>
          </table:table-cell>
          <table:table-cell office:value-type="float" office:value="542042" table:style-name="ce48">
            <text:p>542,042</text:p>
          </table:table-cell>
          <table:table-cell office:value-type="float" office:value="91837" table:style-name="ce48">
            <text:p>91,837</text:p>
          </table:table-cell>
          <table:table-cell office:value-type="float" office:value="388245" table:style-name="ce48">
            <text:p>388,245</text:p>
          </table:table-cell>
          <table:table-cell office:value-type="float" office:value="61960" table:style-name="ce48">
            <text:p>61,960</text:p>
          </table:table-cell>
          <table:table-cell office:value-type="float" office:value="16.9427830315732" table:formula="of:=[.C14]/[.$B14]*100" table:style-name="ce30">
            <text:p>16.94</text:p>
          </table:table-cell>
          <table:table-cell office:value-type="float" office:value="71.62636843639423" table:formula="of:=[.D14]/[.$B14]*100" table:style-name="ce30">
            <text:p>71.63</text:p>
          </table:table-cell>
          <table:table-cell office:value-type="float" office:value="11.430848532032572" table:formula="of:=[.E14]/[.$B14]*100" table:style-name="ce30">
            <text:p>11.43</text:p>
          </table:table-cell>
          <table:table-cell office:value-type="float" office:value="23.654393488647631" table:formula="of:=[.C14]/[.D14]*100" table:style-name="ce54">
            <text:p>23.65</text:p>
          </table:table-cell>
          <table:table-cell office:value-type="float" office:value="15.958994964519826" table:formula="of:=[.E14]/[.D14]*100" table:style-name="ce54">
            <text:p>15.96</text:p>
          </table:table-cell>
          <table:table-cell office:value-type="float" office:value="39.61338845316746" table:formula="of:=([.C14]+[.E14])/[.D14]*100" table:style-name="ce54">
            <text:p>39.61</text:p>
          </table:table-cell>
          <table:table-cell office:value-type="float" office:value="67.467360649847009" table:formula="of:=[.E14]/[.C14]*100" table:style-name="ce54">
            <text:p>67.47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苗<text:span text:style-name="T3"><text:s text:c="2"/></text:span><text:span text:style-name="T1">栗</text:span><text:span text:style-name="T3"><text:s text:c="2"/></text:span><text:span text:style-name="T1">縣</text:span></text:p>
          </table:table-cell>
          <table:table-cell office:value-type="float" office:value="563912" table:style-name="ce48">
            <text:p>563,912</text:p>
          </table:table-cell>
          <table:table-cell office:value-type="float" office:value="79338" table:style-name="ce48">
            <text:p>79,338</text:p>
          </table:table-cell>
          <table:table-cell office:value-type="float" office:value="404030" table:style-name="ce48">
            <text:p>404,030</text:p>
          </table:table-cell>
          <table:table-cell office:value-type="float" office:value="80544" table:style-name="ce48">
            <text:p>80,544</text:p>
          </table:table-cell>
          <table:table-cell office:value-type="float" office:value="14.069216473492318" table:formula="of:=[.C15]/[.$B15]*100" table:style-name="ce30">
            <text:p>14.07</text:p>
          </table:table-cell>
          <table:table-cell office:value-type="float" office:value="71.647703897061959" table:formula="of:=[.D15]/[.$B15]*100" table:style-name="ce30">
            <text:p>71.65</text:p>
          </table:table-cell>
          <table:table-cell office:value-type="float" office:value="14.28307962944573" table:formula="of:=[.E15]/[.$B15]*100" table:style-name="ce30">
            <text:p>14.28</text:p>
          </table:table-cell>
          <table:table-cell office:value-type="float" office:value="19.636660644011585" table:formula="of:=[.C15]/[.D15]*100" table:style-name="ce54">
            <text:p>19.64</text:p>
          </table:table-cell>
          <table:table-cell office:value-type="float" office:value="19.935153330198251" table:formula="of:=[.E15]/[.D15]*100" table:style-name="ce54">
            <text:p>19.94</text:p>
          </table:table-cell>
          <table:table-cell office:value-type="float" office:value="39.571813974209832" table:formula="of:=([.C15]+[.E15])/[.D15]*100" table:style-name="ce54">
            <text:p>39.57</text:p>
          </table:table-cell>
          <table:table-cell office:value-type="float" office:value="101.52007865083566" table:formula="of:=[.E15]/[.C15]*100" table:style-name="ce54">
            <text:p>101.52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彰<text:span text:style-name="T3"><text:s text:c="2"/></text:span><text:span text:style-name="T1">化</text:span><text:span text:style-name="T3"><text:s text:c="2"/></text:span><text:span text:style-name="T1">縣</text:span></text:p>
          </table:table-cell>
          <table:table-cell office:value-type="float" office:value="1289072" table:style-name="ce48">
            <text:p>1,289,072</text:p>
          </table:table-cell>
          <table:table-cell office:value-type="float" office:value="178857" table:style-name="ce48">
            <text:p>178,857</text:p>
          </table:table-cell>
          <table:table-cell office:value-type="float" office:value="934430" table:style-name="ce48">
            <text:p>934,430</text:p>
          </table:table-cell>
          <table:table-cell office:value-type="float" office:value="175785" table:style-name="ce48">
            <text:p>175,785</text:p>
          </table:table-cell>
          <table:table-cell office:value-type="float" office:value="13.874865019176585" table:formula="of:=[.C16]/[.$B16]*100" table:style-name="ce30">
            <text:p>13.87</text:p>
          </table:table-cell>
          <table:table-cell office:value-type="float" office:value="72.488580932639906" table:formula="of:=[.D16]/[.$B16]*100" table:style-name="ce30">
            <text:p>72.49</text:p>
          </table:table-cell>
          <table:table-cell office:value-type="float" office:value="13.6365540481835" table:formula="of:=[.E16]/[.$B16]*100" table:style-name="ce30">
            <text:p>13.64</text:p>
          </table:table-cell>
          <table:table-cell office:value-type="float" office:value="19.140759607461234" table:formula="of:=[.C16]/[.D16]*100" table:style-name="ce54">
            <text:p>19.14</text:p>
          </table:table-cell>
          <table:table-cell office:value-type="float" office:value="18.812003039285983" table:formula="of:=[.E16]/[.D16]*100" table:style-name="ce54">
            <text:p>18.81</text:p>
          </table:table-cell>
          <table:table-cell office:value-type="float" office:value="37.95276264674721" table:formula="of:=([.C16]+[.E16])/[.D16]*100" table:style-name="ce54">
            <text:p>37.95</text:p>
          </table:table-cell>
          <table:table-cell office:value-type="float" office:value="98.282426743152357" table:formula="of:=[.E16]/[.C16]*100" table:style-name="ce54">
            <text:p>98.28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南<text:span text:style-name="T3"><text:s text:c="2"/></text:span><text:span text:style-name="T1">投</text:span><text:span text:style-name="T3"><text:s text:c="2"/></text:span><text:span text:style-name="T1">縣</text:span></text:p>
          </table:table-cell>
          <table:table-cell office:value-type="float" office:value="509490" table:style-name="ce48">
            <text:p>509,490</text:p>
          </table:table-cell>
          <table:table-cell office:value-type="float" office:value="60965" table:style-name="ce48">
            <text:p>60,965</text:p>
          </table:table-cell>
          <table:table-cell office:value-type="float" office:value="371016" table:style-name="ce48">
            <text:p>371,016</text:p>
          </table:table-cell>
          <table:table-cell office:value-type="float" office:value="77509" table:style-name="ce48">
            <text:p>77,509</text:p>
          </table:table-cell>
          <table:table-cell office:value-type="float" office:value="11.965887456083536" table:formula="of:=[.C17]/[.$B17]*100" table:style-name="ce30">
            <text:p>11.97</text:p>
          </table:table-cell>
          <table:table-cell office:value-type="float" office:value="72.821056350468112" table:formula="of:=[.D17]/[.$B17]*100" table:style-name="ce30">
            <text:p>72.82</text:p>
          </table:table-cell>
          <table:table-cell office:value-type="float" office:value="15.213056193448352" table:formula="of:=[.E17]/[.$B17]*100" table:style-name="ce30">
            <text:p>15.21</text:p>
          </table:table-cell>
          <table:table-cell office:value-type="float" office:value="16.431905901632273" table:formula="of:=[.C17]/[.D17]*100" table:style-name="ce54">
            <text:p>16.43</text:p>
          </table:table-cell>
          <table:table-cell office:value-type="float" office:value="20.891012786510554" table:formula="of:=[.E17]/[.D17]*100" table:style-name="ce54">
            <text:p>20.89</text:p>
          </table:table-cell>
          <table:table-cell office:value-type="float" office:value="37.322918688142828" table:formula="of:=([.C17]+[.E17])/[.D17]*100" table:style-name="ce54">
            <text:p>37.32</text:p>
          </table:table-cell>
          <table:table-cell office:value-type="float" office:value="127.13688181743623" table:formula="of:=[.E17]/[.C17]*100" table:style-name="ce54">
            <text:p>127.14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雲<text:span text:style-name="T3"><text:s text:c="2"/></text:span><text:span text:style-name="T1">林</text:span><text:span text:style-name="T3"><text:s text:c="2"/></text:span><text:span text:style-name="T1">縣</text:span></text:p>
          </table:table-cell>
          <table:table-cell office:value-type="float" office:value="699633" table:style-name="ce48">
            <text:p>699,633</text:p>
          </table:table-cell>
          <table:table-cell office:value-type="float" office:value="87884" table:style-name="ce48">
            <text:p>87,884</text:p>
          </table:table-cell>
          <table:table-cell office:value-type="float" office:value="496535" table:style-name="ce48">
            <text:p>496,535</text:p>
          </table:table-cell>
          <table:table-cell office:value-type="float" office:value="115214" table:style-name="ce48">
            <text:p>115,214</text:p>
          </table:table-cell>
          <table:table-cell office:value-type="float" office:value="12.561442927935074" table:formula="of:=[.C18]/[.$B18]*100" table:style-name="ce30">
            <text:p>12.56</text:p>
          </table:table-cell>
          <table:table-cell office:value-type="float" office:value="70.970780394864164" table:formula="of:=[.D18]/[.$B18]*100" table:style-name="ce30">
            <text:p>70.97</text:p>
          </table:table-cell>
          <table:table-cell office:value-type="float" office:value="16.46777667720076" table:formula="of:=[.E18]/[.$B18]*100" table:style-name="ce30">
            <text:p>16.47</text:p>
          </table:table-cell>
          <table:table-cell office:value-type="float" office:value="17.699457238663939" table:formula="of:=[.C18]/[.D18]*100" table:style-name="ce54">
            <text:p>17.70</text:p>
          </table:table-cell>
          <table:table-cell office:value-type="float" office:value="23.203600954615485" table:formula="of:=[.E18]/[.D18]*100" table:style-name="ce54">
            <text:p>23.20</text:p>
          </table:table-cell>
          <table:table-cell office:value-type="float" office:value="40.903058193279428" table:formula="of:=([.C18]+[.E18])/[.D18]*100" table:style-name="ce54">
            <text:p>40.90</text:p>
          </table:table-cell>
          <table:table-cell office:value-type="float" office:value="131.09781075053479" table:formula="of:=[.E18]/[.C18]*100" table:style-name="ce54">
            <text:p>131.1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縣</text:span></text:p>
          </table:table-cell>
          <table:table-cell office:value-type="float" office:value="519839" table:style-name="ce48">
            <text:p>519,839</text:p>
          </table:table-cell>
          <table:table-cell office:value-type="float" office:value="55736" table:style-name="ce48">
            <text:p>55,736</text:p>
          </table:table-cell>
          <table:table-cell office:value-type="float" office:value="374260" table:style-name="ce48">
            <text:p>374,260</text:p>
          </table:table-cell>
          <table:table-cell office:value-type="float" office:value="89843" table:style-name="ce48">
            <text:p>89,843</text:p>
          </table:table-cell>
          <table:table-cell office:value-type="float" office:value="10.721781166861279" table:formula="of:=[.C19]/[.$B19]*100" table:style-name="ce30">
            <text:p>10.72</text:p>
          </table:table-cell>
          <table:table-cell office:value-type="float" office:value="71.995367796567791" table:formula="of:=[.D19]/[.$B19]*100" table:style-name="ce30">
            <text:p>72.00</text:p>
          </table:table-cell>
          <table:table-cell office:value-type="float" office:value="17.282851036570936" table:formula="of:=[.E19]/[.$B19]*100" table:style-name="ce30">
            <text:p>17.28</text:p>
          </table:table-cell>
          <table:table-cell office:value-type="float" office:value="14.892320846470369" table:formula="of:=[.C19]/[.D19]*100" table:style-name="ce54">
            <text:p>14.89</text:p>
          </table:table-cell>
          <table:table-cell office:value-type="float" office:value="24.005504194944692" table:formula="of:=[.E19]/[.D19]*100" table:style-name="ce54">
            <text:p>24.01</text:p>
          </table:table-cell>
          <table:table-cell office:value-type="float" office:value="38.897825041415061" table:formula="of:=([.C19]+[.E19])/[.D19]*100" table:style-name="ce54">
            <text:p>38.90</text:p>
          </table:table-cell>
          <table:table-cell office:value-type="float" office:value="161.19384239988517" table:formula="of:=[.E19]/[.C19]*100" table:style-name="ce54">
            <text:p>161.1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屏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841253" table:style-name="ce48">
            <text:p>841,253</text:p>
          </table:table-cell>
          <table:table-cell office:value-type="float" office:value="97079" table:style-name="ce48">
            <text:p>97,079</text:p>
          </table:table-cell>
          <table:table-cell office:value-type="float" office:value="622278" table:style-name="ce48">
            <text:p>622,278</text:p>
          </table:table-cell>
          <table:table-cell office:value-type="float" office:value="121896" table:style-name="ce48">
            <text:p>121,896</text:p>
          </table:table-cell>
          <table:table-cell office:value-type="float" office:value="11.539810259220472" table:formula="of:=[.C20]/[.$B20]*100" table:style-name="ce30">
            <text:p>11.54</text:p>
          </table:table-cell>
          <table:table-cell office:value-type="float" office:value="73.97037514279296" table:formula="of:=[.D20]/[.$B20]*100" table:style-name="ce30">
            <text:p>73.97</text:p>
          </table:table-cell>
          <table:table-cell office:value-type="float" office:value="14.489814597986575" table:formula="of:=[.E20]/[.$B20]*100" table:style-name="ce30">
            <text:p>14.49</text:p>
          </table:table-cell>
          <table:table-cell office:value-type="float" office:value="15.600583661964587" table:formula="of:=[.C20]/[.D20]*100" table:style-name="ce54">
            <text:p>15.60</text:p>
          </table:table-cell>
          <table:table-cell office:value-type="float" office:value="19.588672586850251" table:formula="of:=[.E20]/[.D20]*100" table:style-name="ce54">
            <text:p>19.59</text:p>
          </table:table-cell>
          <table:table-cell office:value-type="float" office:value="35.189256248814836" table:formula="of:=([.C20]+[.E20])/[.D20]*100" table:style-name="ce54">
            <text:p>35.19</text:p>
          </table:table-cell>
          <table:table-cell office:value-type="float" office:value="125.56371614870363" table:formula="of:=[.E20]/[.C20]*100" table:style-name="ce54">
            <text:p>125.56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臺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222452" table:style-name="ce48">
            <text:p>222,452</text:p>
          </table:table-cell>
          <table:table-cell office:value-type="float" office:value="28236" table:style-name="ce48">
            <text:p>28,236</text:p>
          </table:table-cell>
          <table:table-cell office:value-type="float" office:value="162132" table:style-name="ce48">
            <text:p>162,132</text:p>
          </table:table-cell>
          <table:table-cell office:value-type="float" office:value="32084" table:style-name="ce48">
            <text:p>32,084</text:p>
          </table:table-cell>
          <table:table-cell office:value-type="float" office:value="12.69307536007768" table:formula="of:=[.C21]/[.$B21]*100" table:style-name="ce30">
            <text:p>12.69</text:p>
          </table:table-cell>
          <table:table-cell office:value-type="float" office:value="72.884037904806434" table:formula="of:=[.D21]/[.$B21]*100" table:style-name="ce30">
            <text:p>72.88</text:p>
          </table:table-cell>
          <table:table-cell office:value-type="float" office:value="14.422886735115888" table:formula="of:=[.E21]/[.$B21]*100" table:style-name="ce30">
            <text:p>14.42</text:p>
          </table:table-cell>
          <table:table-cell office:value-type="float" office:value="17.415439271704535" table:formula="of:=[.C21]/[.D21]*100" table:style-name="ce54">
            <text:p>17.42</text:p>
          </table:table-cell>
          <table:table-cell office:value-type="float" office:value="19.788814052747146" table:formula="of:=[.E21]/[.D21]*100" table:style-name="ce54">
            <text:p>19.79</text:p>
          </table:table-cell>
          <table:table-cell office:value-type="float" office:value="37.204253324451678" table:formula="of:=([.C21]+[.E21])/[.D21]*100" table:style-name="ce54">
            <text:p>37.20</text:p>
          </table:table-cell>
          <table:table-cell office:value-type="float" office:value="113.62799263351751" table:formula="of:=[.E21]/[.C21]*100" table:style-name="ce54">
            <text:p>113.63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花<text:span text:style-name="T3"><text:s text:c="2"/></text:span><text:span text:style-name="T1">蓮</text:span><text:span text:style-name="T3"><text:s text:c="2"/></text:span><text:span text:style-name="T1">縣</text:span></text:p>
          </table:table-cell>
          <table:table-cell office:value-type="float" office:value="331945" table:style-name="ce48">
            <text:p>331,945</text:p>
          </table:table-cell>
          <table:table-cell office:value-type="float" office:value="42148" table:style-name="ce48">
            <text:p>42,148</text:p>
          </table:table-cell>
          <table:table-cell office:value-type="float" office:value="243096" table:style-name="ce48">
            <text:p>243,096</text:p>
          </table:table-cell>
          <table:table-cell office:value-type="float" office:value="46701" table:style-name="ce48">
            <text:p>46,701</text:p>
          </table:table-cell>
          <table:table-cell office:value-type="float" office:value="12.69728418864571" table:formula="of:=[.C22]/[.$B22]*100" table:style-name="ce30">
            <text:p>12.70</text:p>
          </table:table-cell>
          <table:table-cell office:value-type="float" office:value="73.233818855533301" table:formula="of:=[.D22]/[.$B22]*100" table:style-name="ce30">
            <text:p>73.23</text:p>
          </table:table-cell>
          <table:table-cell office:value-type="float" office:value="14.068896955820994" table:formula="of:=[.E22]/[.$B22]*100" table:style-name="ce30">
            <text:p>14.07</text:p>
          </table:table-cell>
          <table:table-cell office:value-type="float" office:value="17.338006384309079" table:formula="of:=[.C22]/[.D22]*100" table:style-name="ce54">
            <text:p>17.34</text:p>
          </table:table-cell>
          <table:table-cell office:value-type="float" office:value="19.210929015697502" table:formula="of:=[.E22]/[.D22]*100" table:style-name="ce54">
            <text:p>19.21</text:p>
          </table:table-cell>
          <table:table-cell office:value-type="float" office:value="36.548935400006584" table:formula="of:=([.C22]+[.E22])/[.D22]*100" table:style-name="ce54">
            <text:p>36.55</text:p>
          </table:table-cell>
          <table:table-cell office:value-type="float" office:value="110.80241055328841" table:formula="of:=[.E22]/[.C22]*100" table:style-name="ce54">
            <text:p>110.8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澎<text:span text:style-name="T3"><text:s text:c="2"/></text:span><text:span text:style-name="T1">湖</text:span><text:span text:style-name="T3"><text:s text:c="2"/></text:span><text:span text:style-name="T1">縣</text:span></text:p>
          </table:table-cell>
          <table:table-cell office:value-type="float" office:value="102304" table:style-name="ce48">
            <text:p>102,304</text:p>
          </table:table-cell>
          <table:table-cell office:value-type="float" office:value="11692" table:style-name="ce48">
            <text:p>11,692</text:p>
          </table:table-cell>
          <table:table-cell office:value-type="float" office:value="75504" table:style-name="ce48">
            <text:p>75,504</text:p>
          </table:table-cell>
          <table:table-cell office:value-type="float" office:value="15108" table:style-name="ce48">
            <text:p>15,108</text:p>
          </table:table-cell>
          <table:table-cell office:value-type="float" office:value="11.428683140444166" table:formula="of:=[.C23]/[.$B23]*100" table:style-name="ce30">
            <text:p>11.43</text:p>
          </table:table-cell>
          <table:table-cell office:value-type="float" office:value="73.80356584297779" table:formula="of:=[.D23]/[.$B23]*100" table:style-name="ce30">
            <text:p>73.80</text:p>
          </table:table-cell>
          <table:table-cell office:value-type="float" office:value="14.767751016578043" table:formula="of:=[.E23]/[.$B23]*100" table:style-name="ce30">
            <text:p>14.77</text:p>
          </table:table-cell>
          <table:table-cell office:value-type="float" office:value="15.485272303454122" table:formula="of:=[.C23]/[.D23]*100" table:style-name="ce54">
            <text:p>15.49</text:p>
          </table:table-cell>
          <table:table-cell office:value-type="float" office:value="20.009535918626828" table:formula="of:=[.E23]/[.D23]*100" table:style-name="ce54">
            <text:p>20.01</text:p>
          </table:table-cell>
          <table:table-cell office:value-type="float" office:value="35.494808222080948" table:formula="of:=([.C23]+[.E23])/[.D23]*100" table:style-name="ce54">
            <text:p>35.49</text:p>
          </table:table-cell>
          <table:table-cell office:value-type="float" office:value="129.21655833048237" table:formula="of:=[.E23]/[.C23]*100" table:style-name="ce54">
            <text:p>129.22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基<text:span text:style-name="T3"><text:s text:c="2"/></text:span><text:span text:style-name="T1">隆</text:span><text:span text:style-name="T3"><text:s text:c="2"/></text:span><text:span text:style-name="T1">市</text:span></text:p>
          </table:table-cell>
          <table:table-cell office:value-type="float" office:value="372105" table:style-name="ce48">
            <text:p>372,105</text:p>
          </table:table-cell>
          <table:table-cell office:value-type="float" office:value="41273" table:style-name="ce48">
            <text:p>41,273</text:p>
          </table:table-cell>
          <table:table-cell office:value-type="float" office:value="281698" table:style-name="ce48">
            <text:p>281,698</text:p>
          </table:table-cell>
          <table:table-cell office:value-type="float" office:value="49134" table:style-name="ce48">
            <text:p>49,134</text:p>
          </table:table-cell>
          <table:table-cell office:value-type="float" office:value="11.091761733919189" table:formula="of:=[.C24]/[.$B24]*100" table:style-name="ce30">
            <text:p>11.09</text:p>
          </table:table-cell>
          <table:table-cell office:value-type="float" office:value="75.70390078069363" table:formula="of:=[.D24]/[.$B24]*100" table:style-name="ce30">
            <text:p>75.70</text:p>
          </table:table-cell>
          <table:table-cell office:value-type="float" office:value="13.204337485387189" table:formula="of:=[.E24]/[.$B24]*100" table:style-name="ce30">
            <text:p>13.20</text:p>
          </table:table-cell>
          <table:table-cell office:value-type="float" office:value="14.65150622297638" table:formula="of:=[.C24]/[.D24]*100" table:style-name="ce54">
            <text:p>14.65</text:p>
          </table:table-cell>
          <table:table-cell office:value-type="float" office:value="17.44208336587409" table:formula="of:=[.E24]/[.D24]*100" table:style-name="ce54">
            <text:p>17.44</text:p>
          </table:table-cell>
          <table:table-cell office:value-type="float" office:value="32.09358958885047" table:formula="of:=([.C24]+[.E24])/[.D24]*100" table:style-name="ce54">
            <text:p>32.09</text:p>
          </table:table-cell>
          <table:table-cell office:value-type="float" office:value="119.04634991398734" table:formula="of:=[.E24]/[.C24]*100" table:style-name="ce54">
            <text:p>119.05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市</text:span></text:p>
          </table:table-cell>
          <table:table-cell office:value-type="float" office:value="434060" table:style-name="ce48">
            <text:p>434,060</text:p>
          </table:table-cell>
          <table:table-cell office:value-type="float" office:value="76777" table:style-name="ce48">
            <text:p>76,777</text:p>
          </table:table-cell>
          <table:table-cell office:value-type="float" office:value="311711" table:style-name="ce48">
            <text:p>311,711</text:p>
          </table:table-cell>
          <table:table-cell office:value-type="float" office:value="45572" table:style-name="ce48">
            <text:p>45,572</text:p>
          </table:table-cell>
          <table:table-cell office:value-type="float" office:value="17.688107634889185" table:formula="of:=[.C25]/[.$B25]*100" table:style-name="ce30">
            <text:p>17.69</text:p>
          </table:table-cell>
          <table:table-cell office:value-type="float" office:value="71.812883011565219" table:formula="of:=[.D25]/[.$B25]*100" table:style-name="ce30">
            <text:p>71.81</text:p>
          </table:table-cell>
          <table:table-cell office:value-type="float" office:value="10.499009353545592" table:formula="of:=[.E25]/[.$B25]*100" table:style-name="ce30">
            <text:p>10.50</text:p>
          </table:table-cell>
          <table:table-cell office:value-type="float" office:value="24.630827914318072" table:formula="of:=[.C25]/[.D25]*100" table:style-name="ce54">
            <text:p>24.63</text:p>
          </table:table-cell>
          <table:table-cell office:value-type="float" office:value="14.61995245596081" table:formula="of:=[.E25]/[.D25]*100" table:style-name="ce54">
            <text:p>14.62</text:p>
          </table:table-cell>
          <table:table-cell office:value-type="float" office:value="39.250780370278882" table:formula="of:=([.C25]+[.E25])/[.D25]*100" table:style-name="ce54">
            <text:p>39.25</text:p>
          </table:table-cell>
          <table:table-cell office:value-type="float" office:value="59.356317647212052" table:formula="of:=[.E25]/[.C25]*100" table:style-name="ce54">
            <text:p>59.36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市</text:span></text:p>
          </table:table-cell>
          <table:table-cell office:value-type="float" office:value="270366" table:style-name="ce48">
            <text:p>270,366</text:p>
          </table:table-cell>
          <table:table-cell office:value-type="float" office:value="39605" table:style-name="ce48">
            <text:p>39,605</text:p>
          </table:table-cell>
          <table:table-cell office:value-type="float" office:value="196327" table:style-name="ce48">
            <text:p>196,327</text:p>
          </table:table-cell>
          <table:table-cell office:value-type="float" office:value="34434" table:style-name="ce48">
            <text:p>34,434</text:p>
          </table:table-cell>
          <table:table-cell office:value-type="float" office:value="14.648661444116495" table:formula="of:=[.C26]/[.$B26]*100" table:style-name="ce30">
            <text:p>14.65</text:p>
          </table:table-cell>
          <table:table-cell office:value-type="float" office:value="72.615269671482366" table:formula="of:=[.D26]/[.$B26]*100" table:style-name="ce30">
            <text:p>72.62</text:p>
          </table:table-cell>
          <table:table-cell office:value-type="float" office:value="12.736068884401144" table:formula="of:=[.E26]/[.$B26]*100" table:style-name="ce30">
            <text:p>12.74</text:p>
          </table:table-cell>
          <table:table-cell office:value-type="float" office:value="20.172976717415334" table:formula="of:=[.C26]/[.D26]*100" table:style-name="ce54">
            <text:p>20.17</text:p>
          </table:table-cell>
          <table:table-cell office:value-type="float" office:value="17.53910567573487" table:formula="of:=[.E26]/[.D26]*100" table:style-name="ce54">
            <text:p>17.54</text:p>
          </table:table-cell>
          <table:table-cell office:value-type="float" office:value="37.712082393150204" table:formula="of:=([.C26]+[.E26])/[.D26]*100" table:style-name="ce54">
            <text:p>37.71</text:p>
          </table:table-cell>
          <table:table-cell office:value-type="float" office:value="86.943567731347045" table:formula="of:=[.E26]/[.C26]*100" table:style-name="ce54">
            <text:p>86.94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福 <text:s/>建 <text:s/>省</text:p>
          </table:table-cell>
          <table:table-cell office:value-type="float" office:value="145346" table:style-name="ce47">
            <text:p>145,346</text:p>
          </table:table-cell>
          <table:table-cell office:value-type="float" office:value="15424" table:style-name="ce47">
            <text:p>15,424</text:p>
          </table:table-cell>
          <table:table-cell office:value-type="float" office:value="113850" table:style-name="ce47">
            <text:p>113,850</text:p>
          </table:table-cell>
          <table:table-cell office:value-type="float" office:value="16072" table:style-name="ce47">
            <text:p>16,072</text:p>
          </table:table-cell>
          <table:table-cell office:value-type="float" office:value="10.611919144661703" table:formula="of:=[.C27]/[.$B27]*100" table:style-name="ce29">
            <text:p>10.61</text:p>
          </table:table-cell>
          <table:table-cell office:value-type="float" office:value="78.330329008022233" table:formula="of:=[.D27]/[.$B27]*100" table:style-name="ce29">
            <text:p>78.33</text:p>
          </table:table-cell>
          <table:table-cell office:value-type="float" office:value="11.057751847316059" table:formula="of:=[.E27]/[.$B27]*100" table:style-name="ce29">
            <text:p>11.06</text:p>
          </table:table-cell>
          <table:table-cell office:value-type="float" office:value="13.547650417215634" table:formula="of:=[.C27]/[.D27]*100" table:style-name="ce28">
            <text:p>13.55</text:p>
          </table:table-cell>
          <table:table-cell office:value-type="float" office:value="14.116820377689942" table:formula="of:=[.E27]/[.D27]*100" table:style-name="ce28">
            <text:p>14.12</text:p>
          </table:table-cell>
          <table:table-cell office:value-type="float" office:value="27.664470794905576" table:formula="of:=([.C27]+[.E27])/[.D27]*100" table:style-name="ce28">
            <text:p>27.66</text:p>
          </table:table-cell>
          <table:table-cell office:value-type="float" office:value="104.20124481327801" table:formula="of:=[.E27]/[.C27]*100" table:style-name="ce28">
            <text:p>104.20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金 <text:s/>門 <text:s/>縣</text:p>
          </table:table-cell>
          <table:table-cell office:value-type="float" office:value="132799" table:style-name="ce48">
            <text:p>132,799</text:p>
          </table:table-cell>
          <table:table-cell office:value-type="float" office:value="13853" table:style-name="ce48">
            <text:p>13,853</text:p>
          </table:table-cell>
          <table:table-cell office:value-type="float" office:value="104105" table:style-name="ce48">
            <text:p>104,105</text:p>
          </table:table-cell>
          <table:table-cell office:value-type="float" office:value="14841" table:style-name="ce48">
            <text:p>14,841</text:p>
          </table:table-cell>
          <table:table-cell office:value-type="float" office:value="10.431554454476313" table:formula="of:=[.C28]/[.$B28]*100" table:style-name="ce30">
            <text:p>10.43</text:p>
          </table:table-cell>
          <table:table-cell office:value-type="float" office:value="78.392909585162542" table:formula="of:=[.D28]/[.$B28]*100" table:style-name="ce30">
            <text:p>78.39</text:p>
          </table:table-cell>
          <table:table-cell office:value-type="float" office:value="11.175535960361147" table:formula="of:=[.E28]/[.$B28]*100" table:style-name="ce30">
            <text:p>11.18</text:p>
          </table:table-cell>
          <table:table-cell office:value-type="float" office:value="13.306757600499497" table:formula="of:=[.C28]/[.D28]*100" table:style-name="ce54">
            <text:p>13.31</text:p>
          </table:table-cell>
          <table:table-cell office:value-type="float" office:value="14.255799433264492" table:formula="of:=[.E28]/[.D28]*100" table:style-name="ce54">
            <text:p>14.26</text:p>
          </table:table-cell>
          <table:table-cell office:value-type="float" office:value="27.562557033763991" table:formula="of:=([.C28]+[.E28])/[.D28]*100" table:style-name="ce54">
            <text:p>27.56</text:p>
          </table:table-cell>
          <table:table-cell office:value-type="float" office:value="107.13202916335811" table:formula="of:=[.E28]/[.C28]*100" table:style-name="ce54">
            <text:p>107.13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連 <text:s/>江 <text:s/>縣</text:p>
          </table:table-cell>
          <table:table-cell office:value-type="float" office:value="12547" table:style-name="ce48">
            <text:p>12,547</text:p>
          </table:table-cell>
          <table:table-cell office:value-type="float" office:value="1571" table:style-name="ce48">
            <text:p>1,571</text:p>
          </table:table-cell>
          <table:table-cell office:value-type="float" office:value="9745" table:style-name="ce48">
            <text:p>9,745</text:p>
          </table:table-cell>
          <table:table-cell office:value-type="float" office:value="1231" table:style-name="ce48">
            <text:p>1,231</text:p>
          </table:table-cell>
          <table:table-cell office:value-type="float" office:value="12.520921335777476" table:formula="of:=[.C29]/[.$B29]*100" table:style-name="ce30">
            <text:p>12.52</text:p>
          </table:table-cell>
          <table:table-cell office:value-type="float" office:value="77.667968438670599" table:formula="of:=[.D29]/[.$B29]*100" table:style-name="ce30">
            <text:p>77.67</text:p>
          </table:table-cell>
          <table:table-cell office:value-type="float" office:value="9.8111102255519249" table:formula="of:=[.E29]/[.$B29]*100" table:style-name="ce30">
            <text:p>9.81</text:p>
          </table:table-cell>
          <table:table-cell office:value-type="float" office:value="16.121087737301178" table:formula="of:=[.C29]/[.D29]*100" table:style-name="ce54">
            <text:p>16.12</text:p>
          </table:table-cell>
          <table:table-cell office:value-type="float" office:value="12.63211903540277" table:formula="of:=[.E29]/[.D29]*100" table:style-name="ce54">
            <text:p>12.63</text:p>
          </table:table-cell>
          <table:table-cell office:value-type="float" office:value="28.753206772703948" table:formula="of:=([.C29]+[.E29])/[.D29]*100" table:style-name="ce54">
            <text:p>28.75</text:p>
          </table:table-cell>
          <table:table-cell office:value-type="float" office:value="78.357733927434765" table:formula="of:=[.E29]/[.C29]*100" table:style-name="ce54">
            <text:p>78.36</text:p>
          </table:table-cell>
          <table:table-cell table:number-columns-repeated="16372" table:style-name="ce17"/>
        </table:table-row>
        <table:table-row table:style-name="ro7">
          <table:table-cell table:style-name="ce20"/>
          <table:table-cell table:number-columns-repeated="4" table:style-name="ce45"/>
          <table:table-cell table:number-columns-repeated="7" table:style-name="ce21"/>
          <table:table-cell table:number-columns-repeated="16372" table:style-name="ce17"/>
        </table:table-row>
        <table:table-row table:style-name="ro8">
          <table:table-cell office:value-type="string" table:style-name="ce14">
            <text:p>說明：扶養比係指依賴人口(0歲~14歲及65歲以上)</text:p>
          </table:table-cell>
          <table:table-cell table:number-columns-repeated="4" table:style-name="ce14"/>
          <table:table-cell table:number-columns-repeated="2" table:style-name="ce1"/>
          <table:table-cell table:style-name="ce16"/>
          <table:table-cell table:number-columns-repeated="3" table:style-name="ce33"/>
          <table:table-cell office:value-type="string" table:style-name="ce32">
            <text:p>內政部戶政司編製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5">
            <text:p>　　　對工作年齡人口(15歲~64歲)扶養負擔的一種簡略測度。</text:p>
          </table:table-cell>
          <table:table-cell table:number-columns-repeated="4" table:style-name="ce15"/>
          <table:table-cell table:number-columns-repeated="16379" table:style-name="ce1"/>
        </table:table-row>
        <table:table-row table:number-rows-repeated="2" table:style-name="ro9">
          <table:table-cell table:number-columns-repeated="5" table:style-name="ce26"/>
          <table:table-cell table:number-columns-repeated="16379"/>
        </table:table-row>
        <table:table-row table:style-name="ro9">
          <table:table-cell table:number-columns-repeated="5" table:style-name="ce27"/>
          <table:table-cell table:number-columns-repeated="16379"/>
        </table:table-row>
        <table:table-row table:number-rows-repeated="1048541" table:style-name="ro9">
          <table:table-cell table:number-columns-repeated="16384"/>
        </table:table-row>
        <table:named-expressions>
          <table:named-expression table:name="\a" table:expression="of:=[.#REF!]" table:base-cell-address="108.$A$1"/>
          <table:named-expression table:name="\b" table:expression="of:=[.#REF!]" table:base-cell-address="108.$A$1"/>
          <table:named-expression table:name="NAME" table:expression="of:=[.#REF!]" table:base-cell-address="108.$A$1"/>
          <table:named-expression table:name="P_1" table:expression="of:=[.#REF!]" table:base-cell-address="108.$A$1"/>
          <table:named-expression table:name="P_11" table:expression="of:=[.#REF!]" table:base-cell-address="108.$A$1"/>
          <table:named-expression table:name="P_2" table:expression="of:=[.#REF!]" table:base-cell-address="108.$A$1"/>
          <table:named-expression table:name="Print_Area" table:expression="of:=[.#REF!]" table:base-cell-address="108.$A$1"/>
          <table:named-expression table:name="PRINT_AREA_MI" table:expression="of:=[.#REF!]" table:base-cell-address="108.$A$1"/>
        </table:named-expressions>
      </table:table>
      <table:table table:name="103" table:style-name="ta1">
        <table:table-column table:style-name="co1" table:number-columns-repeated="12" table:default-cell-style-name="ce16"/>
        <table:table-column table:style-name="co2" table:number-columns-repeated="16372" table:default-cell-style-name="ce16"/>
        <table:table-row table:style-name="ro1">
          <table:table-cell office:value-type="string" table:number-columns-spanned="12" table:number-rows-spanned="1" table:style-name="ce50">
            <text:p>各縣市年底三階段年齡人口數、百分比及其扶養比</text:p>
          </table:table-cell>
          <table:covered-table-cell table:number-columns-repeated="11"/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64" table:style-name="ce1"/>
        </table:table-row>
        <table:table-row table:style-name="ro2">
          <table:table-cell table:style-name="ce51"/>
          <table:table-cell table:style-name="ce52"/>
          <table:table-cell office:value-type="string" table:number-columns-spanned="8" table:number-rows-spanned="1" table:style-name="ce55">
            <text:p>中華民國103年底</text:p>
          </table:table-cell>
          <table:covered-table-cell table:number-columns-repeated="7"/>
          <table:table-cell table:style-name="ce53"/>
          <table:table-cell office:value-type="string" table:style-name="ce49">
            <text:p>單位：人；%</text:p>
          </table:table-cell>
          <table:table-cell table:style-name="ce5"/>
          <table:table-cell table:number-columns-repeated="2" table:style-name="ce6"/>
          <table:table-cell table:number-columns-repeated="5" table:style-name="ce4"/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2" table:style-name="ce46">
            <text:p>區<text:span text:style-name="T3"><text:s text:c="3"/></text:span>域<text:span text:style-name="T3"><text:s text:c="3"/></text:span>別</text:p>
          </table:table-cell>
          <table:table-cell office:value-type="string" table:number-columns-spanned="4" table:number-rows-spanned="1" table:style-name="ce73">
            <text:p>三　階　段　年　齡　人　口　數</text:p>
          </table:table-cell>
          <table:covered-table-cell table:number-columns-repeated="3"/>
          <table:table-cell office:value-type="string" table:number-columns-spanned="3" table:number-rows-spanned="1" table:style-name="ce72">
            <text:p>年<text:span text:style-name="T3"><text:s text:c="2"/></text:span>齡<text:span text:style-name="T3"><text:s text:c="2"/></text:span>分<text:span text:style-name="T3"><text:s text:c="2"/></text:span>配<text:span text:style-name="T3"><text:s text:c="2"/></text:span>百<text:span text:style-name="T3"><text:s text:c="2"/></text:span>分<text:span text:style-name="T3"><text:s text:c="2"/></text:span>比<text:span text:style-name="T3"><text:s/>(%)</text:span></text:p>
          </table:table-cell>
          <table:covered-table-cell table:number-columns-repeated="2"/>
          <table:table-cell office:value-type="string" table:number-columns-spanned="1" table:number-rows-spanned="2" table:style-name="ce72">
            <text:p>扶幼比</text:p>
          </table:table-cell>
          <table:table-cell office:value-type="string" table:number-columns-spanned="1" table:number-rows-spanned="2" table:style-name="ce72">
            <text:p>扶老比</text:p>
          </table:table-cell>
          <table:table-cell office:value-type="string" table:number-columns-spanned="1" table:number-rows-spanned="2" table:style-name="ce72">
            <text:p>扶養比</text:p>
          </table:table-cell>
          <table:table-cell office:value-type="string" table:number-columns-spanned="1" table:number-rows-spanned="2" table:style-name="ce41">
            <text:p>老化指數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44">
            <text:p>總計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covered-table-cell/>
          <table:covered-table-cell/>
          <table:covered-table-cell/>
          <table:covered-table-cell/>
          <table:table-cell table:number-columns-repeated="16372" table:style-name="ce17"/>
        </table:table-row>
        <table:table-row table:style-name="ro4">
          <table:table-cell office:value-type="string" table:style-name="ce43">
            <text:p>總　 　計</text:p>
          </table:table-cell>
          <table:table-cell office:value-type="float" office:value="23433753" table:style-name="ce47">
            <text:p>23,433,753</text:p>
          </table:table-cell>
          <table:table-cell office:value-type="float" office:value="3277300" table:style-name="ce47">
            <text:p>3,277,300</text:p>
          </table:table-cell>
          <table:table-cell office:value-type="float" office:value="17347763" table:style-name="ce47">
            <text:p>17,347,763</text:p>
          </table:table-cell>
          <table:table-cell office:value-type="float" office:value="2808690" table:style-name="ce47">
            <text:p>2,808,690</text:p>
          </table:table-cell>
          <table:table-cell office:value-type="float" office:value="13.985382537743741" table:formula="of:=[.C5]/[.$B5]*100" table:style-name="ce28">
            <text:p>13.99</text:p>
          </table:table-cell>
          <table:table-cell office:value-type="float" office:value="74.028957290793329" table:formula="of:=[.D5]/[.$B5]*100" table:style-name="ce28">
            <text:p>74.03</text:p>
          </table:table-cell>
          <table:table-cell office:value-type="float" office:value="11.985660171462932" table:formula="of:=[.E5]/[.$B5]*100" table:style-name="ce28">
            <text:p>11.99</text:p>
          </table:table-cell>
          <table:table-cell office:value-type="float" office:value="18.891772962312199" table:formula="of:=[.C5]/[.D5]*100" table:style-name="ce28">
            <text:p>18.89</text:p>
          </table:table-cell>
          <table:table-cell office:value-type="float" office:value="16.190502487265938" table:formula="of:=[.E5]/[.D5]*100" table:style-name="ce28">
            <text:p>16.19</text:p>
          </table:table-cell>
          <table:table-cell office:value-type="float" office:value="35.082275449578134" table:formula="of:=([.C5]+[.E5])/[.D5]*100" table:style-name="ce28">
            <text:p>35.08</text:p>
          </table:table-cell>
          <table:table-cell office:value-type="float" office:value="85.701339517285575" table:formula="of:=[.E5]/[.C5]*100" table:style-name="ce28">
            <text:p>85.70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25">
            <text:p>新 <text:s/>北 <text:s/>市</text:p>
          </table:table-cell>
          <table:table-cell office:value-type="float" office:value="3966818" table:style-name="ce47">
            <text:p>3,966,818</text:p>
          </table:table-cell>
          <table:table-cell office:value-type="float" office:value="535360" table:style-name="ce47">
            <text:p>535,360</text:p>
          </table:table-cell>
          <table:table-cell office:value-type="float" office:value="3030913" table:style-name="ce47">
            <text:p>3,030,913</text:p>
          </table:table-cell>
          <table:table-cell office:value-type="float" office:value="400545" table:style-name="ce47">
            <text:p>400,545</text:p>
          </table:table-cell>
          <table:table-cell office:value-type="float" office:value="13.49595570051361" table:formula="of:=[.C6]/[.$B6]*100" table:style-name="ce29">
            <text:p>13.50</text:p>
          </table:table-cell>
          <table:table-cell office:value-type="float" office:value="76.40665641831815" table:formula="of:=[.D6]/[.$B6]*100" table:style-name="ce29">
            <text:p>76.41</text:p>
          </table:table-cell>
          <table:table-cell office:value-type="float" office:value="10.097387881168231" table:formula="of:=[.E6]/[.$B6]*100" table:style-name="ce29">
            <text:p>10.10</text:p>
          </table:table-cell>
          <table:table-cell office:value-type="float" office:value="17.663324549401452" table:formula="of:=[.C6]/[.D6]*100" table:style-name="ce28">
            <text:p>17.66</text:p>
          </table:table-cell>
          <table:table-cell office:value-type="float" office:value="13.215324887253443" table:formula="of:=[.E6]/[.D6]*100" table:style-name="ce28">
            <text:p>13.22</text:p>
          </table:table-cell>
          <table:table-cell office:value-type="float" office:value="30.878649436654896" table:formula="of:=([.C6]+[.E6])/[.D6]*100" table:style-name="ce28">
            <text:p>30.88</text:p>
          </table:table-cell>
          <table:table-cell office:value-type="float" office:value="74.817879557680811" table:formula="of:=[.E6]/[.C6]*100" table:style-name="ce28">
            <text:p>74.82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北 <text:s/>市</text:p>
          </table:table-cell>
          <table:table-cell office:value-type="float" office:value="2702315" table:style-name="ce47">
            <text:p>2,702,315</text:p>
          </table:table-cell>
          <table:table-cell office:value-type="float" office:value="382795" table:style-name="ce47">
            <text:p>382,795</text:p>
          </table:table-cell>
          <table:table-cell office:value-type="float" office:value="1938993" table:style-name="ce47">
            <text:p>1,938,993</text:p>
          </table:table-cell>
          <table:table-cell office:value-type="float" office:value="380527" table:style-name="ce47">
            <text:p>380,527</text:p>
          </table:table-cell>
          <table:table-cell office:value-type="float" office:value="14.165447033376937" table:formula="of:=[.C7]/[.$B7]*100" table:style-name="ce29">
            <text:p>14.17</text:p>
          </table:table-cell>
          <table:table-cell office:value-type="float" office:value="71.753033972723387" table:formula="of:=[.D7]/[.$B7]*100" table:style-name="ce29">
            <text:p>71.75</text:p>
          </table:table-cell>
          <table:table-cell office:value-type="float" office:value="14.081518993899675" table:formula="of:=[.E7]/[.$B7]*100" table:style-name="ce29">
            <text:p>14.08</text:p>
          </table:table-cell>
          <table:table-cell office:value-type="float" office:value="19.741948526889988" table:formula="of:=[.C7]/[.D7]*100" table:style-name="ce28">
            <text:p>19.74</text:p>
          </table:table-cell>
          <table:table-cell office:value-type="float" office:value="19.624980595597819" table:formula="of:=[.E7]/[.D7]*100" table:style-name="ce28">
            <text:p>19.62</text:p>
          </table:table-cell>
          <table:table-cell office:value-type="float" office:value="39.366929122487811" table:formula="of:=([.C7]+[.E7])/[.D7]*100" table:style-name="ce28">
            <text:p>39.37</text:p>
          </table:table-cell>
          <table:table-cell office:value-type="float" office:value="99.40751577214958" table:formula="of:=[.E7]/[.C7]*100" table:style-name="ce28">
            <text:p>99.41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桃 <text:s/>園 <text:s/>市</text:p>
          </table:table-cell>
          <table:table-cell office:value-type="float" office:value="2058328" table:style-name="ce47">
            <text:p>2,058,328</text:p>
          </table:table-cell>
          <table:table-cell office:value-type="float" office:value="326256" table:style-name="ce47">
            <text:p>326,256</text:p>
          </table:table-cell>
          <table:table-cell office:value-type="float" office:value="1540482" table:style-name="ce47">
            <text:p>1,540,482</text:p>
          </table:table-cell>
          <table:table-cell office:value-type="float" office:value="191590" table:style-name="ce47">
            <text:p>191,590</text:p>
          </table:table-cell>
          <table:table-cell office:value-type="float" office:value="15.850534997337645" table:formula="of:=[.C8]/[.$B8]*100" table:style-name="ce29">
            <text:p>15.85</text:p>
          </table:table-cell>
          <table:table-cell office:value-type="float" office:value="74.841424690331181" table:formula="of:=[.D8]/[.$B8]*100" table:style-name="ce29">
            <text:p>74.84</text:p>
          </table:table-cell>
          <table:table-cell office:value-type="float" office:value="9.3080403123311743" table:formula="of:=[.E8]/[.$B8]*100" table:style-name="ce29">
            <text:p>9.31</text:p>
          </table:table-cell>
          <table:table-cell office:value-type="float" office:value="21.178825848013805" table:formula="of:=[.C8]/[.D8]*100" table:style-name="ce28">
            <text:p>21.18</text:p>
          </table:table-cell>
          <table:table-cell office:value-type="float" office:value="12.437016466274841" table:formula="of:=[.E8]/[.D8]*100" table:style-name="ce28">
            <text:p>12.44</text:p>
          </table:table-cell>
          <table:table-cell office:value-type="float" office:value="33.615842314288649" table:formula="of:=([.C8]+[.E8])/[.D8]*100" table:style-name="ce28">
            <text:p>33.62</text:p>
          </table:table-cell>
          <table:table-cell office:value-type="float" office:value="58.723824236182629" table:formula="of:=[.E8]/[.C8]*100" table:style-name="ce28">
            <text:p>58.72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臺 <text:s/>中 <text:s/>市</text:p>
          </table:table-cell>
          <table:table-cell office:value-type="float" office:value="2719835" table:style-name="ce47">
            <text:p>2,719,835</text:p>
          </table:table-cell>
          <table:table-cell office:value-type="float" office:value="417388" table:style-name="ce47">
            <text:p>417,388</text:p>
          </table:table-cell>
          <table:table-cell office:value-type="float" office:value="2036077" table:style-name="ce47">
            <text:p>2,036,077</text:p>
          </table:table-cell>
          <table:table-cell office:value-type="float" office:value="266370" table:style-name="ce47">
            <text:p>266,370</text:p>
          </table:table-cell>
          <table:table-cell office:value-type="float" office:value="15.346077978995048" table:formula="of:=[.C9]/[.$B9]*100" table:style-name="ce29">
            <text:p>15.35</text:p>
          </table:table-cell>
          <table:table-cell office:value-type="float" office:value="74.860313217529736" table:formula="of:=[.D9]/[.$B9]*100" table:style-name="ce29">
            <text:p>74.86</text:p>
          </table:table-cell>
          <table:table-cell office:value-type="float" office:value="9.7936088034752107" table:formula="of:=[.E9]/[.$B9]*100" table:style-name="ce29">
            <text:p>9.79</text:p>
          </table:table-cell>
          <table:table-cell office:value-type="float" office:value="20.499617647073269" table:formula="of:=[.C9]/[.D9]*100" table:style-name="ce28">
            <text:p>20.50</text:p>
          </table:table-cell>
          <table:table-cell office:value-type="float" office:value="13.082511123105856" table:formula="of:=[.E9]/[.D9]*100" table:style-name="ce28">
            <text:p>13.08</text:p>
          </table:table-cell>
          <table:table-cell office:value-type="float" office:value="33.582128770179125" table:formula="of:=([.C9]+[.E9])/[.D9]*100" table:style-name="ce28">
            <text:p>33.58</text:p>
          </table:table-cell>
          <table:table-cell office:value-type="float" office:value="63.818317728348681" table:formula="of:=[.E9]/[.C9]*100" table:style-name="ce28">
            <text:p>63.82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南 <text:s/>市</text:p>
          </table:table-cell>
          <table:table-cell office:value-type="float" office:value="1884284" table:style-name="ce47">
            <text:p>1,884,284</text:p>
          </table:table-cell>
          <table:table-cell office:value-type="float" office:value="247671" table:style-name="ce47">
            <text:p>247,671</text:p>
          </table:table-cell>
          <table:table-cell office:value-type="float" office:value="1398881" table:style-name="ce47">
            <text:p>1,398,881</text:p>
          </table:table-cell>
          <table:table-cell office:value-type="float" office:value="237732" table:style-name="ce47">
            <text:p>237,732</text:p>
          </table:table-cell>
          <table:table-cell office:value-type="float" office:value="13.144037735288311" table:formula="of:=[.C10]/[.$B10]*100" table:style-name="ce29">
            <text:p>13.14</text:p>
          </table:table-cell>
          <table:table-cell office:value-type="float" office:value="74.239392787923691" table:formula="of:=[.D10]/[.$B10]*100" table:style-name="ce29">
            <text:p>74.24</text:p>
          </table:table-cell>
          <table:table-cell office:value-type="float" office:value="12.616569476788001" table:formula="of:=[.E10]/[.$B10]*100" table:style-name="ce29">
            <text:p>12.62</text:p>
          </table:table-cell>
          <table:table-cell office:value-type="float" office:value="17.704937017516144" table:formula="of:=[.C10]/[.D10]*100" table:style-name="ce28">
            <text:p>17.70</text:p>
          </table:table-cell>
          <table:table-cell office:value-type="float" office:value="16.994440556416162" table:formula="of:=[.E10]/[.D10]*100" table:style-name="ce28">
            <text:p>16.99</text:p>
          </table:table-cell>
          <table:table-cell office:value-type="float" office:value="34.699377573932303" table:formula="of:=([.C10]+[.E10])/[.D10]*100" table:style-name="ce28">
            <text:p>34.70</text:p>
          </table:table-cell>
          <table:table-cell office:value-type="float" office:value="95.987015032038471" table:formula="of:=[.E10]/[.C10]*100" table:style-name="ce28">
            <text:p>95.9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高 <text:s/>雄 <text:s/>市</text:p>
          </table:table-cell>
          <table:table-cell office:value-type="float" office:value="2778992" table:style-name="ce47">
            <text:p>2,778,992</text:p>
          </table:table-cell>
          <table:table-cell office:value-type="float" office:value="362850" table:style-name="ce47">
            <text:p>362,850</text:p>
          </table:table-cell>
          <table:table-cell office:value-type="float" office:value="2084053" table:style-name="ce47">
            <text:p>2,084,053</text:p>
          </table:table-cell>
          <table:table-cell office:value-type="float" office:value="332089" table:style-name="ce47">
            <text:p>332,089</text:p>
          </table:table-cell>
          <table:table-cell office:value-type="float" office:value="13.056892571119313" table:formula="of:=[.C11]/[.$B11]*100" table:style-name="ce29">
            <text:p>13.06</text:p>
          </table:table-cell>
          <table:table-cell office:value-type="float" office:value="74.993127004323867" table:formula="of:=[.D11]/[.$B11]*100" table:style-name="ce29">
            <text:p>74.99</text:p>
          </table:table-cell>
          <table:table-cell office:value-type="float" office:value="11.949980424556818" table:formula="of:=[.E11]/[.$B11]*100" table:style-name="ce29">
            <text:p>11.95</text:p>
          </table:table-cell>
          <table:table-cell office:value-type="float" office:value="17.410785618216043" table:formula="of:=[.C11]/[.D11]*100" table:style-name="ce28">
            <text:p>17.41</text:p>
          </table:table-cell>
          <table:table-cell office:value-type="float" office:value="15.934767493916901" table:formula="of:=[.E11]/[.D11]*100" table:style-name="ce28">
            <text:p>15.93</text:p>
          </table:table-cell>
          <table:table-cell office:value-type="float" office:value="33.345553112132947" table:formula="of:=([.C11]+[.E11])/[.D11]*100" table:style-name="ce28">
            <text:p>33.35</text:p>
          </table:table-cell>
          <table:table-cell office:value-type="float" office:value="91.52239217307428" table:formula="of:=[.E11]/[.C11]*100" table:style-name="ce28">
            <text:p>91.52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臺 <text:s/>灣 <text:s/>省</text:p>
          </table:table-cell>
          <table:table-cell office:value-type="float" office:value="7182952" table:formula="of:=SUM([.B13:.B26])" table:style-name="ce47">
            <text:p>7,182,952</text:p>
          </table:table-cell>
          <table:table-cell office:value-type="float" office:value="989445" table:formula="of:=SUM([.C13:.C26])" table:style-name="ce47">
            <text:p>989,445</text:p>
          </table:table-cell>
          <table:table-cell office:value-type="float" office:value="5209146" table:formula="of:=SUM([.D13:.D26])" table:style-name="ce47">
            <text:p>5,209,146</text:p>
          </table:table-cell>
          <table:table-cell office:value-type="float" office:value="984361" table:formula="of:=SUM([.E13:.E26])" table:style-name="ce47">
            <text:p>984,361</text:p>
          </table:table-cell>
          <table:table-cell office:value-type="float" office:value="13.774907586741495" table:formula="of:=[.C12]/[.$B12]*100" table:style-name="ce29">
            <text:p>13.77</text:p>
          </table:table-cell>
          <table:table-cell office:value-type="float" office:value="72.520963525859557" table:formula="of:=[.D12]/[.$B12]*100" table:style-name="ce29">
            <text:p>72.52</text:p>
          </table:table-cell>
          <table:table-cell office:value-type="float" office:value="13.704128887398943" table:formula="of:=[.E12]/[.$B12]*100" table:style-name="ce29">
            <text:p>13.70</text:p>
          </table:table-cell>
          <table:table-cell office:value-type="float" office:value="18.994380268857888" table:formula="of:=[.C12]/[.D12]*100" table:style-name="ce28">
            <text:p>18.99</text:p>
          </table:table-cell>
          <table:table-cell office:value-type="float" office:value="18.896782697202191" table:formula="of:=[.E12]/[.D12]*100" table:style-name="ce28">
            <text:p>18.90</text:p>
          </table:table-cell>
          <table:table-cell office:value-type="float" office:value="37.891162966060079" table:formula="of:=([.C12]+[.E12])/[.D12]*100" table:style-name="ce28">
            <text:p>37.89</text:p>
          </table:table-cell>
          <table:table-cell office:value-type="float" office:value="99.486176593949139" table:formula="of:=[.E12]/[.C12]*100" table:style-name="ce28">
            <text:p>99.49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宜<text:span text:style-name="T3"><text:s text:c="2"/></text:span><text:span text:style-name="T1">蘭</text:span><text:span text:style-name="T3"><text:s text:c="2"/></text:span><text:span text:style-name="T1">縣</text:span></text:p>
          </table:table-cell>
          <table:table-cell office:value-type="float" office:value="458777" table:style-name="ce48">
            <text:p>458,777</text:p>
          </table:table-cell>
          <table:table-cell office:value-type="float" office:value="60479" table:style-name="ce48">
            <text:p>60,479</text:p>
          </table:table-cell>
          <table:table-cell office:value-type="float" office:value="334860" table:style-name="ce48">
            <text:p>334,860</text:p>
          </table:table-cell>
          <table:table-cell office:value-type="float" office:value="63438" table:style-name="ce48">
            <text:p>63,438</text:p>
          </table:table-cell>
          <table:table-cell office:value-type="float" office:value="13.182657369484522" table:formula="of:=[.C13]/[.$B13]*100" table:style-name="ce30">
            <text:p>13.18</text:p>
          </table:table-cell>
          <table:table-cell office:value-type="float" office:value="72.989709597473279" table:formula="of:=[.D13]/[.$B13]*100" table:style-name="ce30">
            <text:p>72.99</text:p>
          </table:table-cell>
          <table:table-cell office:value-type="float" office:value="13.827633033042197" table:formula="of:=[.E13]/[.$B13]*100" table:style-name="ce30">
            <text:p>13.83</text:p>
          </table:table-cell>
          <table:table-cell office:value-type="float" office:value="18.060980708355732" table:formula="of:=[.C13]/[.D13]*100" table:style-name="ce54">
            <text:p>18.06</text:p>
          </table:table-cell>
          <table:table-cell office:value-type="float" office:value="18.944633578211789" table:formula="of:=[.E13]/[.D13]*100" table:style-name="ce54">
            <text:p>18.94</text:p>
          </table:table-cell>
          <table:table-cell office:value-type="float" office:value="37.005614286567521" table:formula="of:=([.C13]+[.E13])/[.D13]*100" table:style-name="ce54">
            <text:p>37.01</text:p>
          </table:table-cell>
          <table:table-cell office:value-type="float" office:value="104.89260735131202" table:formula="of:=[.E13]/[.C13]*100" table:style-name="ce54">
            <text:p>104.8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縣</text:span></text:p>
          </table:table-cell>
          <table:table-cell office:value-type="float" office:value="537630" table:style-name="ce48">
            <text:p>537,630</text:p>
          </table:table-cell>
          <table:table-cell office:value-type="float" office:value="93370" table:style-name="ce48">
            <text:p>93,370</text:p>
          </table:table-cell>
          <table:table-cell office:value-type="float" office:value="383938" table:style-name="ce48">
            <text:p>383,938</text:p>
          </table:table-cell>
          <table:table-cell office:value-type="float" office:value="60322" table:style-name="ce48">
            <text:p>60,322</text:p>
          </table:table-cell>
          <table:table-cell office:value-type="float" office:value="17.366962409091755" table:formula="of:=[.C14]/[.$B14]*100" table:style-name="ce30">
            <text:p>17.37</text:p>
          </table:table-cell>
          <table:table-cell office:value-type="float" office:value="71.413053587039414" table:formula="of:=[.D14]/[.$B14]*100" table:style-name="ce30">
            <text:p>71.41</text:p>
          </table:table-cell>
          <table:table-cell office:value-type="float" office:value="11.219984003868831" table:formula="of:=[.E14]/[.$B14]*100" table:style-name="ce30">
            <text:p>11.22</text:p>
          </table:table-cell>
          <table:table-cell office:value-type="float" office:value="24.319030676828028" table:formula="of:=[.C14]/[.D14]*100" table:style-name="ce54">
            <text:p>24.32</text:p>
          </table:table-cell>
          <table:table-cell office:value-type="float" office:value="15.711390901655998" table:formula="of:=[.E14]/[.D14]*100" table:style-name="ce54">
            <text:p>15.71</text:p>
          </table:table-cell>
          <table:table-cell office:value-type="float" office:value="40.030421578484024" table:formula="of:=([.C14]+[.E14])/[.D14]*100" table:style-name="ce54">
            <text:p>40.03</text:p>
          </table:table-cell>
          <table:table-cell office:value-type="float" office:value="64.605333618935418" table:formula="of:=[.E14]/[.C14]*100" table:style-name="ce54">
            <text:p>64.61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苗<text:span text:style-name="T3"><text:s text:c="2"/></text:span><text:span text:style-name="T1">栗</text:span><text:span text:style-name="T3"><text:s text:c="2"/></text:span><text:span text:style-name="T1">縣</text:span></text:p>
          </table:table-cell>
          <table:table-cell office:value-type="float" office:value="567132" table:style-name="ce48">
            <text:p>567,132</text:p>
          </table:table-cell>
          <table:table-cell office:value-type="float" office:value="82194" table:style-name="ce48">
            <text:p>82,194</text:p>
          </table:table-cell>
          <table:table-cell office:value-type="float" office:value="406133" table:style-name="ce48">
            <text:p>406,133</text:p>
          </table:table-cell>
          <table:table-cell office:value-type="float" office:value="78805" table:style-name="ce48">
            <text:p>78,805</text:p>
          </table:table-cell>
          <table:table-cell office:value-type="float" office:value="14.492922282643194" table:formula="of:=[.C15]/[.$B15]*100" table:style-name="ce30">
            <text:p>14.49</text:p>
          </table:table-cell>
          <table:table-cell office:value-type="float" office:value="71.611723549367696" table:formula="of:=[.D15]/[.$B15]*100" table:style-name="ce30">
            <text:p>71.61</text:p>
          </table:table-cell>
          <table:table-cell office:value-type="float" office:value="13.89535416798911" table:formula="of:=[.E15]/[.$B15]*100" table:style-name="ce30">
            <text:p>13.90</text:p>
          </table:table-cell>
          <table:table-cell office:value-type="float" office:value="20.238197831744774" table:formula="of:=[.C15]/[.D15]*100" table:style-name="ce54">
            <text:p>20.24</text:p>
          </table:table-cell>
          <table:table-cell office:value-type="float" office:value="19.403742123885525" table:formula="of:=[.E15]/[.D15]*100" table:style-name="ce54">
            <text:p>19.40</text:p>
          </table:table-cell>
          <table:table-cell office:value-type="float" office:value="39.641939955630299" table:formula="of:=([.C15]+[.E15])/[.D15]*100" table:style-name="ce54">
            <text:p>39.64</text:p>
          </table:table-cell>
          <table:table-cell office:value-type="float" office:value="95.876827992310879" table:formula="of:=[.E15]/[.C15]*100" table:style-name="ce54">
            <text:p>95.8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彰<text:span text:style-name="T3"><text:s text:c="2"/></text:span><text:span text:style-name="T1">化</text:span><text:span text:style-name="T3"><text:s text:c="2"/></text:span><text:span text:style-name="T1">縣</text:span></text:p>
          </table:table-cell>
          <table:table-cell office:value-type="float" office:value="1291474" table:style-name="ce48">
            <text:p>1,291,474</text:p>
          </table:table-cell>
          <table:table-cell office:value-type="float" office:value="185219" table:style-name="ce48">
            <text:p>185,219</text:p>
          </table:table-cell>
          <table:table-cell office:value-type="float" office:value="935653" table:style-name="ce48">
            <text:p>935,653</text:p>
          </table:table-cell>
          <table:table-cell office:value-type="float" office:value="170602" table:style-name="ce48">
            <text:p>170,602</text:p>
          </table:table-cell>
          <table:table-cell office:value-type="float" office:value="14.341674706575589" table:formula="of:=[.C16]/[.$B16]*100" table:style-name="ce30">
            <text:p>14.34</text:p>
          </table:table-cell>
          <table:table-cell office:value-type="float" office:value="72.448458118398051" table:formula="of:=[.D16]/[.$B16]*100" table:style-name="ce30">
            <text:p>72.45</text:p>
          </table:table-cell>
          <table:table-cell office:value-type="float" office:value="13.209867175026366" table:formula="of:=[.E16]/[.$B16]*100" table:style-name="ce30">
            <text:p>13.21</text:p>
          </table:table-cell>
          <table:table-cell office:value-type="float" office:value="19.795693488932329" table:formula="of:=[.C16]/[.D16]*100" table:style-name="ce54">
            <text:p>19.80</text:p>
          </table:table-cell>
          <table:table-cell office:value-type="float" office:value="18.233469031788495" table:formula="of:=[.E16]/[.D16]*100" table:style-name="ce54">
            <text:p>18.23</text:p>
          </table:table-cell>
          <table:table-cell office:value-type="float" office:value="38.029162520720824" table:formula="of:=([.C16]+[.E16])/[.D16]*100" table:style-name="ce54">
            <text:p>38.03</text:p>
          </table:table-cell>
          <table:table-cell office:value-type="float" office:value="92.108261031535648" table:formula="of:=[.E16]/[.C16]*100" table:style-name="ce54">
            <text:p>92.11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南<text:span text:style-name="T3"><text:s text:c="2"/></text:span><text:span text:style-name="T1">投</text:span><text:span text:style-name="T3"><text:s text:c="2"/></text:span><text:span text:style-name="T1">縣</text:span></text:p>
          </table:table-cell>
          <table:table-cell office:value-type="float" office:value="514315" table:style-name="ce48">
            <text:p>514,315</text:p>
          </table:table-cell>
          <table:table-cell office:value-type="float" office:value="64550" table:style-name="ce48">
            <text:p>64,550</text:p>
          </table:table-cell>
          <table:table-cell office:value-type="float" office:value="374124" table:style-name="ce48">
            <text:p>374,124</text:p>
          </table:table-cell>
          <table:table-cell office:value-type="float" office:value="75641" table:style-name="ce48">
            <text:p>75,641</text:p>
          </table:table-cell>
          <table:table-cell office:value-type="float" office:value="12.550674197719298" table:formula="of:=[.C17]/[.$B17]*100" table:style-name="ce30">
            <text:p>12.55</text:p>
          </table:table-cell>
          <table:table-cell office:value-type="float" office:value="72.742191069675201" table:formula="of:=[.D17]/[.$B17]*100" table:style-name="ce30">
            <text:p>72.74</text:p>
          </table:table-cell>
          <table:table-cell office:value-type="float" office:value="14.707134732605503" table:formula="of:=[.E17]/[.$B17]*100" table:style-name="ce30">
            <text:p>14.71</text:p>
          </table:table-cell>
          <table:table-cell office:value-type="float" office:value="17.253637831307266" table:formula="of:=[.C17]/[.D17]*100" table:style-name="ce54">
            <text:p>17.25</text:p>
          </table:table-cell>
          <table:table-cell office:value-type="float" office:value="20.218162962012595" table:formula="of:=[.E17]/[.D17]*100" table:style-name="ce54">
            <text:p>20.22</text:p>
          </table:table-cell>
          <table:table-cell office:value-type="float" office:value="37.471800793319858" table:formula="of:=([.C17]+[.E17])/[.D17]*100" table:style-name="ce54">
            <text:p>37.47</text:p>
          </table:table-cell>
          <table:table-cell office:value-type="float" office:value="117.18202943454685" table:formula="of:=[.E17]/[.C17]*100" table:style-name="ce54">
            <text:p>117.1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雲<text:span text:style-name="T3"><text:s text:c="2"/></text:span><text:span text:style-name="T1">林</text:span><text:span text:style-name="T3"><text:s text:c="2"/></text:span><text:span text:style-name="T1">縣</text:span></text:p>
          </table:table-cell>
          <table:table-cell office:value-type="float" office:value="705356" table:style-name="ce48">
            <text:p>705,356</text:p>
          </table:table-cell>
          <table:table-cell office:value-type="float" office:value="92845" table:style-name="ce48">
            <text:p>92,845</text:p>
          </table:table-cell>
          <table:table-cell office:value-type="float" office:value="498976" table:style-name="ce48">
            <text:p>498,976</text:p>
          </table:table-cell>
          <table:table-cell office:value-type="float" office:value="113535" table:style-name="ce48">
            <text:p>113,535</text:p>
          </table:table-cell>
          <table:table-cell office:value-type="float" office:value="13.162856770198312" table:formula="of:=[.C18]/[.$B18]*100" table:style-name="ce30">
            <text:p>13.16</text:p>
          </table:table-cell>
          <table:table-cell office:value-type="float" office:value="70.741015884177642" table:formula="of:=[.D18]/[.$B18]*100" table:style-name="ce30">
            <text:p>70.74</text:p>
          </table:table-cell>
          <table:table-cell office:value-type="float" office:value="16.096127345624055" table:formula="of:=[.E18]/[.$B18]*100" table:style-name="ce30">
            <text:p>16.10</text:p>
          </table:table-cell>
          <table:table-cell office:value-type="float" office:value="18.607107355864809" table:formula="of:=[.C18]/[.D18]*100" table:style-name="ce54">
            <text:p>18.61</text:p>
          </table:table-cell>
          <table:table-cell office:value-type="float" office:value="22.753599371512859" table:formula="of:=[.E18]/[.D18]*100" table:style-name="ce54">
            <text:p>22.75</text:p>
          </table:table-cell>
          <table:table-cell office:value-type="float" office:value="41.360706727377675" table:formula="of:=([.C18]+[.E18])/[.D18]*100" table:style-name="ce54">
            <text:p>41.36</text:p>
          </table:table-cell>
          <table:table-cell office:value-type="float" office:value="122.28445258226076" table:formula="of:=[.E18]/[.C18]*100" table:style-name="ce54">
            <text:p>122.2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縣</text:span></text:p>
          </table:table-cell>
          <table:table-cell office:value-type="float" office:value="524783" table:style-name="ce48">
            <text:p>524,783</text:p>
          </table:table-cell>
          <table:table-cell office:value-type="float" office:value="59838" table:style-name="ce48">
            <text:p>59,838</text:p>
          </table:table-cell>
          <table:table-cell office:value-type="float" office:value="376550" table:style-name="ce48">
            <text:p>376,550</text:p>
          </table:table-cell>
          <table:table-cell office:value-type="float" office:value="88395" table:style-name="ce48">
            <text:p>88,395</text:p>
          </table:table-cell>
          <table:table-cell office:value-type="float" office:value="11.402427288993737" table:formula="of:=[.C19]/[.$B19]*100" table:style-name="ce30">
            <text:p>11.40</text:p>
          </table:table-cell>
          <table:table-cell office:value-type="float" office:value="71.753467623760685" table:formula="of:=[.D19]/[.$B19]*100" table:style-name="ce30">
            <text:p>71.75</text:p>
          </table:table-cell>
          <table:table-cell office:value-type="float" office:value="16.844105087245588" table:formula="of:=[.E19]/[.$B19]*100" table:style-name="ce30">
            <text:p>16.84</text:p>
          </table:table-cell>
          <table:table-cell office:value-type="float" office:value="15.891116717567389" table:formula="of:=[.C19]/[.D19]*100" table:style-name="ce54">
            <text:p>15.89</text:p>
          </table:table-cell>
          <table:table-cell office:value-type="float" office:value="23.474970123489577" table:formula="of:=[.E19]/[.D19]*100" table:style-name="ce54">
            <text:p>23.47</text:p>
          </table:table-cell>
          <table:table-cell office:value-type="float" office:value="39.366086841056962" table:formula="of:=([.C19]+[.E19])/[.D19]*100" table:style-name="ce54">
            <text:p>39.37</text:p>
          </table:table-cell>
          <table:table-cell office:value-type="float" office:value="147.72385440689862" table:formula="of:=[.E19]/[.C19]*100" table:style-name="ce54">
            <text:p>147.72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屏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847917" table:style-name="ce48">
            <text:p>847,917</text:p>
          </table:table-cell>
          <table:table-cell office:value-type="float" office:value="102568" table:style-name="ce48">
            <text:p>102,568</text:p>
          </table:table-cell>
          <table:table-cell office:value-type="float" office:value="627009" table:style-name="ce48">
            <text:p>627,009</text:p>
          </table:table-cell>
          <table:table-cell office:value-type="float" office:value="118340" table:style-name="ce48">
            <text:p>118,340</text:p>
          </table:table-cell>
          <table:table-cell office:value-type="float" office:value="12.096466989103886" table:formula="of:=[.C20]/[.$B20]*100" table:style-name="ce30">
            <text:p>12.10</text:p>
          </table:table-cell>
          <table:table-cell office:value-type="float" office:value="73.946978300942192" table:formula="of:=[.D20]/[.$B20]*100" table:style-name="ce30">
            <text:p>73.95</text:p>
          </table:table-cell>
          <table:table-cell office:value-type="float" office:value="13.956554709953922" table:formula="of:=[.E20]/[.$B20]*100" table:style-name="ce30">
            <text:p>13.96</text:p>
          </table:table-cell>
          <table:table-cell office:value-type="float" office:value="16.358297887271156" table:formula="of:=[.C20]/[.D20]*100" table:style-name="ce54">
            <text:p>16.36</text:p>
          </table:table-cell>
          <table:table-cell office:value-type="float" office:value="18.873732274975318" table:formula="of:=[.E20]/[.D20]*100" table:style-name="ce54">
            <text:p>18.87</text:p>
          </table:table-cell>
          <table:table-cell office:value-type="float" office:value="35.232030162246474" table:formula="of:=([.C20]+[.E20])/[.D20]*100" table:style-name="ce54">
            <text:p>35.23</text:p>
          </table:table-cell>
          <table:table-cell office:value-type="float" office:value="115.37711566960456" table:formula="of:=[.E20]/[.C20]*100" table:style-name="ce54">
            <text:p>115.38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臺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224470" table:style-name="ce48">
            <text:p>224,470</text:p>
          </table:table-cell>
          <table:table-cell office:value-type="float" office:value="29724" table:style-name="ce48">
            <text:p>29,724</text:p>
          </table:table-cell>
          <table:table-cell office:value-type="float" office:value="163269" table:style-name="ce48">
            <text:p>163,269</text:p>
          </table:table-cell>
          <table:table-cell office:value-type="float" office:value="31477" table:style-name="ce48">
            <text:p>31,477</text:p>
          </table:table-cell>
          <table:table-cell office:value-type="float" office:value="13.241858600258386" table:formula="of:=[.C21]/[.$B21]*100" table:style-name="ce30">
            <text:p>13.24</text:p>
          </table:table-cell>
          <table:table-cell office:value-type="float" office:value="72.735332115650195" table:formula="of:=[.D21]/[.$B21]*100" table:style-name="ce30">
            <text:p>72.74</text:p>
          </table:table-cell>
          <table:table-cell office:value-type="float" office:value="14.022809284091414" table:formula="of:=[.E21]/[.$B21]*100" table:style-name="ce30">
            <text:p>14.02</text:p>
          </table:table-cell>
          <table:table-cell office:value-type="float" office:value="18.205538099700494" table:formula="of:=[.C21]/[.D21]*100" table:style-name="ce54">
            <text:p>18.21</text:p>
          </table:table-cell>
          <table:table-cell office:value-type="float" office:value="19.279226307504793" table:formula="of:=[.E21]/[.D21]*100" table:style-name="ce54">
            <text:p>19.28</text:p>
          </table:table-cell>
          <table:table-cell office:value-type="float" office:value="37.484764407205283" table:formula="of:=([.C21]+[.E21])/[.D21]*100" table:style-name="ce54">
            <text:p>37.48</text:p>
          </table:table-cell>
          <table:table-cell office:value-type="float" office:value="105.89759117211682" table:formula="of:=[.E21]/[.C21]*100" table:style-name="ce54">
            <text:p>105.9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花<text:span text:style-name="T3"><text:s text:c="2"/></text:span><text:span text:style-name="T1">蓮</text:span><text:span text:style-name="T3"><text:s text:c="2"/></text:span><text:span text:style-name="T1">縣</text:span></text:p>
          </table:table-cell>
          <table:table-cell office:value-type="float" office:value="333392" table:style-name="ce48">
            <text:p>333,392</text:p>
          </table:table-cell>
          <table:table-cell office:value-type="float" office:value="43867" table:style-name="ce48">
            <text:p>43,867</text:p>
          </table:table-cell>
          <table:table-cell office:value-type="float" office:value="244309" table:style-name="ce48">
            <text:p>244,309</text:p>
          </table:table-cell>
          <table:table-cell office:value-type="float" office:value="45216" table:style-name="ce48">
            <text:p>45,216</text:p>
          </table:table-cell>
          <table:table-cell office:value-type="float" office:value="13.157784229975524" table:formula="of:=[.C22]/[.$B22]*100" table:style-name="ce30">
            <text:p>13.16</text:p>
          </table:table-cell>
          <table:table-cell office:value-type="float" office:value="73.279802754715178" table:formula="of:=[.D22]/[.$B22]*100" table:style-name="ce30">
            <text:p>73.28</text:p>
          </table:table-cell>
          <table:table-cell office:value-type="float" office:value="13.562413015309305" table:formula="of:=[.E22]/[.$B22]*100" table:style-name="ce30">
            <text:p>13.56</text:p>
          </table:table-cell>
          <table:table-cell office:value-type="float" office:value="17.95553991052315" table:formula="of:=[.C22]/[.D22]*100" table:style-name="ce54">
            <text:p>17.96</text:p>
          </table:table-cell>
          <table:table-cell office:value-type="float" office:value="18.507709499036057" table:formula="of:=[.E22]/[.D22]*100" table:style-name="ce54">
            <text:p>18.51</text:p>
          </table:table-cell>
          <table:table-cell office:value-type="float" office:value="36.463249409559204" table:formula="of:=([.C22]+[.E22])/[.D22]*100" table:style-name="ce54">
            <text:p>36.46</text:p>
          </table:table-cell>
          <table:table-cell office:value-type="float" office:value="103.07520459570976" table:formula="of:=[.E22]/[.C22]*100" table:style-name="ce54">
            <text:p>103.0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澎<text:span text:style-name="T3"><text:s text:c="2"/></text:span><text:span text:style-name="T1">湖</text:span><text:span text:style-name="T3"><text:s text:c="2"/></text:span><text:span text:style-name="T1">縣</text:span></text:p>
          </table:table-cell>
          <table:table-cell office:value-type="float" office:value="101758" table:style-name="ce48">
            <text:p>101,758</text:p>
          </table:table-cell>
          <table:table-cell office:value-type="float" office:value="12164" table:style-name="ce48">
            <text:p>12,164</text:p>
          </table:table-cell>
          <table:table-cell office:value-type="float" office:value="74879" table:style-name="ce48">
            <text:p>74,879</text:p>
          </table:table-cell>
          <table:table-cell office:value-type="float" office:value="14715" table:style-name="ce48">
            <text:p>14,715</text:p>
          </table:table-cell>
          <table:table-cell office:value-type="float" office:value="11.953851294247135" table:formula="of:=[.C23]/[.$B23]*100" table:style-name="ce30">
            <text:p>11.95</text:p>
          </table:table-cell>
          <table:table-cell office:value-type="float" office:value="73.585369209300495" table:formula="of:=[.D23]/[.$B23]*100" table:style-name="ce30">
            <text:p>73.59</text:p>
          </table:table-cell>
          <table:table-cell office:value-type="float" office:value="14.460779496452366" table:formula="of:=[.E23]/[.$B23]*100" table:style-name="ce30">
            <text:p>14.46</text:p>
          </table:table-cell>
          <table:table-cell office:value-type="float" office:value="16.244875065105035" table:formula="of:=[.C23]/[.D23]*100" table:style-name="ce54">
            <text:p>16.24</text:p>
          </table:table-cell>
          <table:table-cell office:value-type="float" office:value="19.651704750330534" table:formula="of:=[.E23]/[.D23]*100" table:style-name="ce54">
            <text:p>19.65</text:p>
          </table:table-cell>
          <table:table-cell office:value-type="float" office:value="35.896579815435572" table:formula="of:=([.C23]+[.E23])/[.D23]*100" table:style-name="ce54">
            <text:p>35.90</text:p>
          </table:table-cell>
          <table:table-cell office:value-type="float" office:value="120.9717198290036" table:formula="of:=[.E23]/[.C23]*100" table:style-name="ce54">
            <text:p>120.97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基<text:span text:style-name="T3"><text:s text:c="2"/></text:span><text:span text:style-name="T1">隆</text:span><text:span text:style-name="T3"><text:s text:c="2"/></text:span><text:span text:style-name="T1">市</text:span></text:p>
          </table:table-cell>
          <table:table-cell office:value-type="float" office:value="373077" table:style-name="ce48">
            <text:p>373,077</text:p>
          </table:table-cell>
          <table:table-cell office:value-type="float" office:value="43317" table:style-name="ce48">
            <text:p>43,317</text:p>
          </table:table-cell>
          <table:table-cell office:value-type="float" office:value="282942" table:style-name="ce48">
            <text:p>282,942</text:p>
          </table:table-cell>
          <table:table-cell office:value-type="float" office:value="46818" table:style-name="ce48">
            <text:p>46,818</text:p>
          </table:table-cell>
          <table:table-cell office:value-type="float" office:value="11.610739874074252" table:formula="of:=[.C24]/[.$B24]*100" table:style-name="ce30">
            <text:p>11.61</text:p>
          </table:table-cell>
          <table:table-cell office:value-type="float" office:value="75.840108074204522" table:formula="of:=[.D24]/[.$B24]*100" table:style-name="ce30">
            <text:p>75.84</text:p>
          </table:table-cell>
          <table:table-cell office:value-type="float" office:value="12.549152051721228" table:formula="of:=[.E24]/[.$B24]*100" table:style-name="ce30">
            <text:p>12.55</text:p>
          </table:table-cell>
          <table:table-cell office:value-type="float" office:value="15.309498059673007" table:formula="of:=[.C24]/[.D24]*100" table:style-name="ce54">
            <text:p>15.31</text:p>
          </table:table-cell>
          <table:table-cell office:value-type="float" office:value="16.546854125580506" table:formula="of:=[.E24]/[.D24]*100" table:style-name="ce54">
            <text:p>16.55</text:p>
          </table:table-cell>
          <table:table-cell office:value-type="float" office:value="31.856352185253517" table:formula="of:=([.C24]+[.E24])/[.D24]*100" table:style-name="ce54">
            <text:p>31.86</text:p>
          </table:table-cell>
          <table:table-cell office:value-type="float" office:value="108.08227716600874" table:formula="of:=[.E24]/[.C24]*100" table:style-name="ce54">
            <text:p>108.0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市</text:span></text:p>
          </table:table-cell>
          <table:table-cell office:value-type="float" office:value="431988" table:style-name="ce48">
            <text:p>431,988</text:p>
          </table:table-cell>
          <table:table-cell office:value-type="float" office:value="78067" table:style-name="ce48">
            <text:p>78,067</text:p>
          </table:table-cell>
          <table:table-cell office:value-type="float" office:value="310200" table:style-name="ce48">
            <text:p>310,200</text:p>
          </table:table-cell>
          <table:table-cell office:value-type="float" office:value="43721" table:style-name="ce48">
            <text:p>43,721</text:p>
          </table:table-cell>
          <table:table-cell office:value-type="float" office:value="18.071566802781557" table:formula="of:=[.C25]/[.$B25]*100" table:style-name="ce30">
            <text:p>18.07</text:p>
          </table:table-cell>
          <table:table-cell office:value-type="float" office:value="71.807550209728049" table:formula="of:=[.D25]/[.$B25]*100" table:style-name="ce30">
            <text:p>71.81</text:p>
          </table:table-cell>
          <table:table-cell office:value-type="float" office:value="10.120882987490393" table:formula="of:=[.E25]/[.$B25]*100" table:style-name="ce30">
            <text:p>10.12</text:p>
          </table:table-cell>
          <table:table-cell office:value-type="float" office:value="25.166666666666664" table:formula="of:=[.C25]/[.D25]*100" table:style-name="ce54">
            <text:p>25.17</text:p>
          </table:table-cell>
          <table:table-cell office:value-type="float" office:value="14.09445519019987" table:formula="of:=[.E25]/[.D25]*100" table:style-name="ce54">
            <text:p>14.09</text:p>
          </table:table-cell>
          <table:table-cell office:value-type="float" office:value="39.261121856866538" table:formula="of:=([.C25]+[.E25])/[.D25]*100" table:style-name="ce54">
            <text:p>39.26</text:p>
          </table:table-cell>
          <table:table-cell office:value-type="float" office:value="56.004457709403468" table:formula="of:=[.E25]/[.C25]*100" table:style-name="ce54">
            <text:p>56.0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市</text:span></text:p>
          </table:table-cell>
          <table:table-cell office:value-type="float" office:value="270883" table:style-name="ce48">
            <text:p>270,883</text:p>
          </table:table-cell>
          <table:table-cell office:value-type="float" office:value="41243" table:style-name="ce48">
            <text:p>41,243</text:p>
          </table:table-cell>
          <table:table-cell office:value-type="float" office:value="196304" table:style-name="ce48">
            <text:p>196,304</text:p>
          </table:table-cell>
          <table:table-cell office:value-type="float" office:value="33336" table:style-name="ce48">
            <text:p>33,336</text:p>
          </table:table-cell>
          <table:table-cell office:value-type="float" office:value="15.225392512634606" table:formula="of:=[.C26]/[.$B26]*100" table:style-name="ce30">
            <text:p>15.23</text:p>
          </table:table-cell>
          <table:table-cell office:value-type="float" office:value="72.468187372408011" table:formula="of:=[.D26]/[.$B26]*100" table:style-name="ce30">
            <text:p>72.47</text:p>
          </table:table-cell>
          <table:table-cell office:value-type="float" office:value="12.30642011495738" table:formula="of:=[.E26]/[.$B26]*100" table:style-name="ce30">
            <text:p>12.31</text:p>
          </table:table-cell>
          <table:table-cell office:value-type="float" office:value="21.009760371668431" table:formula="of:=[.C26]/[.D26]*100" table:style-name="ce54">
            <text:p>21.01</text:p>
          </table:table-cell>
          <table:table-cell office:value-type="float" office:value="16.98182410954438" table:formula="of:=[.E26]/[.D26]*100" table:style-name="ce54">
            <text:p>16.98</text:p>
          </table:table-cell>
          <table:table-cell office:value-type="float" office:value="37.991584481212811" table:formula="of:=([.C26]+[.E26])/[.D26]*100" table:style-name="ce54">
            <text:p>37.99</text:p>
          </table:table-cell>
          <table:table-cell office:value-type="float" office:value="80.828261765632959" table:formula="of:=[.E26]/[.C26]*100" table:style-name="ce54">
            <text:p>80.83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福 <text:s/>建 <text:s/>省</text:p>
          </table:table-cell>
          <table:table-cell office:value-type="float" office:value="140229" table:style-name="ce47">
            <text:p>140,229</text:p>
          </table:table-cell>
          <table:table-cell office:value-type="float" office:value="15535" table:style-name="ce47">
            <text:p>15,535</text:p>
          </table:table-cell>
          <table:table-cell office:value-type="float" office:value="109218" table:style-name="ce47">
            <text:p>109,218</text:p>
          </table:table-cell>
          <table:table-cell office:value-type="float" office:value="15476" table:style-name="ce47">
            <text:p>15,476</text:p>
          </table:table-cell>
          <table:table-cell office:value-type="float" office:value="11.078307625384193" table:formula="of:=[.C27]/[.$B27]*100" table:style-name="ce29">
            <text:p>11.08</text:p>
          </table:table-cell>
          <table:table-cell office:value-type="float" office:value="77.885458785272661" table:formula="of:=[.D27]/[.$B27]*100" table:style-name="ce29">
            <text:p>77.89</text:p>
          </table:table-cell>
          <table:table-cell office:value-type="float" office:value="11.036233589343146" table:formula="of:=[.E27]/[.$B27]*100" table:style-name="ce29">
            <text:p>11.04</text:p>
          </table:table-cell>
          <table:table-cell office:value-type="float" office:value="14.223845886209233" table:formula="of:=[.C27]/[.D27]*100" table:style-name="ce28">
            <text:p>14.22</text:p>
          </table:table-cell>
          <table:table-cell office:value-type="float" office:value="14.169825486641397" table:formula="of:=[.E27]/[.D27]*100" table:style-name="ce28">
            <text:p>14.17</text:p>
          </table:table-cell>
          <table:table-cell office:value-type="float" office:value="28.393671372850626" table:formula="of:=([.C27]+[.E27])/[.D27]*100" table:style-name="ce28">
            <text:p>28.39</text:p>
          </table:table-cell>
          <table:table-cell office:value-type="float" office:value="99.620212423559707" table:formula="of:=[.E27]/[.C27]*100" table:style-name="ce28">
            <text:p>99.62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金 <text:s/>門 <text:s/>縣</text:p>
          </table:table-cell>
          <table:table-cell office:value-type="float" office:value="127723" table:style-name="ce48">
            <text:p>127,723</text:p>
          </table:table-cell>
          <table:table-cell office:value-type="float" office:value="13941" table:style-name="ce48">
            <text:p>13,941</text:p>
          </table:table-cell>
          <table:table-cell office:value-type="float" office:value="99490" table:style-name="ce48">
            <text:p>99,490</text:p>
          </table:table-cell>
          <table:table-cell office:value-type="float" office:value="14292" table:style-name="ce48">
            <text:p>14,292</text:p>
          </table:table-cell>
          <table:table-cell office:value-type="float" office:value="10.915027050726964" table:formula="of:=[.C28]/[.$B28]*100" table:style-name="ce30">
            <text:p>10.92</text:p>
          </table:table-cell>
          <table:table-cell office:value-type="float" office:value="77.895132435035194" table:formula="of:=[.D28]/[.$B28]*100" table:style-name="ce30">
            <text:p>77.90</text:p>
          </table:table-cell>
          <table:table-cell office:value-type="float" office:value="11.189840514237844" table:formula="of:=[.E28]/[.$B28]*100" table:style-name="ce30">
            <text:p>11.19</text:p>
          </table:table-cell>
          <table:table-cell office:value-type="float" office:value="14.012463564177304" table:formula="of:=[.C28]/[.D28]*100" table:style-name="ce54">
            <text:p>14.01</text:p>
          </table:table-cell>
          <table:table-cell office:value-type="float" office:value="14.365262840486482" table:formula="of:=[.E28]/[.D28]*100" table:style-name="ce54">
            <text:p>14.37</text:p>
          </table:table-cell>
          <table:table-cell office:value-type="float" office:value="28.377726404663782" table:formula="of:=([.C28]+[.E28])/[.D28]*100" table:style-name="ce54">
            <text:p>28.38</text:p>
          </table:table-cell>
          <table:table-cell office:value-type="float" office:value="102.51775338928341" table:formula="of:=[.E28]/[.C28]*100" table:style-name="ce54">
            <text:p>102.52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連 <text:s/>江 <text:s/>縣</text:p>
          </table:table-cell>
          <table:table-cell office:value-type="float" office:value="12506" table:style-name="ce48">
            <text:p>12,506</text:p>
          </table:table-cell>
          <table:table-cell office:value-type="float" office:value="1594" table:style-name="ce48">
            <text:p>1,594</text:p>
          </table:table-cell>
          <table:table-cell office:value-type="float" office:value="9728" table:style-name="ce48">
            <text:p>9,728</text:p>
          </table:table-cell>
          <table:table-cell office:value-type="float" office:value="1184" table:style-name="ce48">
            <text:p>1,184</text:p>
          </table:table-cell>
          <table:table-cell office:value-type="float" office:value="12.745881976651209" table:formula="of:=[.C29]/[.$B29]*100" table:style-name="ce30">
            <text:p>12.75</text:p>
          </table:table-cell>
          <table:table-cell office:value-type="float" office:value="77.786662402047014" table:formula="of:=[.D29]/[.$B29]*100" table:style-name="ce30">
            <text:p>77.79</text:p>
          </table:table-cell>
          <table:table-cell office:value-type="float" office:value="9.4674556213017755" table:formula="of:=[.E29]/[.$B29]*100" table:style-name="ce30">
            <text:p>9.47</text:p>
          </table:table-cell>
          <table:table-cell office:value-type="float" office:value="16.385690789473685" table:formula="of:=[.C29]/[.D29]*100" table:style-name="ce54">
            <text:p>16.39</text:p>
          </table:table-cell>
          <table:table-cell office:value-type="float" office:value="12.171052631578947" table:formula="of:=[.E29]/[.D29]*100" table:style-name="ce54">
            <text:p>12.17</text:p>
          </table:table-cell>
          <table:table-cell office:value-type="float" office:value="28.556743421052634" table:formula="of:=([.C29]+[.E29])/[.D29]*100" table:style-name="ce54">
            <text:p>28.56</text:p>
          </table:table-cell>
          <table:table-cell office:value-type="float" office:value="74.27854454203262" table:formula="of:=[.E29]/[.C29]*100" table:style-name="ce54">
            <text:p>74.28</text:p>
          </table:table-cell>
          <table:table-cell table:number-columns-repeated="16372" table:style-name="ce17"/>
        </table:table-row>
        <table:table-row table:style-name="ro7">
          <table:table-cell table:style-name="ce20"/>
          <table:table-cell table:number-columns-repeated="4" table:style-name="ce45"/>
          <table:table-cell table:number-columns-repeated="7" table:style-name="ce21"/>
          <table:table-cell table:number-columns-repeated="16372" table:style-name="ce17"/>
        </table:table-row>
        <table:table-row table:style-name="ro8">
          <table:table-cell office:value-type="string" table:style-name="ce14">
            <text:p>說明：扶養比係指依賴人口(0歲~14歲及65歲以上)</text:p>
          </table:table-cell>
          <table:table-cell table:number-columns-repeated="4" table:style-name="ce14"/>
          <table:table-cell table:number-columns-repeated="2" table:style-name="ce1"/>
          <table:table-cell table:style-name="ce16"/>
          <table:table-cell table:number-columns-repeated="3" table:style-name="ce33"/>
          <table:table-cell office:value-type="string" table:style-name="ce32">
            <text:p>內政部戶政司編製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5">
            <text:p>　　　對工作年齡人口(15歲~64歲)扶養負擔的一種簡略測度。</text:p>
          </table:table-cell>
          <table:table-cell table:number-columns-repeated="4" table:style-name="ce15"/>
          <table:table-cell table:number-columns-repeated="16379" table:style-name="ce1"/>
        </table:table-row>
        <table:table-row table:number-rows-repeated="2" table:style-name="ro9">
          <table:table-cell table:number-columns-repeated="5" table:style-name="ce26"/>
          <table:table-cell table:number-columns-repeated="16379"/>
        </table:table-row>
        <table:table-row table:style-name="ro9">
          <table:table-cell table:number-columns-repeated="5" table:style-name="ce27"/>
          <table:table-cell table:number-columns-repeated="16379"/>
        </table:table-row>
        <table:table-row table:number-rows-repeated="1048541" table:style-name="ro9">
          <table:table-cell table:number-columns-repeated="16384"/>
        </table:table-row>
      </table:table>
      <table:table table:name="102" table:style-name="ta2">
        <table:table-column table:style-name="co1" table:number-columns-repeated="12" table:default-cell-style-name="ce16"/>
        <table:table-column table:style-name="co2" table:number-columns-repeated="16372" table:default-cell-style-name="ce16"/>
        <table:table-row table:style-name="ro1">
          <table:table-cell office:value-type="string" table:number-columns-spanned="12" table:number-rows-spanned="1" table:style-name="ce50">
            <text:p>各縣市年底三階段年齡人口數、百分比及其扶養比</text:p>
          </table:table-cell>
          <table:covered-table-cell table:number-columns-repeated="11"/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64" table:style-name="ce1"/>
        </table:table-row>
        <table:table-row table:style-name="ro2">
          <table:table-cell table:style-name="ce51"/>
          <table:table-cell table:style-name="ce52"/>
          <table:table-cell office:value-type="string" table:number-columns-spanned="8" table:number-rows-spanned="1" table:style-name="ce55">
            <text:p>中華民國102年底</text:p>
          </table:table-cell>
          <table:covered-table-cell table:number-columns-repeated="7"/>
          <table:table-cell table:style-name="ce53"/>
          <table:table-cell office:value-type="string" table:style-name="ce49">
            <text:p>單位：人；%</text:p>
          </table:table-cell>
          <table:table-cell table:style-name="ce5"/>
          <table:table-cell table:number-columns-repeated="2" table:style-name="ce6"/>
          <table:table-cell table:number-columns-repeated="5" table:style-name="ce4"/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2" table:style-name="ce46">
            <text:p>區<text:span text:style-name="T3"><text:s text:c="3"/></text:span>域<text:span text:style-name="T3"><text:s text:c="3"/></text:span>別</text:p>
          </table:table-cell>
          <table:table-cell office:value-type="string" table:number-columns-spanned="4" table:number-rows-spanned="1" table:style-name="ce73">
            <text:p>三　階　段　年　齡　人　口　數</text:p>
          </table:table-cell>
          <table:covered-table-cell table:number-columns-repeated="3"/>
          <table:table-cell office:value-type="string" table:number-columns-spanned="3" table:number-rows-spanned="1" table:style-name="ce72">
            <text:p>年<text:span text:style-name="T3"><text:s text:c="2"/></text:span>齡<text:span text:style-name="T3"><text:s text:c="2"/></text:span>分<text:span text:style-name="T3"><text:s text:c="2"/></text:span>配<text:span text:style-name="T3"><text:s text:c="2"/></text:span>百<text:span text:style-name="T3"><text:s text:c="2"/></text:span>分<text:span text:style-name="T3"><text:s text:c="2"/></text:span>比<text:span text:style-name="T3"><text:s/>(%)</text:span></text:p>
          </table:table-cell>
          <table:covered-table-cell table:number-columns-repeated="2"/>
          <table:table-cell office:value-type="string" table:number-columns-spanned="1" table:number-rows-spanned="2" table:style-name="ce72">
            <text:p>扶幼比</text:p>
          </table:table-cell>
          <table:table-cell office:value-type="string" table:number-columns-spanned="1" table:number-rows-spanned="2" table:style-name="ce72">
            <text:p>扶老比</text:p>
          </table:table-cell>
          <table:table-cell office:value-type="string" table:number-columns-spanned="1" table:number-rows-spanned="2" table:style-name="ce72">
            <text:p>扶養比</text:p>
          </table:table-cell>
          <table:table-cell office:value-type="string" table:number-columns-spanned="1" table:number-rows-spanned="2" table:style-name="ce41">
            <text:p>老化指數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44">
            <text:p>總計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covered-table-cell/>
          <table:covered-table-cell/>
          <table:covered-table-cell/>
          <table:covered-table-cell/>
          <table:table-cell table:number-columns-repeated="16372" table:style-name="ce17"/>
        </table:table-row>
        <table:table-row table:style-name="ro4">
          <table:table-cell office:value-type="string" table:style-name="ce24">
            <text:p>總　 　計</text:p>
          </table:table-cell>
          <table:table-cell office:value-type="float" office:value="23373517" table:style-name="ce47">
            <text:p>23,373,517</text:p>
          </table:table-cell>
          <table:table-cell office:value-type="float" office:value="3346601" table:style-name="ce47">
            <text:p>3,346,601</text:p>
          </table:table-cell>
          <table:table-cell office:value-type="float" office:value="17332510" table:style-name="ce47">
            <text:p>17,332,510</text:p>
          </table:table-cell>
          <table:table-cell office:value-type="float" office:value="2694406" table:style-name="ce47">
            <text:p>2,694,406</text:p>
          </table:table-cell>
          <table:table-cell office:value-type="float" office:value="14.317918009514784" table:formula="of:=[.C5]/[.$B5]*100" table:style-name="ce28">
            <text:p>14.32</text:p>
          </table:table-cell>
          <table:table-cell office:value-type="float" office:value="74.15448004679827" table:formula="of:=[.D5]/[.$B5]*100" table:style-name="ce28">
            <text:p>74.15</text:p>
          </table:table-cell>
          <table:table-cell office:value-type="float" office:value="11.527601943686951" table:formula="of:=[.E5]/[.$B5]*100" table:style-name="ce28">
            <text:p>11.53</text:p>
          </table:table-cell>
          <table:table-cell office:value-type="float" office:value="19.308230602492081" table:formula="of:=[.C5]/[.D5]*100" table:style-name="ce28">
            <text:p>19.31</text:p>
          </table:table-cell>
          <table:table-cell office:value-type="float" office:value="15.545388405949282" table:formula="of:=[.E5]/[.D5]*100" table:style-name="ce28">
            <text:p>15.55</text:p>
          </table:table-cell>
          <table:table-cell office:value-type="float" office:value="34.853619008441363" table:formula="of:=([.C5]+[.E5])/[.D5]*100" table:style-name="ce28">
            <text:p>34.85</text:p>
          </table:table-cell>
          <table:table-cell office:value-type="float" office:value="80.511719204052113" table:formula="of:=[.E5]/[.C5]*100" table:style-name="ce28">
            <text:p>80.51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25">
            <text:p>新 <text:s/>北 <text:s/>市</text:p>
          </table:table-cell>
          <table:table-cell office:value-type="float" office:value="3954929" table:style-name="ce47">
            <text:p>3,954,929</text:p>
          </table:table-cell>
          <table:table-cell office:value-type="float" office:value="544565" table:style-name="ce47">
            <text:p>544,565</text:p>
          </table:table-cell>
          <table:table-cell office:value-type="float" office:value="3035481" table:style-name="ce47">
            <text:p>3,035,481</text:p>
          </table:table-cell>
          <table:table-cell office:value-type="float" office:value="374883" table:style-name="ce47">
            <text:p>374,883</text:p>
          </table:table-cell>
          <table:table-cell office:value-type="float" office:value="13.769273734117604" table:formula="of:=[.C6]/[.$B6]*100" table:style-name="ce29">
            <text:p>13.77</text:p>
          </table:table-cell>
          <table:table-cell office:value-type="float" office:value="76.751845608353534" table:formula="of:=[.D6]/[.$B6]*100" table:style-name="ce29">
            <text:p>76.75</text:p>
          </table:table-cell>
          <table:table-cell office:value-type="float" office:value="9.4788806575288707" table:formula="of:=[.E6]/[.$B6]*100" table:style-name="ce29">
            <text:p>9.48</text:p>
          </table:table-cell>
          <table:table-cell office:value-type="float" office:value="17.93999040020346" table:formula="of:=[.C6]/[.D6]*100" table:style-name="ce28">
            <text:p>17.94</text:p>
          </table:table-cell>
          <table:table-cell office:value-type="float" office:value="12.350036122775929" table:formula="of:=[.E6]/[.D6]*100" table:style-name="ce28">
            <text:p>12.35</text:p>
          </table:table-cell>
          <table:table-cell office:value-type="float" office:value="30.290026522979392" table:formula="of:=([.C6]+[.E6])/[.D6]*100" table:style-name="ce28">
            <text:p>30.29</text:p>
          </table:table-cell>
          <table:table-cell office:value-type="float" office:value="68.840817900526105" table:formula="of:=[.E6]/[.C6]*100" table:style-name="ce28">
            <text:p>68.84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北 <text:s/>市</text:p>
          </table:table-cell>
          <table:table-cell office:value-type="float" office:value="2686516" table:style-name="ce47">
            <text:p>2,686,516</text:p>
          </table:table-cell>
          <table:table-cell office:value-type="float" office:value="383601" table:style-name="ce47">
            <text:p>383,601</text:p>
          </table:table-cell>
          <table:table-cell office:value-type="float" office:value="1940310" table:style-name="ce47">
            <text:p>1,940,310</text:p>
          </table:table-cell>
          <table:table-cell office:value-type="float" office:value="362605" table:style-name="ce47">
            <text:p>362,605</text:p>
          </table:table-cell>
          <table:table-cell office:value-type="float" office:value="14.278753597596291" table:formula="of:=[.C7]/[.$B7]*100" table:style-name="ce29">
            <text:p>14.28</text:p>
          </table:table-cell>
          <table:table-cell office:value-type="float" office:value="72.224025466440551" table:formula="of:=[.D7]/[.$B7]*100" table:style-name="ce29">
            <text:p>72.22</text:p>
          </table:table-cell>
          <table:table-cell office:value-type="float" office:value="13.497220935963158" table:formula="of:=[.E7]/[.$B7]*100" table:style-name="ce29">
            <text:p>13.50</text:p>
          </table:table-cell>
          <table:table-cell office:value-type="float" office:value="19.770088284861696" table:formula="of:=[.C7]/[.D7]*100" table:style-name="ce28">
            <text:p>19.77</text:p>
          </table:table-cell>
          <table:table-cell office:value-type="float" office:value="18.687993155732848" table:formula="of:=[.E7]/[.D7]*100" table:style-name="ce28">
            <text:p>18.69</text:p>
          </table:table-cell>
          <table:table-cell office:value-type="float" office:value="38.45808144059454" table:formula="of:=([.C7]+[.E7])/[.D7]*100" table:style-name="ce28">
            <text:p>38.46</text:p>
          </table:table-cell>
          <table:table-cell office:value-type="float" office:value="94.52660446662027" table:formula="of:=[.E7]/[.C7]*100" table:style-name="ce28">
            <text:p>94.53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中 <text:s/>市</text:p>
          </table:table-cell>
          <table:table-cell office:value-type="float" office:value="2701661" table:style-name="ce47">
            <text:p>2,701,661</text:p>
          </table:table-cell>
          <table:table-cell office:value-type="float" office:value="424843" table:style-name="ce47">
            <text:p>424,843</text:p>
          </table:table-cell>
          <table:table-cell office:value-type="float" office:value="2023202" table:style-name="ce47">
            <text:p>2,023,202</text:p>
          </table:table-cell>
          <table:table-cell office:value-type="float" office:value="253616" table:style-name="ce47">
            <text:p>253,616</text:p>
          </table:table-cell>
          <table:table-cell office:value-type="float" office:value="15.725251983872143" table:formula="of:=[.C8]/[.$B8]*100" table:style-name="ce29">
            <text:p>15.73</text:p>
          </table:table-cell>
          <table:table-cell office:value-type="float" office:value="74.88733782661852" table:formula="of:=[.D8]/[.$B8]*100" table:style-name="ce29">
            <text:p>74.89</text:p>
          </table:table-cell>
          <table:table-cell office:value-type="float" office:value="9.3874101895093425" table:formula="of:=[.E8]/[.$B8]*100" table:style-name="ce29">
            <text:p>9.39</text:p>
          </table:table-cell>
          <table:table-cell office:value-type="float" office:value="20.998545869369444" table:formula="of:=[.C8]/[.D8]*100" table:style-name="ce28">
            <text:p>21.00</text:p>
          </table:table-cell>
          <table:table-cell office:value-type="float" office:value="12.535377090374563" table:formula="of:=[.E8]/[.D8]*100" table:style-name="ce28">
            <text:p>12.54</text:p>
          </table:table-cell>
          <table:table-cell office:value-type="float" office:value="33.533922959744011" table:formula="of:=([.C8]+[.E8])/[.D8]*100" table:style-name="ce28">
            <text:p>33.53</text:p>
          </table:table-cell>
          <table:table-cell office:value-type="float" office:value="59.696405495677226" table:formula="of:=[.E8]/[.C8]*100" table:style-name="ce28">
            <text:p>59.7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南 <text:s/>市</text:p>
          </table:table-cell>
          <table:table-cell office:value-type="float" office:value="1883208" table:style-name="ce47">
            <text:p>1,883,208</text:p>
          </table:table-cell>
          <table:table-cell office:value-type="float" office:value="253101" table:style-name="ce47">
            <text:p>253,101</text:p>
          </table:table-cell>
          <table:table-cell office:value-type="float" office:value="1400280" table:style-name="ce47">
            <text:p>1,400,280</text:p>
          </table:table-cell>
          <table:table-cell office:value-type="float" office:value="229827" table:style-name="ce47">
            <text:p>229,827</text:p>
          </table:table-cell>
          <table:table-cell office:value-type="float" office:value="13.43988555698574" table:formula="of:=[.C9]/[.$B9]*100" table:style-name="ce29">
            <text:p>13.44</text:p>
          </table:table-cell>
          <table:table-cell office:value-type="float" office:value="74.356098742146386" table:formula="of:=[.D9]/[.$B9]*100" table:style-name="ce29">
            <text:p>74.36</text:p>
          </table:table-cell>
          <table:table-cell office:value-type="float" office:value="12.204015700867881" table:formula="of:=[.E9]/[.$B9]*100" table:style-name="ce29">
            <text:p>12.20</text:p>
          </table:table-cell>
          <table:table-cell office:value-type="float" office:value="18.075027851572543" table:formula="of:=[.C9]/[.D9]*100" table:style-name="ce28">
            <text:p>18.08</text:p>
          </table:table-cell>
          <table:table-cell office:value-type="float" office:value="16.412931699374411" table:formula="of:=[.E9]/[.D9]*100" table:style-name="ce28">
            <text:p>16.41</text:p>
          </table:table-cell>
          <table:table-cell office:value-type="float" office:value="34.487959550946954" table:formula="of:=([.C9]+[.E9])/[.D9]*100" table:style-name="ce28">
            <text:p>34.49</text:p>
          </table:table-cell>
          <table:table-cell office:value-type="float" office:value="90.804461460049552" table:formula="of:=[.E9]/[.C9]*100" table:style-name="ce28">
            <text:p>90.8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高 <text:s/>雄 <text:s/>市</text:p>
          </table:table-cell>
          <table:table-cell office:value-type="float" office:value="2779877" table:style-name="ce47">
            <text:p>2,779,877</text:p>
          </table:table-cell>
          <table:table-cell office:value-type="float" office:value="372645" table:style-name="ce47">
            <text:p>372,645</text:p>
          </table:table-cell>
          <table:table-cell office:value-type="float" office:value="2090998" table:style-name="ce47">
            <text:p>2,090,998</text:p>
          </table:table-cell>
          <table:table-cell office:value-type="float" office:value="316234" table:style-name="ce47">
            <text:p>316,234</text:p>
          </table:table-cell>
          <table:table-cell office:value-type="float" office:value="13.405089505758708" table:formula="of:=[.C10]/[.$B10]*100" table:style-name="ce29">
            <text:p>13.41</text:p>
          </table:table-cell>
          <table:table-cell office:value-type="float" office:value="75.219083434267048" table:formula="of:=[.D10]/[.$B10]*100" table:style-name="ce29">
            <text:p>75.22</text:p>
          </table:table-cell>
          <table:table-cell office:value-type="float" office:value="11.375827059974236" table:formula="of:=[.E10]/[.$B10]*100" table:style-name="ce29">
            <text:p>11.38</text:p>
          </table:table-cell>
          <table:table-cell office:value-type="float" office:value="17.821394377230394" table:formula="of:=[.C10]/[.D10]*100" table:style-name="ce28">
            <text:p>17.82</text:p>
          </table:table-cell>
          <table:table-cell office:value-type="float" office:value="15.123591701187664" table:formula="of:=[.E10]/[.D10]*100" table:style-name="ce28">
            <text:p>15.12</text:p>
          </table:table-cell>
          <table:table-cell office:value-type="float" office:value="32.944986078418061" table:formula="of:=([.C10]+[.E10])/[.D10]*100" table:style-name="ce28">
            <text:p>32.94</text:p>
          </table:table-cell>
          <table:table-cell office:value-type="float" office:value="84.86200002683519" table:formula="of:=[.E10]/[.C10]*100" table:style-name="ce28">
            <text:p>84.86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臺 <text:s/>灣 <text:s/>省</text:p>
          </table:table-cell>
          <table:table-cell office:value-type="float" office:value="9234448" table:style-name="ce47">
            <text:p>9,234,448</text:p>
          </table:table-cell>
          <table:table-cell office:value-type="float" office:value="1352635" table:style-name="ce47">
            <text:p>1,352,635</text:p>
          </table:table-cell>
          <table:table-cell office:value-type="float" office:value="6739260" table:style-name="ce47">
            <text:p>6,739,260</text:p>
          </table:table-cell>
          <table:table-cell office:value-type="float" office:value="1142553" table:style-name="ce47">
            <text:p>1,142,553</text:p>
          </table:table-cell>
          <table:table-cell office:value-type="float" office:value="14.647708233345405" table:formula="of:=[.C11]/[.$B11]*100" table:style-name="ce29">
            <text:p>14.65</text:p>
          </table:table-cell>
          <table:table-cell office:value-type="float" office:value="72.979565210611398" table:formula="of:=[.D11]/[.$B11]*100" table:style-name="ce29">
            <text:p>72.98</text:p>
          </table:table-cell>
          <table:table-cell office:value-type="float" office:value="12.372726556043197" table:formula="of:=[.E11]/[.$B11]*100" table:style-name="ce29">
            <text:p>12.37</text:p>
          </table:table-cell>
          <table:table-cell office:value-type="float" office:value="20.070972183889626" table:formula="of:=[.C11]/[.D11]*100" table:style-name="ce28">
            <text:p>20.07</text:p>
          </table:table-cell>
          <table:table-cell office:value-type="float" office:value="16.953686309772884" table:formula="of:=[.E11]/[.D11]*100" table:style-name="ce28">
            <text:p>16.95</text:p>
          </table:table-cell>
          <table:table-cell office:value-type="float" office:value="37.024658493662507" table:formula="of:=([.C11]+[.E11])/[.D11]*100" table:style-name="ce28">
            <text:p>37.02</text:p>
          </table:table-cell>
          <table:table-cell office:value-type="float" office:value="84.46868519593238" table:formula="of:=[.E11]/[.C11]*100" table:style-name="ce28">
            <text:p>84.47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宜<text:span text:style-name="T3"><text:s text:c="2"/></text:span><text:span text:style-name="T1">蘭</text:span><text:span text:style-name="T3"><text:s text:c="2"/></text:span><text:span text:style-name="T1">縣</text:span></text:p>
          </table:table-cell>
          <table:table-cell office:value-type="float" office:value="458456" table:style-name="ce48">
            <text:p>458,456</text:p>
          </table:table-cell>
          <table:table-cell office:value-type="float" office:value="62116" table:style-name="ce48">
            <text:p>62,116</text:p>
          </table:table-cell>
          <table:table-cell office:value-type="float" office:value="334266" table:style-name="ce48">
            <text:p>334,266</text:p>
          </table:table-cell>
          <table:table-cell office:value-type="float" office:value="62074" table:style-name="ce48">
            <text:p>62,074</text:p>
          </table:table-cell>
          <table:table-cell office:value-type="float" office:value="13.548955624967283" table:formula="of:=[.C12]/[.$B12]*100" table:style-name="ce30">
            <text:p>13.55</text:p>
          </table:table-cell>
          <table:table-cell office:value-type="float" office:value="72.911249934562974" table:formula="of:=[.D12]/[.$B12]*100" table:style-name="ce30">
            <text:p>72.91</text:p>
          </table:table-cell>
          <table:table-cell office:value-type="float" office:value="13.539794440469752" table:formula="of:=[.E12]/[.$B12]*100" table:style-name="ce30">
            <text:p>13.54</text:p>
          </table:table-cell>
          <table:table-cell office:value-type="float" office:value="18.582805310740547" table:formula="of:=[.C12]/[.D12]*100" table:style-name="ce54">
            <text:p>18.58</text:p>
          </table:table-cell>
          <table:table-cell office:value-type="float" office:value="18.570240467172848" table:formula="of:=[.E12]/[.D12]*100" table:style-name="ce54">
            <text:p>18.57</text:p>
          </table:table-cell>
          <table:table-cell office:value-type="float" office:value="37.153045777913398" table:formula="of:=([.C12]+[.E12])/[.D12]*100" table:style-name="ce54">
            <text:p>37.15</text:p>
          </table:table-cell>
          <table:table-cell office:value-type="float" office:value="99.932384570803009" table:formula="of:=[.E12]/[.C12]*100" table:style-name="ce54">
            <text:p>99.93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桃<text:span text:style-name="T3"><text:s text:c="2"/></text:span><text:span text:style-name="T1">園</text:span><text:span text:style-name="T3"><text:s text:c="2"/></text:span><text:span text:style-name="T1">縣</text:span></text:p>
          </table:table-cell>
          <table:table-cell office:value-type="float" office:value="2044023" table:style-name="ce48">
            <text:p>2,044,023</text:p>
          </table:table-cell>
          <table:table-cell office:value-type="float" office:value="333658" table:style-name="ce48">
            <text:p>333,658</text:p>
          </table:table-cell>
          <table:table-cell office:value-type="float" office:value="1528505" table:style-name="ce48">
            <text:p>1,528,505</text:p>
          </table:table-cell>
          <table:table-cell office:value-type="float" office:value="181860" table:style-name="ce48">
            <text:p>181,860</text:p>
          </table:table-cell>
          <table:table-cell office:value-type="float" office:value="16.323593227669161" table:formula="of:=[.C13]/[.$B13]*100" table:style-name="ce30">
            <text:p>16.32</text:p>
          </table:table-cell>
          <table:table-cell office:value-type="float" office:value="74.779246613174124" table:formula="of:=[.D13]/[.$B13]*100" table:style-name="ce30">
            <text:p>74.78</text:p>
          </table:table-cell>
          <table:table-cell office:value-type="float" office:value="8.8971601591567229" table:formula="of:=[.E13]/[.$B13]*100" table:style-name="ce30">
            <text:p>8.90</text:p>
          </table:table-cell>
          <table:table-cell office:value-type="float" office:value="21.82904210323159" table:formula="of:=[.C13]/[.D13]*100" table:style-name="ce54">
            <text:p>21.83</text:p>
          </table:table-cell>
          <table:table-cell office:value-type="float" office:value="11.89790023585137" table:formula="of:=[.E13]/[.D13]*100" table:style-name="ce54">
            <text:p>11.90</text:p>
          </table:table-cell>
          <table:table-cell office:value-type="float" office:value="33.72694233908296" table:formula="of:=([.C13]+[.E13])/[.D13]*100" table:style-name="ce54">
            <text:p>33.73</text:p>
          </table:table-cell>
          <table:table-cell office:value-type="float" office:value="54.504912215502102" table:formula="of:=[.E13]/[.C13]*100" table:style-name="ce54">
            <text:p>54.5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縣</text:span></text:p>
          </table:table-cell>
          <table:table-cell office:value-type="float" office:value="530486" table:style-name="ce48">
            <text:p>530,486</text:p>
          </table:table-cell>
          <table:table-cell office:value-type="float" office:value="93461" table:style-name="ce48">
            <text:p>93,461</text:p>
          </table:table-cell>
          <table:table-cell office:value-type="float" office:value="378181" table:style-name="ce48">
            <text:p>378,181</text:p>
          </table:table-cell>
          <table:table-cell office:value-type="float" office:value="58844" table:style-name="ce48">
            <text:p>58,844</text:p>
          </table:table-cell>
          <table:table-cell office:value-type="float" office:value="17.617995573869997" table:formula="of:=[.C14]/[.$B14]*100" table:style-name="ce30">
            <text:p>17.62</text:p>
          </table:table-cell>
          <table:table-cell office:value-type="float" office:value="71.289534502324287" table:formula="of:=[.D14]/[.$B14]*100" table:style-name="ce30">
            <text:p>71.29</text:p>
          </table:table-cell>
          <table:table-cell office:value-type="float" office:value="11.092469923805718" table:formula="of:=[.E14]/[.$B14]*100" table:style-name="ce30">
            <text:p>11.09</text:p>
          </table:table-cell>
          <table:table-cell office:value-type="float" office:value="24.713298658578829" table:formula="of:=[.C14]/[.D14]*100" table:style-name="ce54">
            <text:p>24.71</text:p>
          </table:table-cell>
          <table:table-cell office:value-type="float" office:value="15.559745201371831" table:formula="of:=[.E14]/[.D14]*100" table:style-name="ce54">
            <text:p>15.56</text:p>
          </table:table-cell>
          <table:table-cell office:value-type="float" office:value="40.273043859950661" table:formula="of:=([.C14]+[.E14])/[.D14]*100" table:style-name="ce54">
            <text:p>40.27</text:p>
          </table:table-cell>
          <table:table-cell office:value-type="float" office:value="62.961021174607588" table:formula="of:=[.E14]/[.C14]*100" table:style-name="ce54">
            <text:p>62.96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苗<text:span text:style-name="T3"><text:s text:c="2"/></text:span><text:span text:style-name="T1">栗</text:span><text:span text:style-name="T3"><text:s text:c="2"/></text:span><text:span text:style-name="T1">縣</text:span></text:p>
          </table:table-cell>
          <table:table-cell office:value-type="float" office:value="565554" table:style-name="ce48">
            <text:p>565,554</text:p>
          </table:table-cell>
          <table:table-cell office:value-type="float" office:value="83044" table:style-name="ce48">
            <text:p>83,044</text:p>
          </table:table-cell>
          <table:table-cell office:value-type="float" office:value="405108" table:style-name="ce48">
            <text:p>405,108</text:p>
          </table:table-cell>
          <table:table-cell office:value-type="float" office:value="77402" table:style-name="ce48">
            <text:p>77,402</text:p>
          </table:table-cell>
          <table:table-cell office:value-type="float" office:value="14.683655318501859" table:formula="of:=[.C15]/[.$B15]*100" table:style-name="ce30">
            <text:p>14.68</text:p>
          </table:table-cell>
          <table:table-cell office:value-type="float" office:value="71.630295250320913" table:formula="of:=[.D15]/[.$B15]*100" table:style-name="ce30">
            <text:p>71.63</text:p>
          </table:table-cell>
          <table:table-cell office:value-type="float" office:value="13.686049431177217" table:formula="of:=[.E15]/[.$B15]*100" table:style-name="ce30">
            <text:p>13.69</text:p>
          </table:table-cell>
          <table:table-cell office:value-type="float" office:value="20.499224898051878" table:formula="of:=[.C15]/[.D15]*100" table:style-name="ce54">
            <text:p>20.50</text:p>
          </table:table-cell>
          <table:table-cell office:value-type="float" office:value="19.106509868973212" table:formula="of:=[.E15]/[.D15]*100" table:style-name="ce54">
            <text:p>19.11</text:p>
          </table:table-cell>
          <table:table-cell office:value-type="float" office:value="39.605734767025091" table:formula="of:=([.C15]+[.E15])/[.D15]*100" table:style-name="ce54">
            <text:p>39.61</text:p>
          </table:table-cell>
          <table:table-cell office:value-type="float" office:value="93.206011271133377" table:formula="of:=[.E15]/[.C15]*100" table:style-name="ce54">
            <text:p>93.21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彰<text:span text:style-name="T3"><text:s text:c="2"/></text:span><text:span text:style-name="T1">化</text:span><text:span text:style-name="T3"><text:s text:c="2"/></text:span><text:span text:style-name="T1">縣</text:span></text:p>
          </table:table-cell>
          <table:table-cell office:value-type="float" office:value="1296013" table:style-name="ce48">
            <text:p>1,296,013</text:p>
          </table:table-cell>
          <table:table-cell office:value-type="float" office:value="191555" table:style-name="ce48">
            <text:p>191,555</text:p>
          </table:table-cell>
          <table:table-cell office:value-type="float" office:value="938407" table:style-name="ce48">
            <text:p>938,407</text:p>
          </table:table-cell>
          <table:table-cell office:value-type="float" office:value="166051" table:style-name="ce48">
            <text:p>166,051</text:p>
          </table:table-cell>
          <table:table-cell office:value-type="float" office:value="14.780330135577344" table:formula="of:=[.C16]/[.$B16]*100" table:style-name="ce30">
            <text:p>14.78</text:p>
          </table:table-cell>
          <table:table-cell office:value-type="float" office:value="72.407221223861185" table:formula="of:=[.D16]/[.$B16]*100" table:style-name="ce30">
            <text:p>72.41</text:p>
          </table:table-cell>
          <table:table-cell office:value-type="float" office:value="12.812448640561474" table:formula="of:=[.E16]/[.$B16]*100" table:style-name="ce30">
            <text:p>12.81</text:p>
          </table:table-cell>
          <table:table-cell office:value-type="float" office:value="20.412784644615822" table:formula="of:=[.C16]/[.D16]*100" table:style-name="ce54">
            <text:p>20.41</text:p>
          </table:table-cell>
          <table:table-cell office:value-type="float" office:value="17.694987356232424" table:formula="of:=[.E16]/[.D16]*100" table:style-name="ce54">
            <text:p>17.69</text:p>
          </table:table-cell>
          <table:table-cell office:value-type="float" office:value="38.107772000848243" table:formula="of:=([.C16]+[.E16])/[.D16]*100" table:style-name="ce54">
            <text:p>38.11</text:p>
          </table:table-cell>
          <table:table-cell office:value-type="float" office:value="86.68580825350422" table:formula="of:=[.E16]/[.C16]*100" table:style-name="ce54">
            <text:p>86.6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南<text:span text:style-name="T3"><text:s text:c="2"/></text:span><text:span text:style-name="T1">投</text:span><text:span text:style-name="T3"><text:s text:c="2"/></text:span><text:span text:style-name="T1">縣</text:span></text:p>
          </table:table-cell>
          <table:table-cell office:value-type="float" office:value="517222" table:style-name="ce48">
            <text:p>517,222</text:p>
          </table:table-cell>
          <table:table-cell office:value-type="float" office:value="67495" table:style-name="ce48">
            <text:p>67,495</text:p>
          </table:table-cell>
          <table:table-cell office:value-type="float" office:value="375786" table:style-name="ce48">
            <text:p>375,786</text:p>
          </table:table-cell>
          <table:table-cell office:value-type="float" office:value="73941" table:style-name="ce48">
            <text:p>73,941</text:p>
          </table:table-cell>
          <table:table-cell office:value-type="float" office:value="13.049522255433837" table:formula="of:=[.C17]/[.$B17]*100" table:style-name="ce30">
            <text:p>13.05</text:p>
          </table:table-cell>
          <table:table-cell office:value-type="float" office:value="72.654682128757088" table:formula="of:=[.D17]/[.$B17]*100" table:style-name="ce30">
            <text:p>72.65</text:p>
          </table:table-cell>
          <table:table-cell office:value-type="float" office:value="14.295795615809073" table:formula="of:=[.E17]/[.$B17]*100" table:style-name="ce30">
            <text:p>14.30</text:p>
          </table:table-cell>
          <table:table-cell office:value-type="float" office:value="17.96102036797539" table:formula="of:=[.C17]/[.D17]*100" table:style-name="ce54">
            <text:p>17.96</text:p>
          </table:table-cell>
          <table:table-cell office:value-type="float" office:value="19.676358352892336" table:formula="of:=[.E17]/[.D17]*100" table:style-name="ce54">
            <text:p>19.68</text:p>
          </table:table-cell>
          <table:table-cell office:value-type="float" office:value="37.637378720867723" table:formula="of:=([.C17]+[.E17])/[.D17]*100" table:style-name="ce54">
            <text:p>37.64</text:p>
          </table:table-cell>
          <table:table-cell office:value-type="float" office:value="109.55033706200459" table:formula="of:=[.E17]/[.C17]*100" table:style-name="ce54">
            <text:p>109.55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雲<text:span text:style-name="T3"><text:s text:c="2"/></text:span><text:span text:style-name="T1">林</text:span><text:span text:style-name="T3"><text:s text:c="2"/></text:span><text:span text:style-name="T1">縣</text:span></text:p>
          </table:table-cell>
          <table:table-cell office:value-type="float" office:value="707792" table:style-name="ce48">
            <text:p>707,792</text:p>
          </table:table-cell>
          <table:table-cell office:value-type="float" office:value="96513" table:style-name="ce48">
            <text:p>96,513</text:p>
          </table:table-cell>
          <table:table-cell office:value-type="float" office:value="499650" table:style-name="ce48">
            <text:p>499,650</text:p>
          </table:table-cell>
          <table:table-cell office:value-type="float" office:value="111629" table:style-name="ce48">
            <text:p>111,629</text:p>
          </table:table-cell>
          <table:table-cell office:value-type="float" office:value="13.635785654542579" table:formula="of:=[.C18]/[.$B18]*100" table:style-name="ce30">
            <text:p>13.64</text:p>
          </table:table-cell>
          <table:table-cell office:value-type="float" office:value="70.592773018061806" table:formula="of:=[.D18]/[.$B18]*100" table:style-name="ce30">
            <text:p>70.59</text:p>
          </table:table-cell>
          <table:table-cell office:value-type="float" office:value="15.771441327395619" table:formula="of:=[.E18]/[.$B18]*100" table:style-name="ce30">
            <text:p>15.77</text:p>
          </table:table-cell>
          <table:table-cell office:value-type="float" office:value="19.316121284899427" table:formula="of:=[.C18]/[.D18]*100" table:style-name="ce54">
            <text:p>19.32</text:p>
          </table:table-cell>
          <table:table-cell office:value-type="float" office:value="22.341439007305112" table:formula="of:=[.E18]/[.D18]*100" table:style-name="ce54">
            <text:p>22.34</text:p>
          </table:table-cell>
          <table:table-cell office:value-type="float" office:value="41.657560292204543" table:formula="of:=([.C18]+[.E18])/[.D18]*100" table:style-name="ce54">
            <text:p>41.66</text:p>
          </table:table-cell>
          <table:table-cell office:value-type="float" office:value="115.66213877923181" table:formula="of:=[.E18]/[.C18]*100" table:style-name="ce54">
            <text:p>115.66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縣</text:span></text:p>
          </table:table-cell>
          <table:table-cell office:value-type="float" office:value="529229" table:style-name="ce48">
            <text:p>529,229</text:p>
          </table:table-cell>
          <table:table-cell office:value-type="float" office:value="63354" table:style-name="ce48">
            <text:p>63,354</text:p>
          </table:table-cell>
          <table:table-cell office:value-type="float" office:value="378916" table:style-name="ce48">
            <text:p>378,916</text:p>
          </table:table-cell>
          <table:table-cell office:value-type="float" office:value="86959" table:style-name="ce48">
            <text:p>86,959</text:p>
          </table:table-cell>
          <table:table-cell office:value-type="float" office:value="11.970999321654709" table:formula="of:=[.C19]/[.$B19]*100" table:style-name="ce30">
            <text:p>11.97</text:p>
          </table:table-cell>
          <table:table-cell office:value-type="float" office:value="71.597739352907723" table:formula="of:=[.D19]/[.$B19]*100" table:style-name="ce30">
            <text:p>71.60</text:p>
          </table:table-cell>
          <table:table-cell office:value-type="float" office:value="16.431261325437571" table:formula="of:=[.E19]/[.$B19]*100" table:style-name="ce30">
            <text:p>16.43</text:p>
          </table:table-cell>
          <table:table-cell office:value-type="float" office:value="16.719800694613056" table:formula="of:=[.C19]/[.D19]*100" table:style-name="ce54">
            <text:p>16.72</text:p>
          </table:table-cell>
          <table:table-cell office:value-type="float" office:value="22.949413590347202" table:formula="of:=[.E19]/[.D19]*100" table:style-name="ce54">
            <text:p>22.95</text:p>
          </table:table-cell>
          <table:table-cell office:value-type="float" office:value="39.669214284960255" table:formula="of:=([.C19]+[.E19])/[.D19]*100" table:style-name="ce54">
            <text:p>39.67</text:p>
          </table:table-cell>
          <table:table-cell office:value-type="float" office:value="137.25889446601636" table:formula="of:=[.E19]/[.C19]*100" table:style-name="ce54">
            <text:p>137.26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屏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852286" table:style-name="ce48">
            <text:p>852,286</text:p>
          </table:table-cell>
          <table:table-cell office:value-type="float" office:value="107049" table:style-name="ce48">
            <text:p>107,049</text:p>
          </table:table-cell>
          <table:table-cell office:value-type="float" office:value="629866" table:style-name="ce48">
            <text:p>629,866</text:p>
          </table:table-cell>
          <table:table-cell office:value-type="float" office:value="115371" table:style-name="ce48">
            <text:p>115,371</text:p>
          </table:table-cell>
          <table:table-cell office:value-type="float" office:value="12.560220395501039" table:formula="of:=[.C20]/[.$B20]*100" table:style-name="ce30">
            <text:p>12.56</text:p>
          </table:table-cell>
          <table:table-cell office:value-type="float" office:value="73.903126415311291" table:formula="of:=[.D20]/[.$B20]*100" table:style-name="ce30">
            <text:p>73.90</text:p>
          </table:table-cell>
          <table:table-cell office:value-type="float" office:value="13.536653189187668" table:formula="of:=[.E20]/[.$B20]*100" table:style-name="ce30">
            <text:p>13.54</text:p>
          </table:table-cell>
          <table:table-cell office:value-type="float" office:value="16.995519681964101" table:formula="of:=[.C20]/[.D20]*100" table:style-name="ce54">
            <text:p>17.00</text:p>
          </table:table-cell>
          <table:table-cell office:value-type="float" office:value="18.316753087164571" table:formula="of:=[.E20]/[.D20]*100" table:style-name="ce54">
            <text:p>18.32</text:p>
          </table:table-cell>
          <table:table-cell office:value-type="float" office:value="35.312272769128668" table:formula="of:=([.C20]+[.E20])/[.D20]*100" table:style-name="ce54">
            <text:p>35.31</text:p>
          </table:table-cell>
          <table:table-cell office:value-type="float" office:value="107.77401003278872" table:formula="of:=[.E20]/[.C20]*100" table:style-name="ce54">
            <text:p>107.77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臺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224821" table:style-name="ce48">
            <text:p>224,821</text:p>
          </table:table-cell>
          <table:table-cell office:value-type="float" office:value="30814" table:style-name="ce48">
            <text:p>30,814</text:p>
          </table:table-cell>
          <table:table-cell office:value-type="float" office:value="163181" table:style-name="ce48">
            <text:p>163,181</text:p>
          </table:table-cell>
          <table:table-cell office:value-type="float" office:value="30826" table:style-name="ce48">
            <text:p>30,826</text:p>
          </table:table-cell>
          <table:table-cell office:value-type="float" office:value="13.706015007494852" table:formula="of:=[.C21]/[.$B21]*100" table:style-name="ce30">
            <text:p>13.71</text:p>
          </table:table-cell>
          <table:table-cell office:value-type="float" office:value="72.582632405335801" table:formula="of:=[.D21]/[.$B21]*100" table:style-name="ce30">
            <text:p>72.58</text:p>
          </table:table-cell>
          <table:table-cell office:value-type="float" office:value="13.711352587169348" table:formula="of:=[.E21]/[.$B21]*100" table:style-name="ce30">
            <text:p>13.71</text:p>
          </table:table-cell>
          <table:table-cell office:value-type="float" office:value="18.883325877399944" table:formula="of:=[.C21]/[.D21]*100" table:style-name="ce54">
            <text:p>18.88</text:p>
          </table:table-cell>
          <table:table-cell office:value-type="float" office:value="18.890679674717031" table:formula="of:=[.E21]/[.D21]*100" table:style-name="ce54">
            <text:p>18.89</text:p>
          </table:table-cell>
          <table:table-cell office:value-type="float" office:value="37.774005552116975" table:formula="of:=([.C21]+[.E21])/[.D21]*100" table:style-name="ce54">
            <text:p>37.77</text:p>
          </table:table-cell>
          <table:table-cell office:value-type="float" office:value="100.03894333744401" table:formula="of:=[.E21]/[.C21]*100" table:style-name="ce54">
            <text:p>100.04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花<text:span text:style-name="T3"><text:s text:c="2"/></text:span><text:span text:style-name="T1">蓮</text:span><text:span text:style-name="T3"><text:s text:c="2"/></text:span><text:span text:style-name="T1">縣</text:span></text:p>
          </table:table-cell>
          <table:table-cell office:value-type="float" office:value="333897" table:style-name="ce48">
            <text:p>333,897</text:p>
          </table:table-cell>
          <table:table-cell office:value-type="float" office:value="45072" table:style-name="ce48">
            <text:p>45,072</text:p>
          </table:table-cell>
          <table:table-cell office:value-type="float" office:value="244708" table:style-name="ce48">
            <text:p>244,708</text:p>
          </table:table-cell>
          <table:table-cell office:value-type="float" office:value="44117" table:style-name="ce48">
            <text:p>44,117</text:p>
          </table:table-cell>
          <table:table-cell office:value-type="float" office:value="13.498773573886558" table:formula="of:=[.C22]/[.$B22]*100" table:style-name="ce30">
            <text:p>13.50</text:p>
          </table:table-cell>
          <table:table-cell office:value-type="float" office:value="73.28846919858519" table:formula="of:=[.D22]/[.$B22]*100" table:style-name="ce30">
            <text:p>73.29</text:p>
          </table:table-cell>
          <table:table-cell office:value-type="float" office:value="13.212757227528249" table:formula="of:=[.E22]/[.$B22]*100" table:style-name="ce30">
            <text:p>13.21</text:p>
          </table:table-cell>
          <table:table-cell office:value-type="float" office:value="18.418686761364565" table:formula="of:=[.C22]/[.D22]*100" table:style-name="ce54">
            <text:p>18.42</text:p>
          </table:table-cell>
          <table:table-cell office:value-type="float" office:value="18.028425715546692" table:formula="of:=[.E22]/[.D22]*100" table:style-name="ce54">
            <text:p>18.03</text:p>
          </table:table-cell>
          <table:table-cell office:value-type="float" office:value="36.447112476911258" table:formula="of:=([.C22]+[.E22])/[.D22]*100" table:style-name="ce54">
            <text:p>36.45</text:p>
          </table:table-cell>
          <table:table-cell office:value-type="float" office:value="97.881167909123178" table:formula="of:=[.E22]/[.C22]*100" table:style-name="ce54">
            <text:p>97.8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澎<text:span text:style-name="T3"><text:s text:c="2"/></text:span><text:span text:style-name="T1">湖</text:span><text:span text:style-name="T3"><text:s text:c="2"/></text:span><text:span text:style-name="T1">縣</text:span></text:p>
          </table:table-cell>
          <table:table-cell office:value-type="float" office:value="100400" table:style-name="ce48">
            <text:p>100,400</text:p>
          </table:table-cell>
          <table:table-cell office:value-type="float" office:value="12275" table:style-name="ce48">
            <text:p>12,275</text:p>
          </table:table-cell>
          <table:table-cell office:value-type="float" office:value="73758" table:style-name="ce48">
            <text:p>73,758</text:p>
          </table:table-cell>
          <table:table-cell office:value-type="float" office:value="14367" table:style-name="ce48">
            <text:p>14,367</text:p>
          </table:table-cell>
          <table:table-cell office:value-type="float" office:value="12.22609561752988" table:formula="of:=[.C23]/[.$B23]*100" table:style-name="ce30">
            <text:p>12.23</text:p>
          </table:table-cell>
          <table:table-cell office:value-type="float" office:value="73.464143426294825" table:formula="of:=[.D23]/[.$B23]*100" table:style-name="ce30">
            <text:p>73.46</text:p>
          </table:table-cell>
          <table:table-cell office:value-type="float" office:value="14.3097609561753" table:formula="of:=[.E23]/[.$B23]*100" table:style-name="ce30">
            <text:p>14.31</text:p>
          </table:table-cell>
          <table:table-cell office:value-type="float" office:value="16.642262534233573" table:formula="of:=[.C23]/[.D23]*100" table:style-name="ce54">
            <text:p>16.64</text:p>
          </table:table-cell>
          <table:table-cell office:value-type="float" office:value="19.478565037012935" table:formula="of:=[.E23]/[.D23]*100" table:style-name="ce54">
            <text:p>19.48</text:p>
          </table:table-cell>
          <table:table-cell office:value-type="float" office:value="36.120827571246508" table:formula="of:=([.C23]+[.E23])/[.D23]*100" table:style-name="ce54">
            <text:p>36.12</text:p>
          </table:table-cell>
          <table:table-cell office:value-type="float" office:value="117.0427698574338" table:formula="of:=[.E23]/[.C23]*100" table:style-name="ce54">
            <text:p>117.04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基<text:span text:style-name="T3"><text:s text:c="2"/></text:span><text:span text:style-name="T1">隆</text:span><text:span text:style-name="T3"><text:s text:c="2"/></text:span><text:span text:style-name="T1">市</text:span></text:p>
          </table:table-cell>
          <table:table-cell office:value-type="float" office:value="374914" table:style-name="ce48">
            <text:p>374,914</text:p>
          </table:table-cell>
          <table:table-cell office:value-type="float" office:value="45477" table:style-name="ce48">
            <text:p>45,477</text:p>
          </table:table-cell>
          <table:table-cell office:value-type="float" office:value="284495" table:style-name="ce48">
            <text:p>284,495</text:p>
          </table:table-cell>
          <table:table-cell office:value-type="float" office:value="44942" table:style-name="ce48">
            <text:p>44,942</text:p>
          </table:table-cell>
          <table:table-cell office:value-type="float" office:value="12.129981809161567" table:formula="of:=[.C24]/[.$B24]*100" table:style-name="ce30">
            <text:p>12.13</text:p>
          </table:table-cell>
          <table:table-cell office:value-type="float" office:value="75.882735774070852" table:formula="of:=[.D24]/[.$B24]*100" table:style-name="ce30">
            <text:p>75.88</text:p>
          </table:table-cell>
          <table:table-cell office:value-type="float" office:value="11.987282416767579" table:formula="of:=[.E24]/[.$B24]*100" table:style-name="ce30">
            <text:p>11.99</text:p>
          </table:table-cell>
          <table:table-cell office:value-type="float" office:value="15.985166698887502" table:formula="of:=[.C24]/[.D24]*100" table:style-name="ce54">
            <text:p>15.99</text:p>
          </table:table-cell>
          <table:table-cell office:value-type="float" office:value="15.797114184783565" table:formula="of:=[.E24]/[.D24]*100" table:style-name="ce54">
            <text:p>15.80</text:p>
          </table:table-cell>
          <table:table-cell office:value-type="float" office:value="31.782280883671067" table:formula="of:=([.C24]+[.E24])/[.D24]*100" table:style-name="ce54">
            <text:p>31.78</text:p>
          </table:table-cell>
          <table:table-cell office:value-type="float" office:value="98.823581150911451" table:formula="of:=[.E24]/[.C24]*100" table:style-name="ce54">
            <text:p>98.82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市</text:span></text:p>
          </table:table-cell>
          <table:table-cell office:value-type="float" office:value="428483" table:style-name="ce48">
            <text:p>428,483</text:p>
          </table:table-cell>
          <table:table-cell office:value-type="float" office:value="78279" table:style-name="ce48">
            <text:p>78,279</text:p>
          </table:table-cell>
          <table:table-cell office:value-type="float" office:value="308172" table:style-name="ce48">
            <text:p>308,172</text:p>
          </table:table-cell>
          <table:table-cell office:value-type="float" office:value="42032" table:style-name="ce48">
            <text:p>42,032</text:p>
          </table:table-cell>
          <table:table-cell office:value-type="float" office:value="18.268869476735368" table:formula="of:=[.C25]/[.$B25]*100" table:style-name="ce30">
            <text:p>18.27</text:p>
          </table:table-cell>
          <table:table-cell office:value-type="float" office:value="71.921639831685269" table:formula="of:=[.D25]/[.$B25]*100" table:style-name="ce30">
            <text:p>71.92</text:p>
          </table:table-cell>
          <table:table-cell office:value-type="float" office:value="9.8094906915793629" table:formula="of:=[.E25]/[.$B25]*100" table:style-name="ce30">
            <text:p>9.81</text:p>
          </table:table-cell>
          <table:table-cell office:value-type="float" office:value="25.401074724504497" table:formula="of:=[.C25]/[.D25]*100" table:style-name="ce54">
            <text:p>25.40</text:p>
          </table:table-cell>
          <table:table-cell office:value-type="float" office:value="13.639136586062328" table:formula="of:=[.E25]/[.D25]*100" table:style-name="ce54">
            <text:p>13.64</text:p>
          </table:table-cell>
          <table:table-cell office:value-type="float" office:value="39.040211310566825" table:formula="of:=([.C25]+[.E25])/[.D25]*100" table:style-name="ce54">
            <text:p>39.04</text:p>
          </table:table-cell>
          <table:table-cell office:value-type="float" office:value="53.695116186972236" table:formula="of:=[.E25]/[.C25]*100" table:style-name="ce54">
            <text:p>53.7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市</text:span></text:p>
          </table:table-cell>
          <table:table-cell office:value-type="float" office:value="270872" table:style-name="ce48">
            <text:p>270,872</text:p>
          </table:table-cell>
          <table:table-cell office:value-type="float" office:value="42473" table:style-name="ce48">
            <text:p>42,473</text:p>
          </table:table-cell>
          <table:table-cell office:value-type="float" office:value="196261" table:style-name="ce48">
            <text:p>196,261</text:p>
          </table:table-cell>
          <table:table-cell office:value-type="float" office:value="32138" table:style-name="ce48">
            <text:p>32,138</text:p>
          </table:table-cell>
          <table:table-cell office:value-type="float" office:value="15.680099825747954" table:formula="of:=[.C26]/[.$B26]*100" table:style-name="ce30">
            <text:p>15.68</text:p>
          </table:table-cell>
          <table:table-cell office:value-type="float" office:value="72.455255618890106" table:formula="of:=[.D26]/[.$B26]*100" table:style-name="ce30">
            <text:p>72.46</text:p>
          </table:table-cell>
          <table:table-cell office:value-type="float" office:value="11.864644555361942" table:formula="of:=[.E26]/[.$B26]*100" table:style-name="ce30">
            <text:p>11.86</text:p>
          </table:table-cell>
          <table:table-cell office:value-type="float" office:value="21.64107999042092" table:formula="of:=[.C26]/[.D26]*100" table:style-name="ce54">
            <text:p>21.64</text:p>
          </table:table-cell>
          <table:table-cell office:value-type="float" office:value="16.375133113557965" table:formula="of:=[.E26]/[.D26]*100" table:style-name="ce54">
            <text:p>16.38</text:p>
          </table:table-cell>
          <table:table-cell office:value-type="float" office:value="38.016213103978885" table:formula="of:=([.C26]+[.E26])/[.D26]*100" table:style-name="ce54">
            <text:p>38.02</text:p>
          </table:table-cell>
          <table:table-cell office:value-type="float" office:value="75.666894262237179" table:formula="of:=[.E26]/[.C26]*100" table:style-name="ce54">
            <text:p>75.67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福 <text:s/>建 <text:s/>省</text:p>
          </table:table-cell>
          <table:table-cell office:value-type="float" office:value="132878" table:style-name="ce47">
            <text:p>132,878</text:p>
          </table:table-cell>
          <table:table-cell office:value-type="float" office:value="15211" table:style-name="ce47">
            <text:p>15,211</text:p>
          </table:table-cell>
          <table:table-cell office:value-type="float" office:value="102979" table:style-name="ce47">
            <text:p>102,979</text:p>
          </table:table-cell>
          <table:table-cell office:value-type="float" office:value="14688" table:style-name="ce47">
            <text:p>14,688</text:p>
          </table:table-cell>
          <table:table-cell office:value-type="float" office:value="11.44734267523593" table:formula="of:=[.C27]/[.$B27]*100" table:style-name="ce29">
            <text:p>11.45</text:p>
          </table:table-cell>
          <table:table-cell office:value-type="float" office:value="77.498908773461366" table:formula="of:=[.D27]/[.$B27]*100" table:style-name="ce29">
            <text:p>77.50</text:p>
          </table:table-cell>
          <table:table-cell office:value-type="float" office:value="11.053748551302698" table:formula="of:=[.E27]/[.$B27]*100" table:style-name="ce29">
            <text:p>11.05</text:p>
          </table:table-cell>
          <table:table-cell office:value-type="float" office:value="14.770972722593928" table:formula="of:=[.C27]/[.D27]*100" table:style-name="ce28">
            <text:p>14.77</text:p>
          </table:table-cell>
          <table:table-cell office:value-type="float" office:value="14.263102185882559" table:formula="of:=[.E27]/[.D27]*100" table:style-name="ce28">
            <text:p>14.26</text:p>
          </table:table-cell>
          <table:table-cell office:value-type="float" office:value="29.034074908476487" table:formula="of:=([.C27]+[.E27])/[.D27]*100" table:style-name="ce28">
            <text:p>29.03</text:p>
          </table:table-cell>
          <table:table-cell office:value-type="float" office:value="96.561698770626521" table:formula="of:=[.E27]/[.C27]*100" table:style-name="ce28">
            <text:p>96.56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金 <text:s/>門 <text:s/>縣</text:p>
          </table:table-cell>
          <table:table-cell office:value-type="float" office:value="120713" table:style-name="ce48">
            <text:p>120,713</text:p>
          </table:table-cell>
          <table:table-cell office:value-type="float" office:value="13608" table:style-name="ce48">
            <text:p>13,608</text:p>
          </table:table-cell>
          <table:table-cell office:value-type="float" office:value="93551" table:style-name="ce48">
            <text:p>93,551</text:p>
          </table:table-cell>
          <table:table-cell office:value-type="float" office:value="13554" table:style-name="ce48">
            <text:p>13,554</text:p>
          </table:table-cell>
          <table:table-cell office:value-type="float" office:value="11.273019475947081" table:formula="of:=[.C28]/[.$B28]*100" table:style-name="ce30">
            <text:p>11.27</text:p>
          </table:table-cell>
          <table:table-cell office:value-type="float" office:value="77.49869525237547" table:formula="of:=[.D28]/[.$B28]*100" table:style-name="ce30">
            <text:p>77.50</text:p>
          </table:table-cell>
          <table:table-cell office:value-type="float" office:value="11.22828527167745" table:formula="of:=[.E28]/[.$B28]*100" table:style-name="ce30">
            <text:p>11.23</text:p>
          </table:table-cell>
          <table:table-cell office:value-type="float" office:value="14.546076471657171" table:formula="of:=[.C28]/[.D28]*100" table:style-name="ce54">
            <text:p>14.55</text:p>
          </table:table-cell>
          <table:table-cell office:value-type="float" office:value="14.488353945975993" table:formula="of:=[.E28]/[.D28]*100" table:style-name="ce54">
            <text:p>14.49</text:p>
          </table:table-cell>
          <table:table-cell office:value-type="float" office:value="29.03443041763316" table:formula="of:=([.C28]+[.E28])/[.D28]*100" table:style-name="ce54">
            <text:p>29.03</text:p>
          </table:table-cell>
          <table:table-cell office:value-type="float" office:value="99.603174603174608" table:formula="of:=[.E28]/[.C28]*100" table:style-name="ce54">
            <text:p>99.6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連 <text:s/>江 <text:s/>縣</text:p>
          </table:table-cell>
          <table:table-cell office:value-type="float" office:value="12165" table:style-name="ce48">
            <text:p>12,165</text:p>
          </table:table-cell>
          <table:table-cell office:value-type="float" office:value="1603" table:style-name="ce48">
            <text:p>1,603</text:p>
          </table:table-cell>
          <table:table-cell office:value-type="float" office:value="9428" table:style-name="ce48">
            <text:p>9,428</text:p>
          </table:table-cell>
          <table:table-cell office:value-type="float" office:value="1134" table:style-name="ce48">
            <text:p>1,134</text:p>
          </table:table-cell>
          <table:table-cell office:value-type="float" office:value="13.177147554459514" table:formula="of:=[.C29]/[.$B29]*100" table:style-name="ce30">
            <text:p>13.18</text:p>
          </table:table-cell>
          <table:table-cell office:value-type="float" office:value="77.501027538018903" table:formula="of:=[.D29]/[.$B29]*100" table:style-name="ce30">
            <text:p>77.50</text:p>
          </table:table-cell>
          <table:table-cell office:value-type="float" office:value="9.3218249075215773" table:formula="of:=[.E29]/[.$B29]*100" table:style-name="ce30">
            <text:p>9.32</text:p>
          </table:table-cell>
          <table:table-cell office:value-type="float" office:value="17.002545608824775" table:formula="of:=[.C29]/[.D29]*100" table:style-name="ce54">
            <text:p>17.00</text:p>
          </table:table-cell>
          <table:table-cell office:value-type="float" office:value="12.028001697072551" table:formula="of:=[.E29]/[.D29]*100" table:style-name="ce54">
            <text:p>12.03</text:p>
          </table:table-cell>
          <table:table-cell office:value-type="float" office:value="29.030547305897326" table:formula="of:=([.C29]+[.E29])/[.D29]*100" table:style-name="ce54">
            <text:p>29.03</text:p>
          </table:table-cell>
          <table:table-cell office:value-type="float" office:value="70.742358078602621" table:formula="of:=[.E29]/[.C29]*100" table:style-name="ce54">
            <text:p>70.74</text:p>
          </table:table-cell>
          <table:table-cell table:number-columns-repeated="16372" table:style-name="ce17"/>
        </table:table-row>
        <table:table-row table:style-name="ro7">
          <table:table-cell table:style-name="ce20"/>
          <table:table-cell table:number-columns-repeated="4" table:style-name="ce45"/>
          <table:table-cell table:number-columns-repeated="7" table:style-name="ce21"/>
          <table:table-cell table:number-columns-repeated="16372" table:style-name="ce17"/>
        </table:table-row>
        <table:table-row table:style-name="ro8">
          <table:table-cell office:value-type="string" table:style-name="ce14">
            <text:p>說明：扶養比係指依賴人口(0歲~14歲及65歲以上)</text:p>
          </table:table-cell>
          <table:table-cell table:number-columns-repeated="4" table:style-name="ce14"/>
          <table:table-cell table:number-columns-repeated="2" table:style-name="ce1"/>
          <table:table-cell table:style-name="ce16"/>
          <table:table-cell table:number-columns-repeated="3" table:style-name="ce33"/>
          <table:table-cell office:value-type="string" table:style-name="ce32">
            <text:p>內政部戶政司編製</text:p>
          </table:table-cell>
          <table:table-cell table:number-columns-repeated="2" table:style-name="ce1"/>
          <table:table-cell table:style-name="ce12"/>
          <table:table-cell table:number-columns-repeated="16369" table:style-name="ce1"/>
        </table:table-row>
        <table:table-row table:style-name="ro8">
          <table:table-cell office:value-type="string" table:style-name="ce15">
            <text:p>　　　對工作年齡人口(15歲~64歲)扶養負擔的一種簡略測度。</text:p>
          </table:table-cell>
          <table:table-cell table:number-columns-repeated="4" table:style-name="ce15"/>
          <table:table-cell table:number-columns-repeated="9" table:style-name="ce1"/>
          <table:table-cell table:style-name="ce13"/>
          <table:table-cell table:number-columns-repeated="16369" table:style-name="ce1"/>
        </table:table-row>
        <table:table-row table:number-rows-repeated="2" table:style-name="ro9">
          <table:table-cell table:number-columns-repeated="5" table:style-name="ce26"/>
          <table:table-cell table:number-columns-repeated="16379"/>
        </table:table-row>
        <table:table-row table:style-name="ro9">
          <table:table-cell table:number-columns-repeated="5" table:style-name="ce27"/>
          <table:table-cell table:number-columns-repeated="16379"/>
        </table:table-row>
        <table:table-row table:number-rows-repeated="1048541" table:style-name="ro9">
          <table:table-cell table:number-columns-repeated="16384"/>
        </table:table-row>
      </table:table>
      <table:table table:name="101" table:style-name="ta2">
        <table:table-column table:style-name="co1" table:number-columns-repeated="12" table:default-cell-style-name="ce16"/>
        <table:table-column table:style-name="co2" table:number-columns-repeated="16372" table:default-cell-style-name="ce16"/>
        <table:table-row table:style-name="ro1">
          <table:table-cell office:value-type="string" table:number-columns-spanned="12" table:number-rows-spanned="1" table:style-name="ce50">
            <text:p>各縣市年底三階段年齡人口數、百分比及其扶養比</text:p>
          </table:table-cell>
          <table:covered-table-cell table:number-columns-repeated="11"/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64" table:style-name="ce1"/>
        </table:table-row>
        <table:table-row table:style-name="ro2">
          <table:table-cell table:style-name="ce51"/>
          <table:table-cell table:style-name="ce52"/>
          <table:table-cell office:value-type="string" table:number-columns-spanned="8" table:number-rows-spanned="1" table:style-name="ce55">
            <text:p>中華民國101年底</text:p>
          </table:table-cell>
          <table:covered-table-cell table:number-columns-repeated="7"/>
          <table:table-cell table:style-name="ce53"/>
          <table:table-cell office:value-type="string" table:style-name="ce49">
            <text:p>單位：人；%</text:p>
          </table:table-cell>
          <table:table-cell table:style-name="ce5"/>
          <table:table-cell table:number-columns-repeated="2" table:style-name="ce6"/>
          <table:table-cell table:number-columns-repeated="5" table:style-name="ce4"/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2" table:style-name="ce46">
            <text:p>區<text:span text:style-name="T3"><text:s text:c="3"/></text:span>域<text:span text:style-name="T3"><text:s text:c="3"/></text:span>別</text:p>
          </table:table-cell>
          <table:table-cell office:value-type="string" table:number-columns-spanned="4" table:number-rows-spanned="1" table:style-name="ce73">
            <text:p>三　階　段　年　齡　人　口　數</text:p>
          </table:table-cell>
          <table:covered-table-cell table:number-columns-repeated="3"/>
          <table:table-cell office:value-type="string" table:number-columns-spanned="3" table:number-rows-spanned="1" table:style-name="ce72">
            <text:p>年<text:span text:style-name="T3"><text:s text:c="2"/></text:span>齡<text:span text:style-name="T3"><text:s text:c="2"/></text:span>分<text:span text:style-name="T3"><text:s text:c="2"/></text:span>配<text:span text:style-name="T3"><text:s text:c="2"/></text:span>百<text:span text:style-name="T3"><text:s text:c="2"/></text:span>分<text:span text:style-name="T3"><text:s text:c="2"/></text:span>比<text:span text:style-name="T3"><text:s/>(%)</text:span></text:p>
          </table:table-cell>
          <table:covered-table-cell table:number-columns-repeated="2"/>
          <table:table-cell office:value-type="string" table:number-columns-spanned="1" table:number-rows-spanned="2" table:style-name="ce72">
            <text:p>扶幼比</text:p>
          </table:table-cell>
          <table:table-cell office:value-type="string" table:number-columns-spanned="1" table:number-rows-spanned="2" table:style-name="ce72">
            <text:p>扶老比</text:p>
          </table:table-cell>
          <table:table-cell office:value-type="string" table:number-columns-spanned="1" table:number-rows-spanned="2" table:style-name="ce72">
            <text:p>扶養比</text:p>
          </table:table-cell>
          <table:table-cell office:value-type="string" table:number-columns-spanned="1" table:number-rows-spanned="2" table:style-name="ce41">
            <text:p>老化指數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44">
            <text:p>總計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covered-table-cell/>
          <table:covered-table-cell/>
          <table:covered-table-cell/>
          <table:covered-table-cell/>
          <table:table-cell table:number-columns-repeated="16372" table:style-name="ce17"/>
        </table:table-row>
        <table:table-row table:style-name="ro4">
          <table:table-cell office:value-type="string" table:style-name="ce24">
            <text:p>總　 　計</text:p>
          </table:table-cell>
          <table:table-cell office:value-type="float" office:value="23315822" table:style-name="ce47">
            <text:p>23,315,822</text:p>
          </table:table-cell>
          <table:table-cell office:value-type="float" office:value="3411677" table:style-name="ce47">
            <text:p>3,411,677</text:p>
          </table:table-cell>
          <table:table-cell office:value-type="float" office:value="17303993" table:style-name="ce47">
            <text:p>17,303,993</text:p>
          </table:table-cell>
          <table:table-cell office:value-type="float" office:value="2600152" table:style-name="ce47">
            <text:p>2,600,152</text:p>
          </table:table-cell>
          <table:table-cell office:value-type="float" office:value="14.632454305063746" table:formula="of:=[.C5]/[.$B5]*100" table:style-name="ce28">
            <text:p>14.63</text:p>
          </table:table-cell>
          <table:table-cell office:value-type="float" office:value="74.215667798458924" table:formula="of:=[.D5]/[.$B5]*100" table:style-name="ce28">
            <text:p>74.22</text:p>
          </table:table-cell>
          <table:table-cell office:value-type="float" office:value="11.151877896477336" table:formula="of:=[.E5]/[.$B5]*100" table:style-name="ce28">
            <text:p>11.15</text:p>
          </table:table-cell>
          <table:table-cell office:value-type="float" office:value="19.716125636435475" table:formula="of:=[.C5]/[.D5]*100" table:style-name="ce28">
            <text:p>19.72</text:p>
          </table:table-cell>
          <table:table-cell office:value-type="float" office:value="15.026312135008377" table:formula="of:=[.E5]/[.D5]*100" table:style-name="ce28">
            <text:p>15.03</text:p>
          </table:table-cell>
          <table:table-cell office:value-type="float" office:value="34.742437771443853" table:formula="of:=([.C5]+[.E5])/[.D5]*100" table:style-name="ce28">
            <text:p>34.74</text:p>
          </table:table-cell>
          <table:table-cell office:value-type="float" office:value="76.213310931837924" table:formula="of:=[.E5]/[.C5]*100" table:style-name="ce28">
            <text:p>76.21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25">
            <text:p>新 <text:s/>北 <text:s/>市</text:p>
          </table:table-cell>
          <table:table-cell office:value-type="float" office:value="3939305" table:style-name="ce47">
            <text:p>3,939,305</text:p>
          </table:table-cell>
          <table:table-cell office:value-type="float" office:value="553731" table:style-name="ce47">
            <text:p>553,731</text:p>
          </table:table-cell>
          <table:table-cell office:value-type="float" office:value="3032178" table:style-name="ce47">
            <text:p>3,032,178</text:p>
          </table:table-cell>
          <table:table-cell office:value-type="float" office:value="353396" table:style-name="ce47">
            <text:p>353,396</text:p>
          </table:table-cell>
          <table:table-cell office:value-type="float" office:value="14.056565815543603" table:formula="of:=[.C6]/[.$B6]*100" table:style-name="ce29">
            <text:p>14.06</text:p>
          </table:table-cell>
          <table:table-cell office:value-type="float" office:value="76.972410107874353" table:formula="of:=[.D6]/[.$B6]*100" table:style-name="ce29">
            <text:p>76.97</text:p>
          </table:table-cell>
          <table:table-cell office:value-type="float" office:value="8.9710240765820366" table:formula="of:=[.E6]/[.$B6]*100" table:style-name="ce29">
            <text:p>8.97</text:p>
          </table:table-cell>
          <table:table-cell office:value-type="float" office:value="18.261823679216722" table:formula="of:=[.C6]/[.D6]*100" table:style-name="ce28">
            <text:p>18.26</text:p>
          </table:table-cell>
          <table:table-cell office:value-type="float" office:value="11.654856673981541" table:formula="of:=[.E6]/[.D6]*100" table:style-name="ce28">
            <text:p>11.65</text:p>
          </table:table-cell>
          <table:table-cell office:value-type="float" office:value="29.916680353198259" table:formula="of:=([.C6]+[.E6])/[.D6]*100" table:style-name="ce28">
            <text:p>29.92</text:p>
          </table:table-cell>
          <table:table-cell office:value-type="float" office:value="63.820880535855864" table:formula="of:=[.E6]/[.C6]*100" table:style-name="ce28">
            <text:p>63.82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北 <text:s/>市</text:p>
          </table:table-cell>
          <table:table-cell office:value-type="float" office:value="2673226" table:style-name="ce47">
            <text:p>2,673,226</text:p>
          </table:table-cell>
          <table:table-cell office:value-type="float" office:value="383134" table:style-name="ce47">
            <text:p>383,134</text:p>
          </table:table-cell>
          <table:table-cell office:value-type="float" office:value="1941436" table:style-name="ce47">
            <text:p>1,941,436</text:p>
          </table:table-cell>
          <table:table-cell office:value-type="float" office:value="348656" table:style-name="ce47">
            <text:p>348,656</text:p>
          </table:table-cell>
          <table:table-cell office:value-type="float" office:value="14.332271195925822" table:formula="of:=[.C7]/[.$B7]*100" table:style-name="ce29">
            <text:p>14.33</text:p>
          </table:table-cell>
          <table:table-cell office:value-type="float" office:value="72.625210139359709" table:formula="of:=[.D7]/[.$B7]*100" table:style-name="ce29">
            <text:p>72.63</text:p>
          </table:table-cell>
          <table:table-cell office:value-type="float" office:value="13.04251866471447" table:formula="of:=[.E7]/[.$B7]*100" table:style-name="ce29">
            <text:p>13.04</text:p>
          </table:table-cell>
          <table:table-cell office:value-type="float" office:value="19.734567608718496" table:formula="of:=[.C7]/[.D7]*100" table:style-name="ce28">
            <text:p>19.73</text:p>
          </table:table-cell>
          <table:table-cell office:value-type="float" office:value="17.958665647489795" table:formula="of:=[.E7]/[.D7]*100" table:style-name="ce28">
            <text:p>17.96</text:p>
          </table:table-cell>
          <table:table-cell office:value-type="float" office:value="37.693233256208295" table:formula="of:=([.C7]+[.E7])/[.D7]*100" table:style-name="ce28">
            <text:p>37.69</text:p>
          </table:table-cell>
          <table:table-cell office:value-type="float" office:value="91.001059681469144" table:formula="of:=[.E7]/[.C7]*100" table:style-name="ce28">
            <text:p>91.0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中 <text:s/>市</text:p>
          </table:table-cell>
          <table:table-cell office:value-type="float" office:value="2684893" table:style-name="ce47">
            <text:p>2,684,893</text:p>
          </table:table-cell>
          <table:table-cell office:value-type="float" office:value="431211" table:style-name="ce47">
            <text:p>431,211</text:p>
          </table:table-cell>
          <table:table-cell office:value-type="float" office:value="2010485" table:style-name="ce47">
            <text:p>2,010,485</text:p>
          </table:table-cell>
          <table:table-cell office:value-type="float" office:value="243197" table:style-name="ce47">
            <text:p>243,197</text:p>
          </table:table-cell>
          <table:table-cell office:value-type="float" office:value="16.060640032954758" table:formula="of:=[.C8]/[.$B8]*100" table:style-name="ce29">
            <text:p>16.06</text:p>
          </table:table-cell>
          <table:table-cell office:value-type="float" office:value="74.881382610033256" table:formula="of:=[.D8]/[.$B8]*100" table:style-name="ce29">
            <text:p>74.88</text:p>
          </table:table-cell>
          <table:table-cell office:value-type="float" office:value="9.0579773570119926" table:formula="of:=[.E8]/[.$B8]*100" table:style-name="ce29">
            <text:p>9.06</text:p>
          </table:table-cell>
          <table:table-cell office:value-type="float" office:value="21.448108292277734" table:formula="of:=[.C8]/[.D8]*100" table:style-name="ce28">
            <text:p>21.45</text:p>
          </table:table-cell>
          <table:table-cell office:value-type="float" office:value="12.096434442435532" table:formula="of:=[.E8]/[.D8]*100" table:style-name="ce28">
            <text:p>12.10</text:p>
          </table:table-cell>
          <table:table-cell office:value-type="float" office:value="33.544542734713268" table:formula="of:=([.C8]+[.E8])/[.D8]*100" table:style-name="ce28">
            <text:p>33.54</text:p>
          </table:table-cell>
          <table:table-cell office:value-type="float" office:value="56.398607642198364" table:formula="of:=[.E8]/[.C8]*100" table:style-name="ce28">
            <text:p>56.4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南 <text:s/>市</text:p>
          </table:table-cell>
          <table:table-cell office:value-type="float" office:value="1881645" table:style-name="ce47">
            <text:p>1,881,645</text:p>
          </table:table-cell>
          <table:table-cell office:value-type="float" office:value="257827" table:style-name="ce47">
            <text:p>257,827</text:p>
          </table:table-cell>
          <table:table-cell office:value-type="float" office:value="1400888" table:style-name="ce47">
            <text:p>1,400,888</text:p>
          </table:table-cell>
          <table:table-cell office:value-type="float" office:value="222930" table:style-name="ce47">
            <text:p>222,930</text:p>
          </table:table-cell>
          <table:table-cell office:value-type="float" office:value="13.702212691554463" table:formula="of:=[.C9]/[.$B9]*100" table:style-name="ce29">
            <text:p>13.70</text:p>
          </table:table-cell>
          <table:table-cell office:value-type="float" office:value="74.45017524559627" table:formula="of:=[.D9]/[.$B9]*100" table:style-name="ce29">
            <text:p>74.45</text:p>
          </table:table-cell>
          <table:table-cell office:value-type="float" office:value="11.847612062849262" table:formula="of:=[.E9]/[.$B9]*100" table:style-name="ce29">
            <text:p>11.85</text:p>
          </table:table-cell>
          <table:table-cell office:value-type="float" office:value="18.404540548566338" table:formula="of:=[.C9]/[.D9]*100" table:style-name="ce28">
            <text:p>18.40</text:p>
          </table:table-cell>
          <table:table-cell office:value-type="float" office:value="15.91347773697826" table:formula="of:=[.E9]/[.D9]*100" table:style-name="ce28">
            <text:p>15.91</text:p>
          </table:table-cell>
          <table:table-cell office:value-type="float" office:value="34.318018285544596" table:formula="of:=([.C9]+[.E9])/[.D9]*100" table:style-name="ce28">
            <text:p>34.32</text:p>
          </table:table-cell>
          <table:table-cell office:value-type="float" office:value="86.464955183126662" table:formula="of:=[.E9]/[.C9]*100" table:style-name="ce28">
            <text:p>86.46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高 <text:s/>雄 <text:s/>市</text:p>
          </table:table-cell>
          <table:table-cell office:value-type="float" office:value="2778659" table:style-name="ce47">
            <text:p>2,778,659</text:p>
          </table:table-cell>
          <table:table-cell office:value-type="float" office:value="381463" table:style-name="ce47">
            <text:p>381,463</text:p>
          </table:table-cell>
          <table:table-cell office:value-type="float" office:value="2095236" table:style-name="ce47">
            <text:p>2,095,236</text:p>
          </table:table-cell>
          <table:table-cell office:value-type="float" office:value="301960" table:style-name="ce47">
            <text:p>301,960</text:p>
          </table:table-cell>
          <table:table-cell office:value-type="float" office:value="13.728312830037797" table:formula="of:=[.C10]/[.$B10]*100" table:style-name="ce29">
            <text:p>13.73</text:p>
          </table:table-cell>
          <table:table-cell office:value-type="float" office:value="75.404574652737168" table:formula="of:=[.D10]/[.$B10]*100" table:style-name="ce29">
            <text:p>75.40</text:p>
          </table:table-cell>
          <table:table-cell office:value-type="float" office:value="10.867112517225037" table:formula="of:=[.E10]/[.$B10]*100" table:style-name="ce29">
            <text:p>10.87</text:p>
          </table:table-cell>
          <table:table-cell office:value-type="float" office:value="18.206206842570481" table:formula="of:=[.C10]/[.D10]*100" table:style-name="ce28">
            <text:p>18.21</text:p>
          </table:table-cell>
          <table:table-cell office:value-type="float" office:value="14.411741684468957" table:formula="of:=[.E10]/[.D10]*100" table:style-name="ce28">
            <text:p>14.41</text:p>
          </table:table-cell>
          <table:table-cell office:value-type="float" office:value="32.617948527039438" table:formula="of:=([.C10]+[.E10])/[.D10]*100" table:style-name="ce28">
            <text:p>32.62</text:p>
          </table:table-cell>
          <table:table-cell office:value-type="float" office:value="79.158398062197378" table:formula="of:=[.E10]/[.C10]*100" table:style-name="ce28">
            <text:p>79.16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臺 <text:s/>灣 <text:s/>省</text:p>
          </table:table-cell>
          <table:table-cell office:value-type="float" office:value="9233673" table:style-name="ce47">
            <text:p>9,233,673</text:p>
          </table:table-cell>
          <table:table-cell office:value-type="float" office:value="1389529" table:style-name="ce47">
            <text:p>1,389,529</text:p>
          </table:table-cell>
          <table:table-cell office:value-type="float" office:value="6728093" table:style-name="ce47">
            <text:p>6,728,093</text:p>
          </table:table-cell>
          <table:table-cell office:value-type="float" office:value="1116051" table:style-name="ce47">
            <text:p>1,116,051</text:p>
          </table:table-cell>
          <table:table-cell office:value-type="float" office:value="15.04849695240453" table:formula="of:=[.C11]/[.$B11]*100" table:style-name="ce29">
            <text:p>15.05</text:p>
          </table:table-cell>
          <table:table-cell office:value-type="float" office:value="72.864752737074397" table:formula="of:=[.D11]/[.$B11]*100" table:style-name="ce29">
            <text:p>72.86</text:p>
          </table:table-cell>
          <table:table-cell office:value-type="float" office:value="12.086750310521067" table:formula="of:=[.E11]/[.$B11]*100" table:style-name="ce29">
            <text:p>12.09</text:p>
          </table:table-cell>
          <table:table-cell office:value-type="float" office:value="20.652642583864402" table:formula="of:=[.C11]/[.D11]*100" table:style-name="ce28">
            <text:p>20.65</text:p>
          </table:table-cell>
          <table:table-cell office:value-type="float" office:value="16.587924691290681" table:formula="of:=[.E11]/[.D11]*100" table:style-name="ce28">
            <text:p>16.59</text:p>
          </table:table-cell>
          <table:table-cell office:value-type="float" office:value="37.240567275155087" table:formula="of:=([.C11]+[.E11])/[.D11]*100" table:style-name="ce28">
            <text:p>37.24</text:p>
          </table:table-cell>
          <table:table-cell office:value-type="float" office:value="80.318654738404163" table:formula="of:=[.E11]/[.C11]*100" table:style-name="ce28">
            <text:p>80.32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宜<text:span text:style-name="T3"><text:s text:c="2"/></text:span><text:span text:style-name="T1">蘭</text:span><text:span text:style-name="T3"><text:s text:c="2"/></text:span><text:span text:style-name="T1">縣</text:span></text:p>
          </table:table-cell>
          <table:table-cell office:value-type="float" office:value="458595" table:style-name="ce48">
            <text:p>458,595</text:p>
          </table:table-cell>
          <table:table-cell office:value-type="float" office:value="63965" table:style-name="ce48">
            <text:p>63,965</text:p>
          </table:table-cell>
          <table:table-cell office:value-type="float" office:value="333493" table:style-name="ce48">
            <text:p>333,493</text:p>
          </table:table-cell>
          <table:table-cell office:value-type="float" office:value="61137" table:style-name="ce48">
            <text:p>61,137</text:p>
          </table:table-cell>
          <table:table-cell office:value-type="float" office:value="13.94803693891124" table:formula="of:=[.C12]/[.$B12]*100" table:style-name="ce30">
            <text:p>13.95</text:p>
          </table:table-cell>
          <table:table-cell office:value-type="float" office:value="72.720592243700864" table:formula="of:=[.D12]/[.$B12]*100" table:style-name="ce30">
            <text:p>72.72</text:p>
          </table:table-cell>
          <table:table-cell office:value-type="float" office:value="13.331370817387892" table:formula="of:=[.E12]/[.$B12]*100" table:style-name="ce30">
            <text:p>13.33</text:p>
          </table:table-cell>
          <table:table-cell office:value-type="float" office:value="19.180312630250111" table:formula="of:=[.C12]/[.D12]*100" table:style-name="ce54">
            <text:p>19.18</text:p>
          </table:table-cell>
          <table:table-cell office:value-type="float" office:value="18.332318819285561" table:formula="of:=[.E12]/[.D12]*100" table:style-name="ce54">
            <text:p>18.33</text:p>
          </table:table-cell>
          <table:table-cell office:value-type="float" office:value="37.512631449535675" table:formula="of:=([.C12]+[.E12])/[.D12]*100" table:style-name="ce54">
            <text:p>37.51</text:p>
          </table:table-cell>
          <table:table-cell office:value-type="float" office:value="95.578832173845072" table:formula="of:=[.E12]/[.C12]*100" table:style-name="ce54">
            <text:p>95.5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桃<text:span text:style-name="T3"><text:s text:c="2"/></text:span><text:span text:style-name="T1">園</text:span><text:span text:style-name="T3"><text:s text:c="2"/></text:span><text:span text:style-name="T1">縣</text:span></text:p>
          </table:table-cell>
          <table:table-cell office:value-type="float" office:value="2030161" table:style-name="ce48">
            <text:p>2,030,161</text:p>
          </table:table-cell>
          <table:table-cell office:value-type="float" office:value="340982" table:style-name="ce48">
            <text:p>340,982</text:p>
          </table:table-cell>
          <table:table-cell office:value-type="float" office:value="1514913" table:style-name="ce48">
            <text:p>1,514,913</text:p>
          </table:table-cell>
          <table:table-cell office:value-type="float" office:value="174266" table:style-name="ce48">
            <text:p>174,266</text:p>
          </table:table-cell>
          <table:table-cell office:value-type="float" office:value="16.795810775598586" table:formula="of:=[.C13]/[.$B13]*100" table:style-name="ce30">
            <text:p>16.80</text:p>
          </table:table-cell>
          <table:table-cell office:value-type="float" office:value="74.620337992898101" table:formula="of:=[.D13]/[.$B13]*100" table:style-name="ce30">
            <text:p>74.62</text:p>
          </table:table-cell>
          <table:table-cell office:value-type="float" office:value="8.5838512315033135" table:formula="of:=[.E13]/[.$B13]*100" table:style-name="ce30">
            <text:p>8.58</text:p>
          </table:table-cell>
          <table:table-cell office:value-type="float" office:value="22.508355265285861" table:formula="of:=[.C13]/[.D13]*100" table:style-name="ce54">
            <text:p>22.51</text:p>
          </table:table-cell>
          <table:table-cell office:value-type="float" office:value="11.503366860011104" table:formula="of:=[.E13]/[.D13]*100" table:style-name="ce54">
            <text:p>11.50</text:p>
          </table:table-cell>
          <table:table-cell office:value-type="float" office:value="34.011722125296963" table:formula="of:=([.C13]+[.E13])/[.D13]*100" table:style-name="ce54">
            <text:p>34.01</text:p>
          </table:table-cell>
          <table:table-cell office:value-type="float" office:value="51.107096562281882" table:formula="of:=[.E13]/[.C13]*100" table:style-name="ce54">
            <text:p>51.11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縣</text:span></text:p>
          </table:table-cell>
          <table:table-cell office:value-type="float" office:value="523993" table:style-name="ce48">
            <text:p>523,993</text:p>
          </table:table-cell>
          <table:table-cell office:value-type="float" office:value="93704" table:style-name="ce48">
            <text:p>93,704</text:p>
          </table:table-cell>
          <table:table-cell office:value-type="float" office:value="372348" table:style-name="ce48">
            <text:p>372,348</text:p>
          </table:table-cell>
          <table:table-cell office:value-type="float" office:value="57941" table:style-name="ce48">
            <text:p>57,941</text:p>
          </table:table-cell>
          <table:table-cell office:value-type="float" office:value="17.882681638876853" table:formula="of:=[.C14]/[.$B14]*100" table:style-name="ce30">
            <text:p>17.88</text:p>
          </table:table-cell>
          <table:table-cell office:value-type="float" office:value="71.059727897128397" table:formula="of:=[.D14]/[.$B14]*100" table:style-name="ce30">
            <text:p>71.06</text:p>
          </table:table-cell>
          <table:table-cell office:value-type="float" office:value="11.05759046399475" table:formula="of:=[.E14]/[.$B14]*100" table:style-name="ce30">
            <text:p>11.06</text:p>
          </table:table-cell>
          <table:table-cell office:value-type="float" office:value="25.165705200511351" table:formula="of:=[.C14]/[.D14]*100" table:style-name="ce54">
            <text:p>25.17</text:p>
          </table:table-cell>
          <table:table-cell office:value-type="float" office:value="15.560980588052036" table:formula="of:=[.E14]/[.D14]*100" table:style-name="ce54">
            <text:p>15.56</text:p>
          </table:table-cell>
          <table:table-cell office:value-type="float" office:value="40.726685788563387" table:formula="of:=([.C14]+[.E14])/[.D14]*100" table:style-name="ce54">
            <text:p>40.73</text:p>
          </table:table-cell>
          <table:table-cell office:value-type="float" office:value="61.834073251942293" table:formula="of:=[.E14]/[.C14]*100" table:style-name="ce54">
            <text:p>61.83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苗<text:span text:style-name="T3"><text:s text:c="2"/></text:span><text:span text:style-name="T1">栗</text:span><text:span text:style-name="T3"><text:s text:c="2"/></text:span><text:span text:style-name="T1">縣</text:span></text:p>
          </table:table-cell>
          <table:table-cell office:value-type="float" office:value="563976" table:style-name="ce48">
            <text:p>563,976</text:p>
          </table:table-cell>
          <table:table-cell office:value-type="float" office:value="83722" table:style-name="ce48">
            <text:p>83,722</text:p>
          </table:table-cell>
          <table:table-cell office:value-type="float" office:value="403892" table:style-name="ce48">
            <text:p>403,892</text:p>
          </table:table-cell>
          <table:table-cell office:value-type="float" office:value="76362" table:style-name="ce48">
            <text:p>76,362</text:p>
          </table:table-cell>
          <table:table-cell office:value-type="float" office:value="14.844957941472686" table:formula="of:=[.C15]/[.$B15]*100" table:style-name="ce30">
            <text:p>14.84</text:p>
          </table:table-cell>
          <table:table-cell office:value-type="float" office:value="71.615104188830728" table:formula="of:=[.D15]/[.$B15]*100" table:style-name="ce30">
            <text:p>71.62</text:p>
          </table:table-cell>
          <table:table-cell office:value-type="float" office:value="13.539937869696583" table:formula="of:=[.E15]/[.$B15]*100" table:style-name="ce30">
            <text:p>13.54</text:p>
          </table:table-cell>
          <table:table-cell office:value-type="float" office:value="20.728808691432363" table:formula="of:=[.C15]/[.D15]*100" table:style-name="ce54">
            <text:p>20.73</text:p>
          </table:table-cell>
          <table:table-cell office:value-type="float" office:value="18.9065393719113" table:formula="of:=[.E15]/[.D15]*100" table:style-name="ce54">
            <text:p>18.91</text:p>
          </table:table-cell>
          <table:table-cell office:value-type="float" office:value="39.63534806334367" table:formula="of:=([.C15]+[.E15])/[.D15]*100" table:style-name="ce54">
            <text:p>39.64</text:p>
          </table:table-cell>
          <table:table-cell office:value-type="float" office:value="91.209001218317766" table:formula="of:=[.E15]/[.C15]*100" table:style-name="ce54">
            <text:p>91.21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彰<text:span text:style-name="T3"><text:s text:c="2"/></text:span><text:span text:style-name="T1">化</text:span><text:span text:style-name="T3"><text:s text:c="2"/></text:span><text:span text:style-name="T1">縣</text:span></text:p>
          </table:table-cell>
          <table:table-cell office:value-type="float" office:value="1299868" table:style-name="ce48">
            <text:p>1,299,868</text:p>
          </table:table-cell>
          <table:table-cell office:value-type="float" office:value="197289" table:style-name="ce48">
            <text:p>197,289</text:p>
          </table:table-cell>
          <table:table-cell office:value-type="float" office:value="940436" table:style-name="ce48">
            <text:p>940,436</text:p>
          </table:table-cell>
          <table:table-cell office:value-type="float" office:value="162143" table:style-name="ce48">
            <text:p>162,143</text:p>
          </table:table-cell>
          <table:table-cell office:value-type="float" office:value="15.177618035062022" table:formula="of:=[.C16]/[.$B16]*100" table:style-name="ce30">
            <text:p>15.18</text:p>
          </table:table-cell>
          <table:table-cell office:value-type="float" office:value="72.348576932426994" table:formula="of:=[.D16]/[.$B16]*100" table:style-name="ce30">
            <text:p>72.35</text:p>
          </table:table-cell>
          <table:table-cell office:value-type="float" office:value="12.473805032510993" table:formula="of:=[.E16]/[.$B16]*100" table:style-name="ce30">
            <text:p>12.47</text:p>
          </table:table-cell>
          <table:table-cell office:value-type="float" office:value="20.978461054234419" table:formula="of:=[.C16]/[.D16]*100" table:style-name="ce54">
            <text:p>20.98</text:p>
          </table:table-cell>
          <table:table-cell office:value-type="float" office:value="17.241258309975375" table:formula="of:=[.E16]/[.D16]*100" table:style-name="ce54">
            <text:p>17.24</text:p>
          </table:table-cell>
          <table:table-cell office:value-type="float" office:value="38.219719364209794" table:formula="of:=([.C16]+[.E16])/[.D16]*100" table:style-name="ce54">
            <text:p>38.22</text:p>
          </table:table-cell>
          <table:table-cell office:value-type="float" office:value="82.185524788508218" table:formula="of:=[.E16]/[.C16]*100" table:style-name="ce54">
            <text:p>82.1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南<text:span text:style-name="T3"><text:s text:c="2"/></text:span><text:span text:style-name="T1">投</text:span><text:span text:style-name="T3"><text:s text:c="2"/></text:span><text:span text:style-name="T1">縣</text:span></text:p>
          </table:table-cell>
          <table:table-cell office:value-type="float" office:value="520196" table:style-name="ce48">
            <text:p>520,196</text:p>
          </table:table-cell>
          <table:table-cell office:value-type="float" office:value="70352" table:style-name="ce48">
            <text:p>70,352</text:p>
          </table:table-cell>
          <table:table-cell office:value-type="float" office:value="377303" table:style-name="ce48">
            <text:p>377,303</text:p>
          </table:table-cell>
          <table:table-cell office:value-type="float" office:value="72541" table:style-name="ce48">
            <text:p>72,541</text:p>
          </table:table-cell>
          <table:table-cell office:value-type="float" office:value="13.524133211328039" table:formula="of:=[.C17]/[.$B17]*100" table:style-name="ce30">
            <text:p>13.52</text:p>
          </table:table-cell>
          <table:table-cell office:value-type="float" office:value="72.530930649216828" table:formula="of:=[.D17]/[.$B17]*100" table:style-name="ce30">
            <text:p>72.53</text:p>
          </table:table-cell>
          <table:table-cell office:value-type="float" office:value="13.944936139455127" table:formula="of:=[.E17]/[.$B17]*100" table:style-name="ce30">
            <text:p>13.94</text:p>
          </table:table-cell>
          <table:table-cell office:value-type="float" office:value="18.646021897520029" table:formula="of:=[.C17]/[.D17]*100" table:style-name="ce54">
            <text:p>18.65</text:p>
          </table:table-cell>
          <table:table-cell office:value-type="float" office:value="19.226192211564712" table:formula="of:=[.E17]/[.D17]*100" table:style-name="ce54">
            <text:p>19.23</text:p>
          </table:table-cell>
          <table:table-cell office:value-type="float" office:value="37.872214109084737" table:formula="of:=([.C17]+[.E17])/[.D17]*100" table:style-name="ce54">
            <text:p>37.87</text:p>
          </table:table-cell>
          <table:table-cell office:value-type="float" office:value="103.11149647486924" table:formula="of:=[.E17]/[.C17]*100" table:style-name="ce54">
            <text:p>103.11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雲<text:span text:style-name="T3"><text:s text:c="2"/></text:span><text:span text:style-name="T1">林</text:span><text:span text:style-name="T3"><text:s text:c="2"/></text:span><text:span text:style-name="T1">縣</text:span></text:p>
          </table:table-cell>
          <table:table-cell office:value-type="float" office:value="710991" table:style-name="ce48">
            <text:p>710,991</text:p>
          </table:table-cell>
          <table:table-cell office:value-type="float" office:value="100058" table:style-name="ce48">
            <text:p>100,058</text:p>
          </table:table-cell>
          <table:table-cell office:value-type="float" office:value="500769" table:style-name="ce48">
            <text:p>500,769</text:p>
          </table:table-cell>
          <table:table-cell office:value-type="float" office:value="110164" table:style-name="ce48">
            <text:p>110,164</text:p>
          </table:table-cell>
          <table:table-cell office:value-type="float" office:value="14.073033273276314" table:formula="of:=[.C18]/[.$B18]*100" table:style-name="ce30">
            <text:p>14.07</text:p>
          </table:table-cell>
          <table:table-cell office:value-type="float" office:value="70.432537120723055" table:formula="of:=[.D18]/[.$B18]*100" table:style-name="ce30">
            <text:p>70.43</text:p>
          </table:table-cell>
          <table:table-cell office:value-type="float" office:value="15.49442960600064" table:formula="of:=[.E18]/[.$B18]*100" table:style-name="ce30">
            <text:p>15.49</text:p>
          </table:table-cell>
          <table:table-cell office:value-type="float" office:value="19.980869422827691" table:formula="of:=[.C18]/[.D18]*100" table:style-name="ce54">
            <text:p>19.98</text:p>
          </table:table-cell>
          <table:table-cell office:value-type="float" office:value="21.998965590921163" table:formula="of:=[.E18]/[.D18]*100" table:style-name="ce54">
            <text:p>22.00</text:p>
          </table:table-cell>
          <table:table-cell office:value-type="float" office:value="41.979835013748854" table:formula="of:=([.C18]+[.E18])/[.D18]*100" table:style-name="ce54">
            <text:p>41.98</text:p>
          </table:table-cell>
          <table:table-cell office:value-type="float" office:value="110.10014191768774" table:formula="of:=[.E18]/[.C18]*100" table:style-name="ce54">
            <text:p>110.1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縣</text:span></text:p>
          </table:table-cell>
          <table:table-cell office:value-type="float" office:value="533723" table:style-name="ce48">
            <text:p>533,723</text:p>
          </table:table-cell>
          <table:table-cell office:value-type="float" office:value="67054" table:style-name="ce48">
            <text:p>67,054</text:p>
          </table:table-cell>
          <table:table-cell office:value-type="float" office:value="381057" table:style-name="ce48">
            <text:p>381,057</text:p>
          </table:table-cell>
          <table:table-cell office:value-type="float" office:value="85612" table:style-name="ce48">
            <text:p>85,612</text:p>
          </table:table-cell>
          <table:table-cell office:value-type="float" office:value="12.563445832388712" table:formula="of:=[.C19]/[.$B19]*100" table:style-name="ce30">
            <text:p>12.56</text:p>
          </table:table-cell>
          <table:table-cell office:value-type="float" office:value="71.396023780125645" table:formula="of:=[.D19]/[.$B19]*100" table:style-name="ce30">
            <text:p>71.40</text:p>
          </table:table-cell>
          <table:table-cell office:value-type="float" office:value="16.040530387485642" table:formula="of:=[.E19]/[.$B19]*100" table:style-name="ce30">
            <text:p>16.04</text:p>
          </table:table-cell>
          <table:table-cell office:value-type="float" office:value="17.596842467137463" table:formula="of:=[.C19]/[.D19]*100" table:style-name="ce54">
            <text:p>17.60</text:p>
          </table:table-cell>
          <table:table-cell office:value-type="float" office:value="22.466980005615959" table:formula="of:=[.E19]/[.D19]*100" table:style-name="ce54">
            <text:p>22.47</text:p>
          </table:table-cell>
          <table:table-cell office:value-type="float" office:value="40.063822472753415" table:formula="of:=([.C19]+[.E19])/[.D19]*100" table:style-name="ce54">
            <text:p>40.06</text:p>
          </table:table-cell>
          <table:table-cell office:value-type="float" office:value="127.67620127061772" table:formula="of:=[.E19]/[.C19]*100" table:style-name="ce54">
            <text:p>127.68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屏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858441" table:style-name="ce48">
            <text:p>858,441</text:p>
          </table:table-cell>
          <table:table-cell office:value-type="float" office:value="111947" table:style-name="ce48">
            <text:p>111,947</text:p>
          </table:table-cell>
          <table:table-cell office:value-type="float" office:value="634041" table:style-name="ce48">
            <text:p>634,041</text:p>
          </table:table-cell>
          <table:table-cell office:value-type="float" office:value="112453" table:style-name="ce48">
            <text:p>112,453</text:p>
          </table:table-cell>
          <table:table-cell office:value-type="float" office:value="13.040733142988278" table:formula="of:=[.C20]/[.$B20]*100" table:style-name="ce30">
            <text:p>13.04</text:p>
          </table:table-cell>
          <table:table-cell office:value-type="float" office:value="73.859589651472845" table:formula="of:=[.D20]/[.$B20]*100" table:style-name="ce30">
            <text:p>73.86</text:p>
          </table:table-cell>
          <table:table-cell office:value-type="float" office:value="13.099677205538878" table:formula="of:=[.E20]/[.$B20]*100" table:style-name="ce30">
            <text:p>13.10</text:p>
          </table:table-cell>
          <table:table-cell office:value-type="float" office:value="17.656113721352405" table:formula="of:=[.C20]/[.D20]*100" table:style-name="ce54">
            <text:p>17.66</text:p>
          </table:table-cell>
          <table:table-cell office:value-type="float" office:value="17.735919285976777" table:formula="of:=[.E20]/[.D20]*100" table:style-name="ce54">
            <text:p>17.74</text:p>
          </table:table-cell>
          <table:table-cell office:value-type="float" office:value="35.392033007329175" table:formula="of:=([.C20]+[.E20])/[.D20]*100" table:style-name="ce54">
            <text:p>35.39</text:p>
          </table:table-cell>
          <table:table-cell office:value-type="float" office:value="100.45199960695686" table:formula="of:=[.E20]/[.C20]*100" table:style-name="ce54">
            <text:p>100.45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臺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226252" table:style-name="ce48">
            <text:p>226,252</text:p>
          </table:table-cell>
          <table:table-cell office:value-type="float" office:value="32010" table:style-name="ce48">
            <text:p>32,010</text:p>
          </table:table-cell>
          <table:table-cell office:value-type="float" office:value="163772" table:style-name="ce48">
            <text:p>163,772</text:p>
          </table:table-cell>
          <table:table-cell office:value-type="float" office:value="30470" table:style-name="ce48">
            <text:p>30,470</text:p>
          </table:table-cell>
          <table:table-cell office:value-type="float" office:value="14.147941233668654" table:formula="of:=[.C21]/[.$B21]*100" table:style-name="ce30">
            <text:p>14.15</text:p>
          </table:table-cell>
          <table:table-cell office:value-type="float" office:value="72.384774499230943" table:formula="of:=[.D21]/[.$B21]*100" table:style-name="ce30">
            <text:p>72.38</text:p>
          </table:table-cell>
          <table:table-cell office:value-type="float" office:value="13.467284267100402" table:formula="of:=[.E21]/[.$B21]*100" table:style-name="ce30">
            <text:p>13.47</text:p>
          </table:table-cell>
          <table:table-cell office:value-type="float" office:value="19.545465647363407" table:formula="of:=[.C21]/[.D21]*100" table:style-name="ce54">
            <text:p>19.55</text:p>
          </table:table-cell>
          <table:table-cell office:value-type="float" office:value="18.60513396673424" table:formula="of:=[.E21]/[.D21]*100" table:style-name="ce54">
            <text:p>18.61</text:p>
          </table:table-cell>
          <table:table-cell office:value-type="float" office:value="38.150599614097644" table:formula="of:=([.C21]+[.E21])/[.D21]*100" table:style-name="ce54">
            <text:p>38.15</text:p>
          </table:table-cell>
          <table:table-cell office:value-type="float" office:value="95.189003436426106" table:formula="of:=[.E21]/[.C21]*100" table:style-name="ce54">
            <text:p>95.1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花<text:span text:style-name="T3"><text:s text:c="2"/></text:span><text:span text:style-name="T1">蓮</text:span><text:span text:style-name="T3"><text:s text:c="2"/></text:span><text:span text:style-name="T1">縣</text:span></text:p>
          </table:table-cell>
          <table:table-cell office:value-type="float" office:value="335190" table:style-name="ce48">
            <text:p>335,190</text:p>
          </table:table-cell>
          <table:table-cell office:value-type="float" office:value="46389" table:style-name="ce48">
            <text:p>46,389</text:p>
          </table:table-cell>
          <table:table-cell office:value-type="float" office:value="245436" table:style-name="ce48">
            <text:p>245,436</text:p>
          </table:table-cell>
          <table:table-cell office:value-type="float" office:value="43365" table:style-name="ce48">
            <text:p>43,365</text:p>
          </table:table-cell>
          <table:table-cell office:value-type="float" office:value="13.839613353620333" table:formula="of:=[.C22]/[.$B22]*100" table:style-name="ce30">
            <text:p>13.84</text:p>
          </table:table-cell>
          <table:table-cell office:value-type="float" office:value="73.222948178644941" table:formula="of:=[.D22]/[.$B22]*100" table:style-name="ce30">
            <text:p>73.22</text:p>
          </table:table-cell>
          <table:table-cell office:value-type="float" office:value="12.937438467734719" table:formula="of:=[.E22]/[.$B22]*100" table:style-name="ce30">
            <text:p>12.94</text:p>
          </table:table-cell>
          <table:table-cell office:value-type="float" office:value="18.900650271353836" table:formula="of:=[.C22]/[.D22]*100" table:style-name="ce54">
            <text:p>18.90</text:p>
          </table:table-cell>
          <table:table-cell office:value-type="float" office:value="17.668557179875812" table:formula="of:=[.E22]/[.D22]*100" table:style-name="ce54">
            <text:p>17.67</text:p>
          </table:table-cell>
          <table:table-cell office:value-type="float" office:value="36.569207451229644" table:formula="of:=([.C22]+[.E22])/[.D22]*100" table:style-name="ce54">
            <text:p>36.57</text:p>
          </table:table-cell>
          <table:table-cell office:value-type="float" office:value="93.481213218650964" table:formula="of:=[.E22]/[.C22]*100" table:style-name="ce54">
            <text:p>93.4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澎<text:span text:style-name="T3"><text:s text:c="2"/></text:span><text:span text:style-name="T1">湖</text:span><text:span text:style-name="T3"><text:s text:c="2"/></text:span><text:span text:style-name="T1">縣</text:span></text:p>
          </table:table-cell>
          <table:table-cell office:value-type="float" office:value="98843" table:style-name="ce48">
            <text:p>98,843</text:p>
          </table:table-cell>
          <table:table-cell office:value-type="float" office:value="12420" table:style-name="ce48">
            <text:p>12,420</text:p>
          </table:table-cell>
          <table:table-cell office:value-type="float" office:value="72313" table:style-name="ce48">
            <text:p>72,313</text:p>
          </table:table-cell>
          <table:table-cell office:value-type="float" office:value="14110" table:style-name="ce48">
            <text:p>14,110</text:p>
          </table:table-cell>
          <table:table-cell office:value-type="float" office:value="12.565381463533079" table:formula="of:=[.C23]/[.$B23]*100" table:style-name="ce30">
            <text:p>12.57</text:p>
          </table:table-cell>
          <table:table-cell office:value-type="float" office:value="73.15945489311332" table:formula="of:=[.D23]/[.$B23]*100" table:style-name="ce30">
            <text:p>73.16</text:p>
          </table:table-cell>
          <table:table-cell office:value-type="float" office:value="14.275163643353601" table:formula="of:=[.E23]/[.$B23]*100" table:style-name="ce30">
            <text:p>14.28</text:p>
          </table:table-cell>
          <table:table-cell office:value-type="float" office:value="17.17533500200517" table:formula="of:=[.C23]/[.D23]*100" table:style-name="ce54">
            <text:p>17.18</text:p>
          </table:table-cell>
          <table:table-cell office:value-type="float" office:value="19.512397494226487" table:formula="of:=[.E23]/[.D23]*100" table:style-name="ce54">
            <text:p>19.51</text:p>
          </table:table-cell>
          <table:table-cell office:value-type="float" office:value="36.687732496231661" table:formula="of:=([.C23]+[.E23])/[.D23]*100" table:style-name="ce54">
            <text:p>36.69</text:p>
          </table:table-cell>
          <table:table-cell office:value-type="float" office:value="113.60708534621577" table:formula="of:=[.E23]/[.C23]*100" table:style-name="ce54">
            <text:p>113.61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基<text:span text:style-name="T3"><text:s text:c="2"/></text:span><text:span text:style-name="T1">隆</text:span><text:span text:style-name="T3"><text:s text:c="2"/></text:span><text:span text:style-name="T1">市</text:span></text:p>
          </table:table-cell>
          <table:table-cell office:value-type="float" office:value="377153" table:style-name="ce48">
            <text:p>377,153</text:p>
          </table:table-cell>
          <table:table-cell office:value-type="float" office:value="47586" table:style-name="ce48">
            <text:p>47,586</text:p>
          </table:table-cell>
          <table:table-cell office:value-type="float" office:value="286009" table:style-name="ce48">
            <text:p>286,009</text:p>
          </table:table-cell>
          <table:table-cell office:value-type="float" office:value="43558" table:style-name="ce48">
            <text:p>43,558</text:p>
          </table:table-cell>
          <table:table-cell office:value-type="float" office:value="12.617160674845488" table:formula="of:=[.C24]/[.$B24]*100" table:style-name="ce30">
            <text:p>12.62</text:p>
          </table:table-cell>
          <table:table-cell office:value-type="float" office:value="75.833680230569556" table:formula="of:=[.D24]/[.$B24]*100" table:style-name="ce30">
            <text:p>75.83</text:p>
          </table:table-cell>
          <table:table-cell office:value-type="float" office:value="11.549159094584956" table:formula="of:=[.E24]/[.$B24]*100" table:style-name="ce30">
            <text:p>11.55</text:p>
          </table:table-cell>
          <table:table-cell office:value-type="float" office:value="16.637937966987053" table:formula="of:=[.C24]/[.D24]*100" table:style-name="ce54">
            <text:p>16.64</text:p>
          </table:table-cell>
          <table:table-cell office:value-type="float" office:value="15.22959067721645" table:formula="of:=[.E24]/[.D24]*100" table:style-name="ce54">
            <text:p>15.23</text:p>
          </table:table-cell>
          <table:table-cell office:value-type="float" office:value="31.867528644203503" table:formula="of:=([.C24]+[.E24])/[.D24]*100" table:style-name="ce54">
            <text:p>31.87</text:p>
          </table:table-cell>
          <table:table-cell office:value-type="float" office:value="91.535325515908042" table:formula="of:=[.E24]/[.C24]*100" table:style-name="ce54">
            <text:p>91.54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市</text:span></text:p>
          </table:table-cell>
          <table:table-cell office:value-type="float" office:value="425071" table:style-name="ce48">
            <text:p>425,071</text:p>
          </table:table-cell>
          <table:table-cell office:value-type="float" office:value="78556" table:style-name="ce48">
            <text:p>78,556</text:p>
          </table:table-cell>
          <table:table-cell office:value-type="float" office:value="305747" table:style-name="ce48">
            <text:p>305,747</text:p>
          </table:table-cell>
          <table:table-cell office:value-type="float" office:value="40768" table:style-name="ce48">
            <text:p>40,768</text:p>
          </table:table-cell>
          <table:table-cell office:value-type="float" office:value="18.480677345666958" table:formula="of:=[.C25]/[.$B25]*100" table:style-name="ce30">
            <text:p>18.48</text:p>
          </table:table-cell>
          <table:table-cell office:value-type="float" office:value="71.928454305280766" table:formula="of:=[.D25]/[.$B25]*100" table:style-name="ce30">
            <text:p>71.93</text:p>
          </table:table-cell>
          <table:table-cell office:value-type="float" office:value="9.5908683490522755" table:formula="of:=[.E25]/[.$B25]*100" table:style-name="ce30">
            <text:p>9.59</text:p>
          </table:table-cell>
          <table:table-cell office:value-type="float" office:value="25.693138444530934" table:formula="of:=[.C25]/[.D25]*100" table:style-name="ce54">
            <text:p>25.69</text:p>
          </table:table-cell>
          <table:table-cell office:value-type="float" office:value="13.333900250861005" table:formula="of:=[.E25]/[.D25]*100" table:style-name="ce54">
            <text:p>13.33</text:p>
          </table:table-cell>
          <table:table-cell office:value-type="float" office:value="39.027038695391944" table:formula="of:=([.C25]+[.E25])/[.D25]*100" table:style-name="ce54">
            <text:p>39.03</text:p>
          </table:table-cell>
          <table:table-cell office:value-type="float" office:value="51.896736086358771" table:formula="of:=[.E25]/[.C25]*100" table:style-name="ce54">
            <text:p>51.9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市</text:span></text:p>
          </table:table-cell>
          <table:table-cell office:value-type="float" office:value="271220" table:style-name="ce48">
            <text:p>271,220</text:p>
          </table:table-cell>
          <table:table-cell office:value-type="float" office:value="43495" table:style-name="ce48">
            <text:p>43,495</text:p>
          </table:table-cell>
          <table:table-cell office:value-type="float" office:value="196564" table:style-name="ce48">
            <text:p>196,564</text:p>
          </table:table-cell>
          <table:table-cell office:value-type="float" office:value="31161" table:style-name="ce48">
            <text:p>31,161</text:p>
          </table:table-cell>
          <table:table-cell office:value-type="float" office:value="16.036796696408821" table:formula="of:=[.C26]/[.$B26]*100" table:style-name="ce30">
            <text:p>16.04</text:p>
          </table:table-cell>
          <table:table-cell office:value-type="float" office:value="72.47400634171521" table:formula="of:=[.D26]/[.$B26]*100" table:style-name="ce30">
            <text:p>72.47</text:p>
          </table:table-cell>
          <table:table-cell office:value-type="float" office:value="11.489196961875967" table:formula="of:=[.E26]/[.$B26]*100" table:style-name="ce30">
            <text:p>11.49</text:p>
          </table:table-cell>
          <table:table-cell office:value-type="float" office:value="22.127653079912903" table:formula="of:=[.C26]/[.D26]*100" table:style-name="ce54">
            <text:p>22.13</text:p>
          </table:table-cell>
          <table:table-cell office:value-type="float" office:value="15.852851997313852" table:formula="of:=[.E26]/[.D26]*100" table:style-name="ce54">
            <text:p>15.85</text:p>
          </table:table-cell>
          <table:table-cell office:value-type="float" office:value="37.980505077226759" table:formula="of:=([.C26]+[.E26])/[.D26]*100" table:style-name="ce54">
            <text:p>37.98</text:p>
          </table:table-cell>
          <table:table-cell office:value-type="float" office:value="71.642717553741804" table:formula="of:=[.E26]/[.C26]*100" table:style-name="ce54">
            <text:p>71.64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福 <text:s/>建 <text:s/>省</text:p>
          </table:table-cell>
          <table:table-cell office:value-type="float" office:value="124421" table:style-name="ce47">
            <text:p>124,421</text:p>
          </table:table-cell>
          <table:table-cell office:value-type="float" office:value="14782" table:style-name="ce47">
            <text:p>14,782</text:p>
          </table:table-cell>
          <table:table-cell office:value-type="float" office:value="95677" table:style-name="ce47">
            <text:p>95,677</text:p>
          </table:table-cell>
          <table:table-cell office:value-type="float" office:value="13962" table:style-name="ce47">
            <text:p>13,962</text:p>
          </table:table-cell>
          <table:table-cell office:value-type="float" office:value="11.880631083177278" table:formula="of:=[.C27]/[.$B27]*100" table:style-name="ce29">
            <text:p>11.88</text:p>
          </table:table-cell>
          <table:table-cell office:value-type="float" office:value="76.897790565901261" table:formula="of:=[.D27]/[.$B27]*100" table:style-name="ce29">
            <text:p>76.90</text:p>
          </table:table-cell>
          <table:table-cell office:value-type="float" office:value="11.221578350921469" table:formula="of:=[.E27]/[.$B27]*100" table:style-name="ce29">
            <text:p>11.22</text:p>
          </table:table-cell>
          <table:table-cell office:value-type="float" office:value="15.449899139814166" table:formula="of:=[.C27]/[.D27]*100" table:style-name="ce28">
            <text:p>15.45</text:p>
          </table:table-cell>
          <table:table-cell office:value-type="float" office:value="14.592848856046908" table:formula="of:=[.E27]/[.D27]*100" table:style-name="ce28">
            <text:p>14.59</text:p>
          </table:table-cell>
          <table:table-cell office:value-type="float" office:value="30.042747995861074" table:formula="of:=([.C27]+[.E27])/[.D27]*100" table:style-name="ce28">
            <text:p>30.04</text:p>
          </table:table-cell>
          <table:table-cell office:value-type="float" office:value="94.452712758760654" table:formula="of:=[.E27]/[.C27]*100" table:style-name="ce28">
            <text:p>94.45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金 <text:s/>門 <text:s/>縣</text:p>
          </table:table-cell>
          <table:table-cell office:value-type="float" office:value="113111" table:style-name="ce48">
            <text:p>113,111</text:p>
          </table:table-cell>
          <table:table-cell office:value-type="float" office:value="13260" table:style-name="ce48">
            <text:p>13,260</text:p>
          </table:table-cell>
          <table:table-cell office:value-type="float" office:value="86943" table:style-name="ce48">
            <text:p>86,943</text:p>
          </table:table-cell>
          <table:table-cell office:value-type="float" office:value="12908" table:style-name="ce48">
            <text:p>12,908</text:p>
          </table:table-cell>
          <table:table-cell office:value-type="float" office:value="11.7229977632591" table:formula="of:=[.C28]/[.$B28]*100" table:style-name="ce30">
            <text:p>11.72</text:p>
          </table:table-cell>
          <table:table-cell office:value-type="float" office:value="76.865203207468767" table:formula="of:=[.D28]/[.$B28]*100" table:style-name="ce30">
            <text:p>76.87</text:p>
          </table:table-cell>
          <table:table-cell office:value-type="float" office:value="11.411799029272132" table:formula="of:=[.E28]/[.$B28]*100" table:style-name="ce30">
            <text:p>11.41</text:p>
          </table:table-cell>
          <table:table-cell office:value-type="float" office:value="15.251371588281978" table:formula="of:=[.C28]/[.D28]*100" table:style-name="ce54">
            <text:p>15.25</text:p>
          </table:table-cell>
          <table:table-cell office:value-type="float" office:value="14.84650863209229" table:formula="of:=[.E28]/[.D28]*100" table:style-name="ce54">
            <text:p>14.85</text:p>
          </table:table-cell>
          <table:table-cell office:value-type="float" office:value="30.097880220374268" table:formula="of:=([.C28]+[.E28])/[.D28]*100" table:style-name="ce54">
            <text:p>30.10</text:p>
          </table:table-cell>
          <table:table-cell office:value-type="float" office:value="97.34539969834087" table:formula="of:=[.E28]/[.C28]*100" table:style-name="ce54">
            <text:p>97.35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連 <text:s/>江 <text:s/>縣</text:p>
          </table:table-cell>
          <table:table-cell office:value-type="float" office:value="11310" table:style-name="ce48">
            <text:p>11,310</text:p>
          </table:table-cell>
          <table:table-cell office:value-type="float" office:value="1522" table:style-name="ce48">
            <text:p>1,522</text:p>
          </table:table-cell>
          <table:table-cell office:value-type="float" office:value="8734" table:style-name="ce48">
            <text:p>8,734</text:p>
          </table:table-cell>
          <table:table-cell office:value-type="float" office:value="1054" table:style-name="ce48">
            <text:p>1,054</text:p>
          </table:table-cell>
          <table:table-cell office:value-type="float" office:value="13.457117595048629" table:formula="of:=[.C29]/[.$B29]*100" table:style-name="ce30">
            <text:p>13.46</text:p>
          </table:table-cell>
          <table:table-cell office:value-type="float" office:value="77.223695844385503" table:formula="of:=[.D29]/[.$B29]*100" table:style-name="ce30">
            <text:p>77.22</text:p>
          </table:table-cell>
          <table:table-cell office:value-type="float" office:value="9.3191865605658695" table:formula="of:=[.E29]/[.$B29]*100" table:style-name="ce30">
            <text:p>9.32</text:p>
          </table:table-cell>
          <table:table-cell office:value-type="float" office:value="17.426150675520951" table:formula="of:=[.C29]/[.D29]*100" table:style-name="ce54">
            <text:p>17.43</text:p>
          </table:table-cell>
          <table:table-cell office:value-type="float" office:value="12.067781085413328" table:formula="of:=[.E29]/[.D29]*100" table:style-name="ce54">
            <text:p>12.07</text:p>
          </table:table-cell>
          <table:table-cell office:value-type="float" office:value="29.493931760934277" table:formula="of:=([.C29]+[.E29])/[.D29]*100" table:style-name="ce54">
            <text:p>29.49</text:p>
          </table:table-cell>
          <table:table-cell office:value-type="float" office:value="69.250985545335084" table:formula="of:=[.E29]/[.C29]*100" table:style-name="ce54">
            <text:p>69.25</text:p>
          </table:table-cell>
          <table:table-cell table:number-columns-repeated="16372" table:style-name="ce17"/>
        </table:table-row>
        <table:table-row table:style-name="ro7">
          <table:table-cell table:style-name="ce20"/>
          <table:table-cell table:number-columns-repeated="4" table:style-name="ce45"/>
          <table:table-cell table:number-columns-repeated="7" table:style-name="ce21"/>
          <table:table-cell table:number-columns-repeated="16372" table:style-name="ce17"/>
        </table:table-row>
        <table:table-row table:style-name="ro8">
          <table:table-cell office:value-type="string" table:style-name="ce14">
            <text:p>說明：扶養比係指依賴人口(0歲~14歲及65歲以上)</text:p>
          </table:table-cell>
          <table:table-cell table:number-columns-repeated="4" table:style-name="ce14"/>
          <table:table-cell table:number-columns-repeated="2" table:style-name="ce1"/>
          <table:table-cell table:style-name="ce16"/>
          <table:table-cell table:number-columns-repeated="3" table:style-name="ce33"/>
          <table:table-cell office:value-type="string" table:style-name="ce32">
            <text:p>內政部戶政司編製</text:p>
          </table:table-cell>
          <table:table-cell table:number-columns-repeated="2" table:style-name="ce1"/>
          <table:table-cell table:style-name="ce12"/>
          <table:table-cell table:number-columns-repeated="16369" table:style-name="ce1"/>
        </table:table-row>
        <table:table-row table:style-name="ro8">
          <table:table-cell office:value-type="string" table:style-name="ce15">
            <text:p>　　　對工作年齡人口(15歲~64歲)扶養負擔的一種簡略測度。</text:p>
          </table:table-cell>
          <table:table-cell table:number-columns-repeated="4" table:style-name="ce15"/>
          <table:table-cell table:number-columns-repeated="9" table:style-name="ce1"/>
          <table:table-cell table:style-name="ce13"/>
          <table:table-cell table:number-columns-repeated="16369" table:style-name="ce1"/>
        </table:table-row>
        <table:table-row table:number-rows-repeated="2" table:style-name="ro9">
          <table:table-cell table:number-columns-repeated="5" table:style-name="ce26"/>
          <table:table-cell table:number-columns-repeated="16379"/>
        </table:table-row>
        <table:table-row table:style-name="ro9">
          <table:table-cell table:number-columns-repeated="5" table:style-name="ce27"/>
          <table:table-cell table:number-columns-repeated="16379"/>
        </table:table-row>
        <table:table-row table:number-rows-repeated="1048541" table:style-name="ro9">
          <table:table-cell table:number-columns-repeated="16384"/>
        </table:table-row>
      </table:table>
      <table:table table:name="100" table:style-name="ta2">
        <table:table-column table:style-name="co1" table:number-columns-repeated="12" table:default-cell-style-name="ce16"/>
        <table:table-column table:style-name="co2" table:number-columns-repeated="16372" table:default-cell-style-name="ce16"/>
        <table:table-row table:style-name="ro1">
          <table:table-cell office:value-type="string" table:number-columns-spanned="12" table:number-rows-spanned="1" table:style-name="ce50">
            <text:p>各縣市年底三階段年齡人口數、百分比及其扶養比</text:p>
          </table:table-cell>
          <table:covered-table-cell table:number-columns-repeated="11"/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64" table:style-name="ce1"/>
        </table:table-row>
        <table:table-row table:style-name="ro2">
          <table:table-cell table:style-name="ce51"/>
          <table:table-cell table:style-name="ce52"/>
          <table:table-cell office:value-type="string" table:number-columns-spanned="8" table:number-rows-spanned="1" table:style-name="ce55">
            <text:p>中華民國100年底</text:p>
          </table:table-cell>
          <table:covered-table-cell table:number-columns-repeated="7"/>
          <table:table-cell table:style-name="ce53"/>
          <table:table-cell office:value-type="string" table:style-name="ce49">
            <text:p>單位：人；%</text:p>
          </table:table-cell>
          <table:table-cell table:style-name="ce5"/>
          <table:table-cell table:number-columns-repeated="2" table:style-name="ce6"/>
          <table:table-cell table:number-columns-repeated="5" table:style-name="ce4"/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2" table:style-name="ce46">
            <text:p>區<text:span text:style-name="T3"><text:s text:c="3"/></text:span>域<text:span text:style-name="T3"><text:s text:c="3"/></text:span>別</text:p>
          </table:table-cell>
          <table:table-cell office:value-type="string" table:number-columns-spanned="4" table:number-rows-spanned="1" table:style-name="ce73">
            <text:p>三　階　段　年　齡　人　口　數</text:p>
          </table:table-cell>
          <table:covered-table-cell table:number-columns-repeated="3"/>
          <table:table-cell office:value-type="string" table:number-columns-spanned="3" table:number-rows-spanned="1" table:style-name="ce72">
            <text:p>年<text:span text:style-name="T3"><text:s text:c="2"/></text:span>齡<text:span text:style-name="T3"><text:s text:c="2"/></text:span>分<text:span text:style-name="T3"><text:s text:c="2"/></text:span>配<text:span text:style-name="T3"><text:s text:c="2"/></text:span>百<text:span text:style-name="T3"><text:s text:c="2"/></text:span>分<text:span text:style-name="T3"><text:s text:c="2"/></text:span>比<text:span text:style-name="T3"><text:s/>(%)</text:span></text:p>
          </table:table-cell>
          <table:covered-table-cell table:number-columns-repeated="2"/>
          <table:table-cell office:value-type="string" table:number-columns-spanned="1" table:number-rows-spanned="2" table:style-name="ce72">
            <text:p>扶幼比</text:p>
          </table:table-cell>
          <table:table-cell office:value-type="string" table:number-columns-spanned="1" table:number-rows-spanned="2" table:style-name="ce72">
            <text:p>扶老比</text:p>
          </table:table-cell>
          <table:table-cell office:value-type="string" table:number-columns-spanned="1" table:number-rows-spanned="2" table:style-name="ce72">
            <text:p>扶養比</text:p>
          </table:table-cell>
          <table:table-cell office:value-type="string" table:number-columns-spanned="1" table:number-rows-spanned="2" table:style-name="ce41">
            <text:p>老化指數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44">
            <text:p>總計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covered-table-cell/>
          <table:covered-table-cell/>
          <table:covered-table-cell/>
          <table:covered-table-cell/>
          <table:table-cell table:number-columns-repeated="16372" table:style-name="ce17"/>
        </table:table-row>
        <table:table-row table:style-name="ro4">
          <table:table-cell office:value-type="string" table:style-name="ce24">
            <text:p>總　 　計</text:p>
          </table:table-cell>
          <table:table-cell office:value-type="float" office:value="23224912" table:style-name="ce47">
            <text:p>23,224,912</text:p>
          </table:table-cell>
          <table:table-cell office:value-type="float" office:value="3501790" table:style-name="ce47">
            <text:p>3,501,790</text:p>
          </table:table-cell>
          <table:table-cell office:value-type="float" office:value="17194873" table:style-name="ce47">
            <text:p>17,194,873</text:p>
          </table:table-cell>
          <table:table-cell office:value-type="float" office:value="2528249" table:style-name="ce47">
            <text:p>2,528,249</text:p>
          </table:table-cell>
          <table:table-cell office:value-type="float" office:value="15.077732049103135" table:formula="of:=[.C5]/[.$B5]*100" table:style-name="ce28">
            <text:p>15.08</text:p>
          </table:table-cell>
          <table:table-cell office:value-type="float" office:value="74.036332193637591" table:formula="of:=[.D5]/[.$B5]*100" table:style-name="ce28">
            <text:p>74.04</text:p>
          </table:table-cell>
          <table:table-cell office:value-type="float" office:value="10.885935757259274" table:formula="of:=[.E5]/[.$B5]*100" table:style-name="ce28">
            <text:p>10.89</text:p>
          </table:table-cell>
          <table:table-cell office:value-type="float" office:value="20.365314707471232" table:formula="of:=[.C5]/[.D5]*100" table:style-name="ce28">
            <text:p>20.37</text:p>
          </table:table-cell>
          <table:table-cell office:value-type="float" office:value="14.703504934290587" table:formula="of:=[.E5]/[.D5]*100" table:style-name="ce28">
            <text:p>14.70</text:p>
          </table:table-cell>
          <table:table-cell office:value-type="float" office:value="35.06881964176182" table:formula="of:=([.C5]+[.E5])/[.D5]*100" table:style-name="ce28">
            <text:p>35.07</text:p>
          </table:table-cell>
          <table:table-cell office:value-type="float" office:value="72.19876120498374" table:formula="of:=[.E5]/[.C5]*100" table:style-name="ce28">
            <text:p>72.20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25">
            <text:p>新 <text:s/>北 <text:s/>市</text:p>
          </table:table-cell>
          <table:table-cell office:value-type="float" office:value="3916451" table:style-name="ce47">
            <text:p>3,916,451</text:p>
          </table:table-cell>
          <table:table-cell office:value-type="float" office:value="566884" table:style-name="ce47">
            <text:p>566,884</text:p>
          </table:table-cell>
          <table:table-cell office:value-type="float" office:value="3015088" table:style-name="ce47">
            <text:p>3,015,088</text:p>
          </table:table-cell>
          <table:table-cell office:value-type="float" office:value="334479" table:style-name="ce47">
            <text:p>334,479</text:p>
          </table:table-cell>
          <table:table-cell office:value-type="float" office:value="14.474431060161356" table:formula="of:=[.C6]/[.$B6]*100" table:style-name="ce29">
            <text:p>14.47</text:p>
          </table:table-cell>
          <table:table-cell office:value-type="float" office:value="76.985209313227728" table:formula="of:=[.D6]/[.$B6]*100" table:style-name="ce29">
            <text:p>76.99</text:p>
          </table:table-cell>
          <table:table-cell office:value-type="float" office:value="8.540359626610929" table:formula="of:=[.E6]/[.$B6]*100" table:style-name="ce29">
            <text:p>8.54</text:p>
          </table:table-cell>
          <table:table-cell office:value-type="float" office:value="18.801573950743727" table:formula="of:=[.C6]/[.D6]*100" table:style-name="ce28">
            <text:p>18.80</text:p>
          </table:table-cell>
          <table:table-cell office:value-type="float" office:value="11.093507055183796" table:formula="of:=[.E6]/[.D6]*100" table:style-name="ce28">
            <text:p>11.09</text:p>
          </table:table-cell>
          <table:table-cell office:value-type="float" office:value="29.895081005927519" table:formula="of:=([.C6]+[.E6])/[.D6]*100" table:style-name="ce28">
            <text:p>29.90</text:p>
          </table:table-cell>
          <table:table-cell office:value-type="float" office:value="59.003076467143188" table:formula="of:=[.E6]/[.C6]*100" table:style-name="ce28">
            <text:p>59.0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北 <text:s/>市</text:p>
          </table:table-cell>
          <table:table-cell office:value-type="float" office:value="2650968" table:style-name="ce47">
            <text:p>2,650,968</text:p>
          </table:table-cell>
          <table:table-cell office:value-type="float" office:value="382966" table:style-name="ce47">
            <text:p>382,966</text:p>
          </table:table-cell>
          <table:table-cell office:value-type="float" office:value="1929803" table:style-name="ce47">
            <text:p>1,929,803</text:p>
          </table:table-cell>
          <table:table-cell office:value-type="float" office:value="338199" table:style-name="ce47">
            <text:p>338,199</text:p>
          </table:table-cell>
          <table:table-cell office:value-type="float" office:value="14.446270192623977" table:formula="of:=[.C7]/[.$B7]*100" table:style-name="ce29">
            <text:p>14.45</text:p>
          </table:table-cell>
          <table:table-cell office:value-type="float" office:value="72.796163514610512" table:formula="of:=[.D7]/[.$B7]*100" table:style-name="ce29">
            <text:p>72.80</text:p>
          </table:table-cell>
          <table:table-cell office:value-type="float" office:value="12.75756629276551" table:formula="of:=[.E7]/[.$B7]*100" table:style-name="ce29">
            <text:p>12.76</text:p>
          </table:table-cell>
          <table:table-cell office:value-type="float" office:value="19.844823538982993" table:formula="of:=[.C7]/[.D7]*100" table:style-name="ce28">
            <text:p>19.84</text:p>
          </table:table-cell>
          <table:table-cell office:value-type="float" office:value="17.525053075365722" table:formula="of:=[.E7]/[.D7]*100" table:style-name="ce28">
            <text:p>17.53</text:p>
          </table:table-cell>
          <table:table-cell office:value-type="float" office:value="37.369876614348719" table:formula="of:=([.C7]+[.E7])/[.D7]*100" table:style-name="ce28">
            <text:p>37.37</text:p>
          </table:table-cell>
          <table:table-cell office:value-type="float" office:value="88.310450536078918" table:formula="of:=[.E7]/[.C7]*100" table:style-name="ce28">
            <text:p>88.31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中 <text:s/>市</text:p>
          </table:table-cell>
          <table:table-cell office:value-type="float" office:value="2664394" table:style-name="ce47">
            <text:p>2,664,394</text:p>
          </table:table-cell>
          <table:table-cell office:value-type="float" office:value="441335" table:style-name="ce47">
            <text:p>441,335</text:p>
          </table:table-cell>
          <table:table-cell office:value-type="float" office:value="1987907" table:style-name="ce47">
            <text:p>1,987,907</text:p>
          </table:table-cell>
          <table:table-cell office:value-type="float" office:value="235152" table:style-name="ce47">
            <text:p>235,152</text:p>
          </table:table-cell>
          <table:table-cell office:value-type="float" office:value="16.564179321827027" table:formula="of:=[.C8]/[.$B8]*100" table:style-name="ce29">
            <text:p>16.56</text:p>
          </table:table-cell>
          <table:table-cell office:value-type="float" office:value="74.610098956835969" table:formula="of:=[.D8]/[.$B8]*100" table:style-name="ce29">
            <text:p>74.61</text:p>
          </table:table-cell>
          <table:table-cell office:value-type="float" office:value="8.8257217213370094" table:formula="of:=[.E8]/[.$B8]*100" table:style-name="ce29">
            <text:p>8.83</text:p>
          </table:table-cell>
          <table:table-cell office:value-type="float" office:value="22.200988275608466" table:formula="of:=[.C8]/[.D8]*100" table:style-name="ce28">
            <text:p>22.20</text:p>
          </table:table-cell>
          <table:table-cell office:value-type="float" office:value="11.829124803122077" table:formula="of:=[.E8]/[.D8]*100" table:style-name="ce28">
            <text:p>11.83</text:p>
          </table:table-cell>
          <table:table-cell office:value-type="float" office:value="34.030113078730544" table:formula="of:=([.C8]+[.E8])/[.D8]*100" table:style-name="ce28">
            <text:p>34.03</text:p>
          </table:table-cell>
          <table:table-cell office:value-type="float" office:value="53.281974010672158" table:formula="of:=[.E8]/[.C8]*100" table:style-name="ce28">
            <text:p>53.2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南 <text:s/>市</text:p>
          </table:table-cell>
          <table:table-cell office:value-type="float" office:value="1876960" table:style-name="ce47">
            <text:p>1,876,960</text:p>
          </table:table-cell>
          <table:table-cell office:value-type="float" office:value="264466" table:style-name="ce47">
            <text:p>264,466</text:p>
          </table:table-cell>
          <table:table-cell office:value-type="float" office:value="1393801" table:style-name="ce47">
            <text:p>1,393,801</text:p>
          </table:table-cell>
          <table:table-cell office:value-type="float" office:value="218693" table:style-name="ce47">
            <text:p>218,693</text:p>
          </table:table-cell>
          <table:table-cell office:value-type="float" office:value="14.090124456568068" table:formula="of:=[.C9]/[.$B9]*100" table:style-name="ce29">
            <text:p>14.09</text:p>
          </table:table-cell>
          <table:table-cell office:value-type="float" office:value="74.258428522717594" table:formula="of:=[.D9]/[.$B9]*100" table:style-name="ce29">
            <text:p>74.26</text:p>
          </table:table-cell>
          <table:table-cell office:value-type="float" office:value="11.651447020714347" table:formula="of:=[.E9]/[.$B9]*100" table:style-name="ce29">
            <text:p>11.65</text:p>
          </table:table-cell>
          <table:table-cell office:value-type="float" office:value="18.974444701933777" table:formula="of:=[.C9]/[.D9]*100" table:style-name="ce28">
            <text:p>18.97</text:p>
          </table:table-cell>
          <table:table-cell office:value-type="float" office:value="15.690403436358563" table:formula="of:=[.E9]/[.D9]*100" table:style-name="ce28">
            <text:p>15.69</text:p>
          </table:table-cell>
          <table:table-cell office:value-type="float" office:value="34.664848138292335" table:formula="of:=([.C9]+[.E9])/[.D9]*100" table:style-name="ce28">
            <text:p>34.66</text:p>
          </table:table-cell>
          <table:table-cell office:value-type="float" office:value="82.692293149213896" table:formula="of:=[.E9]/[.C9]*100" table:style-name="ce28">
            <text:p>82.6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高 <text:s/>雄 <text:s/>市</text:p>
          </table:table-cell>
          <table:table-cell office:value-type="float" office:value="2774470" table:style-name="ce47">
            <text:p>2,774,470</text:p>
          </table:table-cell>
          <table:table-cell office:value-type="float" office:value="393170" table:style-name="ce47">
            <text:p>393,170</text:p>
          </table:table-cell>
          <table:table-cell office:value-type="float" office:value="2089848" table:style-name="ce47">
            <text:p>2,089,848</text:p>
          </table:table-cell>
          <table:table-cell office:value-type="float" office:value="291452" table:style-name="ce47">
            <text:p>291,452</text:p>
          </table:table-cell>
          <table:table-cell office:value-type="float" office:value="14.17099482063241" table:formula="of:=[.C10]/[.$B10]*100" table:style-name="ce29">
            <text:p>14.17</text:p>
          </table:table-cell>
          <table:table-cell office:value-type="float" office:value="75.324224086041653" table:formula="of:=[.D10]/[.$B10]*100" table:style-name="ce29">
            <text:p>75.32</text:p>
          </table:table-cell>
          <table:table-cell office:value-type="float" office:value="10.504781093325931" table:formula="of:=[.E10]/[.$B10]*100" table:style-name="ce29">
            <text:p>10.50</text:p>
          </table:table-cell>
          <table:table-cell office:value-type="float" office:value="18.813329964667286" table:formula="of:=[.C10]/[.D10]*100" table:style-name="ce28">
            <text:p>18.81</text:p>
          </table:table-cell>
          <table:table-cell office:value-type="float" office:value="13.946086031137192" table:formula="of:=[.E10]/[.D10]*100" table:style-name="ce28">
            <text:p>13.95</text:p>
          </table:table-cell>
          <table:table-cell office:value-type="float" office:value="32.759415995804481" table:formula="of:=([.C10]+[.E10])/[.D10]*100" table:style-name="ce28">
            <text:p>32.76</text:p>
          </table:table-cell>
          <table:table-cell office:value-type="float" office:value="74.128748378563984" table:formula="of:=[.E10]/[.C10]*100" table:style-name="ce28">
            <text:p>74.13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臺 <text:s/>灣 <text:s/>省</text:p>
          </table:table-cell>
          <table:table-cell office:value-type="float" office:value="9227680" table:style-name="ce47">
            <text:p>9,227,680</text:p>
          </table:table-cell>
          <table:table-cell office:value-type="float" office:value="1438627" table:style-name="ce47">
            <text:p>1,438,627</text:p>
          </table:table-cell>
          <table:table-cell office:value-type="float" office:value="6692138" table:style-name="ce47">
            <text:p>6,692,138</text:p>
          </table:table-cell>
          <table:table-cell office:value-type="float" office:value="1096915" table:style-name="ce47">
            <text:p>1,096,915</text:p>
          </table:table-cell>
          <table:table-cell office:value-type="float" office:value="15.590343401591733" table:formula="of:=[.C11]/[.$B11]*100" table:style-name="ce29">
            <text:p>15.59</text:p>
          </table:table-cell>
          <table:table-cell office:value-type="float" office:value="72.522432507412475" table:formula="of:=[.D11]/[.$B11]*100" table:style-name="ce29">
            <text:p>72.52</text:p>
          </table:table-cell>
          <table:table-cell office:value-type="float" office:value="11.887224090995787" table:formula="of:=[.E11]/[.$B11]*100" table:style-name="ce29">
            <text:p>11.89</text:p>
          </table:table-cell>
          <table:table-cell office:value-type="float" office:value="21.497270379062716" table:formula="of:=[.C11]/[.D11]*100" table:style-name="ce28">
            <text:p>21.50</text:p>
          </table:table-cell>
          <table:table-cell office:value-type="float" office:value="16.391099526040858" table:formula="of:=[.E11]/[.D11]*100" table:style-name="ce28">
            <text:p>16.39</text:p>
          </table:table-cell>
          <table:table-cell office:value-type="float" office:value="37.888369905103566" table:formula="of:=([.C11]+[.E11])/[.D11]*100" table:style-name="ce28">
            <text:p>37.89</text:p>
          </table:table-cell>
          <table:table-cell office:value-type="float" office:value="76.247352510414444" table:formula="of:=[.E11]/[.C11]*100" table:style-name="ce28">
            <text:p>76.25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宜<text:span text:style-name="T3"><text:s text:c="2"/></text:span><text:span text:style-name="T1">蘭</text:span><text:span text:style-name="T3"><text:s text:c="2"/></text:span><text:span text:style-name="T1">縣</text:span></text:p>
          </table:table-cell>
          <table:table-cell office:value-type="float" office:value="459061" table:style-name="ce48">
            <text:p>459,061</text:p>
          </table:table-cell>
          <table:table-cell office:value-type="float" office:value="66899" table:style-name="ce48">
            <text:p>66,899</text:p>
          </table:table-cell>
          <table:table-cell office:value-type="float" office:value="331496" table:style-name="ce48">
            <text:p>331,496</text:p>
          </table:table-cell>
          <table:table-cell office:value-type="float" office:value="60666" table:style-name="ce48">
            <text:p>60,666</text:p>
          </table:table-cell>
          <table:table-cell office:value-type="float" office:value="14.573008815821861" table:formula="of:=[.C12]/[.$B12]*100" table:style-name="ce30">
            <text:p>14.57</text:p>
          </table:table-cell>
          <table:table-cell office:value-type="float" office:value="72.211753993477984" table:formula="of:=[.D12]/[.$B12]*100" table:style-name="ce30">
            <text:p>72.21</text:p>
          </table:table-cell>
          <table:table-cell office:value-type="float" office:value="13.215237190700147" table:formula="of:=[.E12]/[.$B12]*100" table:style-name="ce30">
            <text:p>13.22</text:p>
          </table:table-cell>
          <table:table-cell office:value-type="float" office:value="20.180937326543908" table:formula="of:=[.C12]/[.D12]*100" table:style-name="ce54">
            <text:p>20.18</text:p>
          </table:table-cell>
          <table:table-cell office:value-type="float" office:value="18.300673311291842" table:formula="of:=[.E12]/[.D12]*100" table:style-name="ce54">
            <text:p>18.30</text:p>
          </table:table-cell>
          <table:table-cell office:value-type="float" office:value="38.48161063783575" table:formula="of:=([.C12]+[.E12])/[.D12]*100" table:style-name="ce54">
            <text:p>38.48</text:p>
          </table:table-cell>
          <table:table-cell office:value-type="float" office:value="90.682969850072496" table:formula="of:=[.E12]/[.C12]*100" table:style-name="ce54">
            <text:p>90.6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桃<text:span text:style-name="T3"><text:s text:c="2"/></text:span><text:span text:style-name="T1">園</text:span><text:span text:style-name="T3"><text:s text:c="2"/></text:span><text:span text:style-name="T1">縣</text:span></text:p>
          </table:table-cell>
          <table:table-cell office:value-type="float" office:value="2013305" table:style-name="ce48">
            <text:p>2,013,305</text:p>
          </table:table-cell>
          <table:table-cell office:value-type="float" office:value="350658" table:style-name="ce48">
            <text:p>350,658</text:p>
          </table:table-cell>
          <table:table-cell office:value-type="float" office:value="1494077" table:style-name="ce48">
            <text:p>1,494,077</text:p>
          </table:table-cell>
          <table:table-cell office:value-type="float" office:value="168570" table:style-name="ce48">
            <text:p>168,570</text:p>
          </table:table-cell>
          <table:table-cell office:value-type="float" office:value="17.417033186725309" table:formula="of:=[.C13]/[.$B13]*100" table:style-name="ce30">
            <text:p>17.42</text:p>
          </table:table-cell>
          <table:table-cell office:value-type="float" office:value="74.210166864931054" table:formula="of:=[.D13]/[.$B13]*100" table:style-name="ce30">
            <text:p>74.21</text:p>
          </table:table-cell>
          <table:table-cell office:value-type="float" office:value="8.3727999483436442" table:formula="of:=[.E13]/[.$B13]*100" table:style-name="ce30">
            <text:p>8.37</text:p>
          </table:table-cell>
          <table:table-cell office:value-type="float" office:value="23.469874711945906" table:formula="of:=[.C13]/[.D13]*100" table:style-name="ce54">
            <text:p>23.47</text:p>
          </table:table-cell>
          <table:table-cell office:value-type="float" office:value="11.282551033179681" table:formula="of:=[.E13]/[.D13]*100" table:style-name="ce54">
            <text:p>11.28</text:p>
          </table:table-cell>
          <table:table-cell office:value-type="float" office:value="34.752425745125585" table:formula="of:=([.C13]+[.E13])/[.D13]*100" table:style-name="ce54">
            <text:p>34.75</text:p>
          </table:table-cell>
          <table:table-cell office:value-type="float" office:value="48.072480878804988" table:formula="of:=[.E13]/[.C13]*100" table:style-name="ce54">
            <text:p>48.07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縣</text:span></text:p>
          </table:table-cell>
          <table:table-cell office:value-type="float" office:value="517641" table:style-name="ce48">
            <text:p>517,641</text:p>
          </table:table-cell>
          <table:table-cell office:value-type="float" office:value="94956" table:style-name="ce48">
            <text:p>94,956</text:p>
          </table:table-cell>
          <table:table-cell office:value-type="float" office:value="365330" table:style-name="ce48">
            <text:p>365,330</text:p>
          </table:table-cell>
          <table:table-cell office:value-type="float" office:value="57355" table:style-name="ce48">
            <text:p>57,355</text:p>
          </table:table-cell>
          <table:table-cell office:value-type="float" office:value="18.343987435307483" table:formula="of:=[.C14]/[.$B14]*100" table:style-name="ce30">
            <text:p>18.34</text:p>
          </table:table-cell>
          <table:table-cell office:value-type="float" office:value="70.575939695657794" table:formula="of:=[.D14]/[.$B14]*100" table:style-name="ce30">
            <text:p>70.58</text:p>
          </table:table-cell>
          <table:table-cell office:value-type="float" office:value="11.080072869034717" table:formula="of:=[.E14]/[.$B14]*100" table:style-name="ce30">
            <text:p>11.08</text:p>
          </table:table-cell>
          <table:table-cell office:value-type="float" office:value="25.991842991268165" table:formula="of:=[.C14]/[.D14]*100" table:style-name="ce54">
            <text:p>25.99</text:p>
          </table:table-cell>
          <table:table-cell office:value-type="float" office:value="15.699504557523337" table:formula="of:=[.E14]/[.D14]*100" table:style-name="ce54">
            <text:p>15.70</text:p>
          </table:table-cell>
          <table:table-cell office:value-type="float" office:value="41.691347548791505" table:formula="of:=([.C14]+[.E14])/[.D14]*100" table:style-name="ce54">
            <text:p>41.69</text:p>
          </table:table-cell>
          <table:table-cell office:value-type="float" office:value="60.401659716079024" table:formula="of:=[.E14]/[.C14]*100" table:style-name="ce54">
            <text:p>60.4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苗<text:span text:style-name="T3"><text:s text:c="2"/></text:span><text:span text:style-name="T1">栗</text:span><text:span text:style-name="T3"><text:s text:c="2"/></text:span><text:span text:style-name="T1">縣</text:span></text:p>
          </table:table-cell>
          <table:table-cell office:value-type="float" office:value="562010" table:style-name="ce48">
            <text:p>562,010</text:p>
          </table:table-cell>
          <table:table-cell office:value-type="float" office:value="85278" table:style-name="ce48">
            <text:p>85,278</text:p>
          </table:table-cell>
          <table:table-cell office:value-type="float" office:value="401259" table:style-name="ce48">
            <text:p>401,259</text:p>
          </table:table-cell>
          <table:table-cell office:value-type="float" office:value="75473" table:style-name="ce48">
            <text:p>75,473</text:p>
          </table:table-cell>
          <table:table-cell office:value-type="float" office:value="15.173751356737425" table:formula="of:=[.C15]/[.$B15]*100" table:style-name="ce30">
            <text:p>15.17</text:p>
          </table:table-cell>
          <table:table-cell office:value-type="float" office:value="71.397128164979279" table:formula="of:=[.D15]/[.$B15]*100" table:style-name="ce30">
            <text:p>71.40</text:p>
          </table:table-cell>
          <table:table-cell office:value-type="float" office:value="13.429120478283304" table:formula="of:=[.E15]/[.$B15]*100" table:style-name="ce30">
            <text:p>13.43</text:p>
          </table:table-cell>
          <table:table-cell office:value-type="float" office:value="21.252607418151367" table:formula="of:=[.C15]/[.D15]*100" table:style-name="ce54">
            <text:p>21.25</text:p>
          </table:table-cell>
          <table:table-cell office:value-type="float" office:value="18.809048519783982" table:formula="of:=[.E15]/[.D15]*100" table:style-name="ce54">
            <text:p>18.81</text:p>
          </table:table-cell>
          <table:table-cell office:value-type="float" office:value="40.061655937935349" table:formula="of:=([.C15]+[.E15])/[.D15]*100" table:style-name="ce54">
            <text:p>40.06</text:p>
          </table:table-cell>
          <table:table-cell office:value-type="float" office:value="88.502310091700082" table:formula="of:=[.E15]/[.C15]*100" table:style-name="ce54">
            <text:p>88.50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彰<text:span text:style-name="T3"><text:s text:c="2"/></text:span><text:span text:style-name="T1">化</text:span><text:span text:style-name="T3"><text:s text:c="2"/></text:span><text:span text:style-name="T1">縣</text:span></text:p>
          </table:table-cell>
          <table:table-cell office:value-type="float" office:value="1303039" table:style-name="ce48">
            <text:p>1,303,039</text:p>
          </table:table-cell>
          <table:table-cell office:value-type="float" office:value="204235" table:style-name="ce48">
            <text:p>204,235</text:p>
          </table:table-cell>
          <table:table-cell office:value-type="float" office:value="939650" table:style-name="ce48">
            <text:p>939,650</text:p>
          </table:table-cell>
          <table:table-cell office:value-type="float" office:value="159154" table:style-name="ce48">
            <text:p>159,154</text:p>
          </table:table-cell>
          <table:table-cell office:value-type="float" office:value="15.673744224079247" table:formula="of:=[.C16]/[.$B16]*100" table:style-name="ce30">
            <text:p>15.67</text:p>
          </table:table-cell>
          <table:table-cell office:value-type="float" office:value="72.112193111641318" table:formula="of:=[.D16]/[.$B16]*100" table:style-name="ce30">
            <text:p>72.11</text:p>
          </table:table-cell>
          <table:table-cell office:value-type="float" office:value="12.214062664279426" table:formula="of:=[.E16]/[.$B16]*100" table:style-name="ce30">
            <text:p>12.21</text:p>
          </table:table-cell>
          <table:table-cell office:value-type="float" office:value="21.735220560847125" table:formula="of:=[.C16]/[.D16]*100" table:style-name="ce54">
            <text:p>21.74</text:p>
          </table:table-cell>
          <table:table-cell office:value-type="float" office:value="16.937583142659502" table:formula="of:=[.E16]/[.D16]*100" table:style-name="ce54">
            <text:p>16.94</text:p>
          </table:table-cell>
          <table:table-cell office:value-type="float" office:value="38.672803703506624" table:formula="of:=([.C16]+[.E16])/[.D16]*100" table:style-name="ce54">
            <text:p>38.67</text:p>
          </table:table-cell>
          <table:table-cell office:value-type="float" office:value="77.926897936200945" table:formula="of:=[.E16]/[.C16]*100" table:style-name="ce54">
            <text:p>77.93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南<text:span text:style-name="T3"><text:s text:c="2"/></text:span><text:span text:style-name="T1">投</text:span><text:span text:style-name="T3"><text:s text:c="2"/></text:span><text:span text:style-name="T1">縣</text:span></text:p>
          </table:table-cell>
          <table:table-cell office:value-type="float" office:value="522807" table:style-name="ce48">
            <text:p>522,807</text:p>
          </table:table-cell>
          <table:table-cell office:value-type="float" office:value="73780" table:style-name="ce48">
            <text:p>73,780</text:p>
          </table:table-cell>
          <table:table-cell office:value-type="float" office:value="377182" table:style-name="ce48">
            <text:p>377,182</text:p>
          </table:table-cell>
          <table:table-cell office:value-type="float" office:value="71845" table:style-name="ce48">
            <text:p>71,845</text:p>
          </table:table-cell>
          <table:table-cell office:value-type="float" office:value="14.112282352761152" table:formula="of:=[.C17]/[.$B17]*100" table:style-name="ce30">
            <text:p>14.11</text:p>
          </table:table-cell>
          <table:table-cell office:value-type="float" office:value="72.145552756562168" table:formula="of:=[.D17]/[.$B17]*100" table:style-name="ce30">
            <text:p>72.15</text:p>
          </table:table-cell>
          <table:table-cell office:value-type="float" office:value="13.742164890676674" table:formula="of:=[.E17]/[.$B17]*100" table:style-name="ce30">
            <text:p>13.74</text:p>
          </table:table-cell>
          <table:table-cell office:value-type="float" office:value="19.560848608894378" table:formula="of:=[.C17]/[.D17]*100" table:style-name="ce54">
            <text:p>19.56</text:p>
          </table:table-cell>
          <table:table-cell office:value-type="float" office:value="19.047833671808302" table:formula="of:=[.E17]/[.D17]*100" table:style-name="ce54">
            <text:p>19.05</text:p>
          </table:table-cell>
          <table:table-cell office:value-type="float" office:value="38.608682280702681" table:formula="of:=([.C17]+[.E17])/[.D17]*100" table:style-name="ce54">
            <text:p>38.61</text:p>
          </table:table-cell>
          <table:table-cell office:value-type="float" office:value="97.377338031986994" table:formula="of:=[.E17]/[.C17]*100" table:style-name="ce54">
            <text:p>97.3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雲<text:span text:style-name="T3"><text:s text:c="2"/></text:span><text:span text:style-name="T1">林</text:span><text:span text:style-name="T3"><text:s text:c="2"/></text:span><text:span text:style-name="T1">縣</text:span></text:p>
          </table:table-cell>
          <table:table-cell office:value-type="float" office:value="713556" table:style-name="ce48">
            <text:p>713,556</text:p>
          </table:table-cell>
          <table:table-cell office:value-type="float" office:value="104065" table:style-name="ce48">
            <text:p>104,065</text:p>
          </table:table-cell>
          <table:table-cell office:value-type="float" office:value="500477" table:style-name="ce48">
            <text:p>500,477</text:p>
          </table:table-cell>
          <table:table-cell office:value-type="float" office:value="109014" table:style-name="ce48">
            <text:p>109,014</text:p>
          </table:table-cell>
          <table:table-cell office:value-type="float" office:value="14.583999013392082" table:formula="of:=[.C18]/[.$B18]*100" table:style-name="ce30">
            <text:p>14.58</text:p>
          </table:table-cell>
          <table:table-cell office:value-type="float" office:value="70.138433423585539" table:formula="of:=[.D18]/[.$B18]*100" table:style-name="ce30">
            <text:p>70.14</text:p>
          </table:table-cell>
          <table:table-cell office:value-type="float" office:value="15.277567563022384" table:formula="of:=[.E18]/[.$B18]*100" table:style-name="ce30">
            <text:p>15.28</text:p>
          </table:table-cell>
          <table:table-cell office:value-type="float" office:value="20.79316332219063" table:formula="of:=[.C18]/[.D18]*100" table:style-name="ce54">
            <text:p>20.79</text:p>
          </table:table-cell>
          <table:table-cell office:value-type="float" office:value="21.78201995296487" table:formula="of:=[.E18]/[.D18]*100" table:style-name="ce54">
            <text:p>21.78</text:p>
          </table:table-cell>
          <table:table-cell office:value-type="float" office:value="42.575183275155503" table:formula="of:=([.C18]+[.E18])/[.D18]*100" table:style-name="ce54">
            <text:p>42.58</text:p>
          </table:table-cell>
          <table:table-cell office:value-type="float" office:value="104.75568154518811" table:formula="of:=[.E18]/[.C18]*100" table:style-name="ce54">
            <text:p>104.76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縣</text:span></text:p>
          </table:table-cell>
          <table:table-cell office:value-type="float" office:value="537942" table:style-name="ce48">
            <text:p>537,942</text:p>
          </table:table-cell>
          <table:table-cell office:value-type="float" office:value="71170" table:style-name="ce48">
            <text:p>71,170</text:p>
          </table:table-cell>
          <table:table-cell office:value-type="float" office:value="381838" table:style-name="ce48">
            <text:p>381,838</text:p>
          </table:table-cell>
          <table:table-cell office:value-type="float" office:value="84934" table:style-name="ce48">
            <text:p>84,934</text:p>
          </table:table-cell>
          <table:table-cell office:value-type="float" office:value="13.230050823322962" table:formula="of:=[.C19]/[.$B19]*100" table:style-name="ce30">
            <text:p>13.23</text:p>
          </table:table-cell>
          <table:table-cell office:value-type="float" office:value="70.981258202557157" table:formula="of:=[.D19]/[.$B19]*100" table:style-name="ce30">
            <text:p>70.98</text:p>
          </table:table-cell>
          <table:table-cell office:value-type="float" office:value="15.788690974119888" table:formula="of:=[.E19]/[.$B19]*100" table:style-name="ce30">
            <text:p>15.79</text:p>
          </table:table-cell>
          <table:table-cell office:value-type="float" office:value="18.638794462573134" table:formula="of:=[.C19]/[.D19]*100" table:style-name="ce54">
            <text:p>18.64</text:p>
          </table:table-cell>
          <table:table-cell office:value-type="float" office:value="22.243464505889932" table:formula="of:=[.E19]/[.D19]*100" table:style-name="ce54">
            <text:p>22.24</text:p>
          </table:table-cell>
          <table:table-cell office:value-type="float" office:value="40.882258968463063" table:formula="of:=([.C19]+[.E19])/[.D19]*100" table:style-name="ce54">
            <text:p>40.88</text:p>
          </table:table-cell>
          <table:table-cell office:value-type="float" office:value="119.33960938597723" table:formula="of:=[.E19]/[.C19]*100" table:style-name="ce54">
            <text:p>119.34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屏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864529" table:style-name="ce48">
            <text:p>864,529</text:p>
          </table:table-cell>
          <table:table-cell office:value-type="float" office:value="118364" table:style-name="ce48">
            <text:p>118,364</text:p>
          </table:table-cell>
          <table:table-cell office:value-type="float" office:value="635626" table:style-name="ce48">
            <text:p>635,626</text:p>
          </table:table-cell>
          <table:table-cell office:value-type="float" office:value="110539" table:style-name="ce48">
            <text:p>110,539</text:p>
          </table:table-cell>
          <table:table-cell office:value-type="float" office:value="13.691154374231518" table:formula="of:=[.C20]/[.$B20]*100" table:style-name="ce30">
            <text:p>13.69</text:p>
          </table:table-cell>
          <table:table-cell office:value-type="float" office:value="73.522808373114145" table:formula="of:=[.D20]/[.$B20]*100" table:style-name="ce30">
            <text:p>73.52</text:p>
          </table:table-cell>
          <table:table-cell office:value-type="float" office:value="12.786037252654337" table:formula="of:=[.E20]/[.$B20]*100" table:style-name="ce30">
            <text:p>12.79</text:p>
          </table:table-cell>
          <table:table-cell office:value-type="float" office:value="18.62164228650181" table:formula="of:=[.C20]/[.D20]*100" table:style-name="ce54">
            <text:p>18.62</text:p>
          </table:table-cell>
          <table:table-cell office:value-type="float" office:value="17.390572443543846" table:formula="of:=[.E20]/[.D20]*100" table:style-name="ce54">
            <text:p>17.39</text:p>
          </table:table-cell>
          <table:table-cell office:value-type="float" office:value="36.012214730045656" table:formula="of:=([.C20]+[.E20])/[.D20]*100" table:style-name="ce54">
            <text:p>36.01</text:p>
          </table:table-cell>
          <table:table-cell office:value-type="float" office:value="93.389037207258966" table:formula="of:=[.E20]/[.C20]*100" table:style-name="ce54">
            <text:p>93.3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臺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228290" table:style-name="ce48">
            <text:p>228,290</text:p>
          </table:table-cell>
          <table:table-cell office:value-type="float" office:value="33547" table:style-name="ce48">
            <text:p>33,547</text:p>
          </table:table-cell>
          <table:table-cell office:value-type="float" office:value="164689" table:style-name="ce48">
            <text:p>164,689</text:p>
          </table:table-cell>
          <table:table-cell office:value-type="float" office:value="30054" table:style-name="ce48">
            <text:p>30,054</text:p>
          </table:table-cell>
          <table:table-cell office:value-type="float" office:value="14.694905602523106" table:formula="of:=[.C21]/[.$B21]*100" table:style-name="ce30">
            <text:p>14.69</text:p>
          </table:table-cell>
          <table:table-cell office:value-type="float" office:value="72.140260195365542" table:formula="of:=[.D21]/[.$B21]*100" table:style-name="ce30">
            <text:p>72.14</text:p>
          </table:table-cell>
          <table:table-cell office:value-type="float" office:value="13.164834202111351" table:formula="of:=[.E21]/[.$B21]*100" table:style-name="ce30">
            <text:p>13.16</text:p>
          </table:table-cell>
          <table:table-cell office:value-type="float" office:value="20.369909344279215" table:formula="of:=[.C21]/[.D21]*100" table:style-name="ce54">
            <text:p>20.37</text:p>
          </table:table-cell>
          <table:table-cell office:value-type="float" office:value="18.248941945120801" table:formula="of:=[.E21]/[.D21]*100" table:style-name="ce54">
            <text:p>18.25</text:p>
          </table:table-cell>
          <table:table-cell office:value-type="float" office:value="38.61885128940002" table:formula="of:=([.C21]+[.E21])/[.D21]*100" table:style-name="ce54">
            <text:p>38.62</text:p>
          </table:table-cell>
          <table:table-cell office:value-type="float" office:value="89.587742570125499" table:formula="of:=[.E21]/[.C21]*100" table:style-name="ce54">
            <text:p>89.5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花<text:span text:style-name="T3"><text:s text:c="2"/></text:span><text:span text:style-name="T1">蓮</text:span><text:span text:style-name="T3"><text:s text:c="2"/></text:span><text:span text:style-name="T1">縣</text:span></text:p>
          </table:table-cell>
          <table:table-cell office:value-type="float" office:value="336838" table:style-name="ce48">
            <text:p>336,838</text:p>
          </table:table-cell>
          <table:table-cell office:value-type="float" office:value="48465" table:style-name="ce48">
            <text:p>48,465</text:p>
          </table:table-cell>
          <table:table-cell office:value-type="float" office:value="245647" table:style-name="ce48">
            <text:p>245,647</text:p>
          </table:table-cell>
          <table:table-cell office:value-type="float" office:value="42726" table:style-name="ce48">
            <text:p>42,726</text:p>
          </table:table-cell>
          <table:table-cell office:value-type="float" office:value="14.388222231458444" table:formula="of:=[.C22]/[.$B22]*100" table:style-name="ce30">
            <text:p>14.39</text:p>
          </table:table-cell>
          <table:table-cell office:value-type="float" office:value="72.927341926979736" table:formula="of:=[.D22]/[.$B22]*100" table:style-name="ce30">
            <text:p>72.93</text:p>
          </table:table-cell>
          <table:table-cell office:value-type="float" office:value="12.68443584156182" table:formula="of:=[.E22]/[.$B22]*100" table:style-name="ce30">
            <text:p>12.68</text:p>
          </table:table-cell>
          <table:table-cell office:value-type="float" office:value="19.729530586573414" table:formula="of:=[.C22]/[.D22]*100" table:style-name="ce54">
            <text:p>19.73</text:p>
          </table:table-cell>
          <table:table-cell office:value-type="float" office:value="17.393251291487378" table:formula="of:=[.E22]/[.D22]*100" table:style-name="ce54">
            <text:p>17.39</text:p>
          </table:table-cell>
          <table:table-cell office:value-type="float" office:value="37.122781878060792" table:formula="of:=([.C22]+[.E22])/[.D22]*100" table:style-name="ce54">
            <text:p>37.12</text:p>
          </table:table-cell>
          <table:table-cell office:value-type="float" office:value="88.158464871556802" table:formula="of:=[.E22]/[.C22]*100" table:style-name="ce54">
            <text:p>88.16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澎<text:span text:style-name="T3"><text:s text:c="2"/></text:span><text:span text:style-name="T1">湖</text:span><text:span text:style-name="T3"><text:s text:c="2"/></text:span><text:span text:style-name="T1">縣</text:span></text:p>
          </table:table-cell>
          <table:table-cell office:value-type="float" office:value="97157" table:style-name="ce48">
            <text:p>97,157</text:p>
          </table:table-cell>
          <table:table-cell office:value-type="float" office:value="12709" table:style-name="ce48">
            <text:p>12,709</text:p>
          </table:table-cell>
          <table:table-cell office:value-type="float" office:value="70365" table:style-name="ce48">
            <text:p>70,365</text:p>
          </table:table-cell>
          <table:table-cell office:value-type="float" office:value="14083" table:style-name="ce48">
            <text:p>14,083</text:p>
          </table:table-cell>
          <table:table-cell office:value-type="float" office:value="13.080889694000433" table:formula="of:=[.C23]/[.$B23]*100" table:style-name="ce30">
            <text:p>13.08</text:p>
          </table:table-cell>
          <table:table-cell office:value-type="float" office:value="72.424014739030639" table:formula="of:=[.D23]/[.$B23]*100" table:style-name="ce30">
            <text:p>72.42</text:p>
          </table:table-cell>
          <table:table-cell office:value-type="float" office:value="14.495095566968926" table:formula="of:=[.E23]/[.$B23]*100" table:style-name="ce30">
            <text:p>14.50</text:p>
          </table:table-cell>
          <table:table-cell office:value-type="float" office:value="18.061536275136785" table:formula="of:=[.C23]/[.D23]*100" table:style-name="ce54">
            <text:p>18.06</text:p>
          </table:table-cell>
          <table:table-cell office:value-type="float" office:value="20.014211610886093" table:formula="of:=[.E23]/[.D23]*100" table:style-name="ce54">
            <text:p>20.01</text:p>
          </table:table-cell>
          <table:table-cell office:value-type="float" office:value="38.075747886022882" table:formula="of:=([.C23]+[.E23])/[.D23]*100" table:style-name="ce54">
            <text:p>38.08</text:p>
          </table:table-cell>
          <table:table-cell office:value-type="float" office:value="110.81123613187505" table:formula="of:=[.E23]/[.C23]*100" table:style-name="ce54">
            <text:p>110.81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基<text:span text:style-name="T3"><text:s text:c="2"/></text:span><text:span text:style-name="T1">隆</text:span><text:span text:style-name="T3"><text:s text:c="2"/></text:span><text:span text:style-name="T1">市</text:span></text:p>
          </table:table-cell>
          <table:table-cell office:value-type="float" office:value="379927" table:style-name="ce48">
            <text:p>379,927</text:p>
          </table:table-cell>
          <table:table-cell office:value-type="float" office:value="50473" table:style-name="ce48">
            <text:p>50,473</text:p>
          </table:table-cell>
          <table:table-cell office:value-type="float" office:value="286943" table:style-name="ce48">
            <text:p>286,943</text:p>
          </table:table-cell>
          <table:table-cell office:value-type="float" office:value="42511" table:style-name="ce48">
            <text:p>42,511</text:p>
          </table:table-cell>
          <table:table-cell office:value-type="float" office:value="13.284920524205965" table:formula="of:=[.C24]/[.$B24]*100" table:style-name="ce30">
            <text:p>13.28</text:p>
          </table:table-cell>
          <table:table-cell office:value-type="float" office:value="75.525824697902493" table:formula="of:=[.D24]/[.$B24]*100" table:style-name="ce30">
            <text:p>75.53</text:p>
          </table:table-cell>
          <table:table-cell office:value-type="float" office:value="11.189254777891543" table:formula="of:=[.E24]/[.$B24]*100" table:style-name="ce30">
            <text:p>11.19</text:p>
          </table:table-cell>
          <table:table-cell office:value-type="float" office:value="17.589904615202322" table:formula="of:=[.C24]/[.D24]*100" table:style-name="ce54">
            <text:p>17.59</text:p>
          </table:table-cell>
          <table:table-cell office:value-type="float" office:value="14.815137501176192" table:formula="of:=[.E24]/[.D24]*100" table:style-name="ce54">
            <text:p>14.82</text:p>
          </table:table-cell>
          <table:table-cell office:value-type="float" office:value="32.40504211637851" table:formula="of:=([.C24]+[.E24])/[.D24]*100" table:style-name="ce54">
            <text:p>32.41</text:p>
          </table:table-cell>
          <table:table-cell office:value-type="float" office:value="84.225229330533153" table:formula="of:=[.E24]/[.C24]*100" table:style-name="ce54">
            <text:p>84.23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市</text:span></text:p>
          </table:table-cell>
          <table:table-cell office:value-type="float" office:value="420052" table:style-name="ce48">
            <text:p>420,052</text:p>
          </table:table-cell>
          <table:table-cell office:value-type="float" office:value="78678" table:style-name="ce48">
            <text:p>78,678</text:p>
          </table:table-cell>
          <table:table-cell office:value-type="float" office:value="301717" table:style-name="ce48">
            <text:p>301,717</text:p>
          </table:table-cell>
          <table:table-cell office:value-type="float" office:value="39657" table:style-name="ce48">
            <text:p>39,657</text:p>
          </table:table-cell>
          <table:table-cell office:value-type="float" office:value="18.730538123851332" table:formula="of:=[.C25]/[.$B25]*100" table:style-name="ce30">
            <text:p>18.73</text:p>
          </table:table-cell>
          <table:table-cell office:value-type="float" office:value="71.828487901497908" table:formula="of:=[.D25]/[.$B25]*100" table:style-name="ce30">
            <text:p>71.83</text:p>
          </table:table-cell>
          <table:table-cell office:value-type="float" office:value="9.4409739746507562" table:formula="of:=[.E25]/[.$B25]*100" table:style-name="ce30">
            <text:p>9.44</text:p>
          </table:table-cell>
          <table:table-cell office:value-type="float" office:value="26.076754044352825" table:formula="of:=[.C25]/[.D25]*100" table:style-name="ce54">
            <text:p>26.08</text:p>
          </table:table-cell>
          <table:table-cell office:value-type="float" office:value="13.143773801277355" table:formula="of:=[.E25]/[.D25]*100" table:style-name="ce54">
            <text:p>13.14</text:p>
          </table:table-cell>
          <table:table-cell office:value-type="float" office:value="39.22052784563018" table:formula="of:=([.C25]+[.E25])/[.D25]*100" table:style-name="ce54">
            <text:p>39.22</text:p>
          </table:table-cell>
          <table:table-cell office:value-type="float" office:value="50.40417905894914" table:formula="of:=[.E25]/[.C25]*100" table:style-name="ce54">
            <text:p>50.40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市</text:span></text:p>
          </table:table-cell>
          <table:table-cell office:value-type="float" office:value="271526" table:style-name="ce48">
            <text:p>271,526</text:p>
          </table:table-cell>
          <table:table-cell office:value-type="float" office:value="45350" table:style-name="ce48">
            <text:p>45,350</text:p>
          </table:table-cell>
          <table:table-cell office:value-type="float" office:value="195842" table:style-name="ce48">
            <text:p>195,842</text:p>
          </table:table-cell>
          <table:table-cell office:value-type="float" office:value="30334" table:style-name="ce48">
            <text:p>30,334</text:p>
          </table:table-cell>
          <table:table-cell office:value-type="float" office:value="16.701899633920878" table:formula="of:=[.C26]/[.$B26]*100" table:style-name="ce30">
            <text:p>16.70</text:p>
          </table:table-cell>
          <table:table-cell office:value-type="float" office:value="72.126426198596079" table:formula="of:=[.D26]/[.$B26]*100" table:style-name="ce30">
            <text:p>72.13</text:p>
          </table:table-cell>
          <table:table-cell office:value-type="float" office:value="11.17167416748304" table:formula="of:=[.E26]/[.$B26]*100" table:style-name="ce30">
            <text:p>11.17</text:p>
          </table:table-cell>
          <table:table-cell office:value-type="float" office:value="23.156422013664077" table:formula="of:=[.C26]/[.D26]*100" table:style-name="ce54">
            <text:p>23.16</text:p>
          </table:table-cell>
          <table:table-cell office:value-type="float" office:value="15.489016656284146" table:formula="of:=[.E26]/[.D26]*100" table:style-name="ce54">
            <text:p>15.49</text:p>
          </table:table-cell>
          <table:table-cell office:value-type="float" office:value="38.64543866994822" table:formula="of:=([.C26]+[.E26])/[.D26]*100" table:style-name="ce54">
            <text:p>38.65</text:p>
          </table:table-cell>
          <table:table-cell office:value-type="float" office:value="66.888643880926139" table:formula="of:=[.E26]/[.C26]*100" table:style-name="ce54">
            <text:p>66.89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福 <text:s/>建 <text:s/>省</text:p>
          </table:table-cell>
          <table:table-cell office:value-type="float" office:value="113989" table:style-name="ce47">
            <text:p>113,989</text:p>
          </table:table-cell>
          <table:table-cell office:value-type="float" office:value="14342" table:style-name="ce47">
            <text:p>14,342</text:p>
          </table:table-cell>
          <table:table-cell office:value-type="float" office:value="86288" table:style-name="ce47">
            <text:p>86,288</text:p>
          </table:table-cell>
          <table:table-cell office:value-type="float" office:value="13359" table:style-name="ce47">
            <text:p>13,359</text:p>
          </table:table-cell>
          <table:table-cell office:value-type="float" office:value="12.581915798892876" table:formula="of:=[.C27]/[.$B27]*100" table:style-name="ce29">
            <text:p>12.58</text:p>
          </table:table-cell>
          <table:table-cell office:value-type="float" office:value="75.698532314521572" table:formula="of:=[.D27]/[.$B27]*100" table:style-name="ce29">
            <text:p>75.70</text:p>
          </table:table-cell>
          <table:table-cell office:value-type="float" office:value="11.719551886585549" table:formula="of:=[.E27]/[.$B27]*100" table:style-name="ce29">
            <text:p>11.72</text:p>
          </table:table-cell>
          <table:table-cell office:value-type="float" office:value="16.621082885221583" table:formula="of:=[.C27]/[.D27]*100" table:style-name="ce28">
            <text:p>16.62</text:p>
          </table:table-cell>
          <table:table-cell office:value-type="float" office:value="15.481874652327091" table:formula="of:=[.E27]/[.D27]*100" table:style-name="ce28">
            <text:p>15.48</text:p>
          </table:table-cell>
          <table:table-cell office:value-type="float" office:value="32.102957537548676" table:formula="of:=([.C27]+[.E27])/[.D27]*100" table:style-name="ce28">
            <text:p>32.10</text:p>
          </table:table-cell>
          <table:table-cell office:value-type="float" office:value="93.146004741319203" table:formula="of:=[.E27]/[.C27]*100" table:style-name="ce28">
            <text:p>93.15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金 <text:s/>門 <text:s/>縣</text:p>
          </table:table-cell>
          <table:table-cell office:value-type="float" office:value="103883" table:style-name="ce48">
            <text:p>103,883</text:p>
          </table:table-cell>
          <table:table-cell office:value-type="float" office:value="12894" table:style-name="ce48">
            <text:p>12,894</text:p>
          </table:table-cell>
          <table:table-cell office:value-type="float" office:value="78606" table:style-name="ce48">
            <text:p>78,606</text:p>
          </table:table-cell>
          <table:table-cell office:value-type="float" office:value="12383" table:style-name="ce48">
            <text:p>12,383</text:p>
          </table:table-cell>
          <table:table-cell office:value-type="float" office:value="12.412040468604104" table:formula="of:=[.C28]/[.$B28]*100" table:style-name="ce30">
            <text:p>12.41</text:p>
          </table:table-cell>
          <table:table-cell office:value-type="float" office:value="75.667818603621384" table:formula="of:=[.D28]/[.$B28]*100" table:style-name="ce30">
            <text:p>75.67</text:p>
          </table:table-cell>
          <table:table-cell office:value-type="float" office:value="11.920140927774515" table:formula="of:=[.E28]/[.$B28]*100" table:style-name="ce30">
            <text:p>11.92</text:p>
          </table:table-cell>
          <table:table-cell office:value-type="float" office:value="16.403327990229755" table:formula="of:=[.C28]/[.D28]*100" table:style-name="ce54">
            <text:p>16.40</text:p>
          </table:table-cell>
          <table:table-cell office:value-type="float" office:value="15.753250388011095" table:formula="of:=[.E28]/[.D28]*100" table:style-name="ce54">
            <text:p>15.75</text:p>
          </table:table-cell>
          <table:table-cell office:value-type="float" office:value="32.156578378240845" table:formula="of:=([.C28]+[.E28])/[.D28]*100" table:style-name="ce54">
            <text:p>32.16</text:p>
          </table:table-cell>
          <table:table-cell office:value-type="float" office:value="96.036916395222576" table:formula="of:=[.E28]/[.C28]*100" table:style-name="ce54">
            <text:p>96.04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連 <text:s/>江 <text:s/>縣</text:p>
          </table:table-cell>
          <table:table-cell office:value-type="float" office:value="10106" table:style-name="ce48">
            <text:p>10,106</text:p>
          </table:table-cell>
          <table:table-cell office:value-type="float" office:value="1448" table:style-name="ce48">
            <text:p>1,448</text:p>
          </table:table-cell>
          <table:table-cell office:value-type="float" office:value="7682" table:style-name="ce48">
            <text:p>7,682</text:p>
          </table:table-cell>
          <table:table-cell office:value-type="float" office:value="976" table:style-name="ce48">
            <text:p>976</text:p>
          </table:table-cell>
          <table:table-cell office:value-type="float" office:value="14.328121907777557" table:formula="of:=[.C29]/[.$B29]*100" table:style-name="ce30">
            <text:p>14.33</text:p>
          </table:table-cell>
          <table:table-cell office:value-type="float" office:value="76.014248961013266" table:formula="of:=[.D29]/[.$B29]*100" table:style-name="ce30">
            <text:p>76.01</text:p>
          </table:table-cell>
          <table:table-cell office:value-type="float" office:value="9.657629131209184" table:formula="of:=[.E29]/[.$B29]*100" table:style-name="ce30">
            <text:p>9.66</text:p>
          </table:table-cell>
          <table:table-cell office:value-type="float" office:value="18.849258005727677" table:formula="of:=[.C29]/[.D29]*100" table:style-name="ce54">
            <text:p>18.85</text:p>
          </table:table-cell>
          <table:table-cell office:value-type="float" office:value="12.705024733142412" table:formula="of:=[.E29]/[.D29]*100" table:style-name="ce54">
            <text:p>12.71</text:p>
          </table:table-cell>
          <table:table-cell office:value-type="float" office:value="31.554282738870086" table:formula="of:=([.C29]+[.E29])/[.D29]*100" table:style-name="ce54">
            <text:p>31.55</text:p>
          </table:table-cell>
          <table:table-cell office:value-type="float" office:value="67.403314917127076" table:formula="of:=[.E29]/[.C29]*100" table:style-name="ce54">
            <text:p>67.40</text:p>
          </table:table-cell>
          <table:table-cell table:number-columns-repeated="16372" table:style-name="ce17"/>
        </table:table-row>
        <table:table-row table:style-name="ro7">
          <table:table-cell table:style-name="ce20"/>
          <table:table-cell table:number-columns-repeated="4" table:style-name="ce45"/>
          <table:table-cell table:number-columns-repeated="7" table:style-name="ce21"/>
          <table:table-cell table:number-columns-repeated="16372" table:style-name="ce17"/>
        </table:table-row>
        <table:table-row table:style-name="ro8">
          <table:table-cell office:value-type="string" table:style-name="ce14">
            <text:p>說明：扶養比係指依賴人口(0歲~14歲及65歲以上)</text:p>
          </table:table-cell>
          <table:table-cell table:number-columns-repeated="4" table:style-name="ce14"/>
          <table:table-cell table:number-columns-repeated="2" table:style-name="ce1"/>
          <table:table-cell table:style-name="ce16"/>
          <table:table-cell table:number-columns-repeated="3" table:style-name="ce33"/>
          <table:table-cell office:value-type="string" table:style-name="ce32">
            <text:p>內政部戶政司編製</text:p>
          </table:table-cell>
          <table:table-cell table:number-columns-repeated="2" table:style-name="ce1"/>
          <table:table-cell table:style-name="ce12"/>
          <table:table-cell table:number-columns-repeated="16369" table:style-name="ce1"/>
        </table:table-row>
        <table:table-row table:style-name="ro8">
          <table:table-cell office:value-type="string" table:style-name="ce15">
            <text:p>　　　對工作年齡人口(15歲~64歲)扶養負擔的一種簡略測度。</text:p>
          </table:table-cell>
          <table:table-cell table:number-columns-repeated="4" table:style-name="ce15"/>
          <table:table-cell table:number-columns-repeated="9" table:style-name="ce1"/>
          <table:table-cell table:style-name="ce13"/>
          <table:table-cell table:number-columns-repeated="16369" table:style-name="ce1"/>
        </table:table-row>
        <table:table-row table:number-rows-repeated="2" table:style-name="ro9">
          <table:table-cell table:number-columns-repeated="5" table:style-name="ce26"/>
          <table:table-cell table:number-columns-repeated="16379"/>
        </table:table-row>
        <table:table-row table:style-name="ro9">
          <table:table-cell table:number-columns-repeated="5" table:style-name="ce27"/>
          <table:table-cell table:number-columns-repeated="16379"/>
        </table:table-row>
        <table:table-row table:number-rows-repeated="1048541" table:style-name="ro9">
          <table:table-cell table:number-columns-repeated="16384"/>
        </table:table-row>
      </table:table>
      <table:table table:name="99" table:style-name="ta3">
        <table:table-column table:style-name="co1" table:number-columns-repeated="12" table:default-cell-style-name="ce16"/>
        <table:table-column table:style-name="co2" table:number-columns-repeated="16372" table:default-cell-style-name="ce16"/>
        <table:table-row table:style-name="ro1">
          <table:table-cell office:value-type="string" table:number-columns-spanned="12" table:number-rows-spanned="1" table:style-name="ce50">
            <text:p>各縣市年底三階段年齡人口數、百分比及其扶養比</text:p>
          </table:table-cell>
          <table:covered-table-cell table:number-columns-repeated="11"/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64" table:style-name="ce1"/>
        </table:table-row>
        <table:table-row table:style-name="ro2">
          <table:table-cell table:style-name="ce51"/>
          <table:table-cell table:style-name="ce52"/>
          <table:table-cell office:value-type="string" table:number-columns-spanned="8" table:number-rows-spanned="1" table:style-name="ce55">
            <text:p>中華民國99年底</text:p>
          </table:table-cell>
          <table:covered-table-cell table:number-columns-repeated="7"/>
          <table:table-cell table:style-name="ce53"/>
          <table:table-cell office:value-type="string" table:style-name="ce49">
            <text:p>單位：人；%</text:p>
          </table:table-cell>
          <table:table-cell table:style-name="ce5"/>
          <table:table-cell table:number-columns-repeated="2" table:style-name="ce6"/>
          <table:table-cell table:number-columns-repeated="5" table:style-name="ce4"/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2" table:style-name="ce46">
            <text:p>區<text:span text:style-name="T3"><text:s text:c="3"/></text:span>域<text:span text:style-name="T3"><text:s text:c="3"/></text:span>別</text:p>
          </table:table-cell>
          <table:table-cell office:value-type="string" table:number-columns-spanned="4" table:number-rows-spanned="1" table:style-name="ce73">
            <text:p>三　階　段　年　齡　人　口　數</text:p>
          </table:table-cell>
          <table:covered-table-cell table:number-columns-repeated="3"/>
          <table:table-cell office:value-type="string" table:number-columns-spanned="3" table:number-rows-spanned="1" table:style-name="ce72">
            <text:p>年<text:span text:style-name="T3"><text:s text:c="2"/></text:span>齡<text:span text:style-name="T3"><text:s text:c="2"/></text:span>分<text:span text:style-name="T3"><text:s text:c="2"/></text:span>配<text:span text:style-name="T3"><text:s text:c="2"/></text:span>百<text:span text:style-name="T3"><text:s text:c="2"/></text:span>分<text:span text:style-name="T3"><text:s text:c="2"/></text:span>比<text:span text:style-name="T3"><text:s/>(%)</text:span></text:p>
          </table:table-cell>
          <table:covered-table-cell table:number-columns-repeated="2"/>
          <table:table-cell office:value-type="string" table:number-columns-spanned="1" table:number-rows-spanned="2" table:style-name="ce72">
            <text:p>扶幼比</text:p>
          </table:table-cell>
          <table:table-cell office:value-type="string" table:number-columns-spanned="1" table:number-rows-spanned="2" table:style-name="ce72">
            <text:p>扶老比</text:p>
          </table:table-cell>
          <table:table-cell office:value-type="string" table:number-columns-spanned="1" table:number-rows-spanned="2" table:style-name="ce72">
            <text:p>扶養比</text:p>
          </table:table-cell>
          <table:table-cell office:value-type="string" table:number-columns-spanned="1" table:number-rows-spanned="2" table:style-name="ce41">
            <text:p>老化指數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44">
            <text:p>總計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covered-table-cell/>
          <table:covered-table-cell/>
          <table:covered-table-cell/>
          <table:covered-table-cell/>
          <table:table-cell table:number-columns-repeated="16372" table:style-name="ce17"/>
        </table:table-row>
        <table:table-row table:style-name="ro4">
          <table:table-cell office:value-type="string" table:style-name="ce24">
            <text:p>總　 　計</text:p>
          </table:table-cell>
          <table:table-cell office:value-type="float" office:value="23162123" table:style-name="ce47">
            <text:p>23,162,123</text:p>
          </table:table-cell>
          <table:table-cell office:value-type="float" office:value="3624311" table:style-name="ce47">
            <text:p>3,624,311</text:p>
          </table:table-cell>
          <table:table-cell office:value-type="float" office:value="17049919" table:style-name="ce47">
            <text:p>17,049,919</text:p>
          </table:table-cell>
          <table:table-cell office:value-type="float" office:value="2487893" table:style-name="ce47">
            <text:p>2,487,893</text:p>
          </table:table-cell>
          <table:table-cell office:value-type="float" office:value="15.647576865039531" table:formula="of:=[.C5]/[.$B5]*100" table:style-name="ce28">
            <text:p>15.65</text:p>
          </table:table-cell>
          <table:table-cell office:value-type="float" office:value="73.611209991415734" table:formula="of:=[.D5]/[.$B5]*100" table:style-name="ce28">
            <text:p>73.61</text:p>
          </table:table-cell>
          <table:table-cell office:value-type="float" office:value="10.741213143544744" table:formula="of:=[.E5]/[.$B5]*100" table:style-name="ce28">
            <text:p>10.74</text:p>
          </table:table-cell>
          <table:table-cell office:value-type="float" office:value="21.257056998335301" table:formula="of:=[.C5]/[.D5]*100" table:style-name="ce28">
            <text:p>21.26</text:p>
          </table:table-cell>
          <table:table-cell office:value-type="float" office:value="14.591817122415653" table:formula="of:=[.E5]/[.D5]*100" table:style-name="ce28">
            <text:p>14.59</text:p>
          </table:table-cell>
          <table:table-cell office:value-type="float" office:value="35.848874120750956" table:formula="of:=([.C5]+[.E5])/[.D5]*100" table:style-name="ce28">
            <text:p>35.85</text:p>
          </table:table-cell>
          <table:table-cell office:value-type="float" office:value="68.644578238456916" table:formula="of:=[.E5]/[.C5]*100" table:style-name="ce28">
            <text:p>68.64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25">
            <text:p>新 <text:s/>北 <text:s/>市</text:p>
          </table:table-cell>
          <table:table-cell office:value-type="float" office:value="3897367" table:style-name="ce47">
            <text:p>3,897,367</text:p>
          </table:table-cell>
          <table:table-cell office:value-type="float" office:value="586269" table:style-name="ce47">
            <text:p>586,269</text:p>
          </table:table-cell>
          <table:table-cell office:value-type="float" office:value="2988765" table:style-name="ce47">
            <text:p>2,988,765</text:p>
          </table:table-cell>
          <table:table-cell office:value-type="float" office:value="322333" table:style-name="ce47">
            <text:p>322,333</text:p>
          </table:table-cell>
          <table:table-cell office:value-type="float" office:value="15.04269420867986" table:formula="of:=[.C6]/[.$B6]*100" table:style-name="ce29">
            <text:p>15.04</text:p>
          </table:table-cell>
          <table:table-cell office:value-type="float" office:value="76.686773403685109" table:formula="of:=[.D6]/[.$B6]*100" table:style-name="ce29">
            <text:p>76.69</text:p>
          </table:table-cell>
          <table:table-cell office:value-type="float" office:value="8.2705323876350363" table:formula="of:=[.E6]/[.$B6]*100" table:style-name="ce29">
            <text:p>8.27</text:p>
          </table:table-cell>
          <table:table-cell office:value-type="float" office:value="19.615761025038768" table:formula="of:=[.C6]/[.D6]*100" table:style-name="ce28">
            <text:p>19.62</text:p>
          </table:table-cell>
          <table:table-cell office:value-type="float" office:value="10.78482249357176" table:formula="of:=[.E6]/[.D6]*100" table:style-name="ce28">
            <text:p>10.78</text:p>
          </table:table-cell>
          <table:table-cell office:value-type="float" office:value="30.400583518610532" table:formula="of:=([.C6]+[.E6])/[.D6]*100" table:style-name="ce28">
            <text:p>30.40</text:p>
          </table:table-cell>
          <table:table-cell office:value-type="float" office:value="54.980392959545874" table:formula="of:=[.E6]/[.C6]*100" table:style-name="ce28">
            <text:p>54.9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北 <text:s/>市</text:p>
          </table:table-cell>
          <table:table-cell office:value-type="float" office:value="2618772" table:style-name="ce47">
            <text:p>2,618,772</text:p>
          </table:table-cell>
          <table:table-cell office:value-type="float" office:value="383774" table:style-name="ce47">
            <text:p>383,774</text:p>
          </table:table-cell>
          <table:table-cell office:value-type="float" office:value="1903092" table:style-name="ce47">
            <text:p>1,903,092</text:p>
          </table:table-cell>
          <table:table-cell office:value-type="float" office:value="331906" table:style-name="ce47">
            <text:p>331,906</text:p>
          </table:table-cell>
          <table:table-cell office:value-type="float" office:value="14.654731301541332" table:formula="of:=[.C7]/[.$B7]*100" table:style-name="ce29">
            <text:p>14.65</text:p>
          </table:table-cell>
          <table:table-cell office:value-type="float" office:value="72.671160375931919" table:formula="of:=[.D7]/[.$B7]*100" table:style-name="ce29">
            <text:p>72.67</text:p>
          </table:table-cell>
          <table:table-cell office:value-type="float" office:value="12.674108322526742" table:formula="of:=[.E7]/[.$B7]*100" table:style-name="ce29">
            <text:p>12.67</text:p>
          </table:table-cell>
          <table:table-cell office:value-type="float" office:value="20.165814369457706" table:formula="of:=[.C7]/[.D7]*100" table:style-name="ce28">
            <text:p>20.17</text:p>
          </table:table-cell>
          <table:table-cell office:value-type="float" office:value="17.440354959192724" table:formula="of:=[.E7]/[.D7]*100" table:style-name="ce28">
            <text:p>17.44</text:p>
          </table:table-cell>
          <table:table-cell office:value-type="float" office:value="37.606169328650431" table:formula="of:=([.C7]+[.E7])/[.D7]*100" table:style-name="ce28">
            <text:p>37.61</text:p>
          </table:table-cell>
          <table:table-cell office:value-type="float" office:value="86.484754047955306" table:formula="of:=[.E7]/[.C7]*100" table:style-name="ce28">
            <text:p>86.4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中 <text:s/>市</text:p>
          </table:table-cell>
          <table:table-cell office:value-type="float" office:value="2648419" table:style-name="ce47">
            <text:p>2,648,419</text:p>
          </table:table-cell>
          <table:table-cell office:value-type="float" office:value="456296" table:style-name="ce47">
            <text:p>456,296</text:p>
          </table:table-cell>
          <table:table-cell office:value-type="float" office:value="1962096" table:style-name="ce47">
            <text:p>1,962,096</text:p>
          </table:table-cell>
          <table:table-cell office:value-type="float" office:value="230027" table:style-name="ce47">
            <text:p>230,027</text:p>
          </table:table-cell>
          <table:table-cell office:value-type="float" office:value="17.228995865080261" table:formula="of:=[.C8]/[.$B8]*100" table:style-name="ce29">
            <text:p>17.23</text:p>
          </table:table-cell>
          <table:table-cell office:value-type="float" office:value="74.085558214164749" table:formula="of:=[.D8]/[.$B8]*100" table:style-name="ce29">
            <text:p>74.09</text:p>
          </table:table-cell>
          <table:table-cell office:value-type="float" office:value="8.6854459207549866" table:formula="of:=[.E8]/[.$B8]*100" table:style-name="ce29">
            <text:p>8.69</text:p>
          </table:table-cell>
          <table:table-cell office:value-type="float" office:value="23.255538974647518" table:formula="of:=[.C8]/[.D8]*100" table:style-name="ce28">
            <text:p>23.26</text:p>
          </table:table-cell>
          <table:table-cell office:value-type="float" office:value="11.723534424411445" table:formula="of:=[.E8]/[.D8]*100" table:style-name="ce28">
            <text:p>11.72</text:p>
          </table:table-cell>
          <table:table-cell office:value-type="float" office:value="34.979073399058962" table:formula="of:=([.C8]+[.E8])/[.D8]*100" table:style-name="ce28">
            <text:p>34.98</text:p>
          </table:table-cell>
          <table:table-cell office:value-type="float" office:value="50.411794098567597" table:formula="of:=[.E8]/[.C8]*100" table:style-name="ce28">
            <text:p>50.41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臺 <text:s/>南 <text:s/>市</text:p>
          </table:table-cell>
          <table:table-cell office:value-type="float" office:value="1873794" table:style-name="ce47">
            <text:p>1,873,794</text:p>
          </table:table-cell>
          <table:table-cell office:value-type="float" office:value="272309" table:style-name="ce47">
            <text:p>272,309</text:p>
          </table:table-cell>
          <table:table-cell office:value-type="float" office:value="1384101" table:style-name="ce47">
            <text:p>1,384,101</text:p>
          </table:table-cell>
          <table:table-cell office:value-type="float" office:value="217384" table:style-name="ce47">
            <text:p>217,384</text:p>
          </table:table-cell>
          <table:table-cell office:value-type="float" office:value="14.532493966786102" table:formula="of:=[.C9]/[.$B9]*100" table:style-name="ce29">
            <text:p>14.53</text:p>
          </table:table-cell>
          <table:table-cell office:value-type="float" office:value="73.8662307596246" table:formula="of:=[.D9]/[.$B9]*100" table:style-name="ce29">
            <text:p>73.87</text:p>
          </table:table-cell>
          <table:table-cell office:value-type="float" office:value="11.601275273589307" table:formula="of:=[.E9]/[.$B9]*100" table:style-name="ce29">
            <text:p>11.60</text:p>
          </table:table-cell>
          <table:table-cell office:value-type="float" office:value="19.674070028126561" table:formula="of:=[.C9]/[.D9]*100" table:style-name="ce28">
            <text:p>19.67</text:p>
          </table:table-cell>
          <table:table-cell office:value-type="float" office:value="15.705790256635895" table:formula="of:=[.E9]/[.D9]*100" table:style-name="ce28">
            <text:p>15.71</text:p>
          </table:table-cell>
          <table:table-cell office:value-type="float" office:value="35.379860284762458" table:formula="of:=([.C9]+[.E9])/[.D9]*100" table:style-name="ce28">
            <text:p>35.38</text:p>
          </table:table-cell>
          <table:table-cell office:value-type="float" office:value="79.829899121953375" table:formula="of:=[.E9]/[.C9]*100" table:style-name="ce28">
            <text:p>79.83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25">
            <text:p>高 <text:s/>雄 <text:s/>市</text:p>
          </table:table-cell>
          <table:table-cell office:value-type="float" office:value="2773483" table:style-name="ce47">
            <text:p>2,773,483</text:p>
          </table:table-cell>
          <table:table-cell office:value-type="float" office:value="409053" table:style-name="ce47">
            <text:p>409,053</text:p>
          </table:table-cell>
          <table:table-cell office:value-type="float" office:value="2078990" table:style-name="ce47">
            <text:p>2,078,990</text:p>
          </table:table-cell>
          <table:table-cell office:value-type="float" office:value="285440" table:style-name="ce47">
            <text:p>285,440</text:p>
          </table:table-cell>
          <table:table-cell office:value-type="float" office:value="14.748711277480339" table:formula="of:=[.C10]/[.$B10]*100" table:style-name="ce29">
            <text:p>14.75</text:p>
          </table:table-cell>
          <table:table-cell office:value-type="float" office:value="74.959536438478253" table:formula="of:=[.D10]/[.$B10]*100" table:style-name="ce29">
            <text:p>74.96</text:p>
          </table:table-cell>
          <table:table-cell office:value-type="float" office:value="10.291752284041403" table:formula="of:=[.E10]/[.$B10]*100" table:style-name="ce29">
            <text:p>10.29</text:p>
          </table:table-cell>
          <table:table-cell office:value-type="float" office:value="19.6755636150246" table:formula="of:=[.C10]/[.D10]*100" table:style-name="ce28">
            <text:p>19.68</text:p>
          </table:table-cell>
          <table:table-cell office:value-type="float" office:value="13.729743769811304" table:formula="of:=[.E10]/[.D10]*100" table:style-name="ce28">
            <text:p>13.73</text:p>
          </table:table-cell>
          <table:table-cell office:value-type="float" office:value="33.405307384835908" table:formula="of:=([.C10]+[.E10])/[.D10]*100" table:style-name="ce28">
            <text:p>33.41</text:p>
          </table:table-cell>
          <table:table-cell office:value-type="float" office:value="69.78068856602934" table:formula="of:=[.E10]/[.C10]*100" table:style-name="ce28">
            <text:p>69.78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臺 <text:s/>灣 <text:s/>省</text:p>
          </table:table-cell>
          <table:table-cell office:value-type="float" office:value="9242980" table:style-name="ce47">
            <text:p>9,242,980</text:p>
          </table:table-cell>
          <table:table-cell office:value-type="float" office:value="1502311" table:style-name="ce47">
            <text:p>1,502,311</text:p>
          </table:table-cell>
          <table:table-cell office:value-type="float" office:value="6652475" table:style-name="ce47">
            <text:p>6,652,475</text:p>
          </table:table-cell>
          <table:table-cell office:value-type="float" office:value="1088194" table:style-name="ce47">
            <text:p>1,088,194</text:p>
          </table:table-cell>
          <table:table-cell office:value-type="float" office:value="16.253535115298313" table:formula="of:=[.C11]/[.$B11]*100" table:style-name="ce29">
            <text:p>16.25</text:p>
          </table:table-cell>
          <table:table-cell office:value-type="float" office:value="71.973270525306773" table:formula="of:=[.D11]/[.$B11]*100" table:style-name="ce29">
            <text:p>71.97</text:p>
          </table:table-cell>
          <table:table-cell office:value-type="float" office:value="11.773194359394914" table:formula="of:=[.E11]/[.$B11]*100" table:style-name="ce29">
            <text:p>11.77</text:p>
          </table:table-cell>
          <table:table-cell office:value-type="float" office:value="22.582738003525005" table:formula="of:=[.C11]/[.D11]*100" table:style-name="ce28">
            <text:p>22.58</text:p>
          </table:table-cell>
          <table:table-cell office:value-type="float" office:value="16.357731520975278" table:formula="of:=[.E11]/[.D11]*100" table:style-name="ce28">
            <text:p>16.36</text:p>
          </table:table-cell>
          <table:table-cell office:value-type="float" office:value="38.94046952450028" table:formula="of:=([.C11]+[.E11])/[.D11]*100" table:style-name="ce28">
            <text:p>38.94</text:p>
          </table:table-cell>
          <table:table-cell office:value-type="float" office:value="72.434668986647907" table:formula="of:=[.E11]/[.C11]*100" table:style-name="ce28">
            <text:p>72.43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宜<text:span text:style-name="T3"><text:s text:c="2"/></text:span><text:span text:style-name="T1">蘭</text:span><text:span text:style-name="T3"><text:s text:c="2"/></text:span><text:span text:style-name="T1">縣</text:span></text:p>
          </table:table-cell>
          <table:table-cell office:value-type="float" office:value="460486" table:style-name="ce48">
            <text:p>460,486</text:p>
          </table:table-cell>
          <table:table-cell office:value-type="float" office:value="70271" table:style-name="ce48">
            <text:p>70,271</text:p>
          </table:table-cell>
          <table:table-cell office:value-type="float" office:value="329901" table:style-name="ce48">
            <text:p>329,901</text:p>
          </table:table-cell>
          <table:table-cell office:value-type="float" office:value="60314" table:style-name="ce48">
            <text:p>60,314</text:p>
          </table:table-cell>
          <table:table-cell office:value-type="float" office:value="15.260181634186489" table:formula="of:=[.C12]/[.$B12]*100" table:style-name="ce30">
            <text:p>15.26</text:p>
          </table:table-cell>
          <table:table-cell office:value-type="float" office:value="71.64191745243069" table:formula="of:=[.D12]/[.$B12]*100" table:style-name="ce30">
            <text:p>71.64</text:p>
          </table:table-cell>
          <table:table-cell office:value-type="float" office:value="13.097900913382817" table:formula="of:=[.E12]/[.$B12]*100" table:style-name="ce30">
            <text:p>13.10</text:p>
          </table:table-cell>
          <table:table-cell office:value-type="float" office:value="21.300632614026632" table:formula="of:=[.C12]/[.D12]*100" table:style-name="ce54">
            <text:p>21.30</text:p>
          </table:table-cell>
          <table:table-cell office:value-type="float" office:value="18.282454433299687" table:formula="of:=[.E12]/[.D12]*100" table:style-name="ce54">
            <text:p>18.28</text:p>
          </table:table-cell>
          <table:table-cell office:value-type="float" office:value="39.583087047326323" table:formula="of:=([.C12]+[.E12])/[.D12]*100" table:style-name="ce54">
            <text:p>39.58</text:p>
          </table:table-cell>
          <table:table-cell office:value-type="float" office:value="85.830570221001551" table:formula="of:=[.E12]/[.C12]*100" table:style-name="ce54">
            <text:p>85.83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桃<text:span text:style-name="T3"><text:s text:c="2"/></text:span><text:span text:style-name="T1">園</text:span><text:span text:style-name="T3"><text:s text:c="2"/></text:span><text:span text:style-name="T1">縣</text:span></text:p>
          </table:table-cell>
          <table:table-cell office:value-type="float" office:value="2002060" table:style-name="ce48">
            <text:p>2,002,060</text:p>
          </table:table-cell>
          <table:table-cell office:value-type="float" office:value="363341" table:style-name="ce48">
            <text:p>363,341</text:p>
          </table:table-cell>
          <table:table-cell office:value-type="float" office:value="1473703" table:style-name="ce48">
            <text:p>1,473,703</text:p>
          </table:table-cell>
          <table:table-cell office:value-type="float" office:value="165016" table:style-name="ce48">
            <text:p>165,016</text:p>
          </table:table-cell>
          <table:table-cell office:value-type="float" office:value="18.148357192092146" table:formula="of:=[.C13]/[.$B13]*100" table:style-name="ce30">
            <text:p>18.15</text:p>
          </table:table-cell>
          <table:table-cell office:value-type="float" office:value="73.60933238764072" table:formula="of:=[.D13]/[.$B13]*100" table:style-name="ce30">
            <text:p>73.61</text:p>
          </table:table-cell>
          <table:table-cell office:value-type="float" office:value="8.2423104202671258" table:formula="of:=[.E13]/[.$B13]*100" table:style-name="ce30">
            <text:p>8.24</text:p>
          </table:table-cell>
          <table:table-cell office:value-type="float" office:value="24.654967792017796" table:formula="of:=[.C13]/[.D13]*100" table:style-name="ce54">
            <text:p>24.65</text:p>
          </table:table-cell>
          <table:table-cell office:value-type="float" office:value="11.197371519227415" table:formula="of:=[.E13]/[.D13]*100" table:style-name="ce54">
            <text:p>11.20</text:p>
          </table:table-cell>
          <table:table-cell office:value-type="float" office:value="35.85233931124521" table:formula="of:=([.C13]+[.E13])/[.D13]*100" table:style-name="ce54">
            <text:p>35.85</text:p>
          </table:table-cell>
          <table:table-cell office:value-type="float" office:value="45.416289381049758" table:formula="of:=[.E13]/[.C13]*100" table:style-name="ce54">
            <text:p>45.42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縣</text:span></text:p>
          </table:table-cell>
          <table:table-cell office:value-type="float" office:value="513015" table:style-name="ce48">
            <text:p>513,015</text:p>
          </table:table-cell>
          <table:table-cell office:value-type="float" office:value="96990" table:style-name="ce48">
            <text:p>96,990</text:p>
          </table:table-cell>
          <table:table-cell office:value-type="float" office:value="358806" table:style-name="ce48">
            <text:p>358,806</text:p>
          </table:table-cell>
          <table:table-cell office:value-type="float" office:value="57219" table:style-name="ce48">
            <text:p>57,219</text:p>
          </table:table-cell>
          <table:table-cell office:value-type="float" office:value="18.905879945030847" table:formula="of:=[.C14]/[.$B14]*100" table:style-name="ce30">
            <text:p>18.91</text:p>
          </table:table-cell>
          <table:table-cell office:value-type="float" office:value="69.940645010379811" table:formula="of:=[.D14]/[.$B14]*100" table:style-name="ce30">
            <text:p>69.94</text:p>
          </table:table-cell>
          <table:table-cell office:value-type="float" office:value="11.153475044589339" table:formula="of:=[.E14]/[.$B14]*100" table:style-name="ce30">
            <text:p>11.15</text:p>
          </table:table-cell>
          <table:table-cell office:value-type="float" office:value="27.031320546479154" table:formula="of:=[.C14]/[.D14]*100" table:style-name="ce54">
            <text:p>27.03</text:p>
          </table:table-cell>
          <table:table-cell office:value-type="float" office:value="15.94705774150934" table:formula="of:=[.E14]/[.D14]*100" table:style-name="ce54">
            <text:p>15.95</text:p>
          </table:table-cell>
          <table:table-cell office:value-type="float" office:value="42.978378287988491" table:formula="of:=([.C14]+[.E14])/[.D14]*100" table:style-name="ce54">
            <text:p>42.98</text:p>
          </table:table-cell>
          <table:table-cell office:value-type="float" office:value="58.99474172595113" table:formula="of:=[.E14]/[.C14]*100" table:style-name="ce54">
            <text:p>58.9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苗<text:span text:style-name="T3"><text:s text:c="2"/></text:span><text:span text:style-name="T1">栗</text:span><text:span text:style-name="T3"><text:s text:c="2"/></text:span><text:span text:style-name="T1">縣</text:span></text:p>
          </table:table-cell>
          <table:table-cell office:value-type="float" office:value="560968" table:style-name="ce48">
            <text:p>560,968</text:p>
          </table:table-cell>
          <table:table-cell office:value-type="float" office:value="88250" table:style-name="ce48">
            <text:p>88,250</text:p>
          </table:table-cell>
          <table:table-cell office:value-type="float" office:value="397560" table:style-name="ce48">
            <text:p>397,560</text:p>
          </table:table-cell>
          <table:table-cell office:value-type="float" office:value="75158" table:style-name="ce48">
            <text:p>75,158</text:p>
          </table:table-cell>
          <table:table-cell office:value-type="float" office:value="15.731735143537598" table:formula="of:=[.C15]/[.$B15]*100" table:style-name="ce30">
            <text:p>15.73</text:p>
          </table:table-cell>
          <table:table-cell office:value-type="float" office:value="70.870352676088473" table:formula="of:=[.D15]/[.$B15]*100" table:style-name="ce30">
            <text:p>70.87</text:p>
          </table:table-cell>
          <table:table-cell office:value-type="float" office:value="13.397912180373925" table:formula="of:=[.E15]/[.$B15]*100" table:style-name="ce30">
            <text:p>13.40</text:p>
          </table:table-cell>
          <table:table-cell office:value-type="float" office:value="22.197907234128181" table:formula="of:=[.C15]/[.D15]*100" table:style-name="ce54">
            <text:p>22.20</text:p>
          </table:table-cell>
          <table:table-cell office:value-type="float" office:value="18.90481939832981" table:formula="of:=[.E15]/[.D15]*100" table:style-name="ce54">
            <text:p>18.90</text:p>
          </table:table-cell>
          <table:table-cell office:value-type="float" office:value="41.102726632457994" table:formula="of:=([.C15]+[.E15])/[.D15]*100" table:style-name="ce54">
            <text:p>41.10</text:p>
          </table:table-cell>
          <table:table-cell office:value-type="float" office:value="85.164872521246465" table:formula="of:=[.E15]/[.C15]*100" table:style-name="ce54">
            <text:p>85.16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彰<text:span text:style-name="T3"><text:s text:c="2"/></text:span><text:span text:style-name="T1">化</text:span><text:span text:style-name="T3"><text:s text:c="2"/></text:span><text:span text:style-name="T1">縣</text:span></text:p>
          </table:table-cell>
          <table:table-cell office:value-type="float" office:value="1307286" table:style-name="ce48">
            <text:p>1,307,286</text:p>
          </table:table-cell>
          <table:table-cell office:value-type="float" office:value="212716" table:style-name="ce48">
            <text:p>212,716</text:p>
          </table:table-cell>
          <table:table-cell office:value-type="float" office:value="936561" table:style-name="ce48">
            <text:p>936,561</text:p>
          </table:table-cell>
          <table:table-cell office:value-type="float" office:value="158009" table:style-name="ce48">
            <text:p>158,009</text:p>
          </table:table-cell>
          <table:table-cell office:value-type="float" office:value="16.271573320604674" table:formula="of:=[.C16]/[.$B16]*100" table:style-name="ce30">
            <text:p>16.27</text:p>
          </table:table-cell>
          <table:table-cell office:value-type="float" office:value="71.641630064117564" table:formula="of:=[.D16]/[.$B16]*100" table:style-name="ce30">
            <text:p>71.64</text:p>
          </table:table-cell>
          <table:table-cell office:value-type="float" office:value="12.086796615277759" table:formula="of:=[.E16]/[.$B16]*100" table:style-name="ce30">
            <text:p>12.09</text:p>
          </table:table-cell>
          <table:table-cell office:value-type="float" office:value="22.712455462057463" table:formula="of:=[.C16]/[.D16]*100" table:style-name="ce54">
            <text:p>22.71</text:p>
          </table:table-cell>
          <table:table-cell office:value-type="float" office:value="16.871191518758522" table:formula="of:=[.E16]/[.D16]*100" table:style-name="ce54">
            <text:p>16.87</text:p>
          </table:table-cell>
          <table:table-cell office:value-type="float" office:value="39.583646980815985" table:formula="of:=([.C16]+[.E16])/[.D16]*100" table:style-name="ce54">
            <text:p>39.58</text:p>
          </table:table-cell>
          <table:table-cell office:value-type="float" office:value="74.281671336429795" table:formula="of:=[.E16]/[.C16]*100" table:style-name="ce54">
            <text:p>74.28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南<text:span text:style-name="T3"><text:s text:c="2"/></text:span><text:span text:style-name="T1">投</text:span><text:span text:style-name="T3"><text:s text:c="2"/></text:span><text:span text:style-name="T1">縣</text:span></text:p>
          </table:table-cell>
          <table:table-cell office:value-type="float" office:value="526491" table:style-name="ce48">
            <text:p>526,491</text:p>
          </table:table-cell>
          <table:table-cell office:value-type="float" office:value="78008" table:style-name="ce48">
            <text:p>78,008</text:p>
          </table:table-cell>
          <table:table-cell office:value-type="float" office:value="377117" table:style-name="ce48">
            <text:p>377,117</text:p>
          </table:table-cell>
          <table:table-cell office:value-type="float" office:value="71366" table:style-name="ce48">
            <text:p>71,366</text:p>
          </table:table-cell>
          <table:table-cell office:value-type="float" office:value="14.816587558001942" table:formula="of:=[.C17]/[.$B17]*100" table:style-name="ce30">
            <text:p>14.82</text:p>
          </table:table-cell>
          <table:table-cell office:value-type="float" office:value="71.628384910663243" table:formula="of:=[.D17]/[.$B17]*100" table:style-name="ce30">
            <text:p>71.63</text:p>
          </table:table-cell>
          <table:table-cell office:value-type="float" office:value="13.555027531334819" table:formula="of:=[.E17]/[.$B17]*100" table:style-name="ce30">
            <text:p>13.56</text:p>
          </table:table-cell>
          <table:table-cell office:value-type="float" office:value="20.685357594592659" table:formula="of:=[.C17]/[.D17]*100" table:style-name="ce54">
            <text:p>20.69</text:p>
          </table:table-cell>
          <table:table-cell office:value-type="float" office:value="18.924100478100961" table:formula="of:=[.E17]/[.D17]*100" table:style-name="ce54">
            <text:p>18.92</text:p>
          </table:table-cell>
          <table:table-cell office:value-type="float" office:value="39.60945807269362" table:formula="of:=([.C17]+[.E17])/[.D17]*100" table:style-name="ce54">
            <text:p>39.61</text:p>
          </table:table-cell>
          <table:table-cell office:value-type="float" office:value="91.485488667828946" table:formula="of:=[.E17]/[.C17]*100" table:style-name="ce54">
            <text:p>91.49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雲<text:span text:style-name="T3"><text:s text:c="2"/></text:span><text:span text:style-name="T1">林</text:span><text:span text:style-name="T3"><text:s text:c="2"/></text:span><text:span text:style-name="T1">縣</text:span></text:p>
          </table:table-cell>
          <table:table-cell office:value-type="float" office:value="717653" table:style-name="ce48">
            <text:p>717,653</text:p>
          </table:table-cell>
          <table:table-cell office:value-type="float" office:value="108902" table:style-name="ce48">
            <text:p>108,902</text:p>
          </table:table-cell>
          <table:table-cell office:value-type="float" office:value="500790" table:style-name="ce48">
            <text:p>500,790</text:p>
          </table:table-cell>
          <table:table-cell office:value-type="float" office:value="107961" table:style-name="ce48">
            <text:p>107,961</text:p>
          </table:table-cell>
          <table:table-cell office:value-type="float" office:value="15.174743225486411" table:formula="of:=[.C18]/[.$B18]*100" table:style-name="ce30">
            <text:p>15.17</text:p>
          </table:table-cell>
          <table:table-cell office:value-type="float" office:value="69.78163541432977" table:formula="of:=[.D18]/[.$B18]*100" table:style-name="ce30">
            <text:p>69.78</text:p>
          </table:table-cell>
          <table:table-cell office:value-type="float" office:value="15.04362136018382" table:formula="of:=[.E18]/[.$B18]*100" table:style-name="ce30">
            <text:p>15.04</text:p>
          </table:table-cell>
          <table:table-cell office:value-type="float" office:value="21.746041254817388" table:formula="of:=[.C18]/[.D18]*100" table:style-name="ce54">
            <text:p>21.75</text:p>
          </table:table-cell>
          <table:table-cell office:value-type="float" office:value="21.558138141736059" table:formula="of:=[.E18]/[.D18]*100" table:style-name="ce54">
            <text:p>21.56</text:p>
          </table:table-cell>
          <table:table-cell office:value-type="float" office:value="43.304179396553444" table:formula="of:=([.C18]+[.E18])/[.D18]*100" table:style-name="ce54">
            <text:p>43.30</text:p>
          </table:table-cell>
          <table:table-cell office:value-type="float" office:value="99.13592036877192" table:formula="of:=[.E18]/[.C18]*100" table:style-name="ce54">
            <text:p>99.14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縣</text:span></text:p>
          </table:table-cell>
          <table:table-cell office:value-type="float" office:value="543248" table:style-name="ce48">
            <text:p>543,248</text:p>
          </table:table-cell>
          <table:table-cell office:value-type="float" office:value="76078" table:style-name="ce48">
            <text:p>76,078</text:p>
          </table:table-cell>
          <table:table-cell office:value-type="float" office:value="382134" table:style-name="ce48">
            <text:p>382,134</text:p>
          </table:table-cell>
          <table:table-cell office:value-type="float" office:value="85036" table:style-name="ce48">
            <text:p>85,036</text:p>
          </table:table-cell>
          <table:table-cell office:value-type="float" office:value="14.004285335610991" table:formula="of:=[.C19]/[.$B19]*100" table:style-name="ce30">
            <text:p>14.00</text:p>
          </table:table-cell>
          <table:table-cell office:value-type="float" office:value="70.342458692899015" table:formula="of:=[.D19]/[.$B19]*100" table:style-name="ce30">
            <text:p>70.34</text:p>
          </table:table-cell>
          <table:table-cell office:value-type="float" office:value="15.653255971490001" table:formula="of:=[.E19]/[.$B19]*100" table:style-name="ce30">
            <text:p>15.65</text:p>
          </table:table-cell>
          <table:table-cell office:value-type="float" office:value="19.908723118068529" table:formula="of:=[.C19]/[.D19]*100" table:style-name="ce54">
            <text:p>19.91</text:p>
          </table:table-cell>
          <table:table-cell office:value-type="float" office:value="22.252926983728223" table:formula="of:=[.E19]/[.D19]*100" table:style-name="ce54">
            <text:p>22.25</text:p>
          </table:table-cell>
          <table:table-cell office:value-type="float" office:value="42.161650101796752" table:formula="of:=([.C19]+[.E19])/[.D19]*100" table:style-name="ce54">
            <text:p>42.16</text:p>
          </table:table-cell>
          <table:table-cell office:value-type="float" office:value="111.77475748573833" table:formula="of:=[.E19]/[.C19]*100" table:style-name="ce54">
            <text:p>111.77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屏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873509" table:style-name="ce48">
            <text:p>873,509</text:p>
          </table:table-cell>
          <table:table-cell office:value-type="float" office:value="126923" table:style-name="ce48">
            <text:p>126,923</text:p>
          </table:table-cell>
          <table:table-cell office:value-type="float" office:value="636279" table:style-name="ce48">
            <text:p>636,279</text:p>
          </table:table-cell>
          <table:table-cell office:value-type="float" office:value="110307" table:style-name="ce48">
            <text:p>110,307</text:p>
          </table:table-cell>
          <table:table-cell office:value-type="float" office:value="14.530245252195456" table:formula="of:=[.C20]/[.$B20]*100" table:style-name="ce30">
            <text:p>14.53</text:p>
          </table:table-cell>
          <table:table-cell office:value-type="float" office:value="72.84172229479033" table:formula="of:=[.D20]/[.$B20]*100" table:style-name="ce30">
            <text:p>72.84</text:p>
          </table:table-cell>
          <table:table-cell office:value-type="float" office:value="12.628032453014221" table:formula="of:=[.E20]/[.$B20]*100" table:style-name="ce30">
            <text:p>12.63</text:p>
          </table:table-cell>
          <table:table-cell office:value-type="float" office:value="19.947695900697653" table:formula="of:=[.C20]/[.D20]*100" table:style-name="ce54">
            <text:p>19.95</text:p>
          </table:table-cell>
          <table:table-cell office:value-type="float" office:value="17.336262865818298" table:formula="of:=[.E20]/[.D20]*100" table:style-name="ce54">
            <text:p>17.34</text:p>
          </table:table-cell>
          <table:table-cell office:value-type="float" office:value="37.283958766515944" table:formula="of:=([.C20]+[.E20])/[.D20]*100" table:style-name="ce54">
            <text:p>37.28</text:p>
          </table:table-cell>
          <table:table-cell office:value-type="float" office:value="86.908598126423115" table:formula="of:=[.E20]/[.C20]*100" table:style-name="ce54">
            <text:p>86.91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臺<text:span text:style-name="T3"><text:s text:c="2"/></text:span><text:span text:style-name="T1">東</text:span><text:span text:style-name="T3"><text:s text:c="2"/></text:span><text:span text:style-name="T1">縣</text:span></text:p>
          </table:table-cell>
          <table:table-cell office:value-type="float" office:value="230673" table:style-name="ce48">
            <text:p>230,673</text:p>
          </table:table-cell>
          <table:table-cell office:value-type="float" office:value="35397" table:style-name="ce48">
            <text:p>35,397</text:p>
          </table:table-cell>
          <table:table-cell office:value-type="float" office:value="165170" table:style-name="ce48">
            <text:p>165,170</text:p>
          </table:table-cell>
          <table:table-cell office:value-type="float" office:value="30106" table:style-name="ce48">
            <text:p>30,106</text:p>
          </table:table-cell>
          <table:table-cell office:value-type="float" office:value="15.345098906243903" table:formula="of:=[.C21]/[.$B21]*100" table:style-name="ce30">
            <text:p>15.35</text:p>
          </table:table-cell>
          <table:table-cell office:value-type="float" office:value="71.603525336732091" table:formula="of:=[.D21]/[.$B21]*100" table:style-name="ce30">
            <text:p>71.60</text:p>
          </table:table-cell>
          <table:table-cell office:value-type="float" office:value="13.051375757024012" table:formula="of:=[.E21]/[.$B21]*100" table:style-name="ce30">
            <text:p>13.05</text:p>
          </table:table-cell>
          <table:table-cell office:value-type="float" office:value="21.430647211963432" table:formula="of:=[.C21]/[.D21]*100" table:style-name="ce54">
            <text:p>21.43</text:p>
          </table:table-cell>
          <table:table-cell office:value-type="float" office:value="18.227280983229399" table:formula="of:=[.E21]/[.D21]*100" table:style-name="ce54">
            <text:p>18.23</text:p>
          </table:table-cell>
          <table:table-cell office:value-type="float" office:value="39.657928195192831" table:formula="of:=([.C21]+[.E21])/[.D21]*100" table:style-name="ce54">
            <text:p>39.66</text:p>
          </table:table-cell>
          <table:table-cell office:value-type="float" office:value="85.052405571093587" table:formula="of:=[.E21]/[.C21]*100" table:style-name="ce54">
            <text:p>85.05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花<text:span text:style-name="T3"><text:s text:c="2"/></text:span><text:span text:style-name="T1">蓮</text:span><text:span text:style-name="T3"><text:s text:c="2"/></text:span><text:span text:style-name="T1">縣</text:span></text:p>
          </table:table-cell>
          <table:table-cell office:value-type="float" office:value="338805" table:style-name="ce48">
            <text:p>338,805</text:p>
          </table:table-cell>
          <table:table-cell office:value-type="float" office:value="50959" table:style-name="ce48">
            <text:p>50,959</text:p>
          </table:table-cell>
          <table:table-cell office:value-type="float" office:value="245428" table:style-name="ce48">
            <text:p>245,428</text:p>
          </table:table-cell>
          <table:table-cell office:value-type="float" office:value="42418" table:style-name="ce48">
            <text:p>42,418</text:p>
          </table:table-cell>
          <table:table-cell office:value-type="float" office:value="15.040805182922329" table:formula="of:=[.C22]/[.$B22]*100" table:style-name="ce30">
            <text:p>15.04</text:p>
          </table:table-cell>
          <table:table-cell office:value-type="float" office:value="72.439308746919323" table:formula="of:=[.D22]/[.$B22]*100" table:style-name="ce30">
            <text:p>72.44</text:p>
          </table:table-cell>
          <table:table-cell office:value-type="float" office:value="12.519886070158352" table:formula="of:=[.E22]/[.$B22]*100" table:style-name="ce30">
            <text:p>12.52</text:p>
          </table:table-cell>
          <table:table-cell office:value-type="float" office:value="20.763319588636993" table:formula="of:=[.C22]/[.D22]*100" table:style-name="ce54">
            <text:p>20.76</text:p>
          </table:table-cell>
          <table:table-cell office:value-type="float" office:value="17.283276561761493" table:formula="of:=[.E22]/[.D22]*100" table:style-name="ce54">
            <text:p>17.28</text:p>
          </table:table-cell>
          <table:table-cell office:value-type="float" office:value="38.046596150398486" table:formula="of:=([.C22]+[.E22])/[.D22]*100" table:style-name="ce54">
            <text:p>38.05</text:p>
          </table:table-cell>
          <table:table-cell office:value-type="float" office:value="83.239467022508293" table:formula="of:=[.E22]/[.C22]*100" table:style-name="ce54">
            <text:p>83.24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澎<text:span text:style-name="T3"><text:s text:c="2"/></text:span><text:span text:style-name="T1">湖</text:span><text:span text:style-name="T3"><text:s text:c="2"/></text:span><text:span text:style-name="T1">縣</text:span></text:p>
          </table:table-cell>
          <table:table-cell office:value-type="float" office:value="96918" table:style-name="ce48">
            <text:p>96,918</text:p>
          </table:table-cell>
          <table:table-cell office:value-type="float" office:value="13160" table:style-name="ce48">
            <text:p>13,160</text:p>
          </table:table-cell>
          <table:table-cell office:value-type="float" office:value="69723" table:style-name="ce48">
            <text:p>69,723</text:p>
          </table:table-cell>
          <table:table-cell office:value-type="float" office:value="14035" table:style-name="ce48">
            <text:p>14,035</text:p>
          </table:table-cell>
          <table:table-cell office:value-type="float" office:value="13.578489031965166" table:formula="of:=[.C23]/[.$B23]*100" table:style-name="ce30">
            <text:p>13.58</text:p>
          </table:table-cell>
          <table:table-cell office:value-type="float" office:value="71.940196867454958" table:formula="of:=[.D23]/[.$B23]*100" table:style-name="ce30">
            <text:p>71.94</text:p>
          </table:table-cell>
          <table:table-cell office:value-type="float" office:value="14.481314100579873" table:formula="of:=[.E23]/[.$B23]*100" table:style-name="ce30">
            <text:p>14.48</text:p>
          </table:table-cell>
          <table:table-cell office:value-type="float" office:value="18.874689844097357" table:formula="of:=[.C23]/[.D23]*100" table:style-name="ce54">
            <text:p>18.87</text:p>
          </table:table-cell>
          <table:table-cell office:value-type="float" office:value="20.129655924157021" table:formula="of:=[.E23]/[.D23]*100" table:style-name="ce54">
            <text:p>20.13</text:p>
          </table:table-cell>
          <table:table-cell office:value-type="float" office:value="39.004345768254382" table:formula="of:=([.C23]+[.E23])/[.D23]*100" table:style-name="ce54">
            <text:p>39.00</text:p>
          </table:table-cell>
          <table:table-cell office:value-type="float" office:value="106.64893617021276" table:formula="of:=[.E23]/[.C23]*100" table:style-name="ce54">
            <text:p>106.65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基<text:span text:style-name="T3"><text:s text:c="2"/></text:span><text:span text:style-name="T1">隆</text:span><text:span text:style-name="T3"><text:s text:c="2"/></text:span><text:span text:style-name="T1">市</text:span></text:p>
          </table:table-cell>
          <table:table-cell office:value-type="float" office:value="384134" table:style-name="ce48">
            <text:p>384,134</text:p>
          </table:table-cell>
          <table:table-cell office:value-type="float" office:value="54388" table:style-name="ce48">
            <text:p>54,388</text:p>
          </table:table-cell>
          <table:table-cell office:value-type="float" office:value="287400" table:style-name="ce48">
            <text:p>287,400</text:p>
          </table:table-cell>
          <table:table-cell office:value-type="float" office:value="42346" table:style-name="ce48">
            <text:p>42,346</text:p>
          </table:table-cell>
          <table:table-cell office:value-type="float" office:value="14.158600904892563" table:formula="of:=[.C24]/[.$B24]*100" table:style-name="ce30">
            <text:p>14.16</text:p>
          </table:table-cell>
          <table:table-cell office:value-type="float" office:value="74.81764176042735" table:formula="of:=[.D24]/[.$B24]*100" table:style-name="ce30">
            <text:p>74.82</text:p>
          </table:table-cell>
          <table:table-cell office:value-type="float" office:value="11.023757334680086" table:formula="of:=[.E24]/[.$B24]*100" table:style-name="ce30">
            <text:p>11.02</text:p>
          </table:table-cell>
          <table:table-cell office:value-type="float" office:value="18.924147529575507" table:formula="of:=[.C24]/[.D24]*100" table:style-name="ce54">
            <text:p>18.92</text:p>
          </table:table-cell>
          <table:table-cell office:value-type="float" office:value="14.734168406402226" table:formula="of:=[.E24]/[.D24]*100" table:style-name="ce54">
            <text:p>14.73</text:p>
          </table:table-cell>
          <table:table-cell office:value-type="float" office:value="33.658315935977733" table:formula="of:=([.C24]+[.E24])/[.D24]*100" table:style-name="ce54">
            <text:p>33.66</text:p>
          </table:table-cell>
          <table:table-cell office:value-type="float" office:value="77.859086563212472" table:formula="of:=[.E24]/[.C24]*100" table:style-name="ce54">
            <text:p>77.86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新<text:span text:style-name="T3"><text:s text:c="2"/></text:span><text:span text:style-name="T1">竹</text:span><text:span text:style-name="T3"><text:s text:c="2"/></text:span><text:span text:style-name="T1">市</text:span></text:p>
          </table:table-cell>
          <table:table-cell office:value-type="float" office:value="415344" table:style-name="ce48">
            <text:p>415,344</text:p>
          </table:table-cell>
          <table:table-cell office:value-type="float" office:value="79463" table:style-name="ce48">
            <text:p>79,463</text:p>
          </table:table-cell>
          <table:table-cell office:value-type="float" office:value="296886" table:style-name="ce48">
            <text:p>296,886</text:p>
          </table:table-cell>
          <table:table-cell office:value-type="float" office:value="38995" table:style-name="ce48">
            <text:p>38,995</text:p>
          </table:table-cell>
          <table:table-cell office:value-type="float" office:value="19.131852151469626" table:formula="of:=[.C25]/[.$B25]*100" table:style-name="ce30">
            <text:p>19.13</text:p>
          </table:table-cell>
          <table:table-cell office:value-type="float" office:value="71.479544666589618" table:formula="of:=[.D25]/[.$B25]*100" table:style-name="ce30">
            <text:p>71.48</text:p>
          </table:table-cell>
          <table:table-cell office:value-type="float" office:value="9.3886031819407521" table:formula="of:=[.E25]/[.$B25]*100" table:style-name="ce30">
            <text:p>9.39</text:p>
          </table:table-cell>
          <table:table-cell office:value-type="float" office:value="26.765492478594478" table:formula="of:=[.C25]/[.D25]*100" table:style-name="ce54">
            <text:p>26.77</text:p>
          </table:table-cell>
          <table:table-cell office:value-type="float" office:value="13.134671220603195" table:formula="of:=[.E25]/[.D25]*100" table:style-name="ce54">
            <text:p>13.13</text:p>
          </table:table-cell>
          <table:table-cell office:value-type="float" office:value="39.90016369919767" table:formula="of:=([.C25]+[.E25])/[.D25]*100" table:style-name="ce54">
            <text:p>39.90</text:p>
          </table:table-cell>
          <table:table-cell office:value-type="float" office:value="49.073153543158448" table:formula="of:=[.E25]/[.C25]*100" table:style-name="ce54">
            <text:p>49.07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嘉<text:span text:style-name="T3"><text:s text:c="2"/></text:span><text:span text:style-name="T1">義</text:span><text:span text:style-name="T3"><text:s text:c="2"/></text:span><text:span text:style-name="T1">市</text:span></text:p>
          </table:table-cell>
          <table:table-cell office:value-type="float" office:value="272390" table:style-name="ce48">
            <text:p>272,390</text:p>
          </table:table-cell>
          <table:table-cell office:value-type="float" office:value="47465" table:style-name="ce48">
            <text:p>47,465</text:p>
          </table:table-cell>
          <table:table-cell office:value-type="float" office:value="195017" table:style-name="ce48">
            <text:p>195,017</text:p>
          </table:table-cell>
          <table:table-cell office:value-type="float" office:value="29908" table:style-name="ce48">
            <text:p>29,908</text:p>
          </table:table-cell>
          <table:table-cell office:value-type="float" office:value="17.425382723301151" table:formula="of:=[.C26]/[.$B26]*100" table:style-name="ce30">
            <text:p>17.43</text:p>
          </table:table-cell>
          <table:table-cell office:value-type="float" office:value="71.594772201622675" table:formula="of:=[.D26]/[.$B26]*100" table:style-name="ce30">
            <text:p>71.59</text:p>
          </table:table-cell>
          <table:table-cell office:value-type="float" office:value="10.979845075076177" table:formula="of:=[.E26]/[.$B26]*100" table:style-name="ce30">
            <text:p>10.98</text:p>
          </table:table-cell>
          <table:table-cell office:value-type="float" office:value="24.338903787874901" table:formula="of:=[.C26]/[.D26]*100" table:style-name="ce54">
            <text:p>24.34</text:p>
          </table:table-cell>
          <table:table-cell office:value-type="float" office:value="15.336098904198096" table:formula="of:=[.E26]/[.D26]*100" table:style-name="ce54">
            <text:p>15.34</text:p>
          </table:table-cell>
          <table:table-cell office:value-type="float" office:value="39.675002692072994" table:formula="of:=([.C26]+[.E26])/[.D26]*100" table:style-name="ce54">
            <text:p>39.68</text:p>
          </table:table-cell>
          <table:table-cell office:value-type="float" office:value="63.010639418518913" table:formula="of:=[.E26]/[.C26]*100" table:style-name="ce54">
            <text:p>63.01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25">
            <text:p>福 <text:s/>建 <text:s/>省</text:p>
          </table:table-cell>
          <table:table-cell office:value-type="float" office:value="107308" table:style-name="ce47">
            <text:p>107,308</text:p>
          </table:table-cell>
          <table:table-cell office:value-type="float" office:value="14299" table:style-name="ce47">
            <text:p>14,299</text:p>
          </table:table-cell>
          <table:table-cell office:value-type="float" office:value="80400" table:style-name="ce47">
            <text:p>80,400</text:p>
          </table:table-cell>
          <table:table-cell office:value-type="float" office:value="12609" table:style-name="ce47">
            <text:p>12,609</text:p>
          </table:table-cell>
          <table:table-cell office:value-type="float" office:value="13.32519476646662" table:formula="of:=[.C27]/[.$B27]*100" table:style-name="ce29">
            <text:p>13.33</text:p>
          </table:table-cell>
          <table:table-cell office:value-type="float" office:value="74.924516345472853" table:formula="of:=[.D27]/[.$B27]*100" table:style-name="ce29">
            <text:p>74.92</text:p>
          </table:table-cell>
          <table:table-cell office:value-type="float" office:value="11.750288888060537" table:formula="of:=[.E27]/[.$B27]*100" table:style-name="ce29">
            <text:p>11.75</text:p>
          </table:table-cell>
          <table:table-cell office:value-type="float" office:value="17.784825870646767" table:formula="of:=[.C27]/[.D27]*100" table:style-name="ce28">
            <text:p>17.78</text:p>
          </table:table-cell>
          <table:table-cell office:value-type="float" office:value="15.682835820895521" table:formula="of:=[.E27]/[.D27]*100" table:style-name="ce28">
            <text:p>15.68</text:p>
          </table:table-cell>
          <table:table-cell office:value-type="float" office:value="33.46766169154229" table:formula="of:=([.C27]+[.E27])/[.D27]*100" table:style-name="ce28">
            <text:p>33.47</text:p>
          </table:table-cell>
          <table:table-cell office:value-type="float" office:value="88.180991677739712" table:formula="of:=[.E27]/[.C27]*100" table:style-name="ce28">
            <text:p>88.18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19">
            <text:p>金 <text:s/>門 <text:s/>縣</text:p>
          </table:table-cell>
          <table:table-cell office:value-type="float" office:value="97364" table:style-name="ce48">
            <text:p>97,364</text:p>
          </table:table-cell>
          <table:table-cell office:value-type="float" office:value="12859" table:style-name="ce48">
            <text:p>12,859</text:p>
          </table:table-cell>
          <table:table-cell office:value-type="float" office:value="72834" table:style-name="ce48">
            <text:p>72,834</text:p>
          </table:table-cell>
          <table:table-cell office:value-type="float" office:value="11671" table:style-name="ce48">
            <text:p>11,671</text:p>
          </table:table-cell>
          <table:table-cell office:value-type="float" office:value="13.207140216096299" table:formula="of:=[.C28]/[.$B28]*100" table:style-name="ce30">
            <text:p>13.21</text:p>
          </table:table-cell>
          <table:table-cell office:value-type="float" office:value="74.805883077934354" table:formula="of:=[.D28]/[.$B28]*100" table:style-name="ce30">
            <text:p>74.81</text:p>
          </table:table-cell>
          <table:table-cell office:value-type="float" office:value="11.986976705969351" table:formula="of:=[.E28]/[.$B28]*100" table:style-name="ce30">
            <text:p>11.99</text:p>
          </table:table-cell>
          <table:table-cell office:value-type="float" office:value="17.655215970563198" table:formula="of:=[.C28]/[.D28]*100" table:style-name="ce54">
            <text:p>17.66</text:p>
          </table:table-cell>
          <table:table-cell office:value-type="float" office:value="16.024109619133924" table:formula="of:=[.E28]/[.D28]*100" table:style-name="ce54">
            <text:p>16.02</text:p>
          </table:table-cell>
          <table:table-cell office:value-type="float" office:value="33.679325589697115" table:formula="of:=([.C28]+[.E28])/[.D28]*100" table:style-name="ce54">
            <text:p>33.68</text:p>
          </table:table-cell>
          <table:table-cell office:value-type="float" office:value="90.761334473909329" table:formula="of:=[.E28]/[.C28]*100" table:style-name="ce54">
            <text:p>90.76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19">
            <text:p>連 <text:s/>江 <text:s/>縣</text:p>
          </table:table-cell>
          <table:table-cell office:value-type="float" office:value="9944" table:style-name="ce48">
            <text:p>9,944</text:p>
          </table:table-cell>
          <table:table-cell office:value-type="float" office:value="1440" table:style-name="ce48">
            <text:p>1,440</text:p>
          </table:table-cell>
          <table:table-cell office:value-type="float" office:value="7566" table:style-name="ce48">
            <text:p>7,566</text:p>
          </table:table-cell>
          <table:table-cell office:value-type="float" office:value="938" table:style-name="ce48">
            <text:p>938</text:p>
          </table:table-cell>
          <table:table-cell office:value-type="float" office:value="14.481094127111827" table:formula="of:=[.C29]/[.$B29]*100" table:style-name="ce30">
            <text:p>14.48</text:p>
          </table:table-cell>
          <table:table-cell office:value-type="float" office:value="76.086082059533382" table:formula="of:=[.D29]/[.$B29]*100" table:style-name="ce30">
            <text:p>76.09</text:p>
          </table:table-cell>
          <table:table-cell office:value-type="float" office:value="9.432823813354787" table:formula="of:=[.E29]/[.$B29]*100" table:style-name="ce30">
            <text:p>9.43</text:p>
          </table:table-cell>
          <table:table-cell office:value-type="float" office:value="19.032513877874703" table:formula="of:=[.C29]/[.D29]*100" table:style-name="ce54">
            <text:p>19.03</text:p>
          </table:table-cell>
          <table:table-cell office:value-type="float" office:value="12.397568067671161" table:formula="of:=[.E29]/[.D29]*100" table:style-name="ce54">
            <text:p>12.40</text:p>
          </table:table-cell>
          <table:table-cell office:value-type="float" office:value="31.430081945545862" table:formula="of:=([.C29]+[.E29])/[.D29]*100" table:style-name="ce54">
            <text:p>31.43</text:p>
          </table:table-cell>
          <table:table-cell office:value-type="float" office:value="65.138888888888886" table:formula="of:=[.E29]/[.C29]*100" table:style-name="ce54">
            <text:p>65.14</text:p>
          </table:table-cell>
          <table:table-cell table:number-columns-repeated="16372" table:style-name="ce17"/>
        </table:table-row>
        <table:table-row table:style-name="ro7">
          <table:table-cell table:style-name="ce20"/>
          <table:table-cell table:number-columns-repeated="4" table:style-name="ce45"/>
          <table:table-cell table:number-columns-repeated="7" table:style-name="ce21"/>
          <table:table-cell table:number-columns-repeated="16372" table:style-name="ce17"/>
        </table:table-row>
        <table:table-row table:style-name="ro8">
          <table:table-cell office:value-type="string" table:style-name="ce14">
            <text:p>說明：1.扶養比係指依賴人口(0歲~14歲及65歲以上)</text:p>
          </table:table-cell>
          <table:table-cell table:number-columns-repeated="4" table:style-name="ce14"/>
          <table:table-cell table:number-columns-repeated="2" table:style-name="ce1"/>
          <table:table-cell table:style-name="ce16"/>
          <table:table-cell table:number-columns-repeated="3" table:style-name="ce33"/>
          <table:table-cell office:value-type="string" table:style-name="ce32">
            <text:p>內政部戶政司編製</text:p>
          </table:table-cell>
          <table:table-cell table:number-columns-repeated="2" table:style-name="ce1"/>
          <table:table-cell table:style-name="ce12"/>
          <table:table-cell table:number-columns-repeated="16369" table:style-name="ce1"/>
        </table:table-row>
        <table:table-row table:style-name="ro8">
          <table:table-cell office:value-type="string" table:style-name="ce15">
            <text:p>　　 <text:s text:c="2"/>　對工作年齡人口(15歲~64歲)扶養負擔的一種簡略測度。</text:p>
          </table:table-cell>
          <table:table-cell table:number-columns-repeated="4" table:style-name="ce15"/>
          <table:table-cell table:number-columns-repeated="9" table:style-name="ce1"/>
          <table:table-cell table:style-name="ce13"/>
          <table:table-cell table:number-columns-repeated="16369" table:style-name="ce1"/>
        </table:table-row>
        <table:table-row table:style-name="ro9">
          <table:table-cell office:value-type="string" table:style-name="ce26">
            <text:p><text:s text:c="13"/>2. 99年12月25日起，縣市改制直轄市為臺北縣改制為新北市、</text:p>
          </table:table-cell>
          <table:table-cell table:number-columns-repeated="4" table:style-name="ce26"/>
          <table:table-cell table:number-columns-repeated="16379"/>
        </table:table-row>
        <table:table-row table:style-name="ro9">
          <table:table-cell office:value-type="string" table:style-name="ce26">
            <text:p><text:s text:c="17"/>臺中縣市合併改制為臺中市、臺南縣市合併改制為臺南市、</text:p>
          </table:table-cell>
          <table:table-cell table:number-columns-repeated="4" table:style-name="ce26"/>
          <table:table-cell table:number-columns-repeated="16379"/>
        </table:table-row>
        <table:table-row table:style-name="ro9">
          <table:table-cell office:value-type="string" table:style-name="ce27">
            <text:p><text:s text:c="17"/>高雄縣市合併改制為高雄市。<text:s text:c="18"/></text:p>
          </table:table-cell>
          <table:table-cell table:number-columns-repeated="4" table:style-name="ce27"/>
          <table:table-cell table:number-columns-repeated="16379"/>
        </table:table-row>
        <table:table-row table:number-rows-repeated="1048541" table:style-name="ro9">
          <table:table-cell table:number-columns-repeated="16384"/>
        </table:table-row>
      </table:table>
      <table:table table:name="98" table:style-name="ta4">
        <table:table-column table:style-name="co1" table:number-columns-repeated="12" table:default-cell-style-name="ce1"/>
        <table:table-column table:style-name="co3" table:default-cell-style-name="ce1"/>
        <table:table-column table:style-name="co2" table:number-columns-repeated="16371" table:default-cell-style-name="ce1"/>
        <table:table-row table:style-name="ro1">
          <table:table-cell office:value-type="string" table:number-columns-spanned="12" table:number-rows-spanned="1" table:style-name="ce50">
            <text:p>各縣市年底三階段年齡人口數、百分比及其扶養比</text:p>
          </table:table-cell>
          <table:covered-table-cell table:number-columns-repeated="11"/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64"/>
        </table:table-row>
        <table:table-row table:style-name="ro2">
          <table:table-cell table:style-name="ce51"/>
          <table:table-cell table:style-name="ce52"/>
          <table:table-cell office:value-type="string" table:number-columns-spanned="8" table:number-rows-spanned="1" table:style-name="ce55">
            <text:p>中華民國98年底</text:p>
          </table:table-cell>
          <table:covered-table-cell table:number-columns-repeated="7"/>
          <table:table-cell table:style-name="ce53"/>
          <table:table-cell office:value-type="string" table:style-name="ce49">
            <text:p>單位：人；%</text:p>
          </table:table-cell>
          <table:table-cell table:style-name="ce5"/>
          <table:table-cell table:number-columns-repeated="2" table:style-name="ce6"/>
          <table:table-cell table:number-columns-repeated="5" table:style-name="ce4"/>
          <table:table-cell table:number-columns-repeated="16364"/>
        </table:table-row>
        <table:table-row table:style-name="ro3">
          <table:table-cell office:value-type="string" table:number-columns-spanned="1" table:number-rows-spanned="2" table:style-name="ce46">
            <text:p>區<text:span text:style-name="T3"><text:s text:c="3"/></text:span>域<text:span text:style-name="T3"><text:s text:c="3"/></text:span>別</text:p>
          </table:table-cell>
          <table:table-cell office:value-type="string" table:number-columns-spanned="4" table:number-rows-spanned="1" table:style-name="ce73">
            <text:p>三　階　段　年　齡　人　口　數</text:p>
          </table:table-cell>
          <table:covered-table-cell table:number-columns-repeated="3"/>
          <table:table-cell office:value-type="string" table:number-columns-spanned="3" table:number-rows-spanned="1" table:style-name="ce72">
            <text:p>年<text:span text:style-name="T3"><text:s text:c="2"/></text:span>齡<text:span text:style-name="T3"><text:s text:c="2"/></text:span>分<text:span text:style-name="T3"><text:s text:c="2"/></text:span>配<text:span text:style-name="T3"><text:s text:c="2"/></text:span>百<text:span text:style-name="T3"><text:s text:c="2"/></text:span>分<text:span text:style-name="T3"><text:s text:c="2"/></text:span>比<text:span text:style-name="T3"><text:s/>(%)</text:span></text:p>
          </table:table-cell>
          <table:covered-table-cell table:number-columns-repeated="2"/>
          <table:table-cell office:value-type="string" table:number-columns-spanned="1" table:number-rows-spanned="2" table:style-name="ce72">
            <text:p>扶幼比</text:p>
          </table:table-cell>
          <table:table-cell office:value-type="string" table:number-columns-spanned="1" table:number-rows-spanned="2" table:style-name="ce72">
            <text:p>扶老比</text:p>
          </table:table-cell>
          <table:table-cell office:value-type="string" table:number-columns-spanned="1" table:number-rows-spanned="2" table:style-name="ce72">
            <text:p>扶養比</text:p>
          </table:table-cell>
          <table:table-cell office:value-type="string" table:number-columns-spanned="1" table:number-rows-spanned="2" table:style-name="ce41">
            <text:p>老化指數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44">
            <text:p>總計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covered-table-cell/>
          <table:covered-table-cell/>
          <table:covered-table-cell/>
          <table:covered-table-cell/>
          <table:table-cell table:number-columns-repeated="16372" table:style-name="ce17"/>
        </table:table-row>
        <table:table-row table:style-name="ro3">
          <table:table-cell office:value-type="string" table:style-name="ce24">
            <text:p>總 <text:s text:c="6"/>計</text:p>
          </table:table-cell>
          <table:table-cell office:value-type="float" office:value="23119772" table:style-name="ce56">
            <text:p>23,119,772</text:p>
          </table:table-cell>
          <table:table-cell office:value-type="float" office:value="3778018" table:style-name="ce56">
            <text:p>3,778,018</text:p>
          </table:table-cell>
          <table:table-cell office:value-type="float" office:value="16884106" table:style-name="ce56">
            <text:p>16,884,106</text:p>
          </table:table-cell>
          <table:table-cell office:value-type="float" office:value="2457648" table:style-name="ce56">
            <text:p>2,457,648</text:p>
          </table:table-cell>
          <table:table-cell office:value-type="float" office:value="16.341069453453088" table:formula="of:=[.C5]/[.$B5]*100" table:style-name="ce57">
            <text:p>16.34</text:p>
          </table:table-cell>
          <table:table-cell office:value-type="float" office:value="73.028860319210764" table:formula="of:=[.D5]/[.$B5]*100" table:style-name="ce57">
            <text:p>73.03</text:p>
          </table:table-cell>
          <table:table-cell office:value-type="float" office:value="10.630070227336152" table:formula="of:=[.E5]/[.$B5]*100" table:style-name="ce57">
            <text:p>10.63</text:p>
          </table:table-cell>
          <table:table-cell office:value-type="float" office:value="22.376180296427894" table:formula="of:=[.C5]/[.D5]*100" table:style-name="ce57">
            <text:p>22.38</text:p>
          </table:table-cell>
          <table:table-cell office:value-type="float" office:value="14.555985374647612" table:formula="of:=[.E5]/[.D5]*100" table:style-name="ce57">
            <text:p>14.56</text:p>
          </table:table-cell>
          <table:table-cell office:value-type="float" office:value="36.932165671075509" table:formula="of:=([.C5]+[.E5])/[.D5]*100" table:style-name="ce57">
            <text:p>36.93</text:p>
          </table:table-cell>
          <table:table-cell office:value-type="float" office:value="65.051251740992228" table:formula="of:=[.E5]/[.C5]*100" table:style-name="ce58">
            <text:p>65.05</text:p>
          </table:table-cell>
          <table:table-cell table:number-columns-repeated="2" table:style-name="ce7"/>
          <table:table-cell table:style-name="ce8"/>
          <table:table-cell table:style-name="ce10"/>
          <table:table-cell table:style-name="ce4"/>
          <table:table-cell table:number-columns-repeated="16367" table:style-name="ce1"/>
        </table:table-row>
        <table:table-row table:style-name="ro10">
          <table:table-cell office:value-type="string" table:style-name="ce59">
            <text:p>臺灣地區</text:p>
          </table:table-cell>
          <table:table-cell office:value-type="float" office:value="23016050" table:style-name="ce47">
            <text:p>23,016,050</text:p>
          </table:table-cell>
          <table:table-cell office:value-type="float" office:value="3763723" table:style-name="ce47">
            <text:p>3,763,723</text:p>
          </table:table-cell>
          <table:table-cell office:value-type="float" office:value="16806974" table:style-name="ce47">
            <text:p>16,806,974</text:p>
          </table:table-cell>
          <table:table-cell office:value-type="float" office:value="2445353" table:style-name="ce47">
            <text:p>2,445,353</text:p>
          </table:table-cell>
          <table:table-cell office:value-type="float" office:value="16.352601771372584" table:formula="of:=[.C6]/[.$B6]*100" table:style-name="ce60">
            <text:p>16.35</text:p>
          </table:table-cell>
          <table:table-cell office:value-type="float" office:value="73.022842755381561" table:formula="of:=[.D6]/[.$B6]*100" table:style-name="ce60">
            <text:p>73.02</text:p>
          </table:table-cell>
          <table:table-cell office:value-type="float" office:value="10.624555473245843" table:formula="of:=[.E6]/[.$B6]*100" table:style-name="ce60">
            <text:p>10.62</text:p>
          </table:table-cell>
          <table:table-cell office:value-type="float" office:value="22.393816995254472" table:formula="of:=[.C6]/[.D6]*100" table:style-name="ce61">
            <text:p>22.39</text:p>
          </table:table-cell>
          <table:table-cell office:value-type="float" office:value="14.549632789340903" table:formula="of:=[.E6]/[.D6]*100" table:style-name="ce61">
            <text:p>14.55</text:p>
          </table:table-cell>
          <table:table-cell office:value-type="float" office:value="36.943449784595373" table:formula="of:=([.C6]+[.E6])/[.D6]*100" table:style-name="ce61">
            <text:p>36.94</text:p>
          </table:table-cell>
          <table:table-cell office:value-type="float" office:value="64.9716517395143" table:formula="of:=[.E6]/[.C6]*100" table:style-name="ce28">
            <text:p>64.97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10">
          <table:table-cell office:value-type="string" table:style-name="ce62">
            <text:p>臺<text:span text:style-name="T5"><text:s text:c="2"/></text:span>灣<text:span text:style-name="T5"><text:s text:c="2"/></text:span>省</text:p>
          </table:table-cell>
          <table:table-cell office:value-type="float" office:value="18880708" table:style-name="ce47">
            <text:p>18,880,708</text:p>
          </table:table-cell>
          <table:table-cell office:value-type="float" office:value="3130482" table:style-name="ce47">
            <text:p>3,130,482</text:p>
          </table:table-cell>
          <table:table-cell office:value-type="float" office:value="13784968" table:style-name="ce47">
            <text:p>13,784,968</text:p>
          </table:table-cell>
          <table:table-cell office:value-type="float" office:value="1965258" table:style-name="ce47">
            <text:p>1,965,258</text:p>
          </table:table-cell>
          <table:table-cell office:value-type="float" office:value="16.580321034571373" table:formula="of:=[.C7]/[.$B7]*100" table:style-name="ce60">
            <text:p>16.58</text:p>
          </table:table-cell>
          <table:table-cell office:value-type="float" office:value="73.01086378752322" table:formula="of:=[.D7]/[.$B7]*100" table:style-name="ce60">
            <text:p>73.01</text:p>
          </table:table-cell>
          <table:table-cell office:value-type="float" office:value="10.408815177905405" table:formula="of:=[.E7]/[.$B7]*100" table:style-name="ce60">
            <text:p>10.41</text:p>
          </table:table-cell>
          <table:table-cell office:value-type="float" office:value="22.709388951791546" table:formula="of:=[.C7]/[.D7]*100" table:style-name="ce61">
            <text:p>22.71</text:p>
          </table:table-cell>
          <table:table-cell office:value-type="float" office:value="14.256529286103531" table:formula="of:=[.E7]/[.D7]*100" table:style-name="ce61">
            <text:p>14.26</text:p>
          </table:table-cell>
          <table:table-cell office:value-type="float" office:value="36.965918237895075" table:formula="of:=([.C7]+[.E7])/[.D7]*100" table:style-name="ce61">
            <text:p>36.97</text:p>
          </table:table-cell>
          <table:table-cell office:value-type="float" office:value="62.778128096567876" table:formula="of:=[.E7]/[.C7]*100" table:style-name="ce28">
            <text:p>62.78</text:p>
          </table:table-cell>
          <table:table-cell table:number-columns-repeated="2" table:style-name="ce7"/>
          <table:table-cell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11">
          <table:table-cell office:value-type="string" table:style-name="ce63">
            <text:p>臺北縣</text:p>
          </table:table-cell>
          <table:table-cell office:value-type="float" office:value="3873653" table:style-name="ce48">
            <text:p>3,873,653</text:p>
          </table:table-cell>
          <table:table-cell office:value-type="float" office:value="612010" table:style-name="ce48">
            <text:p>612,010</text:p>
          </table:table-cell>
          <table:table-cell office:value-type="float" office:value="2950289" table:style-name="ce48">
            <text:p>2,950,289</text:p>
          </table:table-cell>
          <table:table-cell office:value-type="float" office:value="311354" table:style-name="ce48">
            <text:p>311,354</text:p>
          </table:table-cell>
          <table:table-cell office:value-type="float" office:value="15.799298491630509" table:formula="of:=[.C8]/[.$B8]*100" table:style-name="ce64">
            <text:p>15.80</text:p>
          </table:table-cell>
          <table:table-cell office:value-type="float" office:value="76.162965552154517" table:formula="of:=[.D8]/[.$B8]*100" table:style-name="ce64">
            <text:p>76.16</text:p>
          </table:table-cell>
          <table:table-cell office:value-type="float" office:value="8.0377359562149735" table:formula="of:=[.E8]/[.$B8]*100" table:style-name="ce64">
            <text:p>8.04</text:p>
          </table:table-cell>
          <table:table-cell office:value-type="float" office:value="20.744069479295078" table:formula="of:=[.C8]/[.D8]*100" table:style-name="ce65">
            <text:p>20.74</text:p>
          </table:table-cell>
          <table:table-cell office:value-type="float" office:value="10.553339011873074" table:formula="of:=[.E8]/[.D8]*100" table:style-name="ce65">
            <text:p>10.55</text:p>
          </table:table-cell>
          <table:table-cell office:value-type="float" office:value="31.297408491168156" table:formula="of:=([.C8]+[.E8])/[.D8]*100" table:style-name="ce65">
            <text:p>31.30</text:p>
          </table:table-cell>
          <table:table-cell office:value-type="float" office:value="50.874005326710346" table:formula="of:=[.E8]/[.C8]*100" table:style-name="ce54">
            <text:p>50.87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宜蘭縣</text:p>
          </table:table-cell>
          <table:table-cell office:value-type="float" office:value="461625" table:style-name="ce48">
            <text:p>461,625</text:p>
          </table:table-cell>
          <table:table-cell office:value-type="float" office:value="73639" table:style-name="ce48">
            <text:p>73,639</text:p>
          </table:table-cell>
          <table:table-cell office:value-type="float" office:value="327936" table:style-name="ce48">
            <text:p>327,936</text:p>
          </table:table-cell>
          <table:table-cell office:value-type="float" office:value="60050" table:style-name="ce48">
            <text:p>60,050</text:p>
          </table:table-cell>
          <table:table-cell office:value-type="float" office:value="15.952125643108584" table:formula="of:=[.C9]/[.$B9]*100" table:style-name="ce64">
            <text:p>15.95</text:p>
          </table:table-cell>
          <table:table-cell office:value-type="float" office:value="71.039480097481729" table:formula="of:=[.D9]/[.$B9]*100" table:style-name="ce64">
            <text:p>71.04</text:p>
          </table:table-cell>
          <table:table-cell office:value-type="float" office:value="13.008394259409695" table:formula="of:=[.E9]/[.$B9]*100" table:style-name="ce64">
            <text:p>13.01</text:p>
          </table:table-cell>
          <table:table-cell office:value-type="float" office:value="22.455296155347384" table:formula="of:=[.C9]/[.D9]*100" table:style-name="ce65">
            <text:p>22.46</text:p>
          </table:table-cell>
          <table:table-cell office:value-type="float" office:value="18.311499804839968" table:formula="of:=[.E9]/[.D9]*100" table:style-name="ce65">
            <text:p>18.31</text:p>
          </table:table-cell>
          <table:table-cell office:value-type="float" office:value="40.766795960187352" table:formula="of:=([.C9]+[.E9])/[.D9]*100" table:style-name="ce65">
            <text:p>40.77</text:p>
          </table:table-cell>
          <table:table-cell office:value-type="float" office:value="81.546463151319273" table:formula="of:=[.E9]/[.C9]*100" table:style-name="ce54">
            <text:p>81.55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桃園縣</text:p>
          </table:table-cell>
          <table:table-cell office:value-type="float" office:value="1978782" table:style-name="ce48">
            <text:p>1,978,782</text:p>
          </table:table-cell>
          <table:table-cell office:value-type="float" office:value="375565" table:style-name="ce48">
            <text:p>375,565</text:p>
          </table:table-cell>
          <table:table-cell office:value-type="float" office:value="1441272" table:style-name="ce48">
            <text:p>1,441,272</text:p>
          </table:table-cell>
          <table:table-cell office:value-type="float" office:value="161945" table:style-name="ce48">
            <text:p>161,945</text:p>
          </table:table-cell>
          <table:table-cell office:value-type="float" office:value="18.979604625471627" table:formula="of:=[.C10]/[.$B10]*100" table:style-name="ce64">
            <text:p>18.98</text:p>
          </table:table-cell>
          <table:table-cell office:value-type="float" office:value="72.836320524443821" table:formula="of:=[.D10]/[.$B10]*100" table:style-name="ce64">
            <text:p>72.84</text:p>
          </table:table-cell>
          <table:table-cell office:value-type="float" office:value="8.1840748500845475" table:formula="of:=[.E10]/[.$B10]*100" table:style-name="ce64">
            <text:p>8.18</text:p>
          </table:table-cell>
          <table:table-cell office:value-type="float" office:value="26.057884979379324" table:formula="of:=[.C10]/[.D10]*100" table:style-name="ce65">
            <text:p>26.06</text:p>
          </table:table-cell>
          <table:table-cell office:value-type="float" office:value="11.236255196798384" table:formula="of:=[.E10]/[.D10]*100" table:style-name="ce65">
            <text:p>11.24</text:p>
          </table:table-cell>
          <table:table-cell office:value-type="float" office:value="37.294140176177706" table:formula="of:=([.C10]+[.E10])/[.D10]*100" table:style-name="ce65">
            <text:p>37.29</text:p>
          </table:table-cell>
          <table:table-cell office:value-type="float" office:value="43.120365316256844" table:formula="of:=[.E10]/[.C10]*100" table:style-name="ce54">
            <text:p>43.12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新竹縣</text:p>
          </table:table-cell>
          <table:table-cell office:value-type="float" office:value="510882" table:style-name="ce48">
            <text:p>510,882</text:p>
          </table:table-cell>
          <table:table-cell office:value-type="float" office:value="99752" table:style-name="ce48">
            <text:p>99,752</text:p>
          </table:table-cell>
          <table:table-cell office:value-type="float" office:value="353525" table:style-name="ce48">
            <text:p>353,525</text:p>
          </table:table-cell>
          <table:table-cell office:value-type="float" office:value="57605" table:style-name="ce48">
            <text:p>57,605</text:p>
          </table:table-cell>
          <table:table-cell office:value-type="float" office:value="19.525448146538732" table:formula="of:=[.C11]/[.$B11]*100" table:style-name="ce64">
            <text:p>19.53</text:p>
          </table:table-cell>
          <table:table-cell office:value-type="float" office:value="69.198953965886446" table:formula="of:=[.D11]/[.$B11]*100" table:style-name="ce64">
            <text:p>69.20</text:p>
          </table:table-cell>
          <table:table-cell office:value-type="float" office:value="11.275597887574822" table:formula="of:=[.E11]/[.$B11]*100" table:style-name="ce64">
            <text:p>11.28</text:p>
          </table:table-cell>
          <table:table-cell office:value-type="float" office:value="28.21639205148151" table:formula="of:=[.C11]/[.D11]*100" table:style-name="ce65">
            <text:p>28.22</text:p>
          </table:table-cell>
          <table:table-cell office:value-type="float" office:value="16.294462909270916" table:formula="of:=[.E11]/[.D11]*100" table:style-name="ce65">
            <text:p>16.29</text:p>
          </table:table-cell>
          <table:table-cell office:value-type="float" office:value="44.510854960752425" table:formula="of:=([.C11]+[.E11])/[.D11]*100" table:style-name="ce65">
            <text:p>44.51</text:p>
          </table:table-cell>
          <table:table-cell office:value-type="float" office:value="57.748215574625071" table:formula="of:=[.E11]/[.C11]*100" table:style-name="ce54">
            <text:p>57.75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11">
          <table:table-cell office:value-type="string" table:style-name="ce63">
            <text:p>苗栗縣</text:p>
          </table:table-cell>
          <table:table-cell office:value-type="float" office:value="561744" table:style-name="ce48">
            <text:p>561,744</text:p>
          </table:table-cell>
          <table:table-cell office:value-type="float" office:value="92242" table:style-name="ce48">
            <text:p>92,242</text:p>
          </table:table-cell>
          <table:table-cell office:value-type="float" office:value="394649" table:style-name="ce48">
            <text:p>394,649</text:p>
          </table:table-cell>
          <table:table-cell office:value-type="float" office:value="74853" table:style-name="ce48">
            <text:p>74,853</text:p>
          </table:table-cell>
          <table:table-cell office:value-type="float" office:value="16.42064712751716" table:formula="of:=[.C12]/[.$B12]*100" table:style-name="ce64">
            <text:p>16.42</text:p>
          </table:table-cell>
          <table:table-cell office:value-type="float" office:value="70.254243926058848" table:formula="of:=[.D12]/[.$B12]*100" table:style-name="ce64">
            <text:p>70.25</text:p>
          </table:table-cell>
          <table:table-cell office:value-type="float" office:value="13.325108946423994" table:formula="of:=[.E12]/[.$B12]*100" table:style-name="ce64">
            <text:p>13.33</text:p>
          </table:table-cell>
          <table:table-cell office:value-type="float" office:value="23.373174643797402" table:formula="of:=[.C12]/[.D12]*100" table:style-name="ce65">
            <text:p>23.37</text:p>
          </table:table-cell>
          <table:table-cell office:value-type="float" office:value="18.966980785457459" table:formula="of:=[.E12]/[.D12]*100" table:style-name="ce65">
            <text:p>18.97</text:p>
          </table:table-cell>
          <table:table-cell office:value-type="float" office:value="42.340155429254857" table:formula="of:=([.C12]+[.E12])/[.D12]*100" table:style-name="ce65">
            <text:p>42.34</text:p>
          </table:table-cell>
          <table:table-cell office:value-type="float" office:value="81.148500682986054" table:formula="of:=[.E12]/[.C12]*100" table:style-name="ce54">
            <text:p>81.15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臺中縣</text:p>
          </table:table-cell>
          <table:table-cell office:value-type="float" office:value="1562126" table:style-name="ce48">
            <text:p>1,562,126</text:p>
          </table:table-cell>
          <table:table-cell office:value-type="float" office:value="277464" table:style-name="ce48">
            <text:p>277,464</text:p>
          </table:table-cell>
          <table:table-cell office:value-type="float" office:value="1146180" table:style-name="ce48">
            <text:p>1,146,180</text:p>
          </table:table-cell>
          <table:table-cell office:value-type="float" office:value="138482" table:style-name="ce48">
            <text:p>138,482</text:p>
          </table:table-cell>
          <table:table-cell office:value-type="float" office:value="17.761947499753543" table:formula="of:=[.C13]/[.$B13]*100" table:style-name="ce64">
            <text:p>17.76</text:p>
          </table:table-cell>
          <table:table-cell office:value-type="float" office:value="73.373082581046603" table:formula="of:=[.D13]/[.$B13]*100" table:style-name="ce64">
            <text:p>73.37</text:p>
          </table:table-cell>
          <table:table-cell office:value-type="float" office:value="8.8649699191998597" table:formula="of:=[.E13]/[.$B13]*100" table:style-name="ce64">
            <text:p>8.86</text:p>
          </table:table-cell>
          <table:table-cell office:value-type="float" office:value="24.207716065539444" table:formula="of:=[.C13]/[.D13]*100" table:style-name="ce65">
            <text:p>24.21</text:p>
          </table:table-cell>
          <table:table-cell office:value-type="float" office:value="12.08204644994678" table:formula="of:=[.E13]/[.D13]*100" table:style-name="ce65">
            <text:p>12.08</text:p>
          </table:table-cell>
          <table:table-cell office:value-type="float" office:value="36.289762515486224" table:formula="of:=([.C13]+[.E13])/[.D13]*100" table:style-name="ce65">
            <text:p>36.29</text:p>
          </table:table-cell>
          <table:table-cell office:value-type="float" office:value="49.909898221030474" table:formula="of:=[.E13]/[.C13]*100" table:style-name="ce54">
            <text:p>49.91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彰化縣</text:p>
          </table:table-cell>
          <table:table-cell office:value-type="float" office:value="1312467" table:style-name="ce48">
            <text:p>1,312,467</text:p>
          </table:table-cell>
          <table:table-cell office:value-type="float" office:value="222212" table:style-name="ce48">
            <text:p>222,212</text:p>
          </table:table-cell>
          <table:table-cell office:value-type="float" office:value="933042" table:style-name="ce48">
            <text:p>933,042</text:p>
          </table:table-cell>
          <table:table-cell office:value-type="float" office:value="157213" table:style-name="ce48">
            <text:p>157,213</text:p>
          </table:table-cell>
          <table:table-cell office:value-type="float" office:value="16.93086378552756" table:formula="of:=[.C14]/[.$B14]*100" table:style-name="ce64">
            <text:p>16.93</text:p>
          </table:table-cell>
          <table:table-cell office:value-type="float" office:value="71.090701709071553" table:formula="of:=[.D14]/[.$B14]*100" table:style-name="ce64">
            <text:p>71.09</text:p>
          </table:table-cell>
          <table:table-cell office:value-type="float" office:value="11.978434505400898" table:formula="of:=[.E14]/[.$B14]*100" table:style-name="ce64">
            <text:p>11.98</text:p>
          </table:table-cell>
          <table:table-cell office:value-type="float" office:value="23.815862522801758" table:formula="of:=[.C14]/[.D14]*100" table:style-name="ce65">
            <text:p>23.82</text:p>
          </table:table-cell>
          <table:table-cell office:value-type="float" office:value="16.849509454022435" table:formula="of:=[.E14]/[.D14]*100" table:style-name="ce65">
            <text:p>16.85</text:p>
          </table:table-cell>
          <table:table-cell office:value-type="float" office:value="40.665371976824197" table:formula="of:=([.C14]+[.E14])/[.D14]*100" table:style-name="ce65">
            <text:p>40.67</text:p>
          </table:table-cell>
          <table:table-cell office:value-type="float" office:value="70.749104458805107" table:formula="of:=[.E14]/[.C14]*100" table:style-name="ce54">
            <text:p>70.75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南投縣</text:p>
          </table:table-cell>
          <table:table-cell office:value-type="float" office:value="530824" table:style-name="ce48">
            <text:p>530,824</text:p>
          </table:table-cell>
          <table:table-cell office:value-type="float" office:value="82578" table:style-name="ce48">
            <text:p>82,578</text:p>
          </table:table-cell>
          <table:table-cell office:value-type="float" office:value="377173" table:style-name="ce48">
            <text:p>377,173</text:p>
          </table:table-cell>
          <table:table-cell office:value-type="float" office:value="71073" table:style-name="ce48">
            <text:p>71,073</text:p>
          </table:table-cell>
          <table:table-cell office:value-type="float" office:value="15.556568655524242" table:formula="of:=[.C15]/[.$B15]*100" table:style-name="ce64">
            <text:p>15.56</text:p>
          </table:table-cell>
          <table:table-cell office:value-type="float" office:value="71.054247735595979" table:formula="of:=[.D15]/[.$B15]*100" table:style-name="ce64">
            <text:p>71.05</text:p>
          </table:table-cell>
          <table:table-cell office:value-type="float" office:value="13.38918360887978" table:formula="of:=[.E15]/[.$B15]*100" table:style-name="ce64">
            <text:p>13.39</text:p>
          </table:table-cell>
          <table:table-cell office:value-type="float" office:value="21.893931962256048" table:formula="of:=[.C15]/[.D15]*100" table:style-name="ce65">
            <text:p>21.89</text:p>
          </table:table-cell>
          <table:table-cell office:value-type="float" office:value="18.84360757530364" table:formula="of:=[.E15]/[.D15]*100" table:style-name="ce65">
            <text:p>18.84</text:p>
          </table:table-cell>
          <table:table-cell office:value-type="float" office:value="40.737539537559684" table:formula="of:=([.C15]+[.E15])/[.D15]*100" table:style-name="ce65">
            <text:p>40.74</text:p>
          </table:table-cell>
          <table:table-cell office:value-type="float" office:value="86.067717794085596" table:formula="of:=[.E15]/[.C15]*100" table:style-name="ce54">
            <text:p>86.07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11">
          <table:table-cell office:value-type="string" table:style-name="ce63">
            <text:p>雲林縣</text:p>
          </table:table-cell>
          <table:table-cell office:value-type="float" office:value="722795" table:style-name="ce48">
            <text:p>722,795</text:p>
          </table:table-cell>
          <table:table-cell office:value-type="float" office:value="114284" table:style-name="ce48">
            <text:p>114,284</text:p>
          </table:table-cell>
          <table:table-cell office:value-type="float" office:value="500746" table:style-name="ce48">
            <text:p>500,746</text:p>
          </table:table-cell>
          <table:table-cell office:value-type="float" office:value="107765" table:style-name="ce48">
            <text:p>107,765</text:p>
          </table:table-cell>
          <table:table-cell office:value-type="float" office:value="15.811398806023838" table:formula="of:=[.C16]/[.$B16]*100" table:style-name="ce64">
            <text:p>15.81</text:p>
          </table:table-cell>
          <table:table-cell office:value-type="float" office:value="69.279117868828649" table:formula="of:=[.D16]/[.$B16]*100" table:style-name="ce64">
            <text:p>69.28</text:p>
          </table:table-cell>
          <table:table-cell office:value-type="float" office:value="14.909483325147518" table:formula="of:=[.E16]/[.$B16]*100" table:style-name="ce64">
            <text:p>14.91</text:p>
          </table:table-cell>
          <table:table-cell office:value-type="float" office:value="22.822748459298726" table:formula="of:=[.C16]/[.D16]*100" table:style-name="ce65">
            <text:p>22.82</text:p>
          </table:table-cell>
          <table:table-cell office:value-type="float" office:value="21.520890830880326" table:formula="of:=[.E16]/[.D16]*100" table:style-name="ce65">
            <text:p>21.52</text:p>
          </table:table-cell>
          <table:table-cell office:value-type="float" office:value="44.343639290179055" table:formula="of:=([.C16]+[.E16])/[.D16]*100" table:style-name="ce65">
            <text:p>44.34</text:p>
          </table:table-cell>
          <table:table-cell office:value-type="float" office:value="94.295789436841545" table:formula="of:=[.E16]/[.C16]*100" table:style-name="ce54">
            <text:p>94.30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嘉義縣</text:p>
          </table:table-cell>
          <table:table-cell office:value-type="float" office:value="547716" table:style-name="ce48">
            <text:p>547,716</text:p>
          </table:table-cell>
          <table:table-cell office:value-type="float" office:value="80698" table:style-name="ce48">
            <text:p>80,698</text:p>
          </table:table-cell>
          <table:table-cell office:value-type="float" office:value="381800" table:style-name="ce48">
            <text:p>381,800</text:p>
          </table:table-cell>
          <table:table-cell office:value-type="float" office:value="85218" table:style-name="ce48">
            <text:p>85,218</text:p>
          </table:table-cell>
          <table:table-cell office:value-type="float" office:value="14.733548043146449" table:formula="of:=[.C17]/[.$B17]*100" table:style-name="ce64">
            <text:p>14.73</text:p>
          </table:table-cell>
          <table:table-cell office:value-type="float" office:value="69.707658713639916" table:formula="of:=[.D17]/[.$B17]*100" table:style-name="ce64">
            <text:p>69.71</text:p>
          </table:table-cell>
          <table:table-cell office:value-type="float" office:value="15.558793243213637" table:formula="of:=[.E17]/[.$B17]*100" table:style-name="ce64">
            <text:p>15.56</text:p>
          </table:table-cell>
          <table:table-cell office:value-type="float" office:value="21.136196961760085" table:formula="of:=[.C17]/[.D17]*100" table:style-name="ce65">
            <text:p>21.14</text:p>
          </table:table-cell>
          <table:table-cell office:value-type="float" office:value="22.320062860136197" table:formula="of:=[.E17]/[.D17]*100" table:style-name="ce65">
            <text:p>22.32</text:p>
          </table:table-cell>
          <table:table-cell office:value-type="float" office:value="43.456259821896282" table:formula="of:=([.C17]+[.E17])/[.D17]*100" table:style-name="ce65">
            <text:p>43.46</text:p>
          </table:table-cell>
          <table:table-cell office:value-type="float" office:value="105.60113013953259" table:formula="of:=[.E17]/[.C17]*100" table:style-name="ce54">
            <text:p>105.60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3">
            <text:p>臺南縣</text:p>
          </table:table-cell>
          <table:table-cell office:value-type="float" office:value="1104346" table:style-name="ce48">
            <text:p>1,104,346</text:p>
          </table:table-cell>
          <table:table-cell office:value-type="float" office:value="160357" table:style-name="ce48">
            <text:p>160,357</text:p>
          </table:table-cell>
          <table:table-cell office:value-type="float" office:value="801114" table:style-name="ce48">
            <text:p>801,114</text:p>
          </table:table-cell>
          <table:table-cell office:value-type="float" office:value="142875" table:style-name="ce48">
            <text:p>142,875</text:p>
          </table:table-cell>
          <table:table-cell office:value-type="float" office:value="14.520539758372831" table:formula="of:=[.C18]/[.$B18]*100" table:style-name="ce64">
            <text:p>14.52</text:p>
          </table:table-cell>
          <table:table-cell office:value-type="float" office:value="72.541938848875262" table:formula="of:=[.D18]/[.$B18]*100" table:style-name="ce64">
            <text:p>72.54</text:p>
          </table:table-cell>
          <table:table-cell office:value-type="float" office:value="12.937521392751911" table:formula="of:=[.E18]/[.$B18]*100" table:style-name="ce64">
            <text:p>12.94</text:p>
          </table:table-cell>
          <table:table-cell office:value-type="float" office:value="20.016751673294937" table:formula="of:=[.C18]/[.D18]*100" table:style-name="ce65">
            <text:p>20.02</text:p>
          </table:table-cell>
          <table:table-cell office:value-type="float" office:value="17.834540402489534" table:formula="of:=[.E18]/[.D18]*100" table:style-name="ce65">
            <text:p>17.83</text:p>
          </table:table-cell>
          <table:table-cell office:value-type="float" office:value="37.851292075784471" table:formula="of:=([.C18]+[.E18])/[.D18]*100" table:style-name="ce65">
            <text:p>37.85</text:p>
          </table:table-cell>
          <table:table-cell office:value-type="float" office:value="89.098074920334" table:formula="of:=[.E18]/[.C18]*100" table:style-name="ce54">
            <text:p>89.10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3">
            <text:p>高雄縣</text:p>
          </table:table-cell>
          <table:table-cell office:value-type="float" office:value="1242973" table:style-name="ce48">
            <text:p>1,242,973</text:p>
          </table:table-cell>
          <table:table-cell office:value-type="float" office:value="187778" table:style-name="ce48">
            <text:p>187,778</text:p>
          </table:table-cell>
          <table:table-cell office:value-type="float" office:value="926781" table:style-name="ce48">
            <text:p>926,781</text:p>
          </table:table-cell>
          <table:table-cell office:value-type="float" office:value="128414" table:style-name="ce48">
            <text:p>128,414</text:p>
          </table:table-cell>
          <table:table-cell office:value-type="float" office:value="15.107166446897882" table:formula="of:=[.C19]/[.$B19]*100" table:style-name="ce64">
            <text:p>15.11</text:p>
          </table:table-cell>
          <table:table-cell office:value-type="float" office:value="74.561635691201658" table:formula="of:=[.D19]/[.$B19]*100" table:style-name="ce64">
            <text:p>74.56</text:p>
          </table:table-cell>
          <table:table-cell office:value-type="float" office:value="10.33119786190046" table:formula="of:=[.E19]/[.$B19]*100" table:style-name="ce64">
            <text:p>10.33</text:p>
          </table:table-cell>
          <table:table-cell office:value-type="float" office:value="20.261313082594484" table:formula="of:=[.C19]/[.D19]*100" table:style-name="ce65">
            <text:p>20.26</text:p>
          </table:table-cell>
          <table:table-cell office:value-type="float" office:value="13.855916338379833" table:formula="of:=[.E19]/[.D19]*100" table:style-name="ce65">
            <text:p>13.86</text:p>
          </table:table-cell>
          <table:table-cell office:value-type="float" office:value="34.117229420974319" table:formula="of:=([.C19]+[.E19])/[.D19]*100" table:style-name="ce65">
            <text:p>34.12</text:p>
          </table:table-cell>
          <table:table-cell office:value-type="float" office:value="68.38607291589004" table:formula="of:=[.E19]/[.C19]*100" table:style-name="ce54">
            <text:p>68.39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11">
          <table:table-cell office:value-type="string" table:style-name="ce63">
            <text:p>屏東縣</text:p>
          </table:table-cell>
          <table:table-cell office:value-type="float" office:value="882640" table:style-name="ce48">
            <text:p>882,640</text:p>
          </table:table-cell>
          <table:table-cell office:value-type="float" office:value="135389" table:style-name="ce48">
            <text:p>135,389</text:p>
          </table:table-cell>
          <table:table-cell office:value-type="float" office:value="637001" table:style-name="ce48">
            <text:p>637,001</text:p>
          </table:table-cell>
          <table:table-cell office:value-type="float" office:value="110250" table:style-name="ce48">
            <text:p>110,250</text:p>
          </table:table-cell>
          <table:table-cell office:value-type="float" office:value="15.339096347321671" table:formula="of:=[.C20]/[.$B20]*100" table:style-name="ce64">
            <text:p>15.34</text:p>
          </table:table-cell>
          <table:table-cell office:value-type="float" office:value="72.169967370615424" table:formula="of:=[.D20]/[.$B20]*100" table:style-name="ce64">
            <text:p>72.17</text:p>
          </table:table-cell>
          <table:table-cell office:value-type="float" office:value="12.490936282062902" table:formula="of:=[.E20]/[.$B20]*100" table:style-name="ce64">
            <text:p>12.49</text:p>
          </table:table-cell>
          <table:table-cell office:value-type="float" office:value="21.254126759612621" table:formula="of:=[.C20]/[.D20]*100" table:style-name="ce65">
            <text:p>21.25</text:p>
          </table:table-cell>
          <table:table-cell office:value-type="float" office:value="17.307665137103395" table:formula="of:=[.E20]/[.D20]*100" table:style-name="ce65">
            <text:p>17.31</text:p>
          </table:table-cell>
          <table:table-cell office:value-type="float" office:value="38.561791896716016" table:formula="of:=([.C20]+[.E20])/[.D20]*100" table:style-name="ce65">
            <text:p>38.56</text:p>
          </table:table-cell>
          <table:table-cell office:value-type="float" office:value="81.432021803839305" table:formula="of:=[.E20]/[.C20]*100" table:style-name="ce54">
            <text:p>81.43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3">
            <text:p>臺東縣</text:p>
          </table:table-cell>
          <table:table-cell office:value-type="float" office:value="232497" table:style-name="ce48">
            <text:p>232,497</text:p>
          </table:table-cell>
          <table:table-cell office:value-type="float" office:value="37163" table:style-name="ce48">
            <text:p>37,163</text:p>
          </table:table-cell>
          <table:table-cell office:value-type="float" office:value="165160" table:style-name="ce48">
            <text:p>165,160</text:p>
          </table:table-cell>
          <table:table-cell office:value-type="float" office:value="30174" table:style-name="ce48">
            <text:p>30,174</text:p>
          </table:table-cell>
          <table:table-cell office:value-type="float" office:value="15.984292270437898" table:formula="of:=[.C21]/[.$B21]*100" table:style-name="ce64">
            <text:p>15.98</text:p>
          </table:table-cell>
          <table:table-cell office:value-type="float" office:value="71.0374757523753" table:formula="of:=[.D21]/[.$B21]*100" table:style-name="ce64">
            <text:p>71.04</text:p>
          </table:table-cell>
          <table:table-cell office:value-type="float" office:value="12.978231977186802" table:formula="of:=[.E21]/[.$B21]*100" table:style-name="ce64">
            <text:p>12.98</text:p>
          </table:table-cell>
          <table:table-cell office:value-type="float" office:value="22.501210946960523" table:formula="of:=[.C21]/[.D21]*100" table:style-name="ce65">
            <text:p>22.50</text:p>
          </table:table-cell>
          <table:table-cell office:value-type="float" office:value="18.269556793412448" table:formula="of:=[.E21]/[.D21]*100" table:style-name="ce65">
            <text:p>18.27</text:p>
          </table:table-cell>
          <table:table-cell office:value-type="float" office:value="40.770767740372968" table:formula="of:=([.C21]+[.E21])/[.D21]*100" table:style-name="ce65">
            <text:p>40.77</text:p>
          </table:table-cell>
          <table:table-cell office:value-type="float" office:value="81.193660361111867" table:formula="of:=[.E21]/[.C21]*100" table:style-name="ce54">
            <text:p>81.19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3">
            <text:p>花蓮縣</text:p>
          </table:table-cell>
          <table:table-cell office:value-type="float" office:value="340964" table:style-name="ce48">
            <text:p>340,964</text:p>
          </table:table-cell>
          <table:table-cell office:value-type="float" office:value="53620" table:style-name="ce48">
            <text:p>53,620</text:p>
          </table:table-cell>
          <table:table-cell office:value-type="float" office:value="245040" table:style-name="ce48">
            <text:p>245,040</text:p>
          </table:table-cell>
          <table:table-cell office:value-type="float" office:value="42304" table:style-name="ce48">
            <text:p>42,304</text:p>
          </table:table-cell>
          <table:table-cell office:value-type="float" office:value="15.72600039886909" table:formula="of:=[.C22]/[.$B22]*100" table:style-name="ce64">
            <text:p>15.73</text:p>
          </table:table-cell>
          <table:table-cell office:value-type="float" office:value="71.866824650109677" table:formula="of:=[.D22]/[.$B22]*100" table:style-name="ce64">
            <text:p>71.87</text:p>
          </table:table-cell>
          <table:table-cell office:value-type="float" office:value="12.407174951021222" table:formula="of:=[.E22]/[.$B22]*100" table:style-name="ce64">
            <text:p>12.41</text:p>
          </table:table-cell>
          <table:table-cell office:value-type="float" office:value="21.882141691152466" table:formula="of:=[.C22]/[.D22]*100" table:style-name="ce65">
            <text:p>21.88</text:p>
          </table:table-cell>
          <table:table-cell office:value-type="float" office:value="17.264120143650015" table:formula="of:=[.E22]/[.D22]*100" table:style-name="ce65">
            <text:p>17.26</text:p>
          </table:table-cell>
          <table:table-cell office:value-type="float" office:value="39.14626183480248" table:formula="of:=([.C22]+[.E22])/[.D22]*100" table:style-name="ce65">
            <text:p>39.15</text:p>
          </table:table-cell>
          <table:table-cell office:value-type="float" office:value="78.895934352853416" table:formula="of:=[.E22]/[.C22]*100" table:style-name="ce54">
            <text:p>78.90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3">
            <text:p>澎湖縣</text:p>
          </table:table-cell>
          <table:table-cell office:value-type="float" office:value="96210" table:style-name="ce48">
            <text:p>96,210</text:p>
          </table:table-cell>
          <table:table-cell office:value-type="float" office:value="13758" table:style-name="ce48">
            <text:p>13,758</text:p>
          </table:table-cell>
          <table:table-cell office:value-type="float" office:value="68375" table:style-name="ce48">
            <text:p>68,375</text:p>
          </table:table-cell>
          <table:table-cell office:value-type="float" office:value="14077" table:style-name="ce48">
            <text:p>14,077</text:p>
          </table:table-cell>
          <table:table-cell office:value-type="float" office:value="14.299968818210166" table:formula="of:=[.C23]/[.$B23]*100" table:style-name="ce64">
            <text:p>14.30</text:p>
          </table:table-cell>
          <table:table-cell office:value-type="float" office:value="71.068495998336971" table:formula="of:=[.D23]/[.$B23]*100" table:style-name="ce64">
            <text:p>71.07</text:p>
          </table:table-cell>
          <table:table-cell office:value-type="float" office:value="14.631535183452863" table:formula="of:=[.E23]/[.$B23]*100" table:style-name="ce64">
            <text:p>14.63</text:p>
          </table:table-cell>
          <table:table-cell office:value-type="float" office:value="20.121389396709326" table:formula="of:=[.C23]/[.D23]*100" table:style-name="ce65">
            <text:p>20.12</text:p>
          </table:table-cell>
          <table:table-cell office:value-type="float" office:value="20.587934186471664" table:formula="of:=[.E23]/[.D23]*100" table:style-name="ce65">
            <text:p>20.59</text:p>
          </table:table-cell>
          <table:table-cell office:value-type="float" office:value="40.709323583180989" table:formula="of:=([.C23]+[.E23])/[.D23]*100" table:style-name="ce65">
            <text:p>40.71</text:p>
          </table:table-cell>
          <table:table-cell office:value-type="float" office:value="102.31865096671027" table:formula="of:=[.E23]/[.C23]*100" table:style-name="ce54">
            <text:p>102.32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11">
          <table:table-cell office:value-type="string" table:style-name="ce63">
            <text:p>基隆市</text:p>
          </table:table-cell>
          <table:table-cell office:value-type="float" office:value="388321" table:style-name="ce48">
            <text:p>388,321</text:p>
          </table:table-cell>
          <table:table-cell office:value-type="float" office:value="58303" table:style-name="ce48">
            <text:p>58,303</text:p>
          </table:table-cell>
          <table:table-cell office:value-type="float" office:value="287475" table:style-name="ce48">
            <text:p>287,475</text:p>
          </table:table-cell>
          <table:table-cell office:value-type="float" office:value="42543" table:style-name="ce48">
            <text:p>42,543</text:p>
          </table:table-cell>
          <table:table-cell office:value-type="float" office:value="15.014124912121673" table:formula="of:=[.C24]/[.$B24]*100" table:style-name="ce64">
            <text:p>15.01</text:p>
          </table:table-cell>
          <table:table-cell office:value-type="float" office:value="74.030248170971959" table:formula="of:=[.D24]/[.$B24]*100" table:style-name="ce64">
            <text:p>74.03</text:p>
          </table:table-cell>
          <table:table-cell office:value-type="float" office:value="10.955626916906374" table:formula="of:=[.E24]/[.$B24]*100" table:style-name="ce64">
            <text:p>10.96</text:p>
          </table:table-cell>
          <table:table-cell office:value-type="float" office:value="20.281067918949475" table:formula="of:=[.C24]/[.D24]*100" table:style-name="ce65">
            <text:p>20.28</text:p>
          </table:table-cell>
          <table:table-cell office:value-type="float" office:value="14.7988520740934" table:formula="of:=[.E24]/[.D24]*100" table:style-name="ce65">
            <text:p>14.80</text:p>
          </table:table-cell>
          <table:table-cell office:value-type="float" office:value="35.079919993042871" table:formula="of:=([.C24]+[.E24])/[.D24]*100" table:style-name="ce65">
            <text:p>35.08</text:p>
          </table:table-cell>
          <table:table-cell office:value-type="float" office:value="72.968800919335195" table:formula="of:=[.E24]/[.C24]*100" table:style-name="ce54">
            <text:p>72.97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6">
            <text:p>新竹市</text:p>
          </table:table-cell>
          <table:table-cell office:value-type="float" office:value="411587" table:style-name="ce48">
            <text:p>411,587</text:p>
          </table:table-cell>
          <table:table-cell office:value-type="float" office:value="80998" table:style-name="ce48">
            <text:p>80,998</text:p>
          </table:table-cell>
          <table:table-cell office:value-type="float" office:value="292018" table:style-name="ce48">
            <text:p>292,018</text:p>
          </table:table-cell>
          <table:table-cell office:value-type="float" office:value="38571" table:style-name="ce48">
            <text:p>38,571</text:p>
          </table:table-cell>
          <table:table-cell office:value-type="float" office:value="19.679435939424714" table:formula="of:=[.C25]/[.$B25]*100" table:style-name="ce64">
            <text:p>19.68</text:p>
          </table:table-cell>
          <table:table-cell office:value-type="float" office:value="70.949276823612024" table:formula="of:=[.D25]/[.$B25]*100" table:style-name="ce64">
            <text:p>70.95</text:p>
          </table:table-cell>
          <table:table-cell office:value-type="float" office:value="9.3712872369632656" table:formula="of:=[.E25]/[.$B25]*100" table:style-name="ce64">
            <text:p>9.37</text:p>
          </table:table-cell>
          <table:table-cell office:value-type="float" office:value="27.737331260401753" table:formula="of:=[.C25]/[.D25]*100" table:style-name="ce65">
            <text:p>27.74</text:p>
          </table:table-cell>
          <table:table-cell office:value-type="float" office:value="13.208432356909505" table:formula="of:=[.E25]/[.D25]*100" table:style-name="ce65">
            <text:p>13.21</text:p>
          </table:table-cell>
          <table:table-cell office:value-type="float" office:value="40.945763617311258" table:formula="of:=([.C25]+[.E25])/[.D25]*100" table:style-name="ce65">
            <text:p>40.95</text:p>
          </table:table-cell>
          <table:table-cell office:value-type="float" office:value="47.619694313439837" table:formula="of:=[.E25]/[.C25]*100" table:style-name="ce54">
            <text:p>47.62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6">
          <table:table-cell office:value-type="string" table:style-name="ce66">
            <text:p>臺中市</text:p>
          </table:table-cell>
          <table:table-cell office:value-type="float" office:value="1073635" table:style-name="ce48">
            <text:p>1,073,635</text:p>
          </table:table-cell>
          <table:table-cell office:value-type="float" office:value="197495" table:style-name="ce48">
            <text:p>197,495</text:p>
          </table:table-cell>
          <table:table-cell office:value-type="float" office:value="788856" table:style-name="ce48">
            <text:p>788,856</text:p>
          </table:table-cell>
          <table:table-cell office:value-type="float" office:value="87284" table:style-name="ce48">
            <text:p>87,284</text:p>
          </table:table-cell>
          <table:table-cell office:value-type="float" office:value="18.394985260353845" table:formula="of:=[.C26]/[.$B26]*100" table:style-name="ce64">
            <text:p>18.39</text:p>
          </table:table-cell>
          <table:table-cell office:value-type="float" office:value="73.475249968564739" table:formula="of:=[.D26]/[.$B26]*100" table:style-name="ce64">
            <text:p>73.48</text:p>
          </table:table-cell>
          <table:table-cell office:value-type="float" office:value="8.1297647710814207" table:formula="of:=[.E26]/[.$B26]*100" table:style-name="ce64">
            <text:p>8.13</text:p>
          </table:table-cell>
          <table:table-cell office:value-type="float" office:value="25.035621203362844" table:formula="of:=[.C26]/[.D26]*100" table:style-name="ce65">
            <text:p>25.04</text:p>
          </table:table-cell>
          <table:table-cell office:value-type="float" office:value="11.064630300080116" table:formula="of:=[.E26]/[.D26]*100" table:style-name="ce65">
            <text:p>11.06</text:p>
          </table:table-cell>
          <table:table-cell office:value-type="float" office:value="36.100251503442962" table:formula="of:=([.C26]+[.E26])/[.D26]*100" table:style-name="ce65">
            <text:p>36.10</text:p>
          </table:table-cell>
          <table:table-cell office:value-type="float" office:value="44.195549254411503" table:formula="of:=[.E26]/[.C26]*100" table:style-name="ce54">
            <text:p>44.20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6">
          <table:table-cell office:value-type="string" table:style-name="ce66">
            <text:p>嘉義市</text:p>
          </table:table-cell>
          <table:table-cell office:value-type="float" office:value="273861" table:style-name="ce48">
            <text:p>273,861</text:p>
          </table:table-cell>
          <table:table-cell office:value-type="float" office:value="49729" table:style-name="ce48">
            <text:p>49,729</text:p>
          </table:table-cell>
          <table:table-cell office:value-type="float" office:value="194392" table:style-name="ce48">
            <text:p>194,392</text:p>
          </table:table-cell>
          <table:table-cell office:value-type="float" office:value="29740" table:style-name="ce48">
            <text:p>29,740</text:p>
          </table:table-cell>
          <table:table-cell office:value-type="float" office:value="18.15848185758469" table:formula="of:=[.C27]/[.$B27]*100" table:style-name="ce64">
            <text:p>18.16</text:p>
          </table:table-cell>
          <table:table-cell office:value-type="float" office:value="70.981994515465871" table:formula="of:=[.D27]/[.$B27]*100" table:style-name="ce64">
            <text:p>70.98</text:p>
          </table:table-cell>
          <table:table-cell office:value-type="float" office:value="10.859523626949438" table:formula="of:=[.E27]/[.$B27]*100" table:style-name="ce64">
            <text:p>10.86</text:p>
          </table:table-cell>
          <table:table-cell office:value-type="float" office:value="25.581814066422488" table:formula="of:=[.C27]/[.D27]*100" table:style-name="ce65">
            <text:p>25.58</text:p>
          </table:table-cell>
          <table:table-cell office:value-type="float" office:value="15.298983497263263" table:formula="of:=[.E27]/[.D27]*100" table:style-name="ce65">
            <text:p>15.30</text:p>
          </table:table-cell>
          <table:table-cell office:value-type="float" office:value="40.880797563685753" table:formula="of:=([.C27]+[.E27])/[.D27]*100" table:style-name="ce65">
            <text:p>40.88</text:p>
          </table:table-cell>
          <table:table-cell office:value-type="float" office:value="59.804138430292184" table:formula="of:=[.E27]/[.C27]*100" table:style-name="ce54">
            <text:p>59.80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6">
          <table:table-cell office:value-type="string" table:style-name="ce67">
            <text:p>臺南市</text:p>
          </table:table-cell>
          <table:table-cell office:value-type="float" office:value="771060" table:style-name="ce48">
            <text:p>771,060</text:p>
          </table:table-cell>
          <table:table-cell office:value-type="float" office:value="125448" table:style-name="ce48">
            <text:p>125,448</text:p>
          </table:table-cell>
          <table:table-cell office:value-type="float" office:value="572144" table:style-name="ce48">
            <text:p>572,144</text:p>
          </table:table-cell>
          <table:table-cell office:value-type="float" office:value="73468" table:style-name="ce48">
            <text:p>73,468</text:p>
          </table:table-cell>
          <table:table-cell office:value-type="float" office:value="16.269551007703679" table:formula="of:=[.C28]/[.$B28]*100" table:style-name="ce64">
            <text:p>16.27</text:p>
          </table:table-cell>
          <table:table-cell office:value-type="float" office:value="74.202267009052463" table:formula="of:=[.D28]/[.$B28]*100" table:style-name="ce64">
            <text:p>74.20</text:p>
          </table:table-cell>
          <table:table-cell office:value-type="float" office:value="9.5281819832438455" table:formula="of:=[.E28]/[.$B28]*100" table:style-name="ce64">
            <text:p>9.53</text:p>
          </table:table-cell>
          <table:table-cell office:value-type="float" office:value="21.92594871221231" table:formula="of:=[.C28]/[.D28]*100" table:style-name="ce65">
            <text:p>21.93</text:p>
          </table:table-cell>
          <table:table-cell office:value-type="float" office:value="12.84082328924187" table:formula="of:=[.E28]/[.D28]*100" table:style-name="ce65">
            <text:p>12.84</text:p>
          </table:table-cell>
          <table:table-cell office:value-type="float" office:value="34.766772001454179" table:formula="of:=([.C28]+[.E28])/[.D28]*100" table:style-name="ce65">
            <text:p>34.77</text:p>
          </table:table-cell>
          <table:table-cell office:value-type="float" office:value="58.564504814743955" table:formula="of:=[.E28]/[.C28]*100" table:style-name="ce54">
            <text:p>58.56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11">
          <table:table-cell office:value-type="string" table:style-name="ce68">
            <text:p>臺<text:span text:style-name="T5"><text:s/></text:span>北<text:span text:style-name="T5"><text:s/></text:span>市</text:p>
          </table:table-cell>
          <table:table-cell office:value-type="float" office:value="2607428" table:style-name="ce47">
            <text:p>2,607,428</text:p>
          </table:table-cell>
          <table:table-cell office:value-type="float" office:value="393660" table:style-name="ce47">
            <text:p>393,660</text:p>
          </table:table-cell>
          <table:table-cell office:value-type="float" office:value="1885352" table:style-name="ce47">
            <text:p>1,885,352</text:p>
          </table:table-cell>
          <table:table-cell office:value-type="float" office:value="328416" table:style-name="ce47">
            <text:p>328,416</text:p>
          </table:table-cell>
          <table:table-cell office:value-type="float" office:value="15.097636444803078" table:formula="of:=[.C29]/[.$B29]*100" table:style-name="ce60">
            <text:p>15.10</text:p>
          </table:table-cell>
          <table:table-cell office:value-type="float" office:value="72.306963030235167" table:formula="of:=[.D29]/[.$B29]*100" table:style-name="ce60">
            <text:p>72.31</text:p>
          </table:table-cell>
          <table:table-cell office:value-type="float" office:value="12.595400524961764" table:formula="of:=[.E29]/[.$B29]*100" table:style-name="ce60">
            <text:p>12.60</text:p>
          </table:table-cell>
          <table:table-cell office:value-type="float" office:value="20.879920566557335" table:formula="of:=[.C29]/[.D29]*100" table:style-name="ce61">
            <text:p>20.88</text:p>
          </table:table-cell>
          <table:table-cell office:value-type="float" office:value="17.419346625988144" table:formula="of:=[.E29]/[.D29]*100" table:style-name="ce61">
            <text:p>17.42</text:p>
          </table:table-cell>
          <table:table-cell office:value-type="float" office:value="38.299267192545479" table:formula="of:=([.C29]+[.E29])/[.D29]*100" table:style-name="ce61">
            <text:p>38.30</text:p>
          </table:table-cell>
          <table:table-cell office:value-type="float" office:value="83.426306965401622" table:formula="of:=[.E29]/[.C29]*100" table:style-name="ce28">
            <text:p>83.43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11">
          <table:table-cell office:value-type="string" table:style-name="ce68">
            <text:p>高<text:span text:style-name="T5"><text:s/></text:span>雄<text:span text:style-name="T5"><text:s/></text:span>市</text:p>
          </table:table-cell>
          <table:table-cell office:value-type="float" office:value="1527914" table:style-name="ce47">
            <text:p>1,527,914</text:p>
          </table:table-cell>
          <table:table-cell office:value-type="float" office:value="239581" table:style-name="ce47">
            <text:p>239,581</text:p>
          </table:table-cell>
          <table:table-cell office:value-type="float" office:value="1136654" table:style-name="ce47">
            <text:p>1,136,654</text:p>
          </table:table-cell>
          <table:table-cell office:value-type="float" office:value="151679" table:style-name="ce47">
            <text:p>151,679</text:p>
          </table:table-cell>
          <table:table-cell office:value-type="float" office:value="15.680267344889831" table:formula="of:=[.C30]/[.$B30]*100" table:style-name="ce60">
            <text:p>15.68</text:p>
          </table:table-cell>
          <table:table-cell office:value-type="float" office:value="74.392537799902342" table:formula="of:=[.D30]/[.$B30]*100" table:style-name="ce60">
            <text:p>74.39</text:p>
          </table:table-cell>
          <table:table-cell office:value-type="float" office:value="9.9271948552078193" table:formula="of:=[.E30]/[.$B30]*100" table:style-name="ce60">
            <text:p>9.93</text:p>
          </table:table-cell>
          <table:table-cell office:value-type="float" office:value="21.077742215309144" table:formula="of:=[.C30]/[.D30]*100" table:style-name="ce61">
            <text:p>21.08</text:p>
          </table:table-cell>
          <table:table-cell office:value-type="float" office:value="13.344342253667344" table:formula="of:=[.E30]/[.D30]*100" table:style-name="ce61">
            <text:p>13.34</text:p>
          </table:table-cell>
          <table:table-cell office:value-type="float" office:value="34.422084468976486" table:formula="of:=([.C30]+[.E30])/[.D30]*100" table:style-name="ce61">
            <text:p>34.42</text:p>
          </table:table-cell>
          <table:table-cell office:value-type="float" office:value="63.310112237614838" table:formula="of:=[.E30]/[.C30]*100" table:style-name="ce28">
            <text:p>63.31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11">
          <table:table-cell office:value-type="string" table:style-name="ce68">
            <text:p>福<text:span text:style-name="T5"><text:s/></text:span>建<text:span text:style-name="T5"><text:s/></text:span>省</text:p>
          </table:table-cell>
          <table:table-cell office:value-type="float" office:value="103722" table:style-name="ce47">
            <text:p>103,722</text:p>
          </table:table-cell>
          <table:table-cell office:value-type="float" office:value="14295" table:style-name="ce47">
            <text:p>14,295</text:p>
          </table:table-cell>
          <table:table-cell office:value-type="float" office:value="77132" table:style-name="ce47">
            <text:p>77,132</text:p>
          </table:table-cell>
          <table:table-cell office:value-type="float" office:value="12295" table:style-name="ce47">
            <text:p>12,295</text:p>
          </table:table-cell>
          <table:table-cell office:value-type="float" office:value="13.782032741366345" table:formula="of:=[.C31]/[.$B31]*100" table:style-name="ce60">
            <text:p>13.78</text:p>
          </table:table-cell>
          <table:table-cell office:value-type="float" office:value="74.364165750756825" table:formula="of:=[.D31]/[.$B31]*100" table:style-name="ce60">
            <text:p>74.36</text:p>
          </table:table-cell>
          <table:table-cell office:value-type="float" office:value="11.853801507876826" table:formula="of:=[.E31]/[.$B31]*100" table:style-name="ce60">
            <text:p>11.85</text:p>
          </table:table-cell>
          <table:table-cell office:value-type="float" office:value="18.533163926774879" table:formula="of:=[.C31]/[.D31]*100" table:style-name="ce61">
            <text:p>18.53</text:p>
          </table:table-cell>
          <table:table-cell office:value-type="float" office:value="15.940206399419177" table:formula="of:=[.E31]/[.D31]*100" table:style-name="ce61">
            <text:p>15.94</text:p>
          </table:table-cell>
          <table:table-cell office:value-type="float" office:value="34.473370326194058" table:formula="of:=([.C31]+[.E31])/[.D31]*100" table:style-name="ce61">
            <text:p>34.47</text:p>
          </table:table-cell>
          <table:table-cell office:value-type="float" office:value="86.009094088842247" table:formula="of:=[.E31]/[.C31]*100" table:style-name="ce28">
            <text:p>86.01</text:p>
          </table:table-cell>
          <table:table-cell table:number-columns-repeated="3" table:style-name="ce8"/>
          <table:table-cell table:style-name="ce4"/>
          <table:table-cell table:number-columns-repeated="16368" table:style-name="ce1"/>
        </table:table-row>
        <table:table-row table:style-name="ro10">
          <table:table-cell office:value-type="string" table:style-name="ce67">
            <text:p>金門縣</text:p>
          </table:table-cell>
          <table:table-cell office:value-type="float" office:value="93803" table:style-name="ce48">
            <text:p>93,803</text:p>
          </table:table-cell>
          <table:table-cell office:value-type="float" office:value="12852" table:style-name="ce48">
            <text:p>12,852</text:p>
          </table:table-cell>
          <table:table-cell office:value-type="float" office:value="69614" table:style-name="ce48">
            <text:p>69,614</text:p>
          </table:table-cell>
          <table:table-cell office:value-type="float" office:value="11337" table:style-name="ce48">
            <text:p>11,337</text:p>
          </table:table-cell>
          <table:table-cell office:value-type="float" office:value="13.701054337281324" table:formula="of:=[.C32]/[.$B32]*100" table:style-name="ce64">
            <text:p>13.70</text:p>
          </table:table-cell>
          <table:table-cell office:value-type="float" office:value="74.212978262955346" table:formula="of:=[.D32]/[.$B32]*100" table:style-name="ce64">
            <text:p>74.21</text:p>
          </table:table-cell>
          <table:table-cell office:value-type="float" office:value="12.085967399763334" table:formula="of:=[.E32]/[.$B32]*100" table:style-name="ce64">
            <text:p>12.09</text:p>
          </table:table-cell>
          <table:table-cell office:value-type="float" office:value="18.461803660183296" table:formula="of:=[.C32]/[.D32]*100" table:style-name="ce65">
            <text:p>18.46</text:p>
          </table:table-cell>
          <table:table-cell office:value-type="float" office:value="16.285517281006694" table:formula="of:=[.E32]/[.D32]*100" table:style-name="ce65">
            <text:p>16.29</text:p>
          </table:table-cell>
          <table:table-cell office:value-type="float" office:value="34.74732094118999" table:formula="of:=([.C32]+[.E32])/[.D32]*100" table:style-name="ce65">
            <text:p>34.75</text:p>
          </table:table-cell>
          <table:table-cell office:value-type="float" office:value="88.211951447245568" table:formula="of:=[.E32]/[.C32]*100" table:style-name="ce54">
            <text:p>88.21</text:p>
          </table:table-cell>
          <table:table-cell table:number-columns-repeated="3" table:style-name="ce8"/>
          <table:table-cell table:style-name="ce4"/>
          <table:table-cell table:number-columns-repeated="16368" table:style-name="ce1"/>
        </table:table-row>
        <table:table-row table:style-name="ro10">
          <table:table-cell office:value-type="string" table:style-name="ce69">
            <text:p>連江縣</text:p>
          </table:table-cell>
          <table:table-cell office:value-type="float" office:value="9919" table:style-name="ce48">
            <text:p>9,919</text:p>
          </table:table-cell>
          <table:table-cell office:value-type="float" office:value="1443" table:style-name="ce48">
            <text:p>1,443</text:p>
          </table:table-cell>
          <table:table-cell office:value-type="float" office:value="7518" table:style-name="ce48">
            <text:p>7,518</text:p>
          </table:table-cell>
          <table:table-cell office:value-type="float" office:value="958" table:style-name="ce48">
            <text:p>958</text:p>
          </table:table-cell>
          <table:table-cell office:value-type="float" office:value="14.547837483617302" table:formula="of:=[.C33]/[.$B33]*100" table:style-name="ce64">
            <text:p>14.55</text:p>
          </table:table-cell>
          <table:table-cell office:value-type="float" office:value="75.7939308398024" table:formula="of:=[.D33]/[.$B33]*100" table:style-name="ce64">
            <text:p>75.79</text:p>
          </table:table-cell>
          <table:table-cell office:value-type="float" office:value="9.6582316765803" table:formula="of:=[.E33]/[.$B33]*100" table:style-name="ce64">
            <text:p>9.66</text:p>
          </table:table-cell>
          <table:table-cell office:value-type="float" office:value="19.193934557063049" table:formula="of:=[.C33]/[.D33]*100" table:style-name="ce65">
            <text:p>19.19</text:p>
          </table:table-cell>
          <table:table-cell office:value-type="float" office:value="12.742750731577548" table:formula="of:=[.E33]/[.D33]*100" table:style-name="ce65">
            <text:p>12.74</text:p>
          </table:table-cell>
          <table:table-cell office:value-type="float" office:value="31.936685288640597" table:formula="of:=([.C33]+[.E33])/[.D33]*100" table:style-name="ce65">
            <text:p>31.94</text:p>
          </table:table-cell>
          <table:table-cell office:value-type="float" office:value="66.389466389466392" table:formula="of:=[.E33]/[.C33]*100" table:style-name="ce54">
            <text:p>66.39</text:p>
          </table:table-cell>
          <table:table-cell table:number-columns-repeated="3" table:style-name="ce8"/>
          <table:table-cell table:style-name="ce4"/>
          <table:table-cell table:number-columns-repeated="16368"/>
        </table:table-row>
        <table:table-row table:style-name="ro12">
          <table:table-cell table:style-name="ce31"/>
          <table:table-cell table:number-columns-repeated="4" table:style-name="ce44"/>
          <table:table-cell table:number-columns-repeated="6" table:style-name="ce70"/>
          <table:table-cell table:style-name="ce71"/>
          <table:table-cell table:number-columns-repeated="3" table:style-name="ce8"/>
          <table:table-cell table:style-name="ce4"/>
          <table:table-cell table:number-columns-repeated="16368"/>
        </table:table-row>
        <table:table-row table:style-name="ro8">
          <table:table-cell office:value-type="string" table:style-name="ce14">
            <text:p>說明：扶養比係指依賴人口(0歲~14歲及65歲以上)</text:p>
          </table:table-cell>
          <table:table-cell table:number-columns-repeated="4" table:style-name="ce14"/>
          <table:table-cell table:number-columns-repeated="2" table:style-name="ce1"/>
          <table:table-cell table:style-name="ce16"/>
          <table:table-cell table:number-columns-repeated="3" table:style-name="ce33"/>
          <table:table-cell office:value-type="string" table:style-name="ce32">
            <text:p>內政部戶政司編製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5">
            <text:p>　　　對工作年齡人口(15歲~64歲)扶養負擔的一種簡略測度。</text:p>
          </table:table-cell>
          <table:table-cell table:number-columns-repeated="4" table:style-name="ce15"/>
          <table:table-cell table:number-columns-repeated="6" table:style-name="ce1"/>
          <table:table-cell table:style-name="ce13"/>
          <table:table-cell table:number-columns-repeated="16372" table:style-name="ce1"/>
        </table:table-row>
        <table:table-row table:number-rows-repeated="1048540" table:style-name="ro8">
          <table:table-cell table:number-columns-repeated="16384"/>
        </table:table-row>
        <table:named-expressions>
          <table:named-range table:name="Print_Area" table:cell-range-address="98.$A$1:98.$L$36" table:base-cell-address="98.$A$1"/>
        </table:named-expressions>
      </table:table>
      <table:table table:name="97" table:style-name="ta4">
        <table:table-column table:style-name="co1" table:number-columns-repeated="12" table:default-cell-style-name="ce1"/>
        <table:table-column table:style-name="co3" table:default-cell-style-name="ce1"/>
        <table:table-column table:style-name="co2" table:number-columns-repeated="16371" table:default-cell-style-name="ce1"/>
        <table:table-row table:style-name="ro1">
          <table:table-cell office:value-type="string" table:number-columns-spanned="12" table:number-rows-spanned="1" table:style-name="ce50">
            <text:p>各縣市年底三階段年齡人口數、百分比及其扶養比</text:p>
          </table:table-cell>
          <table:covered-table-cell table:number-columns-repeated="11"/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64"/>
        </table:table-row>
        <table:table-row table:style-name="ro2">
          <table:table-cell table:style-name="ce51"/>
          <table:table-cell table:style-name="ce52"/>
          <table:table-cell office:value-type="string" table:number-columns-spanned="8" table:number-rows-spanned="1" table:style-name="ce55">
            <text:p>中華民國97年底</text:p>
          </table:table-cell>
          <table:covered-table-cell table:number-columns-repeated="7"/>
          <table:table-cell table:style-name="ce53"/>
          <table:table-cell office:value-type="string" table:style-name="ce49">
            <text:p>單位：人；%</text:p>
          </table:table-cell>
          <table:table-cell table:style-name="ce5"/>
          <table:table-cell table:number-columns-repeated="2" table:style-name="ce6"/>
          <table:table-cell table:number-columns-repeated="5" table:style-name="ce4"/>
          <table:table-cell table:number-columns-repeated="16364"/>
        </table:table-row>
        <table:table-row table:style-name="ro3">
          <table:table-cell office:value-type="string" table:number-columns-spanned="1" table:number-rows-spanned="2" table:style-name="ce46">
            <text:p>區<text:span text:style-name="T3"><text:s text:c="3"/></text:span>域<text:span text:style-name="T3"><text:s text:c="3"/></text:span>別</text:p>
          </table:table-cell>
          <table:table-cell office:value-type="string" table:number-columns-spanned="4" table:number-rows-spanned="1" table:style-name="ce73">
            <text:p>三　階　段　年　齡　人　口　數</text:p>
          </table:table-cell>
          <table:covered-table-cell table:number-columns-repeated="3"/>
          <table:table-cell office:value-type="string" table:number-columns-spanned="3" table:number-rows-spanned="1" table:style-name="ce72">
            <text:p>年<text:span text:style-name="T3"><text:s text:c="2"/></text:span>齡<text:span text:style-name="T3"><text:s text:c="2"/></text:span>分<text:span text:style-name="T3"><text:s text:c="2"/></text:span>配<text:span text:style-name="T3"><text:s text:c="2"/></text:span>百<text:span text:style-name="T3"><text:s text:c="2"/></text:span>分<text:span text:style-name="T3"><text:s text:c="2"/></text:span>比<text:span text:style-name="T3"><text:s/>(%)</text:span></text:p>
          </table:table-cell>
          <table:covered-table-cell table:number-columns-repeated="2"/>
          <table:table-cell office:value-type="string" table:number-columns-spanned="1" table:number-rows-spanned="2" table:style-name="ce72">
            <text:p>扶幼比</text:p>
          </table:table-cell>
          <table:table-cell office:value-type="string" table:number-columns-spanned="1" table:number-rows-spanned="2" table:style-name="ce72">
            <text:p>扶老比</text:p>
          </table:table-cell>
          <table:table-cell office:value-type="string" table:number-columns-spanned="1" table:number-rows-spanned="2" table:style-name="ce72">
            <text:p>扶養比</text:p>
          </table:table-cell>
          <table:table-cell office:value-type="string" table:number-columns-spanned="1" table:number-rows-spanned="2" table:style-name="ce41">
            <text:p>老化指數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44">
            <text:p>總計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covered-table-cell/>
          <table:covered-table-cell/>
          <table:covered-table-cell/>
          <table:covered-table-cell/>
          <table:table-cell table:number-columns-repeated="16372" table:style-name="ce17"/>
        </table:table-row>
        <table:table-row table:style-name="ro3">
          <table:table-cell office:value-type="string" table:style-name="ce24">
            <text:p>總 <text:s text:c="6"/>計</text:p>
          </table:table-cell>
          <table:table-cell office:value-type="float" office:value="23037031" table:style-name="ce56">
            <text:p>23,037,031</text:p>
          </table:table-cell>
          <table:table-cell office:value-type="float" office:value="3905203" table:style-name="ce56">
            <text:p>3,905,203</text:p>
          </table:table-cell>
          <table:table-cell office:value-type="float" office:value="16729608" table:style-name="ce56">
            <text:p>16,729,608</text:p>
          </table:table-cell>
          <table:table-cell office:value-type="float" office:value="2402220" table:style-name="ce56">
            <text:p>2,402,220</text:p>
          </table:table-cell>
          <table:table-cell office:value-type="float" office:value="16.951850262301598" table:formula="of:=[.C5]/[.$B5]*100" table:style-name="ce57">
            <text:p>16.95</text:p>
          </table:table-cell>
          <table:table-cell office:value-type="float" office:value="72.620503918234945" table:formula="of:=[.D5]/[.$B5]*100" table:style-name="ce57">
            <text:p>72.62</text:p>
          </table:table-cell>
          <table:table-cell office:value-type="float" office:value="10.427645819463455" table:formula="of:=[.E5]/[.$B5]*100" table:style-name="ce57">
            <text:p>10.43</text:p>
          </table:table-cell>
          <table:table-cell office:value-type="float" office:value="23.343063387976574" table:formula="of:=[.C5]/[.D5]*100" table:style-name="ce57">
            <text:p>23.34</text:p>
          </table:table-cell>
          <table:table-cell office:value-type="float" office:value="14.35909317181849" table:formula="of:=[.E5]/[.D5]*100" table:style-name="ce57">
            <text:p>14.36</text:p>
          </table:table-cell>
          <table:table-cell office:value-type="float" office:value="37.702156559795064" table:formula="of:=([.C5]+[.E5])/[.D5]*100" table:style-name="ce57">
            <text:p>37.70</text:p>
          </table:table-cell>
          <table:table-cell office:value-type="float" office:value="61.513319538062426" table:formula="of:=[.E5]/[.C5]*100" table:style-name="ce58">
            <text:p>61.51</text:p>
          </table:table-cell>
          <table:table-cell table:number-columns-repeated="2" table:style-name="ce7"/>
          <table:table-cell table:style-name="ce8"/>
          <table:table-cell table:style-name="ce10"/>
          <table:table-cell table:style-name="ce4"/>
          <table:table-cell table:number-columns-repeated="16367" table:style-name="ce1"/>
        </table:table-row>
        <table:table-row table:style-name="ro10">
          <table:table-cell office:value-type="string" table:style-name="ce59">
            <text:p>臺灣地區</text:p>
          </table:table-cell>
          <table:table-cell office:value-type="float" office:value="22942706" table:style-name="ce47">
            <text:p>22,942,706</text:p>
          </table:table-cell>
          <table:table-cell office:value-type="float" office:value="3891851" table:style-name="ce47">
            <text:p>3,891,851</text:p>
          </table:table-cell>
          <table:table-cell office:value-type="float" office:value="16660355" table:style-name="ce47">
            <text:p>16,660,355</text:p>
          </table:table-cell>
          <table:table-cell office:value-type="float" office:value="2390500" table:style-name="ce47">
            <text:p>2,390,500</text:p>
          </table:table-cell>
          <table:table-cell office:value-type="float" office:value="16.963347741107786" table:formula="of:=[.C6]/[.$B6]*100" table:style-name="ce60">
            <text:p>16.96</text:p>
          </table:table-cell>
          <table:table-cell office:value-type="float" office:value="72.617218736098522" table:formula="of:=[.D6]/[.$B6]*100" table:style-name="ce60">
            <text:p>72.62</text:p>
          </table:table-cell>
          <table:table-cell office:value-type="float" office:value="10.419433522793693" table:formula="of:=[.E6]/[.$B6]*100" table:style-name="ce60">
            <text:p>10.42</text:p>
          </table:table-cell>
          <table:table-cell office:value-type="float" office:value="23.359952413979173" table:formula="of:=[.C6]/[.D6]*100" table:style-name="ce61">
            <text:p>23.36</text:p>
          </table:table-cell>
          <table:table-cell office:value-type="float" office:value="14.34843375186183" table:formula="of:=[.E6]/[.D6]*100" table:style-name="ce61">
            <text:p>14.35</text:p>
          </table:table-cell>
          <table:table-cell office:value-type="float" office:value="37.708386165840999" table:formula="of:=([.C6]+[.E6])/[.D6]*100" table:style-name="ce61">
            <text:p>37.71</text:p>
          </table:table-cell>
          <table:table-cell office:value-type="float" office:value="61.423214814750104" table:formula="of:=[.E6]/[.C6]*100" table:style-name="ce28">
            <text:p>61.42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10">
          <table:table-cell office:value-type="string" table:style-name="ce62">
            <text:p>臺<text:span text:style-name="T5"><text:s text:c="2"/></text:span>灣<text:span text:style-name="T5"><text:s text:c="2"/></text:span>省</text:p>
          </table:table-cell>
          <table:table-cell office:value-type="float" office:value="18794141" table:style-name="ce47">
            <text:p>18,794,141</text:p>
          </table:table-cell>
          <table:table-cell office:value-type="float" office:value="3235853" table:style-name="ce47">
            <text:p>3,235,853</text:p>
          </table:table-cell>
          <table:table-cell office:value-type="float" office:value="13636815" table:style-name="ce47">
            <text:p>13,636,815</text:p>
          </table:table-cell>
          <table:table-cell office:value-type="float" office:value="1921473" table:style-name="ce47">
            <text:p>1,921,473</text:p>
          </table:table-cell>
          <table:table-cell office:value-type="float" office:value="17.217349811305553" table:formula="of:=[.C7]/[.$B7]*100" table:style-name="ce60">
            <text:p>17.22</text:p>
          </table:table-cell>
          <table:table-cell office:value-type="float" office:value="72.558862892430142" table:formula="of:=[.D7]/[.$B7]*100" table:style-name="ce60">
            <text:p>72.56</text:p>
          </table:table-cell>
          <table:table-cell office:value-type="float" office:value="10.223787296264298" table:formula="of:=[.E7]/[.$B7]*100" table:style-name="ce60">
            <text:p>10.22</text:p>
          </table:table-cell>
          <table:table-cell office:value-type="float" office:value="23.728803243279316" table:formula="of:=[.C7]/[.D7]*100" table:style-name="ce61">
            <text:p>23.73</text:p>
          </table:table-cell>
          <table:table-cell office:value-type="float" office:value="14.090335609891314" table:formula="of:=[.E7]/[.D7]*100" table:style-name="ce61">
            <text:p>14.09</text:p>
          </table:table-cell>
          <table:table-cell office:value-type="float" office:value="37.819138853170628" table:formula="of:=([.C7]+[.E7])/[.D7]*100" table:style-name="ce61">
            <text:p>37.82</text:p>
          </table:table-cell>
          <table:table-cell office:value-type="float" office:value="59.380725885879237" table:formula="of:=[.E7]/[.C7]*100" table:style-name="ce28">
            <text:p>59.38</text:p>
          </table:table-cell>
          <table:table-cell table:number-columns-repeated="2" table:style-name="ce7"/>
          <table:table-cell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11">
          <table:table-cell office:value-type="string" table:style-name="ce63">
            <text:p>臺北縣</text:p>
          </table:table-cell>
          <table:table-cell office:value-type="float" office:value="3833730" table:style-name="ce48">
            <text:p>3,833,730</text:p>
          </table:table-cell>
          <table:table-cell office:value-type="float" office:value="628689" table:style-name="ce48">
            <text:p>628,689</text:p>
          </table:table-cell>
          <table:table-cell office:value-type="float" office:value="2907549" table:style-name="ce48">
            <text:p>2,907,549</text:p>
          </table:table-cell>
          <table:table-cell office:value-type="float" office:value="297492" table:style-name="ce48">
            <text:p>297,492</text:p>
          </table:table-cell>
          <table:table-cell office:value-type="float" office:value="16.398885680525233" table:formula="of:=[.C8]/[.$B8]*100" table:style-name="ce64">
            <text:p>16.40</text:p>
          </table:table-cell>
          <table:table-cell office:value-type="float" office:value="75.841256426508906" table:formula="of:=[.D8]/[.$B8]*100" table:style-name="ce64">
            <text:p>75.84</text:p>
          </table:table-cell>
          <table:table-cell office:value-type="float" office:value="7.7598578929658588" table:formula="of:=[.E8]/[.$B8]*100" table:style-name="ce64">
            <text:p>7.76</text:p>
          </table:table-cell>
          <table:table-cell office:value-type="float" office:value="21.622645052585529" table:formula="of:=[.C8]/[.D8]*100" table:style-name="ce65">
            <text:p>21.62</text:p>
          </table:table-cell>
          <table:table-cell office:value-type="float" office:value="10.231710626372935" table:formula="of:=[.E8]/[.D8]*100" table:style-name="ce65">
            <text:p>10.23</text:p>
          </table:table-cell>
          <table:table-cell office:value-type="float" office:value="31.854355678958463" table:formula="of:=([.C8]+[.E8])/[.D8]*100" table:style-name="ce65">
            <text:p>31.85</text:p>
          </table:table-cell>
          <table:table-cell office:value-type="float" office:value="47.319421844504994" table:formula="of:=[.E8]/[.C8]*100" table:style-name="ce54">
            <text:p>47.32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宜蘭縣</text:p>
          </table:table-cell>
          <table:table-cell office:value-type="float" office:value="460902" table:style-name="ce48">
            <text:p>460,902</text:p>
          </table:table-cell>
          <table:table-cell office:value-type="float" office:value="76625" table:style-name="ce48">
            <text:p>76,625</text:p>
          </table:table-cell>
          <table:table-cell office:value-type="float" office:value="325151" table:style-name="ce48">
            <text:p>325,151</text:p>
          </table:table-cell>
          <table:table-cell office:value-type="float" office:value="59126" table:style-name="ce48">
            <text:p>59,126</text:p>
          </table:table-cell>
          <table:table-cell office:value-type="float" office:value="16.625009221049162" table:formula="of:=[.C9]/[.$B9]*100" table:style-name="ce64">
            <text:p>16.63</text:p>
          </table:table-cell>
          <table:table-cell office:value-type="float" office:value="70.546667187384742" table:formula="of:=[.D9]/[.$B9]*100" table:style-name="ce64">
            <text:p>70.55</text:p>
          </table:table-cell>
          <table:table-cell office:value-type="float" office:value="12.828323591566104" table:formula="of:=[.E9]/[.$B9]*100" table:style-name="ce64">
            <text:p>12.83</text:p>
          </table:table-cell>
          <table:table-cell office:value-type="float" office:value="23.565973962866487" table:formula="of:=[.C9]/[.D9]*100" table:style-name="ce65">
            <text:p>23.57</text:p>
          </table:table-cell>
          <table:table-cell office:value-type="float" office:value="18.18416674099111" table:formula="of:=[.E9]/[.D9]*100" table:style-name="ce65">
            <text:p>18.18</text:p>
          </table:table-cell>
          <table:table-cell office:value-type="float" office:value="41.750140703857589" table:formula="of:=([.C9]+[.E9])/[.D9]*100" table:style-name="ce65">
            <text:p>41.75</text:p>
          </table:table-cell>
          <table:table-cell office:value-type="float" office:value="77.162805872756934" table:formula="of:=[.E9]/[.C9]*100" table:style-name="ce54">
            <text:p>77.16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桃園縣</text:p>
          </table:table-cell>
          <table:table-cell office:value-type="float" office:value="1958686" table:style-name="ce48">
            <text:p>1,958,686</text:p>
          </table:table-cell>
          <table:table-cell office:value-type="float" office:value="386146" table:style-name="ce48">
            <text:p>386,146</text:p>
          </table:table-cell>
          <table:table-cell office:value-type="float" office:value="1414937" table:style-name="ce48">
            <text:p>1,414,937</text:p>
          </table:table-cell>
          <table:table-cell office:value-type="float" office:value="157603" table:style-name="ce48">
            <text:p>157,603</text:p>
          </table:table-cell>
          <table:table-cell office:value-type="float" office:value="19.71454332138995" table:formula="of:=[.C10]/[.$B10]*100" table:style-name="ce64">
            <text:p>19.71</text:p>
          </table:table-cell>
          <table:table-cell office:value-type="float" office:value="72.239092942921928" table:formula="of:=[.D10]/[.$B10]*100" table:style-name="ce64">
            <text:p>72.24</text:p>
          </table:table-cell>
          <table:table-cell office:value-type="float" office:value="8.046363735688109" table:formula="of:=[.E10]/[.$B10]*100" table:style-name="ce64">
            <text:p>8.05</text:p>
          </table:table-cell>
          <table:table-cell office:value-type="float" office:value="27.290685026965868" table:formula="of:=[.C10]/[.D10]*100" table:style-name="ce65">
            <text:p>27.29</text:p>
          </table:table-cell>
          <table:table-cell office:value-type="float" office:value="11.138517121256989" table:formula="of:=[.E10]/[.D10]*100" table:style-name="ce65">
            <text:p>11.14</text:p>
          </table:table-cell>
          <table:table-cell office:value-type="float" office:value="38.429202148222849" table:formula="of:=([.C10]+[.E10])/[.D10]*100" table:style-name="ce65">
            <text:p>38.43</text:p>
          </table:table-cell>
          <table:table-cell office:value-type="float" office:value="40.814355192077606" table:formula="of:=[.E10]/[.C10]*100" table:style-name="ce54">
            <text:p>40.81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新竹縣</text:p>
          </table:table-cell>
          <table:table-cell office:value-type="float" office:value="503273" table:style-name="ce48">
            <text:p>503,273</text:p>
          </table:table-cell>
          <table:table-cell office:value-type="float" office:value="101287" table:style-name="ce48">
            <text:p>101,287</text:p>
          </table:table-cell>
          <table:table-cell office:value-type="float" office:value="345623" table:style-name="ce48">
            <text:p>345,623</text:p>
          </table:table-cell>
          <table:table-cell office:value-type="float" office:value="56363" table:style-name="ce48">
            <text:p>56,363</text:p>
          </table:table-cell>
          <table:table-cell office:value-type="float" office:value="20.125657446356151" table:formula="of:=[.C11]/[.$B11]*100" table:style-name="ce64">
            <text:p>20.13</text:p>
          </table:table-cell>
          <table:table-cell office:value-type="float" office:value="68.675053102391743" table:formula="of:=[.D11]/[.$B11]*100" table:style-name="ce64">
            <text:p>68.68</text:p>
          </table:table-cell>
          <table:table-cell office:value-type="float" office:value="11.199289451252103" table:formula="of:=[.E11]/[.$B11]*100" table:style-name="ce64">
            <text:p>11.20</text:p>
          </table:table-cell>
          <table:table-cell office:value-type="float" office:value="29.30563070166048" table:formula="of:=[.C11]/[.D11]*100" table:style-name="ce65">
            <text:p>29.31</text:p>
          </table:table-cell>
          <table:table-cell office:value-type="float" office:value="16.307653136510012" table:formula="of:=[.E11]/[.D11]*100" table:style-name="ce65">
            <text:p>16.31</text:p>
          </table:table-cell>
          <table:table-cell office:value-type="float" office:value="45.613283838170496" table:formula="of:=([.C11]+[.E11])/[.D11]*100" table:style-name="ce65">
            <text:p>45.61</text:p>
          </table:table-cell>
          <table:table-cell office:value-type="float" office:value="55.646825357647081" table:formula="of:=[.E11]/[.C11]*100" table:style-name="ce54">
            <text:p>55.65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11">
          <table:table-cell office:value-type="string" table:style-name="ce63">
            <text:p>苗栗縣</text:p>
          </table:table-cell>
          <table:table-cell office:value-type="float" office:value="560397" table:style-name="ce48">
            <text:p>560,397</text:p>
          </table:table-cell>
          <table:table-cell office:value-type="float" office:value="95564" table:style-name="ce48">
            <text:p>95,564</text:p>
          </table:table-cell>
          <table:table-cell office:value-type="float" office:value="390824" table:style-name="ce48">
            <text:p>390,824</text:p>
          </table:table-cell>
          <table:table-cell office:value-type="float" office:value="74009" table:style-name="ce48">
            <text:p>74,009</text:p>
          </table:table-cell>
          <table:table-cell office:value-type="float" office:value="17.052910704375648" table:formula="of:=[.C12]/[.$B12]*100" table:style-name="ce64">
            <text:p>17.05</text:p>
          </table:table-cell>
          <table:table-cell office:value-type="float" office:value="69.740558925190527" table:formula="of:=[.D12]/[.$B12]*100" table:style-name="ce64">
            <text:p>69.74</text:p>
          </table:table-cell>
          <table:table-cell office:value-type="float" office:value="13.206530370433816" table:formula="of:=[.E12]/[.$B12]*100" table:style-name="ce64">
            <text:p>13.21</text:p>
          </table:table-cell>
          <table:table-cell office:value-type="float" office:value="24.451927210202033" table:formula="of:=[.C12]/[.D12]*100" table:style-name="ce65">
            <text:p>24.45</text:p>
          </table:table-cell>
          <table:table-cell office:value-type="float" office:value="18.93665690950402" table:formula="of:=[.E12]/[.D12]*100" table:style-name="ce65">
            <text:p>18.94</text:p>
          </table:table-cell>
          <table:table-cell office:value-type="float" office:value="43.38858411970606" table:formula="of:=([.C12]+[.E12])/[.D12]*100" table:style-name="ce65">
            <text:p>43.39</text:p>
          </table:table-cell>
          <table:table-cell office:value-type="float" office:value="77.444435142940861" table:formula="of:=[.E12]/[.C12]*100" table:style-name="ce54">
            <text:p>77.44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臺中縣</text:p>
          </table:table-cell>
          <table:table-cell office:value-type="float" office:value="1557944" table:style-name="ce48">
            <text:p>1,557,944</text:p>
          </table:table-cell>
          <table:table-cell office:value-type="float" office:value="287322" table:style-name="ce48">
            <text:p>287,322</text:p>
          </table:table-cell>
          <table:table-cell office:value-type="float" office:value="1135432" table:style-name="ce48">
            <text:p>1,135,432</text:p>
          </table:table-cell>
          <table:table-cell office:value-type="float" office:value="135190" table:style-name="ce48">
            <text:p>135,190</text:p>
          </table:table-cell>
          <table:table-cell office:value-type="float" office:value="18.442383038157985" table:formula="of:=[.C13]/[.$B13]*100" table:style-name="ce64">
            <text:p>18.44</text:p>
          </table:table-cell>
          <table:table-cell office:value-type="float" office:value="72.880154870778412" table:formula="of:=[.D13]/[.$B13]*100" table:style-name="ce64">
            <text:p>72.88</text:p>
          </table:table-cell>
          <table:table-cell office:value-type="float" office:value="8.6774620910636067" table:formula="of:=[.E13]/[.$B13]*100" table:style-name="ce64">
            <text:p>8.68</text:p>
          </table:table-cell>
          <table:table-cell office:value-type="float" office:value="25.305082118524052" table:formula="of:=[.C13]/[.D13]*100" table:style-name="ce65">
            <text:p>25.31</text:p>
          </table:table-cell>
          <table:table-cell office:value-type="float" office:value="11.906481409718944" table:formula="of:=[.E13]/[.D13]*100" table:style-name="ce65">
            <text:p>11.91</text:p>
          </table:table-cell>
          <table:table-cell office:value-type="float" office:value="37.211563528242998" table:formula="of:=([.C13]+[.E13])/[.D13]*100" table:style-name="ce65">
            <text:p>37.21</text:p>
          </table:table-cell>
          <table:table-cell office:value-type="float" office:value="47.051739859808855" table:formula="of:=[.E13]/[.C13]*100" table:style-name="ce54">
            <text:p>47.05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彰化縣</text:p>
          </table:table-cell>
          <table:table-cell office:value-type="float" office:value="1312935" table:style-name="ce48">
            <text:p>1,312,935</text:p>
          </table:table-cell>
          <table:table-cell office:value-type="float" office:value="229656" table:style-name="ce48">
            <text:p>229,656</text:p>
          </table:table-cell>
          <table:table-cell office:value-type="float" office:value="928420" table:style-name="ce48">
            <text:p>928,420</text:p>
          </table:table-cell>
          <table:table-cell office:value-type="float" office:value="154859" table:style-name="ce48">
            <text:p>154,859</text:p>
          </table:table-cell>
          <table:table-cell office:value-type="float" office:value="17.491802716813858" table:formula="of:=[.C14]/[.$B14]*100" table:style-name="ce64">
            <text:p>17.49</text:p>
          </table:table-cell>
          <table:table-cell office:value-type="float" office:value="70.713325488314354" table:formula="of:=[.D14]/[.$B14]*100" table:style-name="ce64">
            <text:p>70.71</text:p>
          </table:table-cell>
          <table:table-cell office:value-type="float" office:value="11.794871794871794" table:formula="of:=[.E14]/[.$B14]*100" table:style-name="ce64">
            <text:p>11.79</text:p>
          </table:table-cell>
          <table:table-cell office:value-type="float" office:value="24.736218521789706" table:formula="of:=[.C14]/[.D14]*100" table:style-name="ce65">
            <text:p>24.74</text:p>
          </table:table-cell>
          <table:table-cell office:value-type="float" office:value="16.679843174425368" table:formula="of:=[.E14]/[.D14]*100" table:style-name="ce65">
            <text:p>16.68</text:p>
          </table:table-cell>
          <table:table-cell office:value-type="float" office:value="41.416061696215074" table:formula="of:=([.C14]+[.E14])/[.D14]*100" table:style-name="ce65">
            <text:p>41.42</text:p>
          </table:table-cell>
          <table:table-cell office:value-type="float" office:value="67.430853102030866" table:formula="of:=[.E14]/[.C14]*100" table:style-name="ce54">
            <text:p>67.43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南投縣</text:p>
          </table:table-cell>
          <table:table-cell office:value-type="float" office:value="531753" table:style-name="ce48">
            <text:p>531,753</text:p>
          </table:table-cell>
          <table:table-cell office:value-type="float" office:value="86772" table:style-name="ce48">
            <text:p>86,772</text:p>
          </table:table-cell>
          <table:table-cell office:value-type="float" office:value="374687" table:style-name="ce48">
            <text:p>374,687</text:p>
          </table:table-cell>
          <table:table-cell office:value-type="float" office:value="70294" table:style-name="ce48">
            <text:p>70,294</text:p>
          </table:table-cell>
          <table:table-cell office:value-type="float" office:value="16.31810257770055" table:formula="of:=[.C15]/[.$B15]*100" table:style-name="ce64">
            <text:p>16.32</text:p>
          </table:table-cell>
          <table:table-cell office:value-type="float" office:value="70.46260199754397" table:formula="of:=[.D15]/[.$B15]*100" table:style-name="ce64">
            <text:p>70.46</text:p>
          </table:table-cell>
          <table:table-cell office:value-type="float" office:value="13.219295424755478" table:formula="of:=[.E15]/[.$B15]*100" table:style-name="ce64">
            <text:p>13.22</text:p>
          </table:table-cell>
          <table:table-cell office:value-type="float" office:value="23.158529652750161" table:formula="of:=[.C15]/[.D15]*100" table:style-name="ce65">
            <text:p>23.16</text:p>
          </table:table-cell>
          <table:table-cell office:value-type="float" office:value="18.760725618983312" table:formula="of:=[.E15]/[.D15]*100" table:style-name="ce65">
            <text:p>18.76</text:p>
          </table:table-cell>
          <table:table-cell office:value-type="float" office:value="41.919255271733476" table:formula="of:=([.C15]+[.E15])/[.D15]*100" table:style-name="ce65">
            <text:p>41.92</text:p>
          </table:table-cell>
          <table:table-cell office:value-type="float" office:value="81.010003226847374" table:formula="of:=[.E15]/[.C15]*100" table:style-name="ce54">
            <text:p>81.01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11">
          <table:table-cell office:value-type="string" table:style-name="ce63">
            <text:p>雲林縣</text:p>
          </table:table-cell>
          <table:table-cell office:value-type="float" office:value="723674" table:style-name="ce48">
            <text:p>723,674</text:p>
          </table:table-cell>
          <table:table-cell office:value-type="float" office:value="118586" table:style-name="ce48">
            <text:p>118,586</text:p>
          </table:table-cell>
          <table:table-cell office:value-type="float" office:value="498526" table:style-name="ce48">
            <text:p>498,526</text:p>
          </table:table-cell>
          <table:table-cell office:value-type="float" office:value="106562" table:style-name="ce48">
            <text:p>106,562</text:p>
          </table:table-cell>
          <table:table-cell office:value-type="float" office:value="16.386660291788843" table:formula="of:=[.C16]/[.$B16]*100" table:style-name="ce64">
            <text:p>16.39</text:p>
          </table:table-cell>
          <table:table-cell office:value-type="float" office:value="68.888201040800141" table:formula="of:=[.D16]/[.$B16]*100" table:style-name="ce64">
            <text:p>68.89</text:p>
          </table:table-cell>
          <table:table-cell office:value-type="float" office:value="14.725138667411017" table:formula="of:=[.E16]/[.$B16]*100" table:style-name="ce64">
            <text:p>14.73</text:p>
          </table:table-cell>
          <table:table-cell office:value-type="float" office:value="23.787325034200823" table:formula="of:=[.C16]/[.D16]*100" table:style-name="ce65">
            <text:p>23.79</text:p>
          </table:table-cell>
          <table:table-cell office:value-type="float" office:value="21.375414722602233" table:formula="of:=[.E16]/[.D16]*100" table:style-name="ce65">
            <text:p>21.38</text:p>
          </table:table-cell>
          <table:table-cell office:value-type="float" office:value="45.162739756803056" table:formula="of:=([.C16]+[.E16])/[.D16]*100" table:style-name="ce65">
            <text:p>45.16</text:p>
          </table:table-cell>
          <table:table-cell office:value-type="float" office:value="89.860523164623146" table:formula="of:=[.E16]/[.C16]*100" table:style-name="ce54">
            <text:p>89.86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嘉義縣</text:p>
          </table:table-cell>
          <table:table-cell office:value-type="float" office:value="548731" table:style-name="ce48">
            <text:p>548,731</text:p>
          </table:table-cell>
          <table:table-cell office:value-type="float" office:value="84483" table:style-name="ce48">
            <text:p>84,483</text:p>
          </table:table-cell>
          <table:table-cell office:value-type="float" office:value="380005" table:style-name="ce48">
            <text:p>380,005</text:p>
          </table:table-cell>
          <table:table-cell office:value-type="float" office:value="84243" table:style-name="ce48">
            <text:p>84,243</text:p>
          </table:table-cell>
          <table:table-cell office:value-type="float" office:value="15.396068383233313" table:formula="of:=[.C17]/[.$B17]*100" table:style-name="ce64">
            <text:p>15.40</text:p>
          </table:table-cell>
          <table:table-cell office:value-type="float" office:value="69.251600510997193" table:formula="of:=[.D17]/[.$B17]*100" table:style-name="ce64">
            <text:p>69.25</text:p>
          </table:table-cell>
          <table:table-cell office:value-type="float" office:value="15.352331105769492" table:formula="of:=[.E17]/[.$B17]*100" table:style-name="ce64">
            <text:p>15.35</text:p>
          </table:table-cell>
          <table:table-cell office:value-type="float" office:value="22.232075893738241" table:formula="of:=[.C17]/[.D17]*100" table:style-name="ce65">
            <text:p>22.23</text:p>
          </table:table-cell>
          <table:table-cell office:value-type="float" office:value="22.168918830015393" table:formula="of:=[.E17]/[.D17]*100" table:style-name="ce65">
            <text:p>22.17</text:p>
          </table:table-cell>
          <table:table-cell office:value-type="float" office:value="44.400994723753634" table:formula="of:=([.C17]+[.E17])/[.D17]*100" table:style-name="ce65">
            <text:p>44.40</text:p>
          </table:table-cell>
          <table:table-cell office:value-type="float" office:value="99.715919179006434" table:formula="of:=[.E17]/[.C17]*100" table:style-name="ce54">
            <text:p>99.72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3">
            <text:p>臺南縣</text:p>
          </table:table-cell>
          <table:table-cell office:value-type="float" office:value="1104552" table:style-name="ce48">
            <text:p>1,104,552</text:p>
          </table:table-cell>
          <table:table-cell office:value-type="float" office:value="167468" table:style-name="ce48">
            <text:p>167,468</text:p>
          </table:table-cell>
          <table:table-cell office:value-type="float" office:value="796204" table:style-name="ce48">
            <text:p>796,204</text:p>
          </table:table-cell>
          <table:table-cell office:value-type="float" office:value="140880" table:style-name="ce48">
            <text:p>140,880</text:p>
          </table:table-cell>
          <table:table-cell office:value-type="float" office:value="15.16162208750697" table:formula="of:=[.C18]/[.$B18]*100" table:style-name="ce64">
            <text:p>15.16</text:p>
          </table:table-cell>
          <table:table-cell office:value-type="float" office:value="72.08388559343517" table:formula="of:=[.D18]/[.$B18]*100" table:style-name="ce64">
            <text:p>72.08</text:p>
          </table:table-cell>
          <table:table-cell office:value-type="float" office:value="12.754492319057862" table:formula="of:=[.E18]/[.$B18]*100" table:style-name="ce64">
            <text:p>12.75</text:p>
          </table:table-cell>
          <table:table-cell office:value-type="float" office:value="21.033303022843391" table:formula="of:=[.C18]/[.D18]*100" table:style-name="ce65">
            <text:p>21.03</text:p>
          </table:table-cell>
          <table:table-cell office:value-type="float" office:value="17.693957829902889" table:formula="of:=[.E18]/[.D18]*100" table:style-name="ce65">
            <text:p>17.69</text:p>
          </table:table-cell>
          <table:table-cell office:value-type="float" office:value="38.727260852746284" table:formula="of:=([.C18]+[.E18])/[.D18]*100" table:style-name="ce65">
            <text:p>38.73</text:p>
          </table:table-cell>
          <table:table-cell office:value-type="float" office:value="84.123534048295795" table:formula="of:=[.E18]/[.C18]*100" table:style-name="ce54">
            <text:p>84.12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3">
            <text:p>高雄縣</text:p>
          </table:table-cell>
          <table:table-cell office:value-type="float" office:value="1243412" table:style-name="ce48">
            <text:p>1,243,412</text:p>
          </table:table-cell>
          <table:table-cell office:value-type="float" office:value="195525" table:style-name="ce48">
            <text:p>195,525</text:p>
          </table:table-cell>
          <table:table-cell office:value-type="float" office:value="922184" table:style-name="ce48">
            <text:p>922,184</text:p>
          </table:table-cell>
          <table:table-cell office:value-type="float" office:value="125703" table:style-name="ce48">
            <text:p>125,703</text:p>
          </table:table-cell>
          <table:table-cell office:value-type="float" office:value="15.724876388518044" table:formula="of:=[.C19]/[.$B19]*100" table:style-name="ce64">
            <text:p>15.72</text:p>
          </table:table-cell>
          <table:table-cell office:value-type="float" office:value="74.165602390840689" table:formula="of:=[.D19]/[.$B19]*100" table:style-name="ce64">
            <text:p>74.17</text:p>
          </table:table-cell>
          <table:table-cell office:value-type="float" office:value="10.109521220641268" table:formula="of:=[.E19]/[.$B19]*100" table:style-name="ce64">
            <text:p>10.11</text:p>
          </table:table-cell>
          <table:table-cell office:value-type="float" office:value="21.202384773537602" table:formula="of:=[.C19]/[.D19]*100" table:style-name="ce65">
            <text:p>21.20</text:p>
          </table:table-cell>
          <table:table-cell office:value-type="float" office:value="13.631010731047166" table:formula="of:=[.E19]/[.D19]*100" table:style-name="ce65">
            <text:p>13.63</text:p>
          </table:table-cell>
          <table:table-cell office:value-type="float" office:value="34.833395504584772" table:formula="of:=([.C19]+[.E19])/[.D19]*100" table:style-name="ce65">
            <text:p>34.83</text:p>
          </table:table-cell>
          <table:table-cell office:value-type="float" office:value="64.289988492520138" table:formula="of:=[.E19]/[.C19]*100" table:style-name="ce54">
            <text:p>64.29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11">
          <table:table-cell office:value-type="string" table:style-name="ce63">
            <text:p>屏東縣</text:p>
          </table:table-cell>
          <table:table-cell office:value-type="float" office:value="884838" table:style-name="ce48">
            <text:p>884,838</text:p>
          </table:table-cell>
          <table:table-cell office:value-type="float" office:value="142406" table:style-name="ce48">
            <text:p>142,406</text:p>
          </table:table-cell>
          <table:table-cell office:value-type="float" office:value="633917" table:style-name="ce48">
            <text:p>633,917</text:p>
          </table:table-cell>
          <table:table-cell office:value-type="float" office:value="108515" table:style-name="ce48">
            <text:p>108,515</text:p>
          </table:table-cell>
          <table:table-cell office:value-type="float" office:value="16.094019470230709" table:formula="of:=[.C20]/[.$B20]*100" table:style-name="ce64">
            <text:p>16.09</text:p>
          </table:table-cell>
          <table:table-cell office:value-type="float" office:value="71.642153704971975" table:formula="of:=[.D20]/[.$B20]*100" table:style-name="ce64">
            <text:p>71.64</text:p>
          </table:table-cell>
          <table:table-cell office:value-type="float" office:value="12.263826824797308" table:formula="of:=[.E20]/[.$B20]*100" table:style-name="ce64">
            <text:p>12.26</text:p>
          </table:table-cell>
          <table:table-cell office:value-type="float" office:value="22.464455125828774" table:formula="of:=[.C20]/[.D20]*100" table:style-name="ce65">
            <text:p>22.46</text:p>
          </table:table-cell>
          <table:table-cell office:value-type="float" office:value="17.118171621836929" table:formula="of:=[.E20]/[.D20]*100" table:style-name="ce65">
            <text:p>17.12</text:p>
          </table:table-cell>
          <table:table-cell office:value-type="float" office:value="39.582626747665707" table:formula="of:=([.C20]+[.E20])/[.D20]*100" table:style-name="ce65">
            <text:p>39.58</text:p>
          </table:table-cell>
          <table:table-cell office:value-type="float" office:value="76.201143210257996" table:formula="of:=[.E20]/[.C20]*100" table:style-name="ce54">
            <text:p>76.20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3">
            <text:p>臺東縣</text:p>
          </table:table-cell>
          <table:table-cell office:value-type="float" office:value="231849" table:style-name="ce48">
            <text:p>231,849</text:p>
          </table:table-cell>
          <table:table-cell office:value-type="float" office:value="38244" table:style-name="ce48">
            <text:p>38,244</text:p>
          </table:table-cell>
          <table:table-cell office:value-type="float" office:value="163617" table:style-name="ce48">
            <text:p>163,617</text:p>
          </table:table-cell>
          <table:table-cell office:value-type="float" office:value="29988" table:style-name="ce48">
            <text:p>29,988</text:p>
          </table:table-cell>
          <table:table-cell office:value-type="float" office:value="16.495218870903045" table:formula="of:=[.C21]/[.$B21]*100" table:style-name="ce64">
            <text:p>16.50</text:p>
          </table:table-cell>
          <table:table-cell office:value-type="float" office:value="70.570500627563632" table:formula="of:=[.D21]/[.$B21]*100" table:style-name="ce64">
            <text:p>70.57</text:p>
          </table:table-cell>
          <table:table-cell office:value-type="float" office:value="12.934280501533326" table:formula="of:=[.E21]/[.$B21]*100" table:style-name="ce64">
            <text:p>12.93</text:p>
          </table:table-cell>
          <table:table-cell office:value-type="float" office:value="23.374099268413428" table:formula="of:=[.C21]/[.D21]*100" table:style-name="ce65">
            <text:p>23.37</text:p>
          </table:table-cell>
          <table:table-cell office:value-type="float" office:value="18.328168833311942" table:formula="of:=[.E21]/[.D21]*100" table:style-name="ce65">
            <text:p>18.33</text:p>
          </table:table-cell>
          <table:table-cell office:value-type="float" office:value="41.702268101725373" table:formula="of:=([.C21]+[.E21])/[.D21]*100" table:style-name="ce65">
            <text:p>41.70</text:p>
          </table:table-cell>
          <table:table-cell office:value-type="float" office:value="78.412299968622534" table:formula="of:=[.E21]/[.C21]*100" table:style-name="ce54">
            <text:p>78.41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3">
            <text:p>花蓮縣</text:p>
          </table:table-cell>
          <table:table-cell office:value-type="float" office:value="341433" table:style-name="ce48">
            <text:p>341,433</text:p>
          </table:table-cell>
          <table:table-cell office:value-type="float" office:value="55974" table:style-name="ce48">
            <text:p>55,974</text:p>
          </table:table-cell>
          <table:table-cell office:value-type="float" office:value="243597" table:style-name="ce48">
            <text:p>243,597</text:p>
          </table:table-cell>
          <table:table-cell office:value-type="float" office:value="41862" table:style-name="ce48">
            <text:p>41,862</text:p>
          </table:table-cell>
          <table:table-cell office:value-type="float" office:value="16.393845937563153" table:formula="of:=[.C22]/[.$B22]*100" table:style-name="ce64">
            <text:p>16.39</text:p>
          </table:table-cell>
          <table:table-cell office:value-type="float" office:value="71.345476272065085" table:formula="of:=[.D22]/[.$B22]*100" table:style-name="ce64">
            <text:p>71.35</text:p>
          </table:table-cell>
          <table:table-cell office:value-type="float" office:value="12.260677790371757" table:formula="of:=[.E22]/[.$B22]*100" table:style-name="ce64">
            <text:p>12.26</text:p>
          </table:table-cell>
          <table:table-cell office:value-type="float" office:value="22.978115494033176" table:formula="of:=[.C22]/[.D22]*100" table:style-name="ce65">
            <text:p>22.98</text:p>
          </table:table-cell>
          <table:table-cell office:value-type="float" office:value="17.184940701240162" table:formula="of:=[.E22]/[.D22]*100" table:style-name="ce65">
            <text:p>17.18</text:p>
          </table:table-cell>
          <table:table-cell office:value-type="float" office:value="40.163056195273342" table:formula="of:=([.C22]+[.E22])/[.D22]*100" table:style-name="ce65">
            <text:p>40.16</text:p>
          </table:table-cell>
          <table:table-cell office:value-type="float" office:value="74.788294565333899" table:formula="of:=[.E22]/[.C22]*100" table:style-name="ce54">
            <text:p>74.79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3">
            <text:p>澎湖縣</text:p>
          </table:table-cell>
          <table:table-cell office:value-type="float" office:value="93308" table:style-name="ce48">
            <text:p>93,308</text:p>
          </table:table-cell>
          <table:table-cell office:value-type="float" office:value="13971" table:style-name="ce48">
            <text:p>13,971</text:p>
          </table:table-cell>
          <table:table-cell office:value-type="float" office:value="65426" table:style-name="ce48">
            <text:p>65,426</text:p>
          </table:table-cell>
          <table:table-cell office:value-type="float" office:value="13911" table:style-name="ce48">
            <text:p>13,911</text:p>
          </table:table-cell>
          <table:table-cell office:value-type="float" office:value="14.972992669438847" table:formula="of:=[.C23]/[.$B23]*100" table:style-name="ce64">
            <text:p>14.97</text:p>
          </table:table-cell>
          <table:table-cell office:value-type="float" office:value="70.118317829125047" table:formula="of:=[.D23]/[.$B23]*100" table:style-name="ce64">
            <text:p>70.12</text:p>
          </table:table-cell>
          <table:table-cell office:value-type="float" office:value="14.908689501436104" table:formula="of:=[.E23]/[.$B23]*100" table:style-name="ce64">
            <text:p>14.91</text:p>
          </table:table-cell>
          <table:table-cell office:value-type="float" office:value="21.353896004646472" table:formula="of:=[.C23]/[.D23]*100" table:style-name="ce65">
            <text:p>21.35</text:p>
          </table:table-cell>
          <table:table-cell office:value-type="float" office:value="21.262189343685996" table:formula="of:=[.E23]/[.D23]*100" table:style-name="ce65">
            <text:p>21.26</text:p>
          </table:table-cell>
          <table:table-cell office:value-type="float" office:value="42.616085348332469" table:formula="of:=([.C23]+[.E23])/[.D23]*100" table:style-name="ce65">
            <text:p>42.62</text:p>
          </table:table-cell>
          <table:table-cell office:value-type="float" office:value="99.570538973588157" table:formula="of:=[.E23]/[.C23]*100" table:style-name="ce54">
            <text:p>99.57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11">
          <table:table-cell office:value-type="string" table:style-name="ce63">
            <text:p>基隆市</text:p>
          </table:table-cell>
          <table:table-cell office:value-type="float" office:value="388979" table:style-name="ce48">
            <text:p>388,979</text:p>
          </table:table-cell>
          <table:table-cell office:value-type="float" office:value="61293" table:style-name="ce48">
            <text:p>61,293</text:p>
          </table:table-cell>
          <table:table-cell office:value-type="float" office:value="285787" table:style-name="ce48">
            <text:p>285,787</text:p>
          </table:table-cell>
          <table:table-cell office:value-type="float" office:value="41899" table:style-name="ce48">
            <text:p>41,899</text:p>
          </table:table-cell>
          <table:table-cell office:value-type="float" office:value="15.757405926798103" table:formula="of:=[.C24]/[.$B24]*100" table:style-name="ce64">
            <text:p>15.76</text:p>
          </table:table-cell>
          <table:table-cell office:value-type="float" office:value="73.471061419768162" table:formula="of:=[.D24]/[.$B24]*100" table:style-name="ce64">
            <text:p>73.47</text:p>
          </table:table-cell>
          <table:table-cell office:value-type="float" office:value="10.771532653433733" table:formula="of:=[.E24]/[.$B24]*100" table:style-name="ce64">
            <text:p>10.77</text:p>
          </table:table-cell>
          <table:table-cell office:value-type="float" office:value="21.447091715158493" table:formula="of:=[.C24]/[.D24]*100" table:style-name="ce65">
            <text:p>21.45</text:p>
          </table:table-cell>
          <table:table-cell office:value-type="float" office:value="14.660918796166374" table:formula="of:=[.E24]/[.D24]*100" table:style-name="ce65">
            <text:p>14.66</text:p>
          </table:table-cell>
          <table:table-cell office:value-type="float" office:value="36.108010511324871" table:formula="of:=([.C24]+[.E24])/[.D24]*100" table:style-name="ce65">
            <text:p>36.11</text:p>
          </table:table-cell>
          <table:table-cell office:value-type="float" office:value="68.358540126931302" table:formula="of:=[.E24]/[.C24]*100" table:style-name="ce54">
            <text:p>68.36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6">
            <text:p>新竹市</text:p>
          </table:table-cell>
          <table:table-cell office:value-type="float" office:value="405371" table:style-name="ce48">
            <text:p>405,371</text:p>
          </table:table-cell>
          <table:table-cell office:value-type="float" office:value="81433" table:style-name="ce48">
            <text:p>81,433</text:p>
          </table:table-cell>
          <table:table-cell office:value-type="float" office:value="286266" table:style-name="ce48">
            <text:p>286,266</text:p>
          </table:table-cell>
          <table:table-cell office:value-type="float" office:value="37672" table:style-name="ce48">
            <text:p>37,672</text:p>
          </table:table-cell>
          <table:table-cell office:value-type="float" office:value="20.088511511676955" table:formula="of:=[.C25]/[.$B25]*100" table:style-name="ce64">
            <text:p>20.09</text:p>
          </table:table-cell>
          <table:table-cell office:value-type="float" office:value="70.618273137446934" table:formula="of:=[.D25]/[.$B25]*100" table:style-name="ce64">
            <text:p>70.62</text:p>
          </table:table-cell>
          <table:table-cell office:value-type="float" office:value="9.2932153508761104" table:formula="of:=[.E25]/[.$B25]*100" table:style-name="ce64">
            <text:p>9.29</text:p>
          </table:table-cell>
          <table:table-cell office:value-type="float" office:value="28.446619577595662" table:formula="of:=[.C25]/[.D25]*100" table:style-name="ce65">
            <text:p>28.45</text:p>
          </table:table-cell>
          <table:table-cell office:value-type="float" office:value="13.159788448505935" table:formula="of:=[.E25]/[.D25]*100" table:style-name="ce65">
            <text:p>13.16</text:p>
          </table:table-cell>
          <table:table-cell office:value-type="float" office:value="41.606408026101597" table:formula="of:=([.C25]+[.E25])/[.D25]*100" table:style-name="ce65">
            <text:p>41.61</text:p>
          </table:table-cell>
          <table:table-cell office:value-type="float" office:value="46.26134368130856" table:formula="of:=[.E25]/[.C25]*100" table:style-name="ce54">
            <text:p>46.26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6">
          <table:table-cell office:value-type="string" table:style-name="ce66">
            <text:p>臺中市</text:p>
          </table:table-cell>
          <table:table-cell office:value-type="float" office:value="1066128" table:style-name="ce48">
            <text:p>1,066,128</text:p>
          </table:table-cell>
          <table:table-cell office:value-type="float" office:value="203609" table:style-name="ce48">
            <text:p>203,609</text:p>
          </table:table-cell>
          <table:table-cell office:value-type="float" office:value="778029" table:style-name="ce48">
            <text:p>778,029</text:p>
          </table:table-cell>
          <table:table-cell office:value-type="float" office:value="84490" table:style-name="ce48">
            <text:p>84,490</text:p>
          </table:table-cell>
          <table:table-cell office:value-type="float" office:value="19.097988234058199" table:formula="of:=[.C26]/[.$B26]*100" table:style-name="ce64">
            <text:p>19.10</text:p>
          </table:table-cell>
          <table:table-cell office:value-type="float" office:value="72.977072171446579" table:formula="of:=[.D26]/[.$B26]*100" table:style-name="ce64">
            <text:p>72.98</text:p>
          </table:table-cell>
          <table:table-cell office:value-type="float" office:value="7.9249395944952203" table:formula="of:=[.E26]/[.$B26]*100" table:style-name="ce64">
            <text:p>7.92</text:p>
          </table:table-cell>
          <table:table-cell office:value-type="float" office:value="26.169847139373982" table:formula="of:=[.C26]/[.D26]*100" table:style-name="ce65">
            <text:p>26.17</text:p>
          </table:table-cell>
          <table:table-cell office:value-type="float" office:value="10.85949238395998" table:formula="of:=[.E26]/[.D26]*100" table:style-name="ce65">
            <text:p>10.86</text:p>
          </table:table-cell>
          <table:table-cell office:value-type="float" office:value="37.029339523333967" table:formula="of:=([.C26]+[.E26])/[.D26]*100" table:style-name="ce65">
            <text:p>37.03</text:p>
          </table:table-cell>
          <table:table-cell office:value-type="float" office:value="41.49620105201636" table:formula="of:=[.E26]/[.C26]*100" table:style-name="ce54">
            <text:p>41.50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6">
          <table:table-cell office:value-type="string" table:style-name="ce66">
            <text:p>嘉義市</text:p>
          </table:table-cell>
          <table:table-cell office:value-type="float" office:value="273793" table:style-name="ce48">
            <text:p>273,793</text:p>
          </table:table-cell>
          <table:table-cell office:value-type="float" office:value="51544" table:style-name="ce48">
            <text:p>51,544</text:p>
          </table:table-cell>
          <table:table-cell office:value-type="float" office:value="193118" table:style-name="ce48">
            <text:p>193,118</text:p>
          </table:table-cell>
          <table:table-cell office:value-type="float" office:value="29131" table:style-name="ce48">
            <text:p>29,131</text:p>
          </table:table-cell>
          <table:table-cell office:value-type="float" office:value="18.825901319610068" table:formula="of:=[.C27]/[.$B27]*100" table:style-name="ce64">
            <text:p>18.83</text:p>
          </table:table-cell>
          <table:table-cell office:value-type="float" office:value="70.534308766111621" table:formula="of:=[.D27]/[.$B27]*100" table:style-name="ce64">
            <text:p>70.53</text:p>
          </table:table-cell>
          <table:table-cell office:value-type="float" office:value="10.639789914278305" table:formula="of:=[.E27]/[.$B27]*100" table:style-name="ce64">
            <text:p>10.64</text:p>
          </table:table-cell>
          <table:table-cell office:value-type="float" office:value="26.690417257842359" table:formula="of:=[.C27]/[.D27]*100" table:style-name="ce65">
            <text:p>26.69</text:p>
          </table:table-cell>
          <table:table-cell office:value-type="float" office:value="15.084559699251235" table:formula="of:=[.E27]/[.D27]*100" table:style-name="ce65">
            <text:p>15.08</text:p>
          </table:table-cell>
          <table:table-cell office:value-type="float" office:value="41.774976957093592" table:formula="of:=([.C27]+[.E27])/[.D27]*100" table:style-name="ce65">
            <text:p>41.77</text:p>
          </table:table-cell>
          <table:table-cell office:value-type="float" office:value="56.516762377774334" table:formula="of:=[.E27]/[.C27]*100" table:style-name="ce54">
            <text:p>56.52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6">
          <table:table-cell office:value-type="string" table:style-name="ce67">
            <text:p>臺南市</text:p>
          </table:table-cell>
          <table:table-cell office:value-type="float" office:value="768453" table:style-name="ce48">
            <text:p>768,453</text:p>
          </table:table-cell>
          <table:table-cell office:value-type="float" office:value="129256" table:style-name="ce48">
            <text:p>129,256</text:p>
          </table:table-cell>
          <table:table-cell office:value-type="float" office:value="567516" table:style-name="ce48">
            <text:p>567,516</text:p>
          </table:table-cell>
          <table:table-cell office:value-type="float" office:value="71681" table:style-name="ce48">
            <text:p>71,681</text:p>
          </table:table-cell>
          <table:table-cell office:value-type="float" office:value="16.820286992177792" table:formula="of:=[.C28]/[.$B28]*100" table:style-name="ce64">
            <text:p>16.82</text:p>
          </table:table-cell>
          <table:table-cell office:value-type="float" office:value="73.851751505947661" table:formula="of:=[.D28]/[.$B28]*100" table:style-name="ce64">
            <text:p>73.85</text:p>
          </table:table-cell>
          <table:table-cell office:value-type="float" office:value="9.3279615018745456" table:formula="of:=[.E28]/[.$B28]*100" table:style-name="ce64">
            <text:p>9.33</text:p>
          </table:table-cell>
          <table:table-cell office:value-type="float" office:value="22.775745529641455" table:formula="of:=[.C28]/[.D28]*100" table:style-name="ce65">
            <text:p>22.78</text:p>
          </table:table-cell>
          <table:table-cell office:value-type="float" office:value="12.630657109226876" table:formula="of:=[.E28]/[.D28]*100" table:style-name="ce65">
            <text:p>12.63</text:p>
          </table:table-cell>
          <table:table-cell office:value-type="float" office:value="35.406402638868336" table:formula="of:=([.C28]+[.E28])/[.D28]*100" table:style-name="ce65">
            <text:p>35.41</text:p>
          </table:table-cell>
          <table:table-cell office:value-type="float" office:value="55.456613232654576" table:formula="of:=[.E28]/[.C28]*100" table:style-name="ce54">
            <text:p>55.46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11">
          <table:table-cell office:value-type="string" table:style-name="ce68">
            <text:p>臺<text:span text:style-name="T5"><text:s/></text:span>北<text:span text:style-name="T5"><text:s/></text:span>市</text:p>
          </table:table-cell>
          <table:table-cell office:value-type="float" office:value="2622923" table:style-name="ce47">
            <text:p>2,622,923</text:p>
          </table:table-cell>
          <table:table-cell office:value-type="float" office:value="408163" table:style-name="ce47">
            <text:p>408,163</text:p>
          </table:table-cell>
          <table:table-cell office:value-type="float" office:value="1891785" table:style-name="ce47">
            <text:p>1,891,785</text:p>
          </table:table-cell>
          <table:table-cell office:value-type="float" office:value="322975" table:style-name="ce47">
            <text:p>322,975</text:p>
          </table:table-cell>
          <table:table-cell office:value-type="float" office:value="15.561379422880503" table:formula="of:=[.C29]/[.$B29]*100" table:style-name="ce60">
            <text:p>15.56</text:p>
          </table:table-cell>
          <table:table-cell office:value-type="float" office:value="72.125068101503558" table:formula="of:=[.D29]/[.$B29]*100" table:style-name="ce60">
            <text:p>72.13</text:p>
          </table:table-cell>
          <table:table-cell office:value-type="float" office:value="12.313552475615944" table:formula="of:=[.E29]/[.$B29]*100" table:style-name="ce60">
            <text:p>12.31</text:p>
          </table:table-cell>
          <table:table-cell office:value-type="float" office:value="21.575549018519546" table:formula="of:=[.C29]/[.D29]*100" table:style-name="ce61">
            <text:p>21.58</text:p>
          </table:table-cell>
          <table:table-cell office:value-type="float" office:value="17.072500310553259" table:formula="of:=[.E29]/[.D29]*100" table:style-name="ce61">
            <text:p>17.07</text:p>
          </table:table-cell>
          <table:table-cell office:value-type="float" office:value="38.648049329072812" table:formula="of:=([.C29]+[.E29])/[.D29]*100" table:style-name="ce61">
            <text:p>38.65</text:p>
          </table:table-cell>
          <table:table-cell office:value-type="float" office:value="79.128926433802178" table:formula="of:=[.E29]/[.C29]*100" table:style-name="ce28">
            <text:p>79.13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11">
          <table:table-cell office:value-type="string" table:style-name="ce68">
            <text:p>高<text:span text:style-name="T5"><text:s/></text:span>雄<text:span text:style-name="T5"><text:s/></text:span>市</text:p>
          </table:table-cell>
          <table:table-cell office:value-type="float" office:value="1525642" table:style-name="ce47">
            <text:p>1,525,642</text:p>
          </table:table-cell>
          <table:table-cell office:value-type="float" office:value="247835" table:style-name="ce47">
            <text:p>247,835</text:p>
          </table:table-cell>
          <table:table-cell office:value-type="float" office:value="1131755" table:style-name="ce47">
            <text:p>1,131,755</text:p>
          </table:table-cell>
          <table:table-cell office:value-type="float" office:value="146052" table:style-name="ce47">
            <text:p>146,052</text:p>
          </table:table-cell>
          <table:table-cell office:value-type="float" office:value="16.244636684097578" table:formula="of:=[.C30]/[.$B30]*100" table:style-name="ce60">
            <text:p>16.24</text:p>
          </table:table-cell>
          <table:table-cell office:value-type="float" office:value="74.182213127326065" table:formula="of:=[.D30]/[.$B30]*100" table:style-name="ce60">
            <text:p>74.18</text:p>
          </table:table-cell>
          <table:table-cell office:value-type="float" office:value="9.5731501885763493" table:formula="of:=[.E30]/[.$B30]*100" table:style-name="ce60">
            <text:p>9.57</text:p>
          </table:table-cell>
          <table:table-cell office:value-type="float" office:value="21.898290707794533" table:formula="of:=[.C30]/[.D30]*100" table:style-name="ce61">
            <text:p>21.90</text:p>
          </table:table-cell>
          <table:table-cell office:value-type="float" office:value="12.90491316583536" table:formula="of:=[.E30]/[.D30]*100" table:style-name="ce61">
            <text:p>12.90</text:p>
          </table:table-cell>
          <table:table-cell office:value-type="float" office:value="34.803203873629897" table:formula="of:=([.C30]+[.E30])/[.D30]*100" table:style-name="ce61">
            <text:p>34.80</text:p>
          </table:table-cell>
          <table:table-cell office:value-type="float" office:value="58.931143704480803" table:formula="of:=[.E30]/[.C30]*100" table:style-name="ce28">
            <text:p>58.93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11">
          <table:table-cell office:value-type="string" table:style-name="ce68">
            <text:p>福<text:span text:style-name="T5"><text:s/></text:span>建<text:span text:style-name="T5"><text:s/></text:span>省</text:p>
          </table:table-cell>
          <table:table-cell office:value-type="float" office:value="94325" table:style-name="ce47">
            <text:p>94,325</text:p>
          </table:table-cell>
          <table:table-cell office:value-type="float" office:value="13352" table:style-name="ce47">
            <text:p>13,352</text:p>
          </table:table-cell>
          <table:table-cell office:value-type="float" office:value="69253" table:style-name="ce47">
            <text:p>69,253</text:p>
          </table:table-cell>
          <table:table-cell office:value-type="float" office:value="11720" table:style-name="ce47">
            <text:p>11,720</text:p>
          </table:table-cell>
          <table:table-cell office:value-type="float" office:value="14.155314073681421" table:formula="of:=[.C31]/[.$B31]*100" table:style-name="ce60">
            <text:p>14.16</text:p>
          </table:table-cell>
          <table:table-cell office:value-type="float" office:value="73.419560031804934" table:formula="of:=[.D31]/[.$B31]*100" table:style-name="ce60">
            <text:p>73.42</text:p>
          </table:table-cell>
          <table:table-cell office:value-type="float" office:value="12.42512589451365" table:formula="of:=[.E31]/[.$B31]*100" table:style-name="ce60">
            <text:p>12.43</text:p>
          </table:table-cell>
          <table:table-cell office:value-type="float" office:value="19.280031189984552" table:formula="of:=[.C31]/[.D31]*100" table:style-name="ce61">
            <text:p>19.28</text:p>
          </table:table-cell>
          <table:table-cell office:value-type="float" office:value="16.923454579585002" table:formula="of:=[.E31]/[.D31]*100" table:style-name="ce61">
            <text:p>16.92</text:p>
          </table:table-cell>
          <table:table-cell office:value-type="float" office:value="36.203485769569546" table:formula="of:=([.C31]+[.E31])/[.D31]*100" table:style-name="ce61">
            <text:p>36.20</text:p>
          </table:table-cell>
          <table:table-cell office:value-type="float" office:value="87.77711204313961" table:formula="of:=[.E31]/[.C31]*100" table:style-name="ce28">
            <text:p>87.78</text:p>
          </table:table-cell>
          <table:table-cell table:number-columns-repeated="3" table:style-name="ce8"/>
          <table:table-cell table:style-name="ce4"/>
          <table:table-cell table:number-columns-repeated="16368" table:style-name="ce1"/>
        </table:table-row>
        <table:table-row table:style-name="ro10">
          <table:table-cell office:value-type="string" table:style-name="ce67">
            <text:p>金門縣</text:p>
          </table:table-cell>
          <table:table-cell office:value-type="float" office:value="84570" table:style-name="ce48">
            <text:p>84,570</text:p>
          </table:table-cell>
          <table:table-cell office:value-type="float" office:value="11910" table:style-name="ce48">
            <text:p>11,910</text:p>
          </table:table-cell>
          <table:table-cell office:value-type="float" office:value="61901" table:style-name="ce48">
            <text:p>61,901</text:p>
          </table:table-cell>
          <table:table-cell office:value-type="float" office:value="10759" table:style-name="ce48">
            <text:p>10,759</text:p>
          </table:table-cell>
          <table:table-cell office:value-type="float" office:value="14.083008158921603" table:formula="of:=[.C32]/[.$B32]*100" table:style-name="ce64">
            <text:p>14.08</text:p>
          </table:table-cell>
          <table:table-cell office:value-type="float" office:value="73.194986401797323" table:formula="of:=[.D32]/[.$B32]*100" table:style-name="ce64">
            <text:p>73.19</text:p>
          </table:table-cell>
          <table:table-cell office:value-type="float" office:value="12.72200543928107" table:formula="of:=[.E32]/[.$B32]*100" table:style-name="ce64">
            <text:p>12.72</text:p>
          </table:table-cell>
          <table:table-cell office:value-type="float" office:value="19.24039999353807" table:formula="of:=[.C32]/[.D32]*100" table:style-name="ce65">
            <text:p>19.24</text:p>
          </table:table-cell>
          <table:table-cell office:value-type="float" office:value="17.380979305665498" table:formula="of:=[.E32]/[.D32]*100" table:style-name="ce65">
            <text:p>17.38</text:p>
          </table:table-cell>
          <table:table-cell office:value-type="float" office:value="36.621379299203568" table:formula="of:=([.C32]+[.E32])/[.D32]*100" table:style-name="ce65">
            <text:p>36.62</text:p>
          </table:table-cell>
          <table:table-cell office:value-type="float" office:value="90.335852225021" table:formula="of:=[.E32]/[.C32]*100" table:style-name="ce54">
            <text:p>90.34</text:p>
          </table:table-cell>
          <table:table-cell table:number-columns-repeated="3" table:style-name="ce8"/>
          <table:table-cell table:style-name="ce4"/>
          <table:table-cell table:number-columns-repeated="16368" table:style-name="ce1"/>
        </table:table-row>
        <table:table-row table:style-name="ro10">
          <table:table-cell office:value-type="string" table:style-name="ce69">
            <text:p>連江縣</text:p>
          </table:table-cell>
          <table:table-cell office:value-type="float" office:value="9755" table:style-name="ce48">
            <text:p>9,755</text:p>
          </table:table-cell>
          <table:table-cell office:value-type="float" office:value="1442" table:style-name="ce48">
            <text:p>1,442</text:p>
          </table:table-cell>
          <table:table-cell office:value-type="float" office:value="7352" table:style-name="ce48">
            <text:p>7,352</text:p>
          </table:table-cell>
          <table:table-cell office:value-type="float" office:value="961" table:style-name="ce48">
            <text:p>961</text:p>
          </table:table-cell>
          <table:table-cell office:value-type="float" office:value="14.782162993336751" table:formula="of:=[.C33]/[.$B33]*100" table:style-name="ce64">
            <text:p>14.78</text:p>
          </table:table-cell>
          <table:table-cell office:value-type="float" office:value="75.366478728857004" table:formula="of:=[.D33]/[.$B33]*100" table:style-name="ce64">
            <text:p>75.37</text:p>
          </table:table-cell>
          <table:table-cell office:value-type="float" office:value="9.8513582778062538" table:formula="of:=[.E33]/[.$B33]*100" table:style-name="ce64">
            <text:p>9.85</text:p>
          </table:table-cell>
          <table:table-cell office:value-type="float" office:value="19.613710554951034" table:formula="of:=[.C33]/[.D33]*100" table:style-name="ce65">
            <text:p>19.61</text:p>
          </table:table-cell>
          <table:table-cell office:value-type="float" office:value="13.07127312295974" table:formula="of:=[.E33]/[.D33]*100" table:style-name="ce65">
            <text:p>13.07</text:p>
          </table:table-cell>
          <table:table-cell office:value-type="float" office:value="32.684983677910772" table:formula="of:=([.C33]+[.E33])/[.D33]*100" table:style-name="ce65">
            <text:p>32.68</text:p>
          </table:table-cell>
          <table:table-cell office:value-type="float" office:value="66.643550624133155" table:formula="of:=[.E33]/[.C33]*100" table:style-name="ce54">
            <text:p>66.64</text:p>
          </table:table-cell>
          <table:table-cell table:number-columns-repeated="3" table:style-name="ce8"/>
          <table:table-cell table:style-name="ce4"/>
          <table:table-cell table:number-columns-repeated="16368"/>
        </table:table-row>
        <table:table-row table:style-name="ro12">
          <table:table-cell table:style-name="ce31"/>
          <table:table-cell table:number-columns-repeated="4" table:style-name="ce44"/>
          <table:table-cell table:number-columns-repeated="6" table:style-name="ce70"/>
          <table:table-cell table:style-name="ce71"/>
          <table:table-cell table:number-columns-repeated="3" table:style-name="ce8"/>
          <table:table-cell table:style-name="ce4"/>
          <table:table-cell table:number-columns-repeated="16368"/>
        </table:table-row>
        <table:table-row table:style-name="ro8">
          <table:table-cell office:value-type="string" table:style-name="ce14">
            <text:p>說明：扶養比係指依賴人口(0歲~14歲及65歲以上)</text:p>
          </table:table-cell>
          <table:table-cell table:number-columns-repeated="4" table:style-name="ce14"/>
          <table:table-cell table:number-columns-repeated="2" table:style-name="ce1"/>
          <table:table-cell table:style-name="ce16"/>
          <table:table-cell table:number-columns-repeated="3" table:style-name="ce33"/>
          <table:table-cell office:value-type="string" table:style-name="ce32">
            <text:p>內政部戶政司編製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5">
            <text:p>　　　對工作年齡人口(15歲~64歲)扶養負擔的一種簡略測度。</text:p>
          </table:table-cell>
          <table:table-cell table:number-columns-repeated="4" table:style-name="ce15"/>
          <table:table-cell table:number-columns-repeated="6" table:style-name="ce1"/>
          <table:table-cell table:style-name="ce13"/>
          <table:table-cell table:number-columns-repeated="16372" table:style-name="ce1"/>
        </table:table-row>
        <table:table-row table:number-rows-repeated="1048540" table:style-name="ro8">
          <table:table-cell table:number-columns-repeated="16384"/>
        </table:table-row>
        <table:named-expressions>
          <table:named-range table:name="Print_Area" table:cell-range-address="97.$A$1:97.$L$36" table:base-cell-address="97.$A$1"/>
        </table:named-expressions>
      </table:table>
      <table:table table:name="96" table:style-name="ta4">
        <table:table-column table:style-name="co1" table:number-columns-repeated="12" table:default-cell-style-name="ce1"/>
        <table:table-column table:style-name="co3" table:default-cell-style-name="ce1"/>
        <table:table-column table:style-name="co2" table:number-columns-repeated="16371" table:default-cell-style-name="ce1"/>
        <table:table-row table:style-name="ro1">
          <table:table-cell office:value-type="string" table:number-columns-spanned="12" table:number-rows-spanned="1" table:style-name="ce50">
            <text:p>各縣市年底三階段年齡人口數、百分比及其扶養比</text:p>
          </table:table-cell>
          <table:covered-table-cell table:number-columns-repeated="11"/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64"/>
        </table:table-row>
        <table:table-row table:style-name="ro2">
          <table:table-cell table:style-name="ce51"/>
          <table:table-cell table:style-name="ce52"/>
          <table:table-cell office:value-type="string" table:number-columns-spanned="8" table:number-rows-spanned="1" table:style-name="ce55">
            <text:p>中華民國96年底</text:p>
          </table:table-cell>
          <table:covered-table-cell table:number-columns-repeated="7"/>
          <table:table-cell table:style-name="ce53"/>
          <table:table-cell office:value-type="string" table:style-name="ce49">
            <text:p>單位：人；%</text:p>
          </table:table-cell>
          <table:table-cell table:style-name="ce5"/>
          <table:table-cell table:number-columns-repeated="2" table:style-name="ce6"/>
          <table:table-cell table:number-columns-repeated="5" table:style-name="ce4"/>
          <table:table-cell table:number-columns-repeated="16364"/>
        </table:table-row>
        <table:table-row table:style-name="ro3">
          <table:table-cell office:value-type="string" table:number-columns-spanned="1" table:number-rows-spanned="2" table:style-name="ce46">
            <text:p>區<text:span text:style-name="T3"><text:s text:c="3"/></text:span>域<text:span text:style-name="T3"><text:s text:c="3"/></text:span>別</text:p>
          </table:table-cell>
          <table:table-cell office:value-type="string" table:number-columns-spanned="4" table:number-rows-spanned="1" table:style-name="ce73">
            <text:p>三　階　段　年　齡　人　口　數</text:p>
          </table:table-cell>
          <table:covered-table-cell table:number-columns-repeated="3"/>
          <table:table-cell office:value-type="string" table:number-columns-spanned="3" table:number-rows-spanned="1" table:style-name="ce72">
            <text:p>年<text:span text:style-name="T3"><text:s text:c="2"/></text:span>齡<text:span text:style-name="T3"><text:s text:c="2"/></text:span>分<text:span text:style-name="T3"><text:s text:c="2"/></text:span>配<text:span text:style-name="T3"><text:s text:c="2"/></text:span>百<text:span text:style-name="T3"><text:s text:c="2"/></text:span>分<text:span text:style-name="T3"><text:s text:c="2"/></text:span>比<text:span text:style-name="T3"><text:s/>(%)</text:span></text:p>
          </table:table-cell>
          <table:covered-table-cell table:number-columns-repeated="2"/>
          <table:table-cell office:value-type="string" table:number-columns-spanned="1" table:number-rows-spanned="2" table:style-name="ce72">
            <text:p>扶幼比</text:p>
          </table:table-cell>
          <table:table-cell office:value-type="string" table:number-columns-spanned="1" table:number-rows-spanned="2" table:style-name="ce72">
            <text:p>扶老比</text:p>
          </table:table-cell>
          <table:table-cell office:value-type="string" table:number-columns-spanned="1" table:number-rows-spanned="2" table:style-name="ce72">
            <text:p>扶養比</text:p>
          </table:table-cell>
          <table:table-cell office:value-type="string" table:number-columns-spanned="1" table:number-rows-spanned="2" table:style-name="ce41">
            <text:p>老化指數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44">
            <text:p>總計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table-cell office:value-type="string" table:style-name="ce22">
            <text:p>0~14</text:p>
          </table:table-cell>
          <table:table-cell office:value-type="string" table:style-name="ce23">
            <text:p>15~64</text:p>
          </table:table-cell>
          <table:table-cell office:value-type="string" table:style-name="ce23">
            <text:p>65+</text:p>
          </table:table-cell>
          <table:covered-table-cell/>
          <table:covered-table-cell/>
          <table:covered-table-cell/>
          <table:covered-table-cell/>
          <table:table-cell table:number-columns-repeated="16372" table:style-name="ce17"/>
        </table:table-row>
        <table:table-row table:style-name="ro3">
          <table:table-cell office:value-type="string" table:style-name="ce24">
            <text:p>總 <text:s text:c="6"/>計</text:p>
          </table:table-cell>
          <table:table-cell office:value-type="float" office:value="22958360" table:style-name="ce56">
            <text:p>22,958,360</text:p>
          </table:table-cell>
          <table:table-cell office:value-type="float" office:value="4030645" table:style-name="ce56">
            <text:p>4,030,645</text:p>
          </table:table-cell>
          <table:table-cell office:value-type="float" office:value="16584623" table:style-name="ce56">
            <text:p>16,584,623</text:p>
          </table:table-cell>
          <table:table-cell office:value-type="float" office:value="2343092" table:style-name="ce56">
            <text:p>2,343,092</text:p>
          </table:table-cell>
          <table:table-cell office:value-type="float" office:value="17.556328065245079" table:formula="of:=[.C5]/[.$B5]*100" table:style-name="ce57">
            <text:p>17.56</text:p>
          </table:table-cell>
          <table:table-cell office:value-type="float" office:value="72.237838417029792" table:formula="of:=[.D5]/[.$B5]*100" table:style-name="ce57">
            <text:p>72.24</text:p>
          </table:table-cell>
          <table:table-cell office:value-type="float" office:value="10.205833517725134" table:formula="of:=[.E5]/[.$B5]*100" table:style-name="ce57">
            <text:p>10.21</text:p>
          </table:table-cell>
          <table:table-cell office:value-type="float" office:value="24.303506929280214" table:formula="of:=[.C5]/[.D5]*100" table:style-name="ce57">
            <text:p>24.30</text:p>
          </table:table-cell>
          <table:table-cell office:value-type="float" office:value="14.128099263998948" table:formula="of:=[.E5]/[.D5]*100" table:style-name="ce57">
            <text:p>14.13</text:p>
          </table:table-cell>
          <table:table-cell office:value-type="float" office:value="38.431606193279158" table:formula="of:=([.C5]+[.E5])/[.D5]*100" table:style-name="ce57">
            <text:p>38.43</text:p>
          </table:table-cell>
          <table:table-cell office:value-type="float" office:value="58.131936699957457" table:formula="of:=[.E5]/[.C5]*100" table:style-name="ce58">
            <text:p>58.13</text:p>
          </table:table-cell>
          <table:table-cell table:number-columns-repeated="2" table:style-name="ce7"/>
          <table:table-cell table:style-name="ce8"/>
          <table:table-cell table:style-name="ce10"/>
          <table:table-cell table:style-name="ce4"/>
          <table:table-cell table:number-columns-repeated="16367" table:style-name="ce1"/>
        </table:table-row>
        <table:table-row table:style-name="ro10">
          <table:table-cell office:value-type="string" table:style-name="ce59">
            <text:p>臺灣地區</text:p>
          </table:table-cell>
          <table:table-cell office:value-type="float" office:value="22866867" table:style-name="ce47">
            <text:p>22,866,867</text:p>
          </table:table-cell>
          <table:table-cell office:value-type="float" office:value="4017604" table:style-name="ce47">
            <text:p>4,017,604</text:p>
          </table:table-cell>
          <table:table-cell office:value-type="float" office:value="16517481" table:style-name="ce47">
            <text:p>16,517,481</text:p>
          </table:table-cell>
          <table:table-cell office:value-type="float" office:value="2331782" table:style-name="ce47">
            <text:p>2,331,782</text:p>
          </table:table-cell>
          <table:table-cell office:value-type="float" office:value="17.569542867415986" table:formula="of:=[.C6]/[.$B6]*100" table:style-name="ce60">
            <text:p>17.57</text:p>
          </table:table-cell>
          <table:table-cell office:value-type="float" office:value="72.233249093546576" table:formula="of:=[.D6]/[.$B6]*100" table:style-name="ce60">
            <text:p>72.23</text:p>
          </table:table-cell>
          <table:table-cell office:value-type="float" office:value="10.197208039037442" table:formula="of:=[.E6]/[.$B6]*100" table:style-name="ce60">
            <text:p>10.20</text:p>
          </table:table-cell>
          <table:table-cell office:value-type="float" office:value="24.323345672381887" table:formula="of:=[.C6]/[.D6]*100" table:style-name="ce61">
            <text:p>24.32</text:p>
          </table:table-cell>
          <table:table-cell office:value-type="float" office:value="14.117055742337467" table:formula="of:=[.E6]/[.D6]*100" table:style-name="ce61">
            <text:p>14.12</text:p>
          </table:table-cell>
          <table:table-cell office:value-type="float" office:value="38.440401414719346" table:formula="of:=([.C6]+[.E6])/[.D6]*100" table:style-name="ce61">
            <text:p>38.44</text:p>
          </table:table-cell>
          <table:table-cell office:value-type="float" office:value="58.039119833612276" table:formula="of:=[.E6]/[.C6]*100" table:style-name="ce28">
            <text:p>58.04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10">
          <table:table-cell office:value-type="string" table:style-name="ce62">
            <text:p>臺<text:span text:style-name="T5"><text:s text:c="2"/></text:span>灣<text:span text:style-name="T5"><text:s text:c="2"/></text:span>省</text:p>
          </table:table-cell>
          <table:table-cell office:value-type="float" office:value="18717043" table:style-name="ce47">
            <text:p>18,717,043</text:p>
          </table:table-cell>
          <table:table-cell office:value-type="float" office:value="3339274" table:style-name="ce47">
            <text:p>3,339,274</text:p>
          </table:table-cell>
          <table:table-cell office:value-type="float" office:value="13500903" table:style-name="ce47">
            <text:p>13,500,903</text:p>
          </table:table-cell>
          <table:table-cell office:value-type="float" office:value="1876866" table:style-name="ce47">
            <text:p>1,876,866</text:p>
          </table:table-cell>
          <table:table-cell office:value-type="float" office:value="17.840820262046737" table:formula="of:=[.C7]/[.$B7]*100" table:style-name="ce60">
            <text:p>17.84</text:p>
          </table:table-cell>
          <table:table-cell office:value-type="float" office:value="72.131602198060889" table:formula="of:=[.D7]/[.$B7]*100" table:style-name="ce60">
            <text:p>72.13</text:p>
          </table:table-cell>
          <table:table-cell office:value-type="float" office:value="10.027577539892386" table:formula="of:=[.E7]/[.$B7]*100" table:style-name="ce60">
            <text:p>10.03</text:p>
          </table:table-cell>
          <table:table-cell office:value-type="float" office:value="24.733708552679772" table:formula="of:=[.C7]/[.D7]*100" table:style-name="ce61">
            <text:p>24.73</text:p>
          </table:table-cell>
          <table:table-cell office:value-type="float" office:value="13.901781236410631" table:formula="of:=[.E7]/[.D7]*100" table:style-name="ce61">
            <text:p>13.90</text:p>
          </table:table-cell>
          <table:table-cell office:value-type="float" office:value="38.635489789090407" table:formula="of:=([.C7]+[.E7])/[.D7]*100" table:style-name="ce61">
            <text:p>38.64</text:p>
          </table:table-cell>
          <table:table-cell office:value-type="float" office:value="56.205810005408367" table:formula="of:=[.E7]/[.C7]*100" table:style-name="ce28">
            <text:p>56.21</text:p>
          </table:table-cell>
          <table:table-cell table:number-columns-repeated="2" table:style-name="ce7"/>
          <table:table-cell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11">
          <table:table-cell office:value-type="string" table:style-name="ce63">
            <text:p>臺北縣</text:p>
          </table:table-cell>
          <table:table-cell office:value-type="float" office:value="3798015" table:style-name="ce48">
            <text:p>3,798,015</text:p>
          </table:table-cell>
          <table:table-cell office:value-type="float" office:value="646322" table:style-name="ce48">
            <text:p>646,322</text:p>
          </table:table-cell>
          <table:table-cell office:value-type="float" office:value="2865923" table:style-name="ce48">
            <text:p>2,865,923</text:p>
          </table:table-cell>
          <table:table-cell office:value-type="float" office:value="285770" table:style-name="ce48">
            <text:p>285,770</text:p>
          </table:table-cell>
          <table:table-cell office:value-type="float" office:value="17.01736301726033" table:formula="of:=[.C8]/[.$B8]*100" table:style-name="ce64">
            <text:p>17.02</text:p>
          </table:table-cell>
          <table:table-cell office:value-type="float" office:value="75.458443423735815" table:formula="of:=[.D8]/[.$B8]*100" table:style-name="ce64">
            <text:p>75.46</text:p>
          </table:table-cell>
          <table:table-cell office:value-type="float" office:value="7.5241935590038489" table:formula="of:=[.E8]/[.$B8]*100" table:style-name="ce64">
            <text:p>7.52</text:p>
          </table:table-cell>
          <table:table-cell office:value-type="float" office:value="22.551966678797722" table:formula="of:=[.C8]/[.D8]*100" table:style-name="ce65">
            <text:p>22.55</text:p>
          </table:table-cell>
          <table:table-cell office:value-type="float" office:value="9.9713076729556231" table:formula="of:=[.E8]/[.D8]*100" table:style-name="ce65">
            <text:p>9.97</text:p>
          </table:table-cell>
          <table:table-cell office:value-type="float" office:value="32.523274351753344" table:formula="of:=([.C8]+[.E8])/[.D8]*100" table:style-name="ce65">
            <text:p>32.52</text:p>
          </table:table-cell>
          <table:table-cell office:value-type="float" office:value="44.214803147657051" table:formula="of:=[.E8]/[.C8]*100" table:style-name="ce54">
            <text:p>44.21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宜蘭縣</text:p>
          </table:table-cell>
          <table:table-cell office:value-type="float" office:value="460398" table:style-name="ce48">
            <text:p>460,398</text:p>
          </table:table-cell>
          <table:table-cell office:value-type="float" office:value="80044" table:style-name="ce48">
            <text:p>80,044</text:p>
          </table:table-cell>
          <table:table-cell office:value-type="float" office:value="322311" table:style-name="ce48">
            <text:p>322,311</text:p>
          </table:table-cell>
          <table:table-cell office:value-type="float" office:value="58043" table:style-name="ce48">
            <text:p>58,043</text:p>
          </table:table-cell>
          <table:table-cell office:value-type="float" office:value="17.385827045295592" table:formula="of:=[.C9]/[.$B9]*100" table:style-name="ce64">
            <text:p>17.39</text:p>
          </table:table-cell>
          <table:table-cell office:value-type="float" office:value="70.007037389389183" table:formula="of:=[.D9]/[.$B9]*100" table:style-name="ce64">
            <text:p>70.01</text:p>
          </table:table-cell>
          <table:table-cell office:value-type="float" office:value="12.607135565315227" table:formula="of:=[.E9]/[.$B9]*100" table:style-name="ce64">
            <text:p>12.61</text:p>
          </table:table-cell>
          <table:table-cell office:value-type="float" office:value="24.834399074186113" table:formula="of:=[.C9]/[.D9]*100" table:style-name="ce65">
            <text:p>24.83</text:p>
          </table:table-cell>
          <table:table-cell office:value-type="float" office:value="18.008383207523167" table:formula="of:=[.E9]/[.D9]*100" table:style-name="ce65">
            <text:p>18.01</text:p>
          </table:table-cell>
          <table:table-cell office:value-type="float" office:value="42.842782281709276" table:formula="of:=([.C9]+[.E9])/[.D9]*100" table:style-name="ce65">
            <text:p>42.84</text:p>
          </table:table-cell>
          <table:table-cell office:value-type="float" office:value="72.513867372944887" table:formula="of:=[.E9]/[.C9]*100" table:style-name="ce54">
            <text:p>72.51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桃園縣</text:p>
          </table:table-cell>
          <table:table-cell office:value-type="float" office:value="1934968" table:style-name="ce48">
            <text:p>1,934,968</text:p>
          </table:table-cell>
          <table:table-cell office:value-type="float" office:value="394093" table:style-name="ce48">
            <text:p>394,093</text:p>
          </table:table-cell>
          <table:table-cell office:value-type="float" office:value="1387612" table:style-name="ce48">
            <text:p>1,387,612</text:p>
          </table:table-cell>
          <table:table-cell office:value-type="float" office:value="153263" table:style-name="ce48">
            <text:p>153,263</text:p>
          </table:table-cell>
          <table:table-cell office:value-type="float" office:value="20.366900124446502" table:formula="of:=[.C10]/[.$B10]*100" table:style-name="ce64">
            <text:p>20.37</text:p>
          </table:table-cell>
          <table:table-cell office:value-type="float" office:value="71.712400411789758" table:formula="of:=[.D10]/[.$B10]*100" table:style-name="ce64">
            <text:p>71.71</text:p>
          </table:table-cell>
          <table:table-cell office:value-type="float" office:value="7.920699463763742" table:formula="of:=[.E10]/[.$B10]*100" table:style-name="ce64">
            <text:p>7.92</text:p>
          </table:table-cell>
          <table:table-cell office:value-type="float" office:value="28.400806565524078" table:formula="of:=[.C10]/[.D10]*100" table:style-name="ce65">
            <text:p>28.40</text:p>
          </table:table-cell>
          <table:table-cell office:value-type="float" office:value="11.045090414323312" table:formula="of:=[.E10]/[.D10]*100" table:style-name="ce65">
            <text:p>11.05</text:p>
          </table:table-cell>
          <table:table-cell office:value-type="float" office:value="39.445896979847397" table:formula="of:=([.C10]+[.E10])/[.D10]*100" table:style-name="ce65">
            <text:p>39.45</text:p>
          </table:table-cell>
          <table:table-cell office:value-type="float" office:value="38.890058945477335" table:formula="of:=[.E10]/[.C10]*100" table:style-name="ce54">
            <text:p>38.89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新竹縣</text:p>
          </table:table-cell>
          <table:table-cell office:value-type="float" office:value="495821" table:style-name="ce48">
            <text:p>495,821</text:p>
          </table:table-cell>
          <table:table-cell office:value-type="float" office:value="102451" table:style-name="ce48">
            <text:p>102,451</text:p>
          </table:table-cell>
          <table:table-cell office:value-type="float" office:value="338219" table:style-name="ce48">
            <text:p>338,219</text:p>
          </table:table-cell>
          <table:table-cell office:value-type="float" office:value="55151" table:style-name="ce48">
            <text:p>55,151</text:p>
          </table:table-cell>
          <table:table-cell office:value-type="float" office:value="20.662900522567622" table:formula="of:=[.C11]/[.$B11]*100" table:style-name="ce64">
            <text:p>20.66</text:p>
          </table:table-cell>
          <table:table-cell office:value-type="float" office:value="68.213932044023949" table:formula="of:=[.D11]/[.$B11]*100" table:style-name="ce64">
            <text:p>68.21</text:p>
          </table:table-cell>
          <table:table-cell office:value-type="float" office:value="11.123167433408428" table:formula="of:=[.E11]/[.$B11]*100" table:style-name="ce64">
            <text:p>11.12</text:p>
          </table:table-cell>
          <table:table-cell office:value-type="float" office:value="30.291320120986697" table:formula="of:=[.C11]/[.D11]*100" table:style-name="ce65">
            <text:p>30.29</text:p>
          </table:table-cell>
          <table:table-cell office:value-type="float" office:value="16.306298581688196" table:formula="of:=[.E11]/[.D11]*100" table:style-name="ce65">
            <text:p>16.31</text:p>
          </table:table-cell>
          <table:table-cell office:value-type="float" office:value="46.597618702674893" table:formula="of:=([.C11]+[.E11])/[.D11]*100" table:style-name="ce65">
            <text:p>46.60</text:p>
          </table:table-cell>
          <table:table-cell office:value-type="float" office:value="53.831587783428184" table:formula="of:=[.E11]/[.C11]*100" table:style-name="ce54">
            <text:p>53.83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11">
          <table:table-cell office:value-type="string" table:style-name="ce63">
            <text:p>苗栗縣</text:p>
          </table:table-cell>
          <table:table-cell office:value-type="float" office:value="560163" table:style-name="ce48">
            <text:p>560,163</text:p>
          </table:table-cell>
          <table:table-cell office:value-type="float" office:value="99229" table:style-name="ce48">
            <text:p>99,229</text:p>
          </table:table-cell>
          <table:table-cell office:value-type="float" office:value="388063" table:style-name="ce48">
            <text:p>388,063</text:p>
          </table:table-cell>
          <table:table-cell office:value-type="float" office:value="72871" table:style-name="ce48">
            <text:p>72,871</text:p>
          </table:table-cell>
          <table:table-cell office:value-type="float" office:value="17.714308156732951" table:formula="of:=[.C12]/[.$B12]*100" table:style-name="ce64">
            <text:p>17.71</text:p>
          </table:table-cell>
          <table:table-cell office:value-type="float" office:value="69.276799788632943" table:formula="of:=[.D12]/[.$B12]*100" table:style-name="ce64">
            <text:p>69.28</text:p>
          </table:table-cell>
          <table:table-cell office:value-type="float" office:value="13.008892054634098" table:formula="of:=[.E12]/[.$B12]*100" table:style-name="ce64">
            <text:p>13.01</text:p>
          </table:table-cell>
          <table:table-cell office:value-type="float" office:value="25.570332652172457" table:formula="of:=[.C12]/[.D12]*100" table:style-name="ce65">
            <text:p>25.57</text:p>
          </table:table-cell>
          <table:table-cell office:value-type="float" office:value="18.778136539685566" table:formula="of:=[.E12]/[.D12]*100" table:style-name="ce65">
            <text:p>18.78</text:p>
          </table:table-cell>
          <table:table-cell office:value-type="float" office:value="44.348469191858022" table:formula="of:=([.C12]+[.E12])/[.D12]*100" table:style-name="ce65">
            <text:p>44.35</text:p>
          </table:table-cell>
          <table:table-cell office:value-type="float" office:value="73.437200818309165" table:formula="of:=[.E12]/[.C12]*100" table:style-name="ce54">
            <text:p>73.44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臺中縣</text:p>
          </table:table-cell>
          <table:table-cell office:value-type="float" office:value="1550896" table:style-name="ce48">
            <text:p>1,550,896</text:p>
          </table:table-cell>
          <table:table-cell office:value-type="float" office:value="296332" table:style-name="ce48">
            <text:p>296,332</text:p>
          </table:table-cell>
          <table:table-cell office:value-type="float" office:value="1122755" table:style-name="ce48">
            <text:p>1,122,755</text:p>
          </table:table-cell>
          <table:table-cell office:value-type="float" office:value="131809" table:style-name="ce48">
            <text:p>131,809</text:p>
          </table:table-cell>
          <table:table-cell office:value-type="float" office:value="19.107148383901951" table:formula="of:=[.C13]/[.$B13]*100" table:style-name="ce64">
            <text:p>19.11</text:p>
          </table:table-cell>
          <table:table-cell office:value-type="float" office:value="72.393958073268621" table:formula="of:=[.D13]/[.$B13]*100" table:style-name="ce64">
            <text:p>72.39</text:p>
          </table:table-cell>
          <table:table-cell office:value-type="float" office:value="8.4988935428294354" table:formula="of:=[.E13]/[.$B13]*100" table:style-name="ce64">
            <text:p>8.50</text:p>
          </table:table-cell>
          <table:table-cell office:value-type="float" office:value="26.393291501707854" table:formula="of:=[.C13]/[.D13]*100" table:style-name="ce65">
            <text:p>26.39</text:p>
          </table:table-cell>
          <table:table-cell office:value-type="float" office:value="11.739782944631731" table:formula="of:=[.E13]/[.D13]*100" table:style-name="ce65">
            <text:p>11.74</text:p>
          </table:table-cell>
          <table:table-cell office:value-type="float" office:value="38.133074446339585" table:formula="of:=([.C13]+[.E13])/[.D13]*100" table:style-name="ce65">
            <text:p>38.13</text:p>
          </table:table-cell>
          <table:table-cell office:value-type="float" office:value="44.480177638594547" table:formula="of:=[.E13]/[.C13]*100" table:style-name="ce54">
            <text:p>44.48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彰化縣</text:p>
          </table:table-cell>
          <table:table-cell office:value-type="float" office:value="1314354" table:style-name="ce48">
            <text:p>1,314,354</text:p>
          </table:table-cell>
          <table:table-cell office:value-type="float" office:value="237474" table:style-name="ce48">
            <text:p>237,474</text:p>
          </table:table-cell>
          <table:table-cell office:value-type="float" office:value="925134" table:style-name="ce48">
            <text:p>925,134</text:p>
          </table:table-cell>
          <table:table-cell office:value-type="float" office:value="151746" table:style-name="ce48">
            <text:p>151,746</text:p>
          </table:table-cell>
          <table:table-cell office:value-type="float" office:value="18.067735176368011" table:formula="of:=[.C14]/[.$B14]*100" table:style-name="ce64">
            <text:p>18.07</text:p>
          </table:table-cell>
          <table:table-cell office:value-type="float" office:value="70.386973372470436" table:formula="of:=[.D14]/[.$B14]*100" table:style-name="ce64">
            <text:p>70.39</text:p>
          </table:table-cell>
          <table:table-cell office:value-type="float" office:value="11.545291451161559" table:formula="of:=[.E14]/[.$B14]*100" table:style-name="ce64">
            <text:p>11.55</text:p>
          </table:table-cell>
          <table:table-cell office:value-type="float" office:value="25.66914630745384" table:formula="of:=[.C14]/[.D14]*100" table:style-name="ce65">
            <text:p>25.67</text:p>
          </table:table-cell>
          <table:table-cell office:value-type="float" office:value="16.402596813002223" table:formula="of:=[.E14]/[.D14]*100" table:style-name="ce65">
            <text:p>16.40</text:p>
          </table:table-cell>
          <table:table-cell office:value-type="float" office:value="42.071743120456063" table:formula="of:=([.C14]+[.E14])/[.D14]*100" table:style-name="ce65">
            <text:p>42.07</text:p>
          </table:table-cell>
          <table:table-cell office:value-type="float" office:value="63.900048005255314" table:formula="of:=[.E14]/[.C14]*100" table:style-name="ce54">
            <text:p>63.90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南投縣</text:p>
          </table:table-cell>
          <table:table-cell office:value-type="float" office:value="533717" table:style-name="ce48">
            <text:p>533,717</text:p>
          </table:table-cell>
          <table:table-cell office:value-type="float" office:value="90964" table:style-name="ce48">
            <text:p>90,964</text:p>
          </table:table-cell>
          <table:table-cell office:value-type="float" office:value="373428" table:style-name="ce48">
            <text:p>373,428</text:p>
          </table:table-cell>
          <table:table-cell office:value-type="float" office:value="69325" table:style-name="ce48">
            <text:p>69,325</text:p>
          </table:table-cell>
          <table:table-cell office:value-type="float" office:value="17.043489339856141" table:formula="of:=[.C15]/[.$B15]*100" table:style-name="ce64">
            <text:p>17.04</text:p>
          </table:table-cell>
          <table:table-cell office:value-type="float" office:value="69.967417189259479" table:formula="of:=[.D15]/[.$B15]*100" table:style-name="ce64">
            <text:p>69.97</text:p>
          </table:table-cell>
          <table:table-cell office:value-type="float" office:value="12.989093470884383" table:formula="of:=[.E15]/[.$B15]*100" table:style-name="ce64">
            <text:p>12.99</text:p>
          </table:table-cell>
          <table:table-cell office:value-type="float" office:value="24.359180350696789" table:formula="of:=[.C15]/[.D15]*100" table:style-name="ce65">
            <text:p>24.36</text:p>
          </table:table-cell>
          <table:table-cell office:value-type="float" office:value="18.56448900457384" table:formula="of:=[.E15]/[.D15]*100" table:style-name="ce65">
            <text:p>18.56</text:p>
          </table:table-cell>
          <table:table-cell office:value-type="float" office:value="42.923669355270626" table:formula="of:=([.C15]+[.E15])/[.D15]*100" table:style-name="ce65">
            <text:p>42.92</text:p>
          </table:table-cell>
          <table:table-cell office:value-type="float" office:value="76.211468273163007" table:formula="of:=[.E15]/[.C15]*100" table:style-name="ce54">
            <text:p>76.21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11">
          <table:table-cell office:value-type="string" table:style-name="ce63">
            <text:p>雲林縣</text:p>
          </table:table-cell>
          <table:table-cell office:value-type="float" office:value="725672" table:style-name="ce48">
            <text:p>725,672</text:p>
          </table:table-cell>
          <table:table-cell office:value-type="float" office:value="122552" table:style-name="ce48">
            <text:p>122,552</text:p>
          </table:table-cell>
          <table:table-cell office:value-type="float" office:value="498423" table:style-name="ce48">
            <text:p>498,423</text:p>
          </table:table-cell>
          <table:table-cell office:value-type="float" office:value="104697" table:style-name="ce48">
            <text:p>104,697</text:p>
          </table:table-cell>
          <table:table-cell office:value-type="float" office:value="16.888070643486312" table:formula="of:=[.C16]/[.$B16]*100" table:style-name="ce64">
            <text:p>16.89</text:p>
          </table:table-cell>
          <table:table-cell office:value-type="float" office:value="68.684336725132013" table:formula="of:=[.D16]/[.$B16]*100" table:style-name="ce64">
            <text:p>68.68</text:p>
          </table:table-cell>
          <table:table-cell office:value-type="float" office:value="14.427592631381673" table:formula="of:=[.E16]/[.$B16]*100" table:style-name="ce64">
            <text:p>14.43</text:p>
          </table:table-cell>
          <table:table-cell office:value-type="float" office:value="24.587950395547555" table:formula="of:=[.C16]/[.D16]*100" table:style-name="ce65">
            <text:p>24.59</text:p>
          </table:table-cell>
          <table:table-cell office:value-type="float" office:value="21.005651825858759" table:formula="of:=[.E16]/[.D16]*100" table:style-name="ce65">
            <text:p>21.01</text:p>
          </table:table-cell>
          <table:table-cell office:value-type="float" office:value="45.593602221406314" table:formula="of:=([.C16]+[.E16])/[.D16]*100" table:style-name="ce65">
            <text:p>45.59</text:p>
          </table:table-cell>
          <table:table-cell office:value-type="float" office:value="85.430674326000386" table:formula="of:=[.E16]/[.C16]*100" table:style-name="ce54">
            <text:p>85.43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 table:style-name="ce1"/>
        </table:table-row>
        <table:table-row table:style-name="ro6">
          <table:table-cell office:value-type="string" table:style-name="ce63">
            <text:p>嘉義縣</text:p>
          </table:table-cell>
          <table:table-cell office:value-type="float" office:value="551345" table:style-name="ce48">
            <text:p>551,345</text:p>
          </table:table-cell>
          <table:table-cell office:value-type="float" office:value="88171" table:style-name="ce48">
            <text:p>88,171</text:p>
          </table:table-cell>
          <table:table-cell office:value-type="float" office:value="379974" table:style-name="ce48">
            <text:p>379,974</text:p>
          </table:table-cell>
          <table:table-cell office:value-type="float" office:value="83200" table:style-name="ce48">
            <text:p>83,200</text:p>
          </table:table-cell>
          <table:table-cell office:value-type="float" office:value="15.991983240983412" table:formula="of:=[.C17]/[.$B17]*100" table:style-name="ce64">
            <text:p>15.99</text:p>
          </table:table-cell>
          <table:table-cell office:value-type="float" office:value="68.91764684544161" table:formula="of:=[.D17]/[.$B17]*100" table:style-name="ce64">
            <text:p>68.92</text:p>
          </table:table-cell>
          <table:table-cell office:value-type="float" office:value="15.090369913574985" table:formula="of:=[.E17]/[.$B17]*100" table:style-name="ce64">
            <text:p>15.09</text:p>
          </table:table-cell>
          <table:table-cell office:value-type="float" office:value="23.204482411954501" table:formula="of:=[.C17]/[.D17]*100" table:style-name="ce65">
            <text:p>23.20</text:p>
          </table:table-cell>
          <table:table-cell office:value-type="float" office:value="21.89623500555301" table:formula="of:=[.E17]/[.D17]*100" table:style-name="ce65">
            <text:p>21.90</text:p>
          </table:table-cell>
          <table:table-cell office:value-type="float" office:value="45.100717417507511" table:formula="of:=([.C17]+[.E17])/[.D17]*100" table:style-name="ce65">
            <text:p>45.10</text:p>
          </table:table-cell>
          <table:table-cell office:value-type="float" office:value="94.362091844257179" table:formula="of:=[.E17]/[.C17]*100" table:style-name="ce54">
            <text:p>94.36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3">
            <text:p>臺南縣</text:p>
          </table:table-cell>
          <table:table-cell office:value-type="float" office:value="1105403" table:style-name="ce48">
            <text:p>1,105,403</text:p>
          </table:table-cell>
          <table:table-cell office:value-type="float" office:value="174777" table:style-name="ce48">
            <text:p>174,777</text:p>
          </table:table-cell>
          <table:table-cell office:value-type="float" office:value="791948" table:style-name="ce48">
            <text:p>791,948</text:p>
          </table:table-cell>
          <table:table-cell office:value-type="float" office:value="138678" table:style-name="ce48">
            <text:p>138,678</text:p>
          </table:table-cell>
          <table:table-cell office:value-type="float" office:value="15.811156655084163" table:formula="of:=[.C18]/[.$B18]*100" table:style-name="ce64">
            <text:p>15.81</text:p>
          </table:table-cell>
          <table:table-cell office:value-type="float" office:value="71.643373502695397" table:formula="of:=[.D18]/[.$B18]*100" table:style-name="ce64">
            <text:p>71.64</text:p>
          </table:table-cell>
          <table:table-cell office:value-type="float" office:value="12.545469842220438" table:formula="of:=[.E18]/[.$B18]*100" table:style-name="ce64">
            <text:p>12.55</text:p>
          </table:table-cell>
          <table:table-cell office:value-type="float" office:value="22.069252021597379" table:formula="of:=[.C18]/[.D18]*100" table:style-name="ce65">
            <text:p>22.07</text:p>
          </table:table-cell>
          <table:table-cell office:value-type="float" office:value="17.510998196851308" table:formula="of:=[.E18]/[.D18]*100" table:style-name="ce65">
            <text:p>17.51</text:p>
          </table:table-cell>
          <table:table-cell office:value-type="float" office:value="39.58025021844869" table:formula="of:=([.C18]+[.E18])/[.D18]*100" table:style-name="ce65">
            <text:p>39.58</text:p>
          </table:table-cell>
          <table:table-cell office:value-type="float" office:value="79.345680495717403" table:formula="of:=[.E18]/[.C18]*100" table:style-name="ce54">
            <text:p>79.35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3">
            <text:p>高雄縣</text:p>
          </table:table-cell>
          <table:table-cell office:value-type="float" office:value="1244313" table:style-name="ce48">
            <text:p>1,244,313</text:p>
          </table:table-cell>
          <table:table-cell office:value-type="float" office:value="203476" table:style-name="ce48">
            <text:p>203,476</text:p>
          </table:table-cell>
          <table:table-cell office:value-type="float" office:value="917936" table:style-name="ce48">
            <text:p>917,936</text:p>
          </table:table-cell>
          <table:table-cell office:value-type="float" office:value="122901" table:style-name="ce48">
            <text:p>122,901</text:p>
          </table:table-cell>
          <table:table-cell office:value-type="float" office:value="16.352477230407462" table:formula="of:=[.C19]/[.$B19]*100" table:style-name="ce64">
            <text:p>16.35</text:p>
          </table:table-cell>
          <table:table-cell office:value-type="float" office:value="73.770506295441734" table:formula="of:=[.D19]/[.$B19]*100" table:style-name="ce64">
            <text:p>73.77</text:p>
          </table:table-cell>
          <table:table-cell office:value-type="float" office:value="9.8770164741507962" table:formula="of:=[.E19]/[.$B19]*100" table:style-name="ce64">
            <text:p>9.88</text:p>
          </table:table-cell>
          <table:table-cell office:value-type="float" office:value="22.166687002143938" table:formula="of:=[.C19]/[.D19]*100" table:style-name="ce65">
            <text:p>22.17</text:p>
          </table:table-cell>
          <table:table-cell office:value-type="float" office:value="13.388841923619948" table:formula="of:=[.E19]/[.D19]*100" table:style-name="ce65">
            <text:p>13.39</text:p>
          </table:table-cell>
          <table:table-cell office:value-type="float" office:value="35.555528925763888" table:formula="of:=([.C19]+[.E19])/[.D19]*100" table:style-name="ce65">
            <text:p>35.56</text:p>
          </table:table-cell>
          <table:table-cell office:value-type="float" office:value="60.40073522184435" table:formula="of:=[.E19]/[.C19]*100" table:style-name="ce54">
            <text:p>60.40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11">
          <table:table-cell office:value-type="string" table:style-name="ce63">
            <text:p>屏東縣</text:p>
          </table:table-cell>
          <table:table-cell office:value-type="float" office:value="889563" table:style-name="ce48">
            <text:p>889,563</text:p>
          </table:table-cell>
          <table:table-cell office:value-type="float" office:value="148987" table:style-name="ce48">
            <text:p>148,987</text:p>
          </table:table-cell>
          <table:table-cell office:value-type="float" office:value="633800" table:style-name="ce48">
            <text:p>633,800</text:p>
          </table:table-cell>
          <table:table-cell office:value-type="float" office:value="106776" table:style-name="ce48">
            <text:p>106,776</text:p>
          </table:table-cell>
          <table:table-cell office:value-type="float" office:value="16.748335980700634" table:formula="of:=[.C20]/[.$B20]*100" table:style-name="ce64">
            <text:p>16.75</text:p>
          </table:table-cell>
          <table:table-cell office:value-type="float" office:value="71.248466943881439" table:formula="of:=[.D20]/[.$B20]*100" table:style-name="ce64">
            <text:p>71.25</text:p>
          </table:table-cell>
          <table:table-cell office:value-type="float" office:value="12.00319707541793" table:formula="of:=[.E20]/[.$B20]*100" table:style-name="ce64">
            <text:p>12.00</text:p>
          </table:table-cell>
          <table:table-cell office:value-type="float" office:value="23.50694225307668" table:formula="of:=[.C20]/[.D20]*100" table:style-name="ce65">
            <text:p>23.51</text:p>
          </table:table-cell>
          <table:table-cell office:value-type="float" office:value="16.846954875355003" table:formula="of:=[.E20]/[.D20]*100" table:style-name="ce65">
            <text:p>16.85</text:p>
          </table:table-cell>
          <table:table-cell office:value-type="float" office:value="40.353897128431683" table:formula="of:=([.C20]+[.E20])/[.D20]*100" table:style-name="ce65">
            <text:p>40.35</text:p>
          </table:table-cell>
          <table:table-cell office:value-type="float" office:value="71.667997879009576" table:formula="of:=[.E20]/[.C20]*100" table:style-name="ce54">
            <text:p>71.67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3">
            <text:p>臺東縣</text:p>
          </table:table-cell>
          <table:table-cell office:value-type="float" office:value="233660" table:style-name="ce48">
            <text:p>233,660</text:p>
          </table:table-cell>
          <table:table-cell office:value-type="float" office:value="39978" table:style-name="ce48">
            <text:p>39,978</text:p>
          </table:table-cell>
          <table:table-cell office:value-type="float" office:value="164100" table:style-name="ce48">
            <text:p>164,100</text:p>
          </table:table-cell>
          <table:table-cell office:value-type="float" office:value="29582" table:style-name="ce48">
            <text:p>29,582</text:p>
          </table:table-cell>
          <table:table-cell office:value-type="float" office:value="17.109475306000171" table:formula="of:=[.C21]/[.$B21]*100" table:style-name="ce64">
            <text:p>17.11</text:p>
          </table:table-cell>
          <table:table-cell office:value-type="float" office:value="70.230249079859632" table:formula="of:=[.D21]/[.$B21]*100" table:style-name="ce64">
            <text:p>70.23</text:p>
          </table:table-cell>
          <table:table-cell office:value-type="float" office:value="12.660275614140204" table:formula="of:=[.E21]/[.$B21]*100" table:style-name="ce64">
            <text:p>12.66</text:p>
          </table:table-cell>
          <table:table-cell office:value-type="float" office:value="24.361974405850091" table:formula="of:=[.C21]/[.D21]*100" table:style-name="ce65">
            <text:p>24.36</text:p>
          </table:table-cell>
          <table:table-cell office:value-type="float" office:value="18.026812918951858" table:formula="of:=[.E21]/[.D21]*100" table:style-name="ce65">
            <text:p>18.03</text:p>
          </table:table-cell>
          <table:table-cell office:value-type="float" office:value="42.388787324801953" table:formula="of:=([.C21]+[.E21])/[.D21]*100" table:style-name="ce65">
            <text:p>42.39</text:p>
          </table:table-cell>
          <table:table-cell office:value-type="float" office:value="73.995697633698526" table:formula="of:=[.E21]/[.C21]*100" table:style-name="ce54">
            <text:p>74.00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3">
            <text:p>花蓮縣</text:p>
          </table:table-cell>
          <table:table-cell office:value-type="float" office:value="343302" table:style-name="ce48">
            <text:p>343,302</text:p>
          </table:table-cell>
          <table:table-cell office:value-type="float" office:value="58670" table:style-name="ce48">
            <text:p>58,670</text:p>
          </table:table-cell>
          <table:table-cell office:value-type="float" office:value="243281" table:style-name="ce48">
            <text:p>243,281</text:p>
          </table:table-cell>
          <table:table-cell office:value-type="float" office:value="41351" table:style-name="ce48">
            <text:p>41,351</text:p>
          </table:table-cell>
          <table:table-cell office:value-type="float" office:value="17.089909176177244" table:formula="of:=[.C22]/[.$B22]*100" table:style-name="ce64">
            <text:p>17.09</text:p>
          </table:table-cell>
          <table:table-cell office:value-type="float" office:value="70.865010981584732" table:formula="of:=[.D22]/[.$B22]*100" table:style-name="ce64">
            <text:p>70.87</text:p>
          </table:table-cell>
          <table:table-cell office:value-type="float" office:value="12.04507984223803" table:formula="of:=[.E22]/[.$B22]*100" table:style-name="ce64">
            <text:p>12.05</text:p>
          </table:table-cell>
          <table:table-cell office:value-type="float" office:value="24.116145527188724" table:formula="of:=[.C22]/[.D22]*100" table:style-name="ce65">
            <text:p>24.12</text:p>
          </table:table-cell>
          <table:table-cell office:value-type="float" office:value="16.997217209728667" table:formula="of:=[.E22]/[.D22]*100" table:style-name="ce65">
            <text:p>17.00</text:p>
          </table:table-cell>
          <table:table-cell office:value-type="float" office:value="41.113362736917395" table:formula="of:=([.C22]+[.E22])/[.D22]*100" table:style-name="ce65">
            <text:p>41.11</text:p>
          </table:table-cell>
          <table:table-cell office:value-type="float" office:value="70.480654508266568" table:formula="of:=[.E22]/[.C22]*100" table:style-name="ce54">
            <text:p>70.48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3">
            <text:p>澎湖縣</text:p>
          </table:table-cell>
          <table:table-cell office:value-type="float" office:value="92390" table:style-name="ce48">
            <text:p>92,390</text:p>
          </table:table-cell>
          <table:table-cell office:value-type="float" office:value="14472" table:style-name="ce48">
            <text:p>14,472</text:p>
          </table:table-cell>
          <table:table-cell office:value-type="float" office:value="64045" table:style-name="ce48">
            <text:p>64,045</text:p>
          </table:table-cell>
          <table:table-cell office:value-type="float" office:value="13873" table:style-name="ce48">
            <text:p>13,873</text:p>
          </table:table-cell>
          <table:table-cell office:value-type="float" office:value="15.664032903993938" table:formula="of:=[.C23]/[.$B23]*100" table:style-name="ce64">
            <text:p>15.66</text:p>
          </table:table-cell>
          <table:table-cell office:value-type="float" office:value="69.320272756791852" table:formula="of:=[.D23]/[.$B23]*100" table:style-name="ce64">
            <text:p>69.32</text:p>
          </table:table-cell>
          <table:table-cell office:value-type="float" office:value="15.0156943392142" table:formula="of:=[.E23]/[.$B23]*100" table:style-name="ce64">
            <text:p>15.02</text:p>
          </table:table-cell>
          <table:table-cell office:value-type="float" office:value="22.596611757358108" table:formula="of:=[.C23]/[.D23]*100" table:style-name="ce65">
            <text:p>22.60</text:p>
          </table:table-cell>
          <table:table-cell office:value-type="float" office:value="21.661331876024668" table:formula="of:=[.E23]/[.D23]*100" table:style-name="ce65">
            <text:p>21.66</text:p>
          </table:table-cell>
          <table:table-cell office:value-type="float" office:value="44.25794363338278" table:formula="of:=([.C23]+[.E23])/[.D23]*100" table:style-name="ce65">
            <text:p>44.26</text:p>
          </table:table-cell>
          <table:table-cell office:value-type="float" office:value="95.860972913211711" table:formula="of:=[.E23]/[.C23]*100" table:style-name="ce54">
            <text:p>95.86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11">
          <table:table-cell office:value-type="string" table:style-name="ce63">
            <text:p>基隆市</text:p>
          </table:table-cell>
          <table:table-cell office:value-type="float" office:value="390397" table:style-name="ce48">
            <text:p>390,397</text:p>
          </table:table-cell>
          <table:table-cell office:value-type="float" office:value="64533" table:style-name="ce48">
            <text:p>64,533</text:p>
          </table:table-cell>
          <table:table-cell office:value-type="float" office:value="284717" table:style-name="ce48">
            <text:p>284,717</text:p>
          </table:table-cell>
          <table:table-cell office:value-type="float" office:value="41147" table:style-name="ce48">
            <text:p>41,147</text:p>
          </table:table-cell>
          <table:table-cell office:value-type="float" office:value="16.530096286600564" table:formula="of:=[.C24]/[.$B24]*100" table:style-name="ce64">
            <text:p>16.53</text:p>
          </table:table-cell>
          <table:table-cell office:value-type="float" office:value="72.930119852355418" table:formula="of:=[.D24]/[.$B24]*100" table:style-name="ce64">
            <text:p>72.93</text:p>
          </table:table-cell>
          <table:table-cell office:value-type="float" office:value="10.539783861044013" table:formula="of:=[.E24]/[.$B24]*100" table:style-name="ce64">
            <text:p>10.54</text:p>
          </table:table-cell>
          <table:table-cell office:value-type="float" office:value="22.665664501944036" table:formula="of:=[.C24]/[.D24]*100" table:style-name="ce65">
            <text:p>22.67</text:p>
          </table:table-cell>
          <table:table-cell office:value-type="float" office:value="14.451894337183941" table:formula="of:=[.E24]/[.D24]*100" table:style-name="ce65">
            <text:p>14.45</text:p>
          </table:table-cell>
          <table:table-cell office:value-type="float" office:value="37.11755883912798" table:formula="of:=([.C24]+[.E24])/[.D24]*100" table:style-name="ce65">
            <text:p>37.12</text:p>
          </table:table-cell>
          <table:table-cell office:value-type="float" office:value="63.761176452357702" table:formula="of:=[.E24]/[.C24]*100" table:style-name="ce54">
            <text:p>63.76</text:p>
          </table:table-cell>
          <table:table-cell table:number-columns-repeated="3" table:style-name="ce8"/>
          <table:table-cell table:style-name="ce9"/>
          <table:table-cell table:style-name="ce4"/>
          <table:table-cell table:number-columns-repeated="16367"/>
        </table:table-row>
        <table:table-row table:style-name="ro6">
          <table:table-cell office:value-type="string" table:style-name="ce66">
            <text:p>新竹市</text:p>
          </table:table-cell>
          <table:table-cell office:value-type="float" office:value="399035" table:style-name="ce48">
            <text:p>399,035</text:p>
          </table:table-cell>
          <table:table-cell office:value-type="float" office:value="81883" table:style-name="ce48">
            <text:p>81,883</text:p>
          </table:table-cell>
          <table:table-cell office:value-type="float" office:value="280392" table:style-name="ce48">
            <text:p>280,392</text:p>
          </table:table-cell>
          <table:table-cell office:value-type="float" office:value="36760" table:style-name="ce48">
            <text:p>36,760</text:p>
          </table:table-cell>
          <table:table-cell office:value-type="float" office:value="20.520255115466064" table:formula="of:=[.C25]/[.$B25]*100" table:style-name="ce64">
            <text:p>20.52</text:p>
          </table:table-cell>
          <table:table-cell office:value-type="float" office:value="70.267520392947986" table:formula="of:=[.D25]/[.$B25]*100" table:style-name="ce64">
            <text:p>70.27</text:p>
          </table:table-cell>
          <table:table-cell office:value-type="float" office:value="9.2122244915859497" table:formula="of:=[.E25]/[.$B25]*100" table:style-name="ce64">
            <text:p>9.21</text:p>
          </table:table-cell>
          <table:table-cell office:value-type="float" office:value="29.20304430939542" table:formula="of:=[.C25]/[.D25]*100" table:style-name="ce65">
            <text:p>29.20</text:p>
          </table:table-cell>
          <table:table-cell office:value-type="float" office:value="13.110217124596993" table:formula="of:=[.E25]/[.D25]*100" table:style-name="ce65">
            <text:p>13.11</text:p>
          </table:table-cell>
          <table:table-cell office:value-type="float" office:value="42.313261433992409" table:formula="of:=([.C25]+[.E25])/[.D25]*100" table:style-name="ce65">
            <text:p>42.31</text:p>
          </table:table-cell>
          <table:table-cell office:value-type="float" office:value="44.893323400461632" table:formula="of:=[.E25]/[.C25]*100" table:style-name="ce54">
            <text:p>44.89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6">
          <table:table-cell office:value-type="string" table:style-name="ce66">
            <text:p>臺中市</text:p>
          </table:table-cell>
          <table:table-cell office:value-type="float" office:value="1055898" table:style-name="ce48">
            <text:p>1,055,898</text:p>
          </table:table-cell>
          <table:table-cell office:value-type="float" office:value="209035" table:style-name="ce48">
            <text:p>209,035</text:p>
          </table:table-cell>
          <table:table-cell office:value-type="float" office:value="764985" table:style-name="ce48">
            <text:p>764,985</text:p>
          </table:table-cell>
          <table:table-cell office:value-type="float" office:value="81878" table:style-name="ce48">
            <text:p>81,878</text:p>
          </table:table-cell>
          <table:table-cell office:value-type="float" office:value="19.796893260523269" table:formula="of:=[.C26]/[.$B26]*100" table:style-name="ce64">
            <text:p>19.80</text:p>
          </table:table-cell>
          <table:table-cell office:value-type="float" office:value="72.448759255155323" table:formula="of:=[.D26]/[.$B26]*100" table:style-name="ce64">
            <text:p>72.45</text:p>
          </table:table-cell>
          <table:table-cell office:value-type="float" office:value="7.7543474843214026" table:formula="of:=[.E26]/[.$B26]*100" table:style-name="ce64">
            <text:p>7.75</text:p>
          </table:table-cell>
          <table:table-cell office:value-type="float" office:value="27.325372392922738" table:formula="of:=[.C26]/[.D26]*100" table:style-name="ce65">
            <text:p>27.33</text:p>
          </table:table-cell>
          <table:table-cell office:value-type="float" office:value="10.703216402936006" table:formula="of:=[.E26]/[.D26]*100" table:style-name="ce65">
            <text:p>10.70</text:p>
          </table:table-cell>
          <table:table-cell office:value-type="float" office:value="38.028588795858745" table:formula="of:=([.C26]+[.E26])/[.D26]*100" table:style-name="ce65">
            <text:p>38.03</text:p>
          </table:table-cell>
          <table:table-cell office:value-type="float" office:value="39.169517066519958" table:formula="of:=[.E26]/[.C26]*100" table:style-name="ce54">
            <text:p>39.17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6">
          <table:table-cell office:value-type="string" table:style-name="ce66">
            <text:p>嘉義市</text:p>
          </table:table-cell>
          <table:table-cell office:value-type="float" office:value="273075" table:style-name="ce48">
            <text:p>273,075</text:p>
          </table:table-cell>
          <table:table-cell office:value-type="float" office:value="52934" table:style-name="ce48">
            <text:p>52,934</text:p>
          </table:table-cell>
          <table:table-cell office:value-type="float" office:value="191605" table:style-name="ce48">
            <text:p>191,605</text:p>
          </table:table-cell>
          <table:table-cell office:value-type="float" office:value="28536" table:style-name="ce48">
            <text:p>28,536</text:p>
          </table:table-cell>
          <table:table-cell office:value-type="float" office:value="19.38441820012817" table:formula="of:=[.C27]/[.$B27]*100" table:style-name="ce64">
            <text:p>19.38</text:p>
          </table:table-cell>
          <table:table-cell office:value-type="float" office:value="70.1657053922915" table:formula="of:=[.D27]/[.$B27]*100" table:style-name="ce64">
            <text:p>70.17</text:p>
          </table:table-cell>
          <table:table-cell office:value-type="float" office:value="10.449876407580335" table:formula="of:=[.E27]/[.$B27]*100" table:style-name="ce64">
            <text:p>10.45</text:p>
          </table:table-cell>
          <table:table-cell office:value-type="float" office:value="27.626627697607052" table:formula="of:=[.C27]/[.D27]*100" table:style-name="ce65">
            <text:p>27.63</text:p>
          </table:table-cell>
          <table:table-cell office:value-type="float" office:value="14.893139531849378" table:formula="of:=[.E27]/[.D27]*100" table:style-name="ce65">
            <text:p>14.89</text:p>
          </table:table-cell>
          <table:table-cell office:value-type="float" office:value="42.519767229456434" table:formula="of:=([.C27]+[.E27])/[.D27]*100" table:style-name="ce65">
            <text:p>42.52</text:p>
          </table:table-cell>
          <table:table-cell office:value-type="float" office:value="53.908640949106434" table:formula="of:=[.E27]/[.C27]*100" table:style-name="ce54">
            <text:p>53.91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6">
          <table:table-cell office:value-type="string" table:style-name="ce67">
            <text:p>臺南市</text:p>
          </table:table-cell>
          <table:table-cell office:value-type="float" office:value="764658" table:style-name="ce48">
            <text:p>764,658</text:p>
          </table:table-cell>
          <table:table-cell office:value-type="float" office:value="132897" table:style-name="ce48">
            <text:p>132,897</text:p>
          </table:table-cell>
          <table:table-cell office:value-type="float" office:value="562252" table:style-name="ce48">
            <text:p>562,252</text:p>
          </table:table-cell>
          <table:table-cell office:value-type="float" office:value="69509" table:style-name="ce48">
            <text:p>69,509</text:p>
          </table:table-cell>
          <table:table-cell office:value-type="float" office:value="17.379926712334143" table:formula="of:=[.C28]/[.$B28]*100" table:style-name="ce64">
            <text:p>17.38</text:p>
          </table:table-cell>
          <table:table-cell office:value-type="float" office:value="73.529865639279251" table:formula="of:=[.D28]/[.$B28]*100" table:style-name="ce64">
            <text:p>73.53</text:p>
          </table:table-cell>
          <table:table-cell office:value-type="float" office:value="9.090207648386599" table:formula="of:=[.E28]/[.$B28]*100" table:style-name="ce64">
            <text:p>9.09</text:p>
          </table:table-cell>
          <table:table-cell office:value-type="float" office:value="23.63655442755206" table:formula="of:=[.C28]/[.D28]*100" table:style-name="ce65">
            <text:p>23.64</text:p>
          </table:table-cell>
          <table:table-cell office:value-type="float" office:value="12.362606091218883" table:formula="of:=[.E28]/[.D28]*100" table:style-name="ce65">
            <text:p>12.36</text:p>
          </table:table-cell>
          <table:table-cell office:value-type="float" office:value="35.999160518770942" table:formula="of:=([.C28]+[.E28])/[.D28]*100" table:style-name="ce65">
            <text:p>36.00</text:p>
          </table:table-cell>
          <table:table-cell office:value-type="float" office:value="52.302911277154486" table:formula="of:=[.E28]/[.C28]*100" table:style-name="ce54">
            <text:p>52.30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11">
          <table:table-cell office:value-type="string" table:style-name="ce68">
            <text:p>臺<text:span text:style-name="T5"><text:s/></text:span>北<text:span text:style-name="T5"><text:s/></text:span>市</text:p>
          </table:table-cell>
          <table:table-cell office:value-type="float" office:value="2629269" table:style-name="ce47">
            <text:p>2,629,269</text:p>
          </table:table-cell>
          <table:table-cell office:value-type="float" office:value="422573" table:style-name="ce47">
            <text:p>422,573</text:p>
          </table:table-cell>
          <table:table-cell office:value-type="float" office:value="1892181" table:style-name="ce47">
            <text:p>1,892,181</text:p>
          </table:table-cell>
          <table:table-cell office:value-type="float" office:value="314515" table:style-name="ce47">
            <text:p>314,515</text:p>
          </table:table-cell>
          <table:table-cell office:value-type="float" office:value="16.071881576209964" table:formula="of:=[.C29]/[.$B29]*100" table:style-name="ce60">
            <text:p>16.07</text:p>
          </table:table-cell>
          <table:table-cell office:value-type="float" office:value="71.966048357927619" table:formula="of:=[.D29]/[.$B29]*100" table:style-name="ce60">
            <text:p>71.97</text:p>
          </table:table-cell>
          <table:table-cell office:value-type="float" office:value="11.962070065862413" table:formula="of:=[.E29]/[.$B29]*100" table:style-name="ce60">
            <text:p>11.96</text:p>
          </table:table-cell>
          <table:table-cell office:value-type="float" office:value="22.332588689982618" table:formula="of:=[.C29]/[.D29]*100" table:style-name="ce61">
            <text:p>22.33</text:p>
          </table:table-cell>
          <table:table-cell office:value-type="float" office:value="16.621824233516772" table:formula="of:=[.E29]/[.D29]*100" table:style-name="ce61">
            <text:p>16.62</text:p>
          </table:table-cell>
          <table:table-cell office:value-type="float" office:value="38.95441292349939" table:formula="of:=([.C29]+[.E29])/[.D29]*100" table:style-name="ce61">
            <text:p>38.95</text:p>
          </table:table-cell>
          <table:table-cell office:value-type="float" office:value="74.428560272426296" table:formula="of:=[.E29]/[.C29]*100" table:style-name="ce28">
            <text:p>74.43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11">
          <table:table-cell office:value-type="string" table:style-name="ce68">
            <text:p>高<text:span text:style-name="T5"><text:s/></text:span>雄<text:span text:style-name="T5"><text:s/></text:span>市</text:p>
          </table:table-cell>
          <table:table-cell office:value-type="float" office:value="1520555" table:style-name="ce47">
            <text:p>1,520,555</text:p>
          </table:table-cell>
          <table:table-cell office:value-type="float" office:value="255757" table:style-name="ce47">
            <text:p>255,757</text:p>
          </table:table-cell>
          <table:table-cell office:value-type="float" office:value="1124397" table:style-name="ce47">
            <text:p>1,124,397</text:p>
          </table:table-cell>
          <table:table-cell office:value-type="float" office:value="140401" table:style-name="ce47">
            <text:p>140,401</text:p>
          </table:table-cell>
          <table:table-cell office:value-type="float" office:value="16.819976916323316" table:formula="of:=[.C30]/[.$B30]*100" table:style-name="ce60">
            <text:p>16.82</text:p>
          </table:table-cell>
          <table:table-cell office:value-type="float" office:value="73.946486644679084" table:formula="of:=[.D30]/[.$B30]*100" table:style-name="ce60">
            <text:p>73.95</text:p>
          </table:table-cell>
          <table:table-cell office:value-type="float" office:value="9.2335364389976036" table:formula="of:=[.E30]/[.$B30]*100" table:style-name="ce60">
            <text:p>9.23</text:p>
          </table:table-cell>
          <table:table-cell office:value-type="float" office:value="22.746147490610522" table:formula="of:=[.C30]/[.D30]*100" table:style-name="ce61">
            <text:p>22.75</text:p>
          </table:table-cell>
          <table:table-cell office:value-type="float" office:value="12.486781803935799" table:formula="of:=[.E30]/[.D30]*100" table:style-name="ce61">
            <text:p>12.49</text:p>
          </table:table-cell>
          <table:table-cell office:value-type="float" office:value="35.232929294546324" table:formula="of:=([.C30]+[.E30])/[.D30]*100" table:style-name="ce61">
            <text:p>35.23</text:p>
          </table:table-cell>
          <table:table-cell office:value-type="float" office:value="54.896249174020653" table:formula="of:=[.E30]/[.C30]*100" table:style-name="ce28">
            <text:p>54.90</text:p>
          </table:table-cell>
          <table:table-cell table:number-columns-repeated="2" table:style-name="ce11"/>
          <table:table-cell table:style-name="ce8"/>
          <table:table-cell table:style-name="ce4"/>
          <table:table-cell table:number-columns-repeated="16368" table:style-name="ce1"/>
        </table:table-row>
        <table:table-row table:style-name="ro11">
          <table:table-cell office:value-type="string" table:style-name="ce68">
            <text:p>福<text:span text:style-name="T5"><text:s/></text:span>建<text:span text:style-name="T5"><text:s/></text:span>省</text:p>
          </table:table-cell>
          <table:table-cell office:value-type="float" office:value="91493" table:style-name="ce47">
            <text:p>91,493</text:p>
          </table:table-cell>
          <table:table-cell office:value-type="float" office:value="13041" table:style-name="ce47">
            <text:p>13,041</text:p>
          </table:table-cell>
          <table:table-cell office:value-type="float" office:value="67142" table:style-name="ce47">
            <text:p>67,142</text:p>
          </table:table-cell>
          <table:table-cell office:value-type="float" office:value="11310" table:style-name="ce47">
            <text:p>11,310</text:p>
          </table:table-cell>
          <table:table-cell office:value-type="float" office:value="14.253549451870635" table:formula="of:=[.C31]/[.$B31]*100" table:style-name="ce60">
            <text:p>14.25</text:p>
          </table:table-cell>
          <table:table-cell office:value-type="float" office:value="73.384849114139882" table:formula="of:=[.D31]/[.$B31]*100" table:style-name="ce60">
            <text:p>73.38</text:p>
          </table:table-cell>
          <table:table-cell office:value-type="float" office:value="12.361601433989486" table:formula="of:=[.E31]/[.$B31]*100" table:style-name="ce60">
            <text:p>12.36</text:p>
          </table:table-cell>
          <table:table-cell office:value-type="float" office:value="19.423013910815882" table:formula="of:=[.C31]/[.D31]*100" table:style-name="ce61">
            <text:p>19.42</text:p>
          </table:table-cell>
          <table:table-cell office:value-type="float" office:value="16.844895892287987" table:formula="of:=[.E31]/[.D31]*100" table:style-name="ce61">
            <text:p>16.84</text:p>
          </table:table-cell>
          <table:table-cell office:value-type="float" office:value="36.267909803103869" table:formula="of:=([.C31]+[.E31])/[.D31]*100" table:style-name="ce61">
            <text:p>36.27</text:p>
          </table:table-cell>
          <table:table-cell office:value-type="float" office:value="86.726478030825859" table:formula="of:=[.E31]/[.C31]*100" table:style-name="ce28">
            <text:p>86.73</text:p>
          </table:table-cell>
          <table:table-cell table:number-columns-repeated="3" table:style-name="ce8"/>
          <table:table-cell table:style-name="ce4"/>
          <table:table-cell table:number-columns-repeated="16368" table:style-name="ce1"/>
        </table:table-row>
        <table:table-row table:style-name="ro10">
          <table:table-cell office:value-type="string" table:style-name="ce67">
            <text:p>金門縣</text:p>
          </table:table-cell>
          <table:table-cell office:value-type="float" office:value="81547" table:style-name="ce48">
            <text:p>81,547</text:p>
          </table:table-cell>
          <table:table-cell office:value-type="float" office:value="11595" table:style-name="ce48">
            <text:p>11,595</text:p>
          </table:table-cell>
          <table:table-cell office:value-type="float" office:value="59623" table:style-name="ce48">
            <text:p>59,623</text:p>
          </table:table-cell>
          <table:table-cell office:value-type="float" office:value="10329" table:style-name="ce48">
            <text:p>10,329</text:p>
          </table:table-cell>
          <table:table-cell office:value-type="float" office:value="14.21879406967761" table:formula="of:=[.C32]/[.$B32]*100" table:style-name="ce64">
            <text:p>14.22</text:p>
          </table:table-cell>
          <table:table-cell office:value-type="float" office:value="73.114890799171022" table:formula="of:=[.D32]/[.$B32]*100" table:style-name="ce64">
            <text:p>73.11</text:p>
          </table:table-cell>
          <table:table-cell office:value-type="float" office:value="12.666315131151359" table:formula="of:=[.E32]/[.$B32]*100" table:style-name="ce64">
            <text:p>12.67</text:p>
          </table:table-cell>
          <table:table-cell office:value-type="float" office:value="19.447193197256095" table:formula="of:=[.C32]/[.D32]*100" table:style-name="ce65">
            <text:p>19.45</text:p>
          </table:table-cell>
          <table:table-cell office:value-type="float" office:value="17.323851533804067" table:formula="of:=[.E32]/[.D32]*100" table:style-name="ce65">
            <text:p>17.32</text:p>
          </table:table-cell>
          <table:table-cell office:value-type="float" office:value="36.771044731060158" table:formula="of:=([.C32]+[.E32])/[.D32]*100" table:style-name="ce65">
            <text:p>36.77</text:p>
          </table:table-cell>
          <table:table-cell office:value-type="float" office:value="89.081500646830534" table:formula="of:=[.E32]/[.C32]*100" table:style-name="ce54">
            <text:p>89.08</text:p>
          </table:table-cell>
          <table:table-cell table:number-columns-repeated="3" table:style-name="ce8"/>
          <table:table-cell table:style-name="ce4"/>
          <table:table-cell table:number-columns-repeated="16368" table:style-name="ce1"/>
        </table:table-row>
        <table:table-row table:style-name="ro10">
          <table:table-cell office:value-type="string" table:style-name="ce69">
            <text:p>連江縣</text:p>
          </table:table-cell>
          <table:table-cell office:value-type="float" office:value="9946" table:style-name="ce48">
            <text:p>9,946</text:p>
          </table:table-cell>
          <table:table-cell office:value-type="float" office:value="1446" table:style-name="ce48">
            <text:p>1,446</text:p>
          </table:table-cell>
          <table:table-cell office:value-type="float" office:value="7519" table:style-name="ce48">
            <text:p>7,519</text:p>
          </table:table-cell>
          <table:table-cell office:value-type="float" office:value="981" table:style-name="ce48">
            <text:p>981</text:p>
          </table:table-cell>
          <table:table-cell office:value-type="float" office:value="14.538507942891615" table:formula="of:=[.C33]/[.$B33]*100" table:style-name="ce64">
            <text:p>14.54</text:p>
          </table:table-cell>
          <table:table-cell office:value-type="float" office:value="75.598230444399761" table:formula="of:=[.D33]/[.$B33]*100" table:style-name="ce64">
            <text:p>75.60</text:p>
          </table:table-cell>
          <table:table-cell office:value-type="float" office:value="9.8632616127086266" table:formula="of:=[.E33]/[.$B33]*100" table:style-name="ce64">
            <text:p>9.86</text:p>
          </table:table-cell>
          <table:table-cell office:value-type="float" office:value="19.231280755419604" table:formula="of:=[.C33]/[.D33]*100" table:style-name="ce65">
            <text:p>19.23</text:p>
          </table:table-cell>
          <table:table-cell office:value-type="float" office:value="13.046947732411224" table:formula="of:=[.E33]/[.D33]*100" table:style-name="ce65">
            <text:p>13.05</text:p>
          </table:table-cell>
          <table:table-cell office:value-type="float" office:value="32.27822848783083" table:formula="of:=([.C33]+[.E33])/[.D33]*100" table:style-name="ce65">
            <text:p>32.28</text:p>
          </table:table-cell>
          <table:table-cell office:value-type="float" office:value="67.84232365145229" table:formula="of:=[.E33]/[.C33]*100" table:style-name="ce54">
            <text:p>67.84</text:p>
          </table:table-cell>
          <table:table-cell table:number-columns-repeated="3" table:style-name="ce8"/>
          <table:table-cell table:style-name="ce4"/>
          <table:table-cell table:number-columns-repeated="16368"/>
        </table:table-row>
        <table:table-row table:style-name="ro12">
          <table:table-cell table:style-name="ce31"/>
          <table:table-cell table:number-columns-repeated="4" table:style-name="ce44"/>
          <table:table-cell table:number-columns-repeated="6" table:style-name="ce70"/>
          <table:table-cell table:style-name="ce71"/>
          <table:table-cell table:number-columns-repeated="3" table:style-name="ce8"/>
          <table:table-cell table:style-name="ce4"/>
          <table:table-cell table:number-columns-repeated="16368"/>
        </table:table-row>
        <table:table-row table:style-name="ro8">
          <table:table-cell office:value-type="string" table:style-name="ce14">
            <text:p>說明：扶養比係指依賴人口(0歲~14歲及65歲以上)</text:p>
          </table:table-cell>
          <table:table-cell table:number-columns-repeated="4" table:style-name="ce14"/>
          <table:table-cell table:number-columns-repeated="2" table:style-name="ce1"/>
          <table:table-cell table:style-name="ce16"/>
          <table:table-cell table:number-columns-repeated="3" table:style-name="ce33"/>
          <table:table-cell office:value-type="string" table:style-name="ce32">
            <text:p>內政部戶政司編製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5">
            <text:p>　　　對工作年齡人口(15歲~64歲)扶養負擔的一種簡略測度。</text:p>
          </table:table-cell>
          <table:table-cell table:number-columns-repeated="4" table:style-name="ce15"/>
          <table:table-cell table:number-columns-repeated="6" table:style-name="ce1"/>
          <table:table-cell table:style-name="ce13"/>
          <table:table-cell table:number-columns-repeated="16372" table:style-name="ce1"/>
        </table:table-row>
        <table:table-row table:number-rows-repeated="1048540" table:style-name="ro8">
          <table:table-cell table:number-columns-repeated="16384"/>
        </table:table-row>
        <table:named-expressions>
          <table:named-range table:name="Print_Area" table:cell-range-address="96.$A$1:96.$L$36" table:base-cell-address="96.$A$1"/>
        </table:named-expressions>
      </table:table>
      <table:named-expressions>
        <table:named-expression table:name="\a" table:expression="of:=[.#REF!]" table:base-cell-address="108.$A$1"/>
        <table:named-expression table:name="\b" table:expression="of:=[.#REF!]" table:base-cell-address="108.$A$1"/>
        <table:named-expression table:name="NAME" table:expression="of:=[.#REF!]" table:base-cell-address="108.$A$1"/>
        <table:named-expression table:name="P_1" table:expression="of:=[.#REF!]" table:base-cell-address="108.$A$1"/>
        <table:named-expression table:name="P_11" table:expression="of:=[.#REF!]" table:base-cell-address="108.$A$1"/>
        <table:named-expression table:name="P_2" table:expression="of:=[.#REF!]" table:base-cell-address="108.$A$1"/>
        <table:named-expression table:name="Print_Area" table:expression="of:=[.#REF!]" table:base-cell-address="108.$A$1"/>
        <table:named-expression table:name="PRINT_AREA_MI" table:expression="of:=[.#REF!]" table:base-cell-address="108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文鼎中楷" svg:font-family="文鼎中楷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1" number:min-integer-digits="1" number:grouping="true"/>
      <number:text> </number:text>
    </number:number-style>
    <number:number-style style:name="N48P1">
      <number:text>-</number:text>
      <number:number number:decimal-places="1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0" number:min-integer-digits="1" number:grouping="true"/>
    </number:number-style>
    <number:number-style style:name="N51P1">
      <number:text>–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TA-B-M-O" style:display-name="一般_TA-B-M-O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27599__26376__36039__26009_9912" style:display-name="一般_每月資料991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32178__36335__38748__24907_" style:display-name="千分位[0]_網路靜態" style:family="table-cell" style:data-style-name="N33"/>
    <style:style style:name="_36008__24163__91_0_93__Module4" style:display-name="貨幣[0]_Module4" style:family="table-cell" style:data-style-name="N0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590551181102362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82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590551181102362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landscape" style:print-page-order="ttb" style:first-page-number="continue" style:scale-to="76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590551181102362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orientation="landscape" style:print-page-order="ttb" style:first-page-number="continue" style:scale-to="73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59055118110236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meta:initial-creator>moi</meta:initial-creator>
    <dc:creator>陳雪珠</dc:creator>
    <meta:creation-date>2006-04-04T09:03:03Z</meta:creation-date>
    <dc:date>2020-01-21T08:58:37Z</dc:date>
    <meta:print-date>2020-01-21T04:16:22Z</meta:print-date>
  </office:meta>
</office:document-meta>
</file>